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C0000026DB8864351.png" manifest:media-type="image/png"/>
  <manifest:file-entry manifest:full-path="Pictures/10000000000004220000031A1D238511.png" manifest:media-type="image/png"/>
  <manifest:file-entry manifest:full-path="Pictures/1000000100000500000002D0CD8AF306.png" manifest:media-type="image/png"/>
  <manifest:file-entry manifest:full-path="Pictures/1000000100000500000002D0192BCC8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adornments="Bold" style:font-family-generic="modern" style:font-pitch="fixed"/>
    <style:font-face style:name="Courier New2" svg:font-family="'Courier New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626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color="#3465a4" draw:fill="none" draw:textarea-horizontal-align="justify" draw:textarea-vertical-align="middle" draw:auto-grow-height="false" fo:min-height="0.47cm" fo:min-width="0.22cm" loext:decorative="false"/>
    </style:style>
    <style:style style:name="gr4" style:family="graphic" style:parent-style-name="standard">
      <style:graphic-properties svg:stroke-color="#ea7500" draw:fill="none" draw:textarea-horizontal-align="justify" draw:textarea-vertical-align="middle" draw:auto-grow-height="false" fo:min-height="0.47cm" fo:min-width="0.22cm" loext:decorative="false"/>
    </style:style>
    <style:style style:name="gr5" style:family="graphic" style:parent-style-name="standard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color="#3465a4" draw:marker-end="Arrowheads_20_5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ea7500" draw:marker-end="Arrowheads_20_5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069a2e" draw:marker-end="Arrowheads_20_5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c9211e" draw:marker-end="Arrowheads_20_5" draw:marker-end-width="0.3cm" draw:fill="none" draw:textarea-vertical-align="middle" loext:decorative="false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color="#780373" draw:marker-end="Arrowheads_20_5" draw:marker-end-width="0.3cm" draw:fill="none" draw:textarea-vertical-align="middle" loext:decorative="false"/>
    </style:style>
    <style:style style:name="gr14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7" style:family="graphic" style:parent-style-name="objectwithoutfill">
      <style:graphic-properties draw:stroke="solid" draw:stroke-dash="Dot" svg:stroke-width="0cm" svg:stroke-color="#000000" draw:marker-start-width="0.203cm" draw:marker-end-width="0.203cm" draw:fill="none" draw:textarea-vertical-align="middle" fo:padding-top="0.1cm" fo:padding-bottom="0.1cm" fo:padding-left="0.225cm" fo:padding-right="0.225cm" loext:decorative="false"/>
    </style:style>
    <style:style style:name="gr18" style:family="graphic">
      <style:graphic-properties style:writing-mode="lr-tb" loext:decorative="false"/>
    </style:style>
    <style:style style:name="gr19" style:family="graphic" style:parent-style-name="standard">
      <style:graphic-properties svg:stroke-width="0.025cm" svg:stroke-color="#000000" draw:marker-start-width="0.254cm" draw:marker-end-width="0.254cm" draw:fill="none" draw:textarea-horizontal-align="justify" draw:textarea-vertical-align="middle" draw:auto-grow-height="false" fo:min-height="0.274cm" fo:min-width="3.218cm" fo:padding-top="0.113cm" fo:padding-bottom="0.113cm" fo:padding-left="0.238cm" fo:padding-right="0.238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025cm" svg:stroke-color="#3465a4" draw:marker-start-width="0.254cm" draw:marker-end-width="0.254cm" draw:fill="none" draw:textarea-horizontal-align="justify" draw:textarea-vertical-align="middle" draw:auto-grow-height="false" fo:min-height="0.274cm" fo:min-width="3.218cm" fo:padding-top="0.113cm" fo:padding-bottom="0.113cm" fo:padding-left="0.238cm" fo:padding-right="0.238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025cm" svg:stroke-color="#780373" draw:marker-start-width="0.254cm" draw:marker-end-width="0.254cm" draw:fill="none" draw:textarea-horizontal-align="justify" draw:textarea-vertical-align="middle" draw:auto-grow-height="false" fo:min-height="0.274cm" fo:min-width="3.218cm" fo:padding-top="0.113cm" fo:padding-bottom="0.113cm" fo:padding-left="0.238cm" fo:padding-right="0.238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025cm" svg:stroke-color="#ea7500" draw:marker-start-width="0.254cm" draw:marker-end-width="0.254cm" draw:fill="none" draw:textarea-horizontal-align="justify" draw:textarea-vertical-align="middle" draw:auto-grow-height="false" fo:min-height="0.274cm" fo:min-width="3.218cm" fo:padding-top="0.113cm" fo:padding-bottom="0.113cm" fo:padding-left="0.238cm" fo:padding-right="0.238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25cm" svg:stroke-color="#069a2e" draw:marker-start-width="0.254cm" draw:marker-end-width="0.254cm" draw:fill="none" draw:textarea-horizontal-align="justify" draw:textarea-vertical-align="middle" draw:auto-grow-height="false" fo:min-height="0.274cm" fo:min-width="3.218cm" fo:padding-top="0.113cm" fo:padding-bottom="0.113cm" fo:padding-left="0.238cm" fo:padding-right="0.238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025cm" svg:stroke-color="#c9211e" draw:marker-start-width="0.254cm" draw:marker-end-width="0.254cm" draw:fill="none" draw:textarea-horizontal-align="justify" draw:textarea-vertical-align="middle" draw:auto-grow-height="false" fo:min-height="0.274cm" fo:min-width="3.218cm" fo:padding-top="0.113cm" fo:padding-bottom="0.113cm" fo:padding-left="0.238cm" fo:padding-right="0.238cm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025cm" svg:stroke-color="#3465a4" draw:marker-start="Circle" draw:marker-start-width="0.279cm" draw:marker-end="Arrowheads_20_4" draw:marker-end-width="0.279cm" draw:textarea-vertical-align="middle" fo:padding-top="0.113cm" fo:padding-bottom="0.113cm" fo:padding-left="0.238cm" fo:padding-right="0.238cm" loext:decorative="false"/>
    </style:style>
    <style:style style:name="gr26" style:family="graphic" style:parent-style-name="standard">
      <style:graphic-properties svg:stroke-width="0.025cm" svg:stroke-color="#ea7500" draw:marker-start="Circle" draw:marker-start-width="0.279cm" draw:marker-end="Arrowheads_20_4" draw:marker-end-width="0.279cm" draw:textarea-vertical-align="middle" fo:padding-top="0.113cm" fo:padding-bottom="0.113cm" fo:padding-left="0.238cm" fo:padding-right="0.238cm" loext:decorative="false"/>
    </style:style>
    <style:style style:name="gr27" style:family="graphic" style:parent-style-name="standard">
      <style:graphic-properties svg:stroke-width="0.025cm" svg:stroke-color="#069a2e" draw:marker-start="Circle" draw:marker-start-width="0.279cm" draw:marker-end="Arrowheads_20_4" draw:marker-end-width="0.279cm" draw:textarea-vertical-align="middle" fo:padding-top="0.113cm" fo:padding-bottom="0.113cm" fo:padding-left="0.238cm" fo:padding-right="0.238cm" loext:decorative="false"/>
    </style:style>
    <style:style style:name="gr28" style:family="graphic" style:parent-style-name="standard">
      <style:graphic-properties svg:stroke-width="0.025cm" svg:stroke-color="#c9211e" draw:marker-start="Circle" draw:marker-start-width="0.279cm" draw:marker-end="Arrowheads_20_4" draw:marker-end-width="0.279cm" draw:textarea-vertical-align="middle" fo:padding-top="0.113cm" fo:padding-bottom="0.113cm" fo:padding-left="0.238cm" fo:padding-right="0.238cm" loext:decorative="false"/>
    </style:style>
    <style:style style:name="gr29" style:family="graphic" style:parent-style-name="standard">
      <style:graphic-properties svg:stroke-width="0.025cm" svg:stroke-color="#780373" draw:marker-start="Circle" draw:marker-start-width="0.279cm" draw:marker-end="Arrowheads_20_4" draw:marker-end-width="0.279cm" draw:textarea-vertical-align="middle" fo:padding-top="0.113cm" fo:padding-bottom="0.113cm" fo:padding-left="0.238cm" fo:padding-right="0.238cm" loext:decorative="false"/>
    </style:style>
    <style:style style:name="gr3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 loext:decorative="false"/>
      <style:paragraph-properties style:writing-mode="lr-tb"/>
    </style:style>
    <style:style style:name="gr34" style:family="graphic" style:parent-style-name="standard">
      <style:graphic-properties svg:stroke-color="#000000" draw:fill="solid" draw:fill-color="#81d41a" draw:textarea-horizontal-align="justify" draw:textarea-vertical-align="middle" draw:auto-grow-height="false" fo:min-height="0.64cm" fo:min-width="0cm" loext:decorative="false"/>
    </style:style>
    <style:style style:name="gr35" style:family="graphic" style:parent-style-name="standard">
      <style:graphic-properties draw:stroke="solid" svg:stroke-color="#000000" draw:fill="solid" draw:fill-color="#f6f9d4" draw:textarea-horizontal-align="left" draw:auto-grow-height="true" draw:auto-grow-width="false" fo:min-height="0.004cm" fo:min-width="0cm" loext:decorative="false"/>
    </style:style>
    <style:style style:name="gr36" style:family="graphic" style:parent-style-name="standard">
      <style:graphic-properties draw:stroke="solid" svg:stroke-color="#000000" draw:fill="solid" draw:fill-color="#f6f9d4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38" style:family="graphic" style:parent-style-name="standard">
      <style:graphic-properties svg:stroke-color="#3465a4" draw:fill="none" draw:fill-color="#3465a4" loext:fill-use-slide-background="false" draw:textarea-horizontal-align="justify" draw:textarea-vertical-align="middle" draw:auto-grow-height="false" fo:min-height="0.648cm" fo:min-width="0.398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ea7500" draw:fill="none" loext:fill-use-slide-background="false" draw:textarea-horizontal-align="justify" draw:textarea-vertical-align="middle" draw:auto-grow-height="false" fo:min-height="0.648cm" fo:min-width="0.398cm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0.383cm" loext:decorative="false"/>
      <style:paragraph-properties style:writing-mode="lr-tb"/>
    </style:style>
    <style:style style:name="gr41" style:family="graphic" style:parent-style-name="objectwithoutfill">
      <style:graphic-properties svg:stroke-color="#81d41a" draw:marker-end="Arrowheads_20_4" draw:marker-end-width="0.3cm" draw:fill="none" draw:textarea-vertical-align="middle" loext:decorative="false"/>
    </style:style>
    <style:style style:name="gr42" style:family="graphic" style:parent-style-name="standard">
      <style:graphic-properties svg:stroke-color="#069a2e" draw:fill="none" loext:fill-use-slide-background="false" draw:textarea-horizontal-align="justify" draw:textarea-vertical-align="middle" draw:auto-grow-height="false" fo:min-height="0.648cm" fo:min-width="0.398cm" style:writing-mode="lr-tb" loext:decorative="false"/>
      <style:paragraph-properties style:writing-mode="lr-tb"/>
    </style:style>
    <style:style style:name="gr43" style:family="graphic" style:parent-style-name="objectwithoutfill">
      <style:graphic-properties svg:stroke-color="#3465a4" draw:marker-end="Arrowheads_20_1" draw:marker-end-width="0.3cm" draw:fill="none" draw:textarea-vertical-align="middle" loext:decorative="false"/>
    </style:style>
    <style:style style:name="gr44" style:family="graphic" style:parent-style-name="standard">
      <style:graphic-properties draw:stroke="none" draw:fill="none" loext:decorative="false"/>
      <style:paragraph-properties style:writing-mode="lr-tb"/>
    </style:style>
    <style:style style:name="gr4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6" style:family="graphic" style:parent-style-name="standard">
      <style:graphic-properties svg:stroke-color="#c9211e" draw:fill="none" loext:fill-use-slide-background="false" draw:textarea-horizontal-align="justify" draw:textarea-vertical-align="middle" draw:auto-grow-height="false" fo:min-height="0.648cm" fo:min-width="0.398cm" style:writing-mode="lr-tb" loext:decorative="false"/>
      <style:paragraph-properties style:writing-mode="lr-tb"/>
    </style:style>
    <style:style style:name="gr47" style:family="graphic" style:parent-style-name="objectwithoutfill">
      <style:graphic-properties svg:stroke-color="#ea7500" draw:marker-end="Arrowheads_20_1" draw:marker-end-width="0.3cm" draw:fill="none" draw:textarea-vertical-align="middle" loext:decorative="false"/>
    </style:style>
    <style:style style:name="gr48" style:family="graphic" style:parent-style-name="standard">
      <style:graphic-properties svg:stroke-color="#780373" draw:fill="none" loext:fill-use-slide-background="false" draw:textarea-horizontal-align="justify" draw:textarea-vertical-align="middle" draw:auto-grow-height="false" fo:min-height="0.648cm" fo:min-width="0.398cm" style:writing-mode="lr-tb" loext:decorative="false"/>
      <style:paragraph-properties style:writing-mode="lr-tb"/>
    </style:style>
    <style:style style:name="gr49" style:family="graphic" style:parent-style-name="objectwithoutfill">
      <style:graphic-properties svg:stroke-color="#069a2e" draw:marker-end="Arrowheads_20_1" draw:marker-end-width="0.3cm" draw:fill="none" draw:textarea-vertical-align="middle" loext:decorative="false"/>
    </style:style>
    <style:style style:name="gr50" style:family="graphic" style:parent-style-name="objectwithoutfill">
      <style:graphic-properties svg:stroke-color="#f10d0c" draw:marker-end="Arrowheads_20_1" draw:marker-end-width="0.3cm" draw:fill="none" draw:textarea-vertical-align="middle" loext:decorative="false"/>
    </style:style>
    <style:style style:name="gr51" style:family="graphic" style:parent-style-name="objectwithoutfill">
      <style:graphic-properties svg:stroke-color="#780373" draw:marker-end="Arrowheads_20_29" draw:marker-end-width="0.3cm" draw:fill="none" draw:textarea-vertical-align="middle" loext:decorative="false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53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9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5.088cm" loext:decorative="false"/>
    </style:style>
    <style:style style:name="gr60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0.11cm" fo:min-width="0cm" loext:decorative="false"/>
    </style:style>
    <style:style style:name="gr61" style:family="graphic" style:parent-style-name="standard">
      <style:graphic-properties draw:stroke="none" draw:fill="solid" draw:fill-color="#ea7500" draw:textarea-horizontal-align="justify" draw:textarea-vertical-align="middle" draw:auto-grow-height="false" fo:min-height="0.11cm" fo:min-width="0cm" loext:decorative="false"/>
    </style:style>
    <style:style style:name="gr62" style:family="graphic" style:parent-style-name="standard">
      <style:graphic-properties draw:stroke="none" draw:fill="solid" draw:fill-color="#069a2e" draw:textarea-horizontal-align="justify" draw:textarea-vertical-align="middle" draw:auto-grow-height="false" fo:min-height="0.11cm" fo:min-width="0cm" loext:decorative="false"/>
    </style:style>
    <style:style style:name="gr63" style:family="graphic" style:parent-style-name="standard">
      <style:graphic-properties draw:stroke="none" draw:fill="solid" draw:fill-color="#c9211e" draw:textarea-horizontal-align="justify" draw:textarea-vertical-align="middle" draw:auto-grow-height="false" fo:min-height="0.11cm" fo:min-width="0cm" loext:decorative="false"/>
    </style:style>
    <style:style style:name="gr64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0.11cm" fo:min-width="0cm" loext:decorative="false"/>
    </style:style>
    <style:style style:name="gr6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1cm" fo:min-width="0cm" loext:decorative="fals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 loext:decorative="false"/>
      <style:paragraph-properties style:writing-mode="lr-tb"/>
    </style:style>
    <style:style style:name="gr6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0" style:family="graphic" style:parent-style-name="standard">
      <style:graphic-properties draw:stroke="dash" draw:stroke-dash="Dash" svg:stroke-color="#f10d0c" draw:fill="solid" draw:fill-color="#ffffd7" draw:opacity="50%" draw:textarea-horizontal-align="justify" draw:textarea-vertical-align="middle" draw:auto-grow-height="false" fo:min-height="1.368cm" fo:min-width="1.118cm" draw:shadow-opacity="50%" loext:decorative="false"/>
    </style:style>
    <style:style style:name="gr8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4" style:family="graphic" style:parent-style-name="standard">
      <style:graphic-properties draw:stroke="dash" draw:stroke-dash="Dash" svg:stroke-color="#f10d0c" draw:fill="solid" draw:fill-color="#ffffd7" draw:opacity="50%" draw:textarea-horizontal-align="justify" draw:textarea-vertical-align="middle" draw:auto-grow-height="false" fo:min-height="1.107cm" fo:min-width="0.938cm" draw:shadow-opacity="50%" loext:decorative="false"/>
    </style:style>
    <style:style style:name="gr9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3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1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11" style:family="graphic" style:parent-style-name="standard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13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14" style:family="graphic" style:parent-style-name="standard">
      <style:graphic-properties svg:stroke-color="#3465a4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8.385cm" loext:decorative="false"/>
      <style:paragraph-properties style:writing-mode="lr-tb"/>
    </style:style>
    <style:style style:name="gr117" style:family="graphic" style:parent-style-name="standard">
      <style:graphic-properties draw:fill="none" draw:textarea-horizontal-align="justify" draw:textarea-vertical-align="middle" draw:auto-grow-height="false" fo:min-height="1.366cm" fo:min-width="4.072cm" style:writing-mode="lr-tb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894cm" loext:decorative="false"/>
      <style:paragraph-properties style:writing-mode="lr-tb"/>
    </style:style>
    <style:style style:name="gr11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dash" draw:stroke-dash="Long_20_Dot" svg:stroke-width="0.025cm" svg:stroke-color="#000000" draw:marker-start="Arrowheads_20_8" draw:marker-start-width="0.203cm" draw:marker-end="Arrowheads_20_9" draw:marker-end-width="0.203cm" draw:textarea-vertical-align="middle" fo:padding-top="0.113cm" fo:padding-bottom="0.113cm" fo:padding-left="0.238cm" fo:padding-right="0.238cm" loext:decorative="false"/>
    </style:style>
    <style:style style:name="gr12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2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24" style:family="graphic" style:parent-style-name="objectwithoutfill">
      <style:graphic-properties svg:stroke-color="#81d41a" draw:marker-end="Arrowheads_20_30" draw:marker-end-width="0.3cm" draw:fill="none" draw:textarea-vertical-align="middle" loext:decorative="false"/>
    </style:style>
    <style:style style:name="gr125" style:family="graphic" style:parent-style-name="objectwithoutfill">
      <style:graphic-properties svg:stroke-color="#81d41a" draw:marker-end="Arrowheads_20_31" draw:marker-end-width="0.3cm" draw:fill="none" draw:textarea-vertical-align="middle" loext:decorative="false"/>
    </style:style>
    <style:style style:name="gr126" style:family="graphic" style:parent-style-name="standard" style:list-style-name="L1">
      <style:graphic-properties svg:stroke-color="#5983b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27" style:family="graphic" style:parent-style-name="standard">
      <style:graphic-properties draw:fill="none" draw:textarea-horizontal-align="justify" draw:textarea-vertical-align="middle" draw:auto-grow-height="false" fo:min-height="2.29cm" fo:min-width="4.072cm" style:writing-mode="lr-tb" loext:decorative="false"/>
      <style:paragraph-properties style:writing-mode="lr-tb"/>
    </style:style>
    <style:style style:name="gr12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29" style:family="graphic" style:parent-style-name="objectwithoutfill">
      <style:graphic-properties svg:stroke-color="#f10d0c" draw:marker-end="Arrowheads_20_5" draw:marker-end-width="0.3cm" draw:fill="none" draw:textarea-vertical-align="middle" loext:decorative="false"/>
    </style:style>
    <style:style style:name="gr13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13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32" style:family="graphic" style:parent-style-name="standard" style:list-style-name="L1">
      <style:graphic-properties svg:stroke-color="#5983b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33" style:family="graphic" style:parent-style-name="standard" style:list-style-name="L1">
      <style:graphic-properties draw:fill="none" draw:textarea-horizontal-align="justify" draw:textarea-vertical-align="middle" draw:auto-grow-height="false" fo:min-height="1.62cm" fo:min-width="1.532cm" style:writing-mode="lr-tb" loext:decorative="false"/>
      <style:paragraph-properties style:writing-mode="lr-tb"/>
    </style:style>
    <style:style style:name="gr134" style:family="graphic" style:parent-style-name="standard" style:list-style-name="L1">
      <style:graphic-properties draw:fill="none" draw:textarea-horizontal-align="justify" draw:textarea-vertical-align="middle" draw:auto-grow-height="false" fo:min-height="1.62cm" fo:min-width="1.532cm" style:writing-mode="lr-tb" loext:decorative="false"/>
      <style:paragraph-properties style:writing-mode="lr-tb"/>
    </style:style>
    <style:style style:name="gr13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36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3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3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13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14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svg:stroke-color="#5983b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fill="none" draw:textarea-horizontal-align="justify" draw:textarea-vertical-align="middle" draw:auto-grow-height="false" fo:min-height="1.62cm" fo:min-width="1.532cm" style:writing-mode="lr-tb" loext:decorative="false"/>
      <style:paragraph-properties style:writing-mode="lr-tb"/>
    </style:style>
    <style:style style:name="gr144" style:family="graphic" style:parent-style-name="standard" style:list-style-name="L1">
      <style:graphic-properties draw:fill="none" draw:textarea-horizontal-align="justify" draw:textarea-vertical-align="middle" draw:auto-grow-height="false" fo:min-height="1.62cm" fo:min-width="1.532cm" style:writing-mode="lr-tb" loext:decorative="false"/>
      <style:paragraph-properties style:writing-mode="lr-tb"/>
    </style:style>
    <style:style style:name="gr14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52" style:family="graphic" style:parent-style-name="standard" style:list-style-name="L1">
      <style:graphic-properties draw:fill="none" draw:textarea-horizontal-align="justify" draw:textarea-vertical-align="middle" draw:auto-grow-height="false" fo:min-height="1.62cm" fo:min-width="1.532cm" style:writing-mode="lr-tb" loext:decorative="false"/>
      <style:paragraph-properties style:writing-mode="lr-tb"/>
    </style:style>
    <style:style style:name="gr153" style:family="graphic" style:parent-style-name="standard" style:list-style-name="L1">
      <style:graphic-properties draw:fill="none" draw:textarea-horizontal-align="justify" draw:textarea-vertical-align="middle" draw:auto-grow-height="false" fo:min-height="1.62cm" fo:min-width="1.532cm" style:writing-mode="lr-tb" loext:decorative="false"/>
      <style:paragraph-properties style:writing-mode="lr-tb"/>
    </style:style>
    <style:style style:name="gr15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5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15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15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6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61" style:family="graphic" style:parent-style-name="standard">
      <style:graphic-properties draw:fill="none" draw:textarea-horizontal-align="justify" draw:textarea-vertical-align="middle" draw:auto-grow-height="false" fo:min-height="1.528cm" fo:min-width="4.58cm" style:writing-mode="lr-tb" loext:decorative="false"/>
      <style:paragraph-properties style:writing-mode="lr-tb"/>
    </style:style>
    <style:style style:name="gr16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63" style:family="graphic" style:parent-style-name="objectwithoutfill">
      <style:graphic-properties svg:stroke-color="#069a2e" draw:marker-end="Arrowheads_20_10" draw:marker-end-width="0.3cm" draw:fill="none" draw:textarea-vertical-align="middle" loext:decorative="false"/>
    </style:style>
    <style:style style:name="gr1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6cm" fo:min-width="0.894cm" loext:decorative="false"/>
      <style:paragraph-properties style:writing-mode="lr-tb"/>
    </style:style>
    <style:style style:name="gr165" style:family="graphic" style:parent-style-name="standard" style:list-style-name="L1">
      <style:graphic-properties draw:fill="none" draw:textarea-horizontal-align="justify" draw:textarea-vertical-align="middle" draw:auto-grow-height="false" fo:min-height="1.62cm" fo:min-width="1.532cm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fill="none" draw:textarea-horizontal-align="justify" draw:textarea-vertical-align="middle" draw:auto-grow-height="false" fo:min-height="1.62cm" fo:min-width="1.532cm" style:writing-mode="lr-tb" loext:decorative="false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6cm" fo:min-width="0.894cm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6cm" fo:min-width="0.894cm" loext:decorative="false"/>
      <style:paragraph-properties style:writing-mode="lr-tb"/>
    </style:style>
    <style:style style:name="gr16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17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17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7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78" style:family="graphic" style:parent-style-name="objectwithoutfill">
      <style:graphic-properties svg:stroke-color="#77bc65" draw:marker-end="Arrowheads_20_10" draw:marker-end-width="0.3cm" draw:fill="none" draw:textarea-vertical-align="middle" loext:decorative="false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6cm" fo:min-width="0.894cm" loext:decorative="false"/>
      <style:paragraph-properties style:writing-mode="lr-tb"/>
    </style:style>
    <style:style style:name="gr18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161cm" fo:min-width="4.956cm" loext:decorative="false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161cm" fo:min-width="4.956cm" loext:decorative="false"/>
      <style:paragraph-properties style:writing-mode="lr-tb"/>
    </style:style>
    <style:style style:name="gr183" style:family="graphic" style:parent-style-name="standard">
      <style:graphic-properties draw:fill="none" draw:textarea-horizontal-align="justify" draw:textarea-vertical-align="middle" draw:auto-grow-height="false" fo:min-height="1.52cm" fo:min-width="4.58cm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6cm" fo:min-width="0.894cm" loext:decorative="false"/>
      <style:paragraph-properties style:writing-mode="lr-tb"/>
    </style:style>
    <style:style style:name="gr185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8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88" style:family="graphic" style:parent-style-name="standard">
      <style:graphic-properties draw:stroke="solid" svg:stroke-color="#000000" draw:fill="solid" draw:fill-color="#f6f9d4" draw:textarea-horizontal-align="left" draw:auto-grow-height="true" draw:auto-grow-width="false" fo:min-height="0.697cm" fo:min-width="0cm" loext:decorative="false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894cm" loext:decorative="false"/>
      <style:paragraph-properties style:writing-mode="lr-tb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1cm" fo:min-width="4.956cm" loext:decorative="false"/>
      <style:paragraph-properties style:writing-mode="lr-tb"/>
    </style:style>
    <style:style style:name="gr191" style:family="graphic" style:parent-style-name="standard">
      <style:graphic-properties draw:fill="none" draw:textarea-horizontal-align="justify" draw:textarea-vertical-align="middle" draw:auto-grow-height="false" fo:min-height="2.544cm" fo:min-width="4.58cm" style:writing-mode="lr-tb" loext:decorative="false"/>
      <style:paragraph-properties style:writing-mode="lr-tb"/>
    </style:style>
    <style:style style:name="gr19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94" style:family="graphic" style:parent-style-name="objectwithoutfill">
      <style:graphic-properties svg:stroke-color="#eeeeee" draw:fill="none" draw:textarea-vertical-align="middle" loext:decorative="false"/>
    </style:style>
    <style:style style:name="gr19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96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197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98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9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0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0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0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03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0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0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0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0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08" style:family="graphic" style:parent-style-name="objectwithoutfill">
      <style:graphic-properties svg:stroke-color="#780373" draw:marker-end="Arrowheads_20_10" draw:marker-end-width="0.3cm" draw:fill="none" draw:textarea-vertical-align="middle" loext:decorative="false"/>
    </style:style>
    <style:style style:name="gr20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1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11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212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213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214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15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1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1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1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1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2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2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2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2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2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26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2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2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3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3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3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3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35" style:family="graphic" style:parent-style-name="objectwithoutfill">
      <style:graphic-properties svg:stroke-color="#77bc65" draw:marker-end="Arrowheads_20_5" draw:marker-end-width="0.3cm" draw:fill="none" draw:textarea-vertical-align="middle" loext:decorative="false"/>
    </style:style>
    <style:style style:name="gr236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38" style:family="graphic" style:parent-style-name="standard">
      <style:graphic-properties draw:fill="none" draw:textarea-horizontal-align="justify" draw:textarea-vertical-align="middle" draw:auto-grow-height="false" fo:min-height="0.928cm" fo:min-width="2.548cm" style:writing-mode="lr-tb" loext:decorative="false"/>
      <style:paragraph-properties style:writing-mode="lr-tb"/>
    </style:style>
    <style:style style:name="gr23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4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41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4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4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4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4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4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4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5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5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53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5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5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5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5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6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6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63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6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65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66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6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6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7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7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7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7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76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7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7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8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2.195cm" loext:decorative="false"/>
      <style:paragraph-properties style:writing-mode="lr-tb"/>
    </style:style>
    <style:style style:name="gr28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28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8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8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8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9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91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92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93" style:family="graphic" style:parent-style-name="objectwithoutfill">
      <style:graphic-properties svg:stroke-color="#3465a4" draw:marker-end="Arrowheads_20_10" draw:marker-end-width="0.3cm" draw:fill="none" draw:textarea-vertical-align="middle" loext:decorative="false"/>
    </style:style>
    <style:style style:name="gr29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96" style:family="graphic" style:parent-style-name="standard">
      <style:graphic-properties svg:stroke-color="#000000" draw:fill="none" draw:textarea-horizontal-align="justify" draw:textarea-vertical-align="middle" draw:auto-grow-height="false" fo:min-height="3.293cm" fo:min-width="8.832cm" loext:decorative="false"/>
    </style:style>
    <style:style style:name="gr29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9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9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0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0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0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0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04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0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0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0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0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1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1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1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13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14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1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1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1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1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1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2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2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2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23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2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2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2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2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2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2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3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31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32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3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3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3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3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3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3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3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4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41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4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4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4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4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4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4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48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49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5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51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5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5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5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5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5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5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5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5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6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6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6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6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64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65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6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6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6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6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7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7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7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7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7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7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7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7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7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79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80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8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8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8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8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8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8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87" style:family="graphic" style:parent-style-name="standard">
      <style:graphic-properties draw:stroke="dash" draw:stroke-dash="Dash" svg:stroke-color="#f10d0c" draw:fill="solid" draw:fill-color="#ffffd7" draw:opacity="50%" draw:textarea-horizontal-align="justify" draw:textarea-vertical-align="middle" draw:auto-grow-height="false" fo:min-height="2.984cm" fo:min-width="0.983cm" draw:shadow-opacity="50%" loext:decorative="false"/>
    </style:style>
    <style:style style:name="gr38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8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9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9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9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9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9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95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96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9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9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9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0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0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0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0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0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0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0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0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0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0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1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11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12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1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1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1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1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1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1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1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2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21" style:family="graphic" style:parent-style-name="standard">
      <style:graphic-properties draw:stroke="dash" draw:stroke-dash="Dash" svg:stroke-color="#f10d0c" draw:fill="solid" draw:fill-color="#ffffd7" draw:opacity="50%" draw:textarea-horizontal-align="justify" draw:textarea-vertical-align="middle" draw:auto-grow-height="false" fo:min-height="3.357cm" fo:min-width="0.993cm" draw:shadow-opacity="50%" loext:decorative="false"/>
    </style:style>
    <style:style style:name="gr42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2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2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2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2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2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2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29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30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3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3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3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3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35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3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3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3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3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4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4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4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443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4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4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4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4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48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4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5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5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5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5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5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5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56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457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5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5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6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6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6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6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6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65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466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6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6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6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7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7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7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73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474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7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7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7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7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7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8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81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482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83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484" style:family="graphic" style:parent-style-name="standard">
      <style:graphic-properties draw:stroke="dash" draw:stroke-dash="Dash" svg:stroke-color="#f10d0c" draw:fill="solid" draw:fill-color="#ffffd7" draw:opacity="50%" draw:textarea-horizontal-align="justify" draw:textarea-vertical-align="middle" draw:auto-grow-height="false" fo:min-height="1.958cm" fo:min-width="3.31cm" draw:shadow-opacity="50%" loext:decorative="false"/>
    </style:style>
    <style:style style:name="gr48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8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8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8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8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9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91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49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9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9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9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9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9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98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499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0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01" style:family="graphic" style:parent-style-name="standard">
      <style:graphic-properties draw:stroke="dash" draw:stroke-dash="Dash" svg:stroke-color="#f10d0c" draw:fill="solid" draw:fill-color="#ffffd7" draw:opacity="50%" draw:textarea-horizontal-align="justify" draw:textarea-vertical-align="middle" draw:auto-grow-height="false" fo:min-height="1.899cm" fo:min-width="3.31cm" draw:shadow-opacity="50%" loext:decorative="false"/>
    </style:style>
    <style:style style:name="gr50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0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0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0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0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0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08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0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1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1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1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1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1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15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16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17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1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1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2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2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2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2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2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25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2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2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2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2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3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3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3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3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3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3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3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3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3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3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4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4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4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4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4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4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4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47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4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4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5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5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5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5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5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5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5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5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5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5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6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61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6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6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6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6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6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6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6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6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7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71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7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7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7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7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7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7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7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7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8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81" style:family="graphic" style:parent-style-name="standard">
      <style:graphic-properties draw:stroke="dash" draw:stroke-dash="Dash" svg:stroke-color="#f10d0c" draw:fill="solid" draw:fill-color="#ffffd7" draw:opacity="50%" draw:textarea-horizontal-align="justify" draw:textarea-vertical-align="middle" draw:auto-grow-height="false" fo:min-height="2.124cm" fo:min-width="0.983cm" draw:shadow-opacity="50%" loext:decorative="false"/>
    </style:style>
    <style:style style:name="gr58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8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8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8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86" style:family="graphic" style:parent-style-name="objectwithoutfill">
      <style:graphic-properties svg:stroke-color="#ea7500" draw:marker-end="Arrowheads_20_10" draw:marker-end-width="0.3cm" draw:fill="none" draw:textarea-vertical-align="middle" loext:decorative="false"/>
    </style:style>
    <style:style style:name="gr58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8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8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9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9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9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9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9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9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9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9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9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9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60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60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60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60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0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0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0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0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0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60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1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1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1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1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1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1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1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1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61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2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21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22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8cm" fo:min-width="0cm" loext:decorative="false"/>
      <style:paragraph-properties style:writing-mode="lr-tb"/>
    </style:style>
    <style:style style:name="gr624" style:family="graphic" style:parent-style-name="standard">
      <style:graphic-properties svg:stroke-color="#000000" draw:fill="none" draw:textarea-horizontal-align="justify" draw:textarea-vertical-align="middle" draw:auto-grow-height="false" fo:min-height="2.014cm" fo:min-width="1.764cm" loext:decorative="false"/>
    </style:style>
    <style:style style:name="gr625" style:family="graphic" style:parent-style-name="objectwithoutfill">
      <style:graphic-properties draw:fill="none" draw:textarea-vertical-align="middle" loext:decorative="false"/>
    </style:style>
    <style:style style:name="gr6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6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6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6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6cm" fo:min-width="0cm" loext:decorative="false"/>
      <style:paragraph-properties style:writing-mode="lr-tb"/>
    </style:style>
    <style:style style:name="gr630" style:family="graphic" style:parent-style-name="standard">
      <style:graphic-properties svg:stroke-color="#000000" draw:fill="none" draw:textarea-horizontal-align="justify" draw:textarea-vertical-align="middle" draw:auto-grow-height="false" fo:min-height="1.976cm" fo:min-width="1.726cm" loext:decorative="false"/>
    </style:style>
    <style:style style:name="gr6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6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6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6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6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63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63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3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63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4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322cm" fo:min-width="0.578cm" style:writing-mode="lr-tb" loext:decorative="false"/>
      <style:paragraph-properties style:writing-mode="lr-tb"/>
    </style:style>
    <style:style style:name="gr64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4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64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64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64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4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321cm" fo:min-width="0.11cm" style:writing-mode="lr-tb" loext:decorative="false"/>
      <style:paragraph-properties style:writing-mode="lr-tb"/>
    </style:style>
    <style:style style:name="gr64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4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4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5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89cm" fo:min-width="1.052cm" style:writing-mode="lr-tb" loext:decorative="false"/>
      <style:paragraph-properties style:writing-mode="lr-tb"/>
    </style:style>
    <style:style style:name="gr65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9cm" fo:min-width="0.758cm" style:writing-mode="lr-tb" loext:decorative="false"/>
      <style:paragraph-properties style:writing-mode="lr-tb"/>
    </style:style>
    <style:style style:name="gr65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5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65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5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65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5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5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65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6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6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6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6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6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665" style:family="graphic" style:parent-style-name="objectwithoutfill">
      <style:graphic-properties svg:stroke-color="#780373" draw:marker-end="Arrowheads_20_27" draw:marker-end-width="0.3cm" draw:fill="none" draw:textarea-vertical-align="middle" loext:decorative="false"/>
    </style:style>
    <style:style style:name="gr66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66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66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66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7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67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7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7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322cm" fo:min-width="0.578cm" style:writing-mode="lr-tb" loext:decorative="false"/>
      <style:paragraph-properties style:writing-mode="lr-tb"/>
    </style:style>
    <style:style style:name="gr67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67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321cm" fo:min-width="0.11cm" style:writing-mode="lr-tb" loext:decorative="false"/>
      <style:paragraph-properties style:writing-mode="lr-tb"/>
    </style:style>
    <style:style style:name="gr67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7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7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7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8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8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8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2.22cm" style:writing-mode="lr-tb" loext:decorative="false"/>
      <style:paragraph-properties style:writing-mode="lr-tb"/>
    </style:style>
    <style:style style:name="gr68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8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8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68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68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8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8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9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269cm" fo:min-width="0.04cm" style:writing-mode="lr-tb" loext:decorative="false"/>
      <style:paragraph-properties style:writing-mode="lr-tb"/>
    </style:style>
    <style:style style:name="gr69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9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9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69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9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69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9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9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69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0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0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0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0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0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0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0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70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70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1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71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1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1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71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1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1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1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1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1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2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2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723" style:family="graphic" style:parent-style-name="standard" style:list-style-name="L1">
      <style:graphic-properties svg:stroke-color="#ff3838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2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72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72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2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72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2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3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73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32" style:family="graphic" style:parent-style-name="objectwithoutfill">
      <style:graphic-properties svg:stroke-color="#ed4c05" draw:marker-end="Arrowheads_20_5" draw:marker-end-width="0.3cm" draw:fill="none" draw:textarea-vertical-align="middle" loext:decorative="false"/>
    </style:style>
    <style:style style:name="gr73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3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35" style:family="graphic" style:parent-style-name="objectwithoutfill">
      <style:graphic-properties svg:stroke-color="#ea7500" draw:marker-end="Arrowheads_20_5" draw:marker-end-width="0.3cm" draw:fill="none" draw:textarea-vertical-align="middle" loext:decorative="false"/>
    </style:style>
    <style:style style:name="gr73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3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3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3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4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742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4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744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74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746" style:family="graphic" style:parent-style-name="objectwithoutfill">
      <style:graphic-properties svg:stroke-color="#ea7500" draw:marker-end="Arrowheads_20_5" draw:marker-end-width="0.3cm" svg:stroke-opacity="50%" draw:fill="none" draw:textarea-vertical-align="middle" loext:decorative="false"/>
    </style:style>
    <style:style style:name="gr747" style:family="graphic" style:parent-style-name="objectwithoutfill">
      <style:graphic-properties svg:stroke-color="#ed4c05" draw:marker-end="Arrowheads_20_5" draw:marker-end-width="0.3cm" svg:stroke-opacity="50%" draw:fill="none" draw:textarea-vertical-align="middle" loext:decorative="false"/>
    </style:style>
    <style:style style:name="gr74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74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5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75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5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5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75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5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5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5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5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5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76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6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763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6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76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76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6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76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6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7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77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7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7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7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7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7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77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7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780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8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782" style:family="graphic" style:parent-style-name="standard">
      <style:graphic-properties draw:stroke="dash" draw:stroke-dash="Long_20_Dash" svg:stroke-color="#ff4000" draw:fill="none" draw:textarea-horizontal-align="justify" draw:textarea-vertical-align="middle" draw:auto-grow-height="false" fo:min-height="2.086cm" fo:min-width="2.734cm" loext:decorative="false"/>
    </style:style>
    <style:style style:name="gr78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78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8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78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8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96cm" fo:min-width="0.446cm" style:writing-mode="lr-tb" loext:decorative="false"/>
      <style:paragraph-properties style:writing-mode="lr-tb"/>
    </style:style>
    <style:style style:name="gr78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78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9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9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9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9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9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79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9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9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798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9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0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0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80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80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0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80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0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96cm" fo:min-width="0.446cm" style:writing-mode="lr-tb" loext:decorative="false"/>
      <style:paragraph-properties style:writing-mode="lr-tb"/>
    </style:style>
    <style:style style:name="gr80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0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0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1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1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1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1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81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1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817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1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1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2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82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82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2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82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2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96cm" fo:min-width="0.446cm" style:writing-mode="lr-tb" loext:decorative="false"/>
      <style:paragraph-properties style:writing-mode="lr-tb"/>
    </style:style>
    <style:style style:name="gr82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2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2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2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3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3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3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83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3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836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3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3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3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84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841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4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84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4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96cm" fo:min-width="0.446cm" style:writing-mode="lr-tb" loext:decorative="false"/>
      <style:paragraph-properties style:writing-mode="lr-tb"/>
    </style:style>
    <style:style style:name="gr84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4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4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4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4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5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5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85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5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855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5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5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85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85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6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86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6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96cm" fo:min-width="0.446cm" style:writing-mode="lr-tb" loext:decorative="false"/>
      <style:paragraph-properties style:writing-mode="lr-tb"/>
    </style:style>
    <style:style style:name="gr86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6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6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6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6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6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6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87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7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873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7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7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87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87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7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87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8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96cm" fo:min-width="0.446cm" style:writing-mode="lr-tb" loext:decorative="false"/>
      <style:paragraph-properties style:writing-mode="lr-tb"/>
    </style:style>
    <style:style style:name="gr881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8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8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8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8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8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8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88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8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891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9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9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89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89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9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89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9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9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90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90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90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90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90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90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90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907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90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90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91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91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91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91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91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91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91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91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91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91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124cm" fo:min-width="0.732cm" style:writing-mode="lr-tb" loext:decorative="false"/>
      <style:paragraph-properties style:writing-mode="lr-tb"/>
    </style:style>
    <style:style style:name="gr92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92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29cm" fo:min-width="0.938cm" style:writing-mode="lr-tb" loext:decorative="false"/>
      <style:paragraph-properties style:writing-mode="lr-tb"/>
    </style:style>
    <style:style style:name="gr9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923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92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92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92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92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92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322cm" fo:min-width="0.578cm" style:writing-mode="lr-tb" loext:decorative="false"/>
      <style:paragraph-properties style:writing-mode="lr-tb"/>
    </style:style>
    <style:style style:name="gr92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93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93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93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93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93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935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36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3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38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39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4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4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9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94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4.022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tandard-outline1">
      <style:graphic-properties fo:min-height="9.135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 style:writing-mode="lr-tb"/>
    </style:style>
    <style:style style:name="P3" style:family="paragraph">
      <loext:graphic-properties draw:fill-color="#ffffff"/>
      <style:paragraph-properties fo:margin-left="0cm" fo:margin-right="0cm" fo:text-align="center" fo:text-indent="0cm"/>
      <style:text-properties fo:color="#ffffff" loext:opacity="100%" fo:font-size="24pt" style:font-size-asian="24pt" style:font-size-complex="2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text-properties style:use-window-font-color="true" loext:opacity="0%"/>
    </style:style>
    <style:style style:name="P7" style:family="paragraph">
      <loext:graphic-properties draw:fill="none" draw:fill-color="#ffffff"/>
      <style:text-properties style:use-window-font-color="true" loext:opacity="0%"/>
    </style:style>
    <style:style style:name="P8" style:family="paragraph">
      <style:paragraph-properties fo:margin-left="0cm" fo:margin-right="0cm" fo:margin-top="0.374cm" fo:margin-bottom="0cm" fo:text-indent="0cm" style:writing-mode="lr-tb"/>
    </style:style>
    <style:style style:name="P9" style:family="paragraph">
      <loext:graphic-properties draw:fill="none"/>
      <style:paragraph-properties fo:text-align="center"/>
      <style:text-properties style:use-window-font-color="true" loext:opacity="0%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fo:font-size="18pt"/>
    </style:style>
    <style:style style:name="P12" style:family="paragraph">
      <loext:graphic-properties draw:fill="none"/>
      <style:text-properties style:use-window-font-color="true" loext:opacity="0%"/>
    </style:style>
    <style:style style:name="P13" style:family="paragraph">
      <style:paragraph-properties fo:text-align="center" style:writing-mode="lr-tb"/>
      <style:text-properties style:use-window-font-color="true" loext:opacity="0%" style:font-name="Courier New1" fo:font-size="14pt" fo:font-weight="bold" style:font-size-asian="18pt" style:font-size-complex="18pt"/>
    </style:style>
    <style:style style:name="P14" style:family="paragraph">
      <loext:graphic-properties draw:fill="none"/>
      <style:paragraph-properties fo:text-align="center" style:writing-mode="lr-tb"/>
      <style:text-properties style:use-window-font-color="true" loext:opacity="0%" style:font-name="Courier New1" fo:font-size="14pt" fo:font-weight="bold" style:font-size-asian="18pt" style:font-size-complex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start"/>
      <style:text-properties fo:hyphenate="false" loext:hyphenation-no-caps="false" loext:hyphenation-no-last-word="false"/>
    </style:style>
    <style:style style:name="P17" style:family="paragraph">
      <loext:graphic-properties draw:fill="none" draw:fill-color="#ffffff"/>
      <style:paragraph-properties fo:text-align="start"/>
      <style:text-properties fo:hyphenate="false" loext:hyphenation-no-caps="false" loext:hyphenation-no-last-word="false"/>
    </style:style>
    <style:style style:name="P18" style:family="paragraph">
      <style:paragraph-properties fo:margin-left="0cm" fo:margin-right="0cm" fo:margin-top="0.225cm" fo:margin-bottom="0cm" fo:text-indent="0cm" style:writing-mode="lr-tb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text-properties style:use-window-font-color="true" loext:opacity="0%" fo:font-size="18pt" style:font-size-asian="18pt" style:font-size-complex="18pt"/>
    </style:style>
    <style:style style:name="P21" style:family="paragraph">
      <style:paragraph-properties fo:text-align="start" style:writing-mode="lr-tb"/>
      <style:text-properties style:use-window-font-color="true" loext:opacity="0%" style:font-name="Courier New1" fo:font-size="14pt" fo:font-weight="bold" style:font-size-asian="18pt" style:font-size-complex="18pt"/>
    </style:style>
    <style:style style:name="P22" style:family="paragraph">
      <loext:graphic-properties draw:fill="none"/>
      <style:paragraph-properties fo:text-align="start" style:writing-mode="lr-tb"/>
      <style:text-properties style:use-window-font-color="true" loext:opacity="0%" style:font-name="Courier New1" fo:font-size="14pt" fo:font-weight="bold" style:font-size-asian="18pt" style:font-size-complex="18pt"/>
    </style:style>
    <style:style style:name="P23" style:family="paragraph">
      <style:text-properties style:use-window-font-color="true" loext:opacity="0%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/>
    </style:style>
    <style:style style:name="P26" style:family="paragraph">
      <loext:graphic-properties draw:fill="none" draw:fill-color="#ffffff"/>
      <style:text-properties style:use-window-font-color="true" loext:opacity="0%" style:font-name="Courier New1" fo:font-size="18pt" fo:font-weight="bold" style:font-size-asian="18pt" style:font-size-complex="18pt"/>
    </style:style>
    <style:style style:name="P27" style:family="paragraph">
      <loext:graphic-properties draw:fill="solid" draw:fill-color="#81d41a"/>
      <style:paragraph-properties fo:text-align="center"/>
    </style:style>
    <style:style style:name="P28" style:family="paragraph">
      <loext:graphic-properties draw:fill="solid" draw:fill-color="#f6f9d4"/>
      <style:text-properties style:use-window-font-color="true" loext:opacity="0%"/>
    </style:style>
    <style:style style:name="P29" style:family="paragraph">
      <loext:graphic-properties draw:fill="solid" draw:fill-color="#f6f9d4"/>
      <style:text-properties style:use-window-font-color="true" loext:opacity="0%" fo:font-size="18pt" style:font-size-asian="18pt" style:font-size-complex="18pt"/>
    </style:style>
    <style:style style:name="P30" style:family="paragraph">
      <loext:graphic-properties draw:fill="solid" draw:fill-color="#f6f9d4"/>
      <style:text-properties fo:color="#808080" loext:opacity="100%"/>
    </style:style>
    <style:style style:name="P31" style:family="paragraph">
      <loext:graphic-properties draw:fill="none" draw:fill-color="#3465a4"/>
      <style:paragraph-properties fo:text-align="center" style:writing-mode="lr-tb"/>
    </style:style>
    <style:style style:name="P32" style:family="paragraph">
      <loext:graphic-properties draw:fill="none"/>
      <style:paragraph-properties fo:text-align="center" style:writing-mode="lr-tb"/>
    </style:style>
    <style:style style:name="P33" style:family="paragraph">
      <loext:graphic-properties draw:fill="none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style:paragraph-properties fo:text-align="center" style:writing-mode="lr-tb"/>
    </style:style>
    <style:style style:name="P36" style:family="paragraph">
      <style:text-properties style:font-name="Courier New2" fo:font-weight="bold" style:font-weight-asian="bold" style:font-weight-complex="bold"/>
    </style:style>
    <style:style style:name="P37" style:family="paragraph">
      <loext:graphic-properties draw:fill="none"/>
      <style:text-properties style:font-name="Courier New2" fo:font-weight="bold" style:font-weight-asian="bold" style:font-weight-complex="bold"/>
    </style:style>
    <style:style style:name="P38" style:family="paragraph">
      <style:paragraph-properties fo:text-align="center" style:writing-mode="lr-tb"/>
      <style:text-properties style:use-window-font-color="true" loext:opacity="0%"/>
    </style:style>
    <style:style style:name="P39" style:family="paragraph">
      <loext:graphic-properties draw:fill="none"/>
      <style:paragraph-properties fo:text-align="center" style:writing-mode="lr-tb"/>
      <style:text-properties style:use-window-font-color="true" loext:opacity="0%"/>
    </style:style>
    <style:style style:name="P40" style:family="paragraph">
      <loext:graphic-properties draw:fill="solid" draw:fill-color="#3465a4"/>
      <style:paragraph-properties fo:text-align="center"/>
      <style:text-properties style:use-window-font-color="true" loext:opacity="0%"/>
    </style:style>
    <style:style style:name="P41" style:family="paragraph">
      <loext:graphic-properties draw:fill="solid" draw:fill-color="#ea7500"/>
      <style:paragraph-properties fo:text-align="center"/>
      <style:text-properties style:use-window-font-color="true" loext:opacity="0%"/>
    </style:style>
    <style:style style:name="P42" style:family="paragraph">
      <loext:graphic-properties draw:fill="solid" draw:fill-color="#069a2e"/>
      <style:paragraph-properties fo:text-align="center"/>
      <style:text-properties style:use-window-font-color="true" loext:opacity="0%"/>
    </style:style>
    <style:style style:name="P43" style:family="paragraph">
      <loext:graphic-properties draw:fill="solid" draw:fill-color="#c9211e"/>
      <style:paragraph-properties fo:text-align="center"/>
      <style:text-properties style:use-window-font-color="true" loext:opacity="0%"/>
    </style:style>
    <style:style style:name="P44" style:family="paragraph">
      <loext:graphic-properties draw:fill="solid" draw:fill-color="#780373"/>
      <style:paragraph-properties fo:text-align="center"/>
      <style:text-properties style:use-window-font-color="true" loext:opacity="0%"/>
    </style:style>
    <style:style style:name="P45" style:family="paragraph">
      <loext:graphic-properties draw:fill="solid" draw:fill-color="#000000"/>
      <style:paragraph-properties fo:text-align="center"/>
      <style:text-properties style:use-window-font-color="true" loext:opacity="0%"/>
    </style:style>
    <style:style style:name="P46" style:family="paragraph">
      <loext:graphic-properties draw:fill="solid" draw:fill-color="#ffffd7" draw:opacity="50%"/>
      <style:paragraph-properties fo:text-align="center"/>
      <style:text-properties style:use-window-font-color="true" loext:opacity="0%"/>
    </style:style>
    <style:style style:name="P47" style:family="paragraph">
      <style:paragraph-properties fo:margin-left="0cm" fo:margin-right="0cm" fo:margin-top="0.374cm" fo:margin-bottom="0cm" fo:text-indent="0cm"/>
    </style:style>
    <style:style style:name="P48" style:family="paragraph">
      <style:paragraph-properties fo:margin-left="0cm" fo:margin-right="0cm" fo:margin-top="0cm" fo:margin-bottom="0cm" fo:line-height="100%" fo:text-align="start" fo:text-indent="0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use-window-font-color="true" loext:opacity="0%"/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style:font-name="Courier New1" fo:font-size="14pt" fo:font-weight="bold" style:font-size-asian="18pt" style:font-size-complex="18pt"/>
    </style:style>
    <style:style style:name="P51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style:font-name="Courier New1" fo:font-size="14pt" fo:font-weight="bold" style:font-size-asian="18pt" style:font-size-complex="18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use-window-font-color="true" loext:opacity="0%" fo:font-size="18pt"/>
    </style:style>
    <style:style style:name="P5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4" style:family="paragraph">
      <loext:graphic-properties draw:fill="none" draw:fill-color="#ffffff"/>
      <style:paragraph-properties fo:text-align="start"/>
      <style:text-properties style:use-window-font-color="true" loext:opacity="0%"/>
    </style:style>
    <style:style style:name="P55" style:family="paragraph">
      <style:paragraph-properties fo:text-align="start"/>
      <style:text-properties fo:font-size="18pt" fo:hyphenate="false" loext:hyphenation-no-caps="false" loext:hyphenation-no-last-word="false"/>
    </style:style>
    <style:style style:name="P56" style:family="paragraph">
      <loext:graphic-properties draw:fill="none" draw:fill-color="#ffffff"/>
      <style:paragraph-properties fo:text-align="start"/>
      <style:text-properties fo:font-size="18pt" fo:hyphenate="false" loext:hyphenation-no-caps="false" loext:hyphenation-no-last-word="false"/>
    </style:style>
    <style:style style:name="P57" style:family="paragraph">
      <style:paragraph-properties fo:text-align="start"/>
    </style:style>
    <style:style style:name="P58" style:family="paragraph">
      <loext:graphic-properties draw:fill="none" draw:fill-color="#ffffff"/>
      <style:paragraph-properties fo:text-align="start"/>
      <style:text-properties style:use-window-font-color="true" loext:opacity="0%" style:font-name="Courier New1" fo:font-size="14pt" fo:font-weight="bold" style:font-size-asian="18pt" style:font-size-complex="18pt"/>
    </style:style>
    <style:style style:name="P59" style:family="paragraph">
      <loext:graphic-properties draw:fill="none" draw:fill-color="#ffffff"/>
      <style:paragraph-properties fo:text-align="start"/>
      <style:text-properties style:use-window-font-color="true" loext:opacity="0%" style:font-name="Courier New" fo:font-size="14pt" fo:font-weight="bold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use-window-font-color="true" loext:opacity="0%" style:font-name="Courier New" fo:font-size="14pt" fo:font-weight="bold"/>
    </style:style>
    <style:style style:name="P61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position="super 58%"/>
    </style:style>
    <style:style style:name="T4" style:family="text">
      <style:text-properties style:use-window-font-color="true" loext:opacity="0%" fo:font-size="20pt" style:font-size-asian="20pt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loext:opacity="0%" style:font-name="Courier New1" fo:font-size="14pt" fo:font-weight="bold" style:font-size-asian="18pt" style:font-size-complex="1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use-window-font-color="true" loext:opacity="0%" fo:font-size="18pt" style:font-size-asian="18pt" style:font-size-complex="18pt"/>
    </style:style>
    <style:style style:name="T9" style:family="text">
      <style:text-properties fo:color="#3465a4" loext:opacity="100%" style:font-name="Courier New1" fo:font-size="14pt" fo:font-weight="bold" style:font-size-asian="18pt" style:font-size-complex="18pt"/>
    </style:style>
    <style:style style:name="T10" style:family="text">
      <style:text-properties fo:color="#780373" loext:opacity="100%" style:font-name="Courier New1" fo:font-size="14pt" fo:font-weight="bold" style:font-size-asian="18pt" style:font-size-complex="18pt"/>
    </style:style>
    <style:style style:name="T11" style:family="text">
      <style:text-properties fo:color="#ea7500" loext:opacity="100%" style:font-name="Courier New1" fo:font-size="14pt" fo:font-weight="bold" style:font-size-asian="18pt" style:font-size-complex="18pt"/>
    </style:style>
    <style:style style:name="T12" style:family="text">
      <style:text-properties fo:color="#069a2e" loext:opacity="100%" style:font-name="Courier New1" fo:font-size="14pt" fo:font-weight="bold" style:font-size-asian="18pt" style:font-size-complex="18pt"/>
    </style:style>
    <style:style style:name="T13" style:family="text">
      <style:text-properties fo:color="#c9211e" loext:opacity="100%" style:font-name="Courier New1" fo:font-size="14pt" fo:font-weight="bold" style:font-size-asian="18pt" style:font-size-complex="18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ourier New1" fo:font-weight="bold"/>
    </style:style>
    <style:style style:name="T16" style:family="text">
      <style:text-properties style:use-window-font-color="true" loext:opacity="0%" style:font-name="Courier New1" fo:font-size="18pt" fo:font-weight="bold" style:font-size-asian="18pt" style:font-size-complex="18pt"/>
    </style:style>
    <style:style style:name="T17" style:family="text">
      <style:text-properties style:use-window-font-color="true" loext:opacity="0%"/>
    </style:style>
    <style:style style:name="T18" style:family="text">
      <style:text-properties fo:color="#808080" loext:opacity="100%"/>
    </style:style>
    <style:style style:name="T19" style:family="text">
      <style:text-properties fo:color="#81d41a" loext:opacity="100%"/>
    </style:style>
    <style:style style:name="T20" style:family="text">
      <style:text-properties style:use-window-font-color="true" loext:opacity="0%" fo:font-family="'Liberation Sans'" style:font-family-generic="swiss" style:font-family-asian="'Liberation Sans'" style:font-family-generic-asian="swiss" style:font-family-complex="'Liberation Sans'" style:font-family-generic-complex="swiss"/>
    </style:style>
    <style:style style:name="T21" style:family="text">
      <style:text-properties fo:font-size="18pt" style:font-size-asian="24pt" style:font-size-complex="24pt"/>
    </style:style>
    <style:style style:name="T22" style:family="text">
      <style:text-properties style:use-window-font-color="true" loext:opacity="0%" style:font-name="Courier New2" fo:font-weight="bold" style:font-weight-asian="bold" style:font-weight-complex="bold"/>
    </style:style>
    <style:style style:name="T23" style:family="text">
      <style:text-properties style:font-name="Courier New1" fo:font-size="18pt" fo:font-weight="bold" style:font-size-asian="24pt" style:font-size-complex="24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font-name="Courier New1" fo:font-size="18pt" fo:font-weight="bold"/>
    </style:style>
    <style:style style:name="T26" style:family="text">
      <style:text-properties style:use-window-font-color="true" loext:opacity="0%" style:font-name="Courier New1" fo:font-weight="bold"/>
    </style:style>
    <style:style style:name="T27" style:family="text">
      <style:text-properties fo:color="#3465a4" loext:opacity="100%" style:font-name="Courier New1" fo:font-size="18pt" fo:font-weight="bold" style:font-size-asian="18pt" style:font-size-complex="18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style:letter-kerning="true" fo:background-color="transparen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Courier New1" fo:font-size="18pt" fo:font-style="normal" fo:font-weight="bold" style:font-size-asian="24pt" style:font-style-asian="normal" style:font-size-complex="24pt" style:font-style-complex="normal"/>
    </style:style>
    <style:style style:name="T34" style:family="text">
      <style:text-properties style:use-window-font-color="true" loext:opacity="0%" style:font-name="Courier New" fo:font-size="14pt" fo:font-weight="bold"/>
    </style:style>
    <style:style style:name="T35" style:family="text">
      <style:text-properties style:use-window-font-color="true" loext:opacity="0%" style:font-name="Courier New2" fo:font-size="14pt" fo:font-weight="bold" style:font-name-asian="Courier New2" style:font-size-asian="18pt" style:font-name-complex="Courier New2" style:font-size-complex="18pt"/>
    </style:style>
    <style:style style:name="T36" style:family="text">
      <style:text-properties style:font-name="Courier New1"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3.6cm" svg:x="1.4cm" svg:y="2.25cm" presentation:class="title">
          <draw:text-box>
            <text:p text:style-name="P1">A Simple<text:line-break/>Compiler Tutorial</text:p>
          </draw:text-box>
        </draw:frame>
        <draw:frame presentation:style-name="pr2" draw:text-style-name="P3" draw:layer="layout" svg:width="25.199cm" svg:height="4.022cm" svg:x="1.4cm" svg:y="9.6cm" presentation:class="subtitle" presentation:user-transformed="true">
          <draw:text-box>
            <text:p text:style-name="P2"><text:span text:style-name="T1">Dr Cliff Click </text:span><text:span text:style-name="T1"><text:line-break/></text:span><text:span text:style-name="T1">cliffc@acm.org</text:span></text:p>
          </draw:text-box>
        </draw:frame>
        <draw:frame draw:style-name="gr1" draw:text-style-name="P4" draw:layer="layout" svg:width="13.208cm" svg:height="1.876cm" svg:x="7.395cm" svg:y="6.6cm">
          <draw:text-box>
            <text:p><text:span text:style-name="T2">https://github.com/SeaOfNodes</text:span><text:span text:style-name="T2"><text:line-break/></text:span><text:span text:style-name="T2"><text:a xlink:href="https://g/" xlink:type="simple">https://g</text:a></text:span><text:span text:style-name="T2">ithub.com/SeaOfNodes/Simpl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A Simple Compiler Tutorial</text:p>
          </draw:text-box>
        </draw:frame>
        <draw:frame presentation:style-name="pr5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>Open Source! Apache v2<text:line-break/><text:line-break/><text:line-break/><text:line-break/><text:line-break/></text:p>
              </text:list-item>
              <text:list-item>
                <text:p>Java repo is active and most complete </text:p>
                <text:list>
                  <text:list-item>
                    <text:p>24 chapters, 25<text:span text:style-name="T3">th</text:span> is well underway</text:p>
                  </text:list-item>
                </text:list>
              </text:list-item>
              <text:list-item>
                <text:p>Features Sea-of-Nodes IR</text:p>
                <text:list>
                  <text:list-item>
                    <text:p>Not my father’s IR! <text:s/>(but might predate you….)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13.208cm" svg:height="1.876cm" svg:x="7.395cm" svg:y="6.6cm">
          <draw:text-box>
            <text:p text:style-name="P6"><text:span text:style-name="T4">https://github.com/SeaOfNodes</text:span><text:span text:style-name="T4"><text:line-break/></text:span><text:span text:style-name="T4">https://github.com/SeaOfNodes/Simple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Sea-of-Nodes</text:p>
          </draw:text-box>
        </draw:frame>
        <draw:frame presentation:style-name="pr5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 text:style-name="P1">What is the “Sea of Nodes”? <text:s/></text:p>
              </text:list-item>
              <text:list-item>
                <text:p text:style-name="P1">A Compiler IR</text:p>
                <text:list>
                  <text:list-item>
                    <text:p text:style-name="P1">Used in the HotSpot JIT for 25 years</text:p>
                    <text:list>
                      <text:list-item>
                        <text:p text:style-name="P1">Very fast to build and optimize, very robust, excellent code quality</text:p>
                      </text:list-item>
                      <text:list-item>
                        <text:p text:style-name="P1">Roughly ‘gcc -O2’ quality in 1/100th the time</text:p>
                      </text:list-item>
                      <text:list-item>
                        <text:p text:style-name="P1">Inspiration for Graal and other compilers</text:p>
                      </text:list-item>
                    </text:list>
                  </text:list-item>
                  <text:list-item>
                    <text:p text:style-name="P1">Always <text:span text:style-name="T5">SSA</text:span>, All The Time</text:p>
                  </text:list-item>
                  <text:list-item>
                    <text:p text:style-name="P1">Graph based – unusual!</text:p>
                  </text:list-item>
                  <text:list-item>
                    <text:p text:style-name="P1">Intermingled control and data flow – VERY unusual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SSA as a Graph</text:p>
          </draw:text-box>
        </draw:frame>
        <draw:frame presentation:style-name="pr5" draw:layer="layout" svg:width="19.936cm" svg:height="10.577cm" svg:x="1.4cm" svg:y="3.185cm" presentation:class="outline" presentation:user-transformed="true">
          <draw:text-box>
            <text:p text:style-name="P8"/>
            <text:list text:style-name="L2">
              <text:list-item>
                <text:p text:style-name="P8">SSA: Single “name” for all values / points</text:p>
                <text:list>
                  <text:list-item>
                    <text:p text:style-name="P1">By name I mean: “a graph Node”</text:p>
                  </text:list-item>
                  <text:list-item>
                    <text:p text:style-name="P1">By “Node” I mean: a C-style ptr to a <text:line-break/>data structure called “Node”</text:p>
                  </text:list-item>
                  <text:list-item>
                    <text:p text:style-name="P1">Which you rename as the <text:line-break/>text-form %p of the pointer: “0xcafebabe”</text:p>
                  </text:list-item>
                  <text:list-item>
                    <text:p text:style-name="P1">All these name-forms are functionally equivalent</text:p>
                  </text:list-item>
                  <text:list-item>
                    <text:p text:style-name="P1"><text:span text:style-name="T5">Which is the whole point of SSA in the first place!</text:span></text:p>
                  </text:list-item>
                </text:list>
              </text:list-item>
              <text:list-item>
                <text:p text:style-name="P8">Non-goal: Minimal SSA, dropping that on the floor</text:p>
              </text:list-item>
              <text:list-item>
                <text:p text:style-name="P8">Build straight from parsing program text</text:p>
                <text:list>
                  <text:list-item>
                    <text:p text:style-name="P1">But works fine from AST as well</text:p>
                  </text:list-item>
                </text:list>
              </text:list-item>
            </text:list>
          </draw:text-box>
        </draw:frame>
        <draw:custom-shape draw:style-name="gr3" draw:text-style-name="P9" xml:id="id2" draw:id="id2" draw:layer="layout" svg:width="1.016cm" svg:height="1.016cm" svg:x="21.59cm" svg:y="4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4" draw:id="id4" draw:layer="layout" svg:width="1.016cm" svg:height="1.016cm" svg:x="23.622cm" svg:y="5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1" draw:id="id1" draw:layer="layout" svg:width="1.016cm" svg:height="1.016cm" svg:x="21.59cm" svg:y="6.414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3" draw:id="id3" draw:layer="layout" svg:width="1.016cm" svg:height="1.016cm" svg:x="23.622cm" svg:y="7.176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5" draw:id="id5" draw:layer="layout" svg:width="1.016cm" svg:height="1.016cm" svg:x="22.152cm" svg:y="8.346cm">
          <text:p text:style-name="P10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21.738cm" svg:y1="6.562cm" svg:x2="21.738cm" svg:y2="5.566cm" draw:start-shape="id1" draw:start-glue-point="5" draw:end-shape="id2" draw:end-glue-point="7" svg:d="M21738 6562v-996" svg:viewBox="0 0 1 997">
          <text:p/>
        </draw:connector>
        <draw:connector draw:style-name="gr8" draw:text-style-name="P12" draw:layer="layout" draw:type="curve" svg:x1="22.458cm" svg:y1="6.562cm" svg:x2="22.458cm" svg:y2="5.566cm" draw:start-shape="id1" draw:start-glue-point="11" draw:end-shape="id2" draw:end-glue-point="9" svg:d="M22458 6562v-996" svg:viewBox="0 0 1 997">
          <text:p/>
        </draw:connector>
        <draw:connector draw:style-name="gr9" draw:text-style-name="P12" draw:layer="layout" draw:type="curve" svg:x1="23.77cm" svg:y1="7.324cm" svg:x2="23.77cm" svg:y2="6.266cm" draw:start-shape="id3" draw:start-glue-point="5" draw:end-shape="id4" draw:end-glue-point="7" svg:d="M23770 7324v-1058" svg:viewBox="0 0 1 1059">
          <text:p/>
        </draw:connector>
        <draw:connector draw:style-name="gr9" draw:text-style-name="P12" draw:layer="layout" draw:type="curve" svg:x1="24.49cm" svg:y1="7.324cm" svg:x2="24.49cm" svg:y2="6.266cm" draw:start-shape="id3" draw:start-glue-point="11" draw:end-shape="id4" draw:end-glue-point="9" svg:d="M24490 7324v-1058" svg:viewBox="0 0 1 1059">
          <text:p/>
        </draw:connector>
        <draw:connector draw:style-name="gr10" draw:text-style-name="P12" draw:layer="layout" draw:type="curve" svg:x1="22.3cm" svg:y1="8.494cm" svg:x2="22.098cm" svg:y2="7.43cm" draw:start-shape="id5" draw:start-glue-point="5" draw:end-shape="id1" draw:end-glue-point="8" svg:d="M22300 8494c0-909-202-377-202-1064" svg:viewBox="0 0 203 1065">
          <text:p/>
        </draw:connector>
        <draw:connector draw:style-name="gr11" draw:text-style-name="P12" draw:layer="layout" draw:type="curve" svg:x1="23.02cm" svg:y1="8.494cm" svg:x2="23.77cm" svg:y2="8.044cm" draw:start-shape="id5" draw:start-glue-point="11" draw:end-shape="id3" draw:end-glue-point="7" svg:d="M23020 8494c500 0 750-150 750-450" svg:viewBox="0 0 751 451">
          <text:p/>
        </draw:connector>
        <draw:custom-shape draw:style-name="gr12" draw:text-style-name="P14" xml:id="id6" draw:id="id6" draw:layer="layout" svg:width="1.016cm" svg:height="1.016cm" svg:x="23.222cm" svg:y="9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3.37cm" svg:y1="9.864cm" svg:x2="22.66cm" svg:y2="9.362cm" draw:start-shape="id6" draw:start-glue-point="5" draw:end-shape="id5" draw:end-glue-point="8" svg:d="M23370 9864c-474 0-710-167-710-502" svg:viewBox="0 0 711 503">
          <text:p/>
        </draw:connector>
        <draw:connector draw:style-name="gr14" draw:text-style-name="P12" draw:layer="layout" draw:type="curve" svg:x1="25.413cm" svg:y1="10.922cm" svg:x2="24.103cm" svg:y2="10.526cm" svg:d="M25413 10922c-663 0-8-396-1310-396" svg:viewBox="0 0 1311 397">
          <text:p/>
        </draw:connector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1T0">
        <office:forms form:automatic-focus="false" form:apply-design-mode="false"/>
        <draw:frame draw:style-name="gr15" draw:text-style-name="P17" draw:layer="layout" svg:width="17.018cm" svg:height="5.08cm" svg:x="4.318cm" svg:y="4.826cm">
          <draw:text-box>
            <text:list text:style-name="L1">
              <text:list-item>
                <text:p text:style-name="P16"><text:span text:style-name="T7">Chapters 1,2: Expressions are SSA</text:span></text:p>
                <text:p text:style-name="P16"><text:span text:style-name="T7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Expressions are SSA</text:p>
          </draw:text-box>
        </draw:frame>
        <draw:frame presentation:style-name="pr5" draw:layer="layout" svg:width="17.65cm" svg:height="6.513cm" svg:x="1.4cm" svg:y="3.585cm" presentation:class="outline" presentation:user-transformed="true">
          <draw:text-box>
            <text:list text:style-name="L2">
              <text:list-item>
                <text:p text:style-name="P1">Standard expression DAG</text:p>
                <text:list>
                  <text:list-item>
                    <text:p text:style-name="P1">Equivalent forms, up to Alpha-Renaming:</text:p>
                    <text:list>
                      <text:list-item>
                        <text:p text:style-name="P1">Globally unique Names &amp; expressions</text:p>
                      </text:list-item>
                      <text:list-item>
                        <text:p text:style-name="P18">List of tuples containing opcode+names</text:p>
                      </text:list-item>
                      <text:list-item>
                        <text:p text:style-name="P1">Pointers to tuples containing opcode+pointers</text:p>
                      </text:list-item>
                      <text:list-item>
                        <text:p text:style-name="P1">Which is a rename away from a graph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20" draw:layer="layout" svg:width="4.572cm" svg:height="0.962cm" svg:x="2.032cm" svg:y="11.992cm">
          <draw:text-box>
            <text:p text:style-name="P19"><text:span text:style-name="T8">dist=x*x+y*y;</text:span></text:p>
          </draw:text-box>
        </draw:frame>
        <draw:line draw:style-name="gr17" draw:text-style-name="P12" draw:layer="layout" svg:x1="7.928cm" svg:y1="10.66cm" svg:x2="7.928cm" svg:y2="13.644cm">
          <text:p/>
        </draw:line>
        <draw:line draw:style-name="gr17" draw:text-style-name="P12" draw:layer="layout" svg:x1="8.828cm" svg:y1="10.661cm" svg:x2="8.828cm" svg:y2="13.644cm">
          <text:p/>
        </draw:line>
        <draw:line draw:style-name="gr17" draw:text-style-name="P12" draw:layer="layout" svg:x1="9.728cm" svg:y1="10.662cm" svg:x2="9.728cm" svg:y2="13.644cm">
          <text:p/>
        </draw:line>
        <draw:g draw:style-name="gr18">
          <draw:custom-shape draw:style-name="gr19" draw:text-style-name="P22" draw:layer="layout" svg:width="3.694cm" svg:height="0.5cm" svg:x="6.974cm" svg:y="10.644cm">
            <text:p text:style-name="P21"><text:span text:style-name="T9">rx</text:span><text:span text:style-name="T6"> op … 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3.144cm">
            <text:p text:style-name="P21"><text:span text:style-name="T6">rd st </text:span><text:span text:style-name="T10">r2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1.144cm">
            <text:p text:style-name="P21"><text:span text:style-name="T11">ry</text:span><text:span text:style-name="T6"> op … 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1.644cm">
            <text:p text:style-name="P21"><text:span text:style-name="T12">r0</text:span><text:span text:style-name="T6"> * <text:s/></text:span><text:span text:style-name="T9">rx rx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2.144cm">
            <text:p text:style-name="P21"><text:span text:style-name="T13">r1</text:span><text:span text:style-name="T6"> * <text:s/></text:span><text:span text:style-name="T11">ry r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2.644cm">
            <text:p text:style-name="P21"><text:span text:style-name="T10">r2</text:span><text:span text:style-name="T6"> + <text:s/></text:span><text:span text:style-name="T12">r0</text:span><text:span text:style-name="T6"> </text:span><text:span text:style-name="T13">r1</text:span></text:p>
            <draw:enhanced-geometry svg:viewBox="0 0 21600 21600" draw:type="rectangle" draw:enhanced-path="M 0 0 L 21600 0 21600 21600 0 21600 0 0 Z N"/>
          </draw:custom-shape>
        </draw:g>
        <draw:line draw:style-name="gr17" draw:text-style-name="P12" draw:layer="layout" svg:x1="13.128cm" svg:y1="10.66cm" svg:x2="13.128cm" svg:y2="13.644cm">
          <text:p/>
        </draw:line>
        <draw:line draw:style-name="gr17" draw:text-style-name="P12" draw:layer="layout" svg:x1="14.028cm" svg:y1="10.661cm" svg:x2="14.028cm" svg:y2="13.644cm">
          <text:p/>
        </draw:line>
        <draw:line draw:style-name="gr17" draw:text-style-name="P12" draw:layer="layout" svg:x1="14.928cm" svg:y1="10.662cm" svg:x2="14.928cm" svg:y2="13.644cm">
          <text:p/>
        </draw:line>
        <draw:custom-shape draw:style-name="gr20" draw:text-style-name="P22" draw:layer="layout" svg:width="3.694cm" svg:height="0.5cm" svg:x="12.174cm" svg:y="10.644cm">
          <text:p text:style-name="P21"><text:span text:style-name="T6"><text:s text:c="3"/>op 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3.694cm" svg:height="0.5cm" svg:x="12.174cm" svg:y="13.144cm">
          <text:p text:style-name="P21"><text:span text:style-name="T6"><text:s text:c="3"/>st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3.694cm" svg:height="0.5cm" svg:x="12.174cm" svg:y="11.144cm">
          <text:p text:style-name="P21"><text:span text:style-name="T6"><text:s text:c="3"/>op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3.694cm" svg:height="0.5cm" svg:x="12.174cm" svg:y="11.644cm">
          <text:p text:style-name="P21"><text:span text:style-name="T6"><text:s text:c="3"/>*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3.694cm" svg:height="0.5cm" svg:x="12.174cm" svg:y="12.144cm">
          <text:p text:style-name="P21"><text:span text:style-name="T6"><text:s text:c="3"/>*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694cm" svg:height="0.5cm" svg:x="12.174cm" svg:y="12.644cm">
          <text:p text:style-name="P21"><text:span text:style-name="T6"><text:s text:c="3"/>+</text:span></text:p>
          <draw:enhanced-geometry svg:viewBox="0 0 21600 21600" draw:type="rectangle" draw:enhanced-path="M 0 0 L 21600 0 21600 21600 0 21600 0 0 Z N"/>
        </draw:custom-shape>
        <draw:line draw:style-name="gr25" draw:text-style-name="P23" draw:layer="layout" svg:x1="14.478cm" svg:y1="11.938cm" svg:x2="12.7cm" svg:y2="10.922cm">
          <text:p/>
        </draw:line>
        <draw:line draw:style-name="gr25" draw:text-style-name="P23" draw:layer="layout" svg:x1="15.494cm" svg:y1="11.938cm" svg:x2="12.71cm" svg:y2="10.96cm">
          <text:p/>
        </draw:line>
        <draw:line draw:style-name="gr26" draw:text-style-name="P23" draw:layer="layout" svg:x1="14.487cm" svg:y1="12.474cm" svg:x2="12.709cm" svg:y2="11.458cm">
          <text:p/>
        </draw:line>
        <draw:line draw:style-name="gr26" draw:text-style-name="P23" draw:layer="layout" svg:x1="15.494cm" svg:y1="12.446cm" svg:x2="12.718cm" svg:y2="11.494cm">
          <text:p/>
        </draw:line>
        <draw:line draw:style-name="gr27" draw:text-style-name="P23" draw:layer="layout" svg:x1="14.496cm" svg:y1="12.91cm" svg:x2="12.718cm" svg:y2="11.894cm">
          <text:p/>
        </draw:line>
        <draw:line draw:style-name="gr28" draw:text-style-name="P23" draw:layer="layout" svg:x1="15.494cm" svg:y1="12.954cm" svg:x2="12.727cm" svg:y2="12.33cm">
          <text:p/>
        </draw:line>
        <draw:line draw:style-name="gr29" draw:text-style-name="P23" draw:layer="layout" svg:x1="14.505cm" svg:y1="13.462cm" svg:x2="12.727cm" svg:y2="12.93cm">
          <text:p/>
        </draw:line>
        <draw:custom-shape draw:style-name="gr3" draw:text-style-name="P9" xml:id="id8" draw:id="id8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0" draw:id="id10" draw:layer="layout" svg:width="1.016cm" svg:height="1.016cm" svg:x="21.33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7" draw:id="id7" draw:layer="layout" svg:width="1.016cm" svg:height="1.016cm" svg:x="19.304cm" svg:y="10.414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9" draw:id="id9" draw:layer="layout" svg:width="1.016cm" svg:height="1.016cm" svg:x="21.336cm" svg:y="11.176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11" draw:id="id11" draw:layer="layout" svg:width="1.016cm" svg:height="1.016cm" svg:x="19.866cm" svg:y="12.346cm">
          <text:p text:style-name="P10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7" draw:start-glue-point="5" draw:end-shape="id8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7" draw:start-glue-point="11" draw:end-shape="id8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9" draw:start-glue-point="5" draw:end-shape="id10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9" draw:start-glue-point="11" draw:end-shape="id10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11" draw:start-glue-point="5" draw:end-shape="id7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11" draw:start-glue-point="11" draw:end-shape="id9" draw:end-glue-point="7" svg:d="M20734 12494c500 0 750-150 750-450" svg:viewBox="0 0 751 451">
          <text:p/>
        </draw:connector>
        <draw:custom-shape draw:style-name="gr12" draw:text-style-name="P14" xml:id="id12" draw:id="id12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12" draw:start-glue-point="5" draw:end-shape="id11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Data Flow</text:p>
          </draw:text-box>
        </draw:frame>
        <draw:frame presentation:style-name="pr5" draw:layer="layout" svg:width="19.174cm" svg:height="7.745cm" svg:x="1.4cm" svg:y="2.885cm" presentation:class="outline" presentation:user-transformed="true">
          <draw:text-box>
            <text:list text:style-name="L2">
              <text:list-item>
                <text:p text:style-name="P1">Node has: </text:p>
                <text:list>
                  <text:list-item>
                    <text:p text:style-name="P1"><text:span text:style-name="T14">use→def edges, </text:span>ordered, required for semantics</text:p>
                  </text:list-item>
                  <text:list-item>
                    <text:p text:style-name="P1">opcode, again semantics</text:p>
                  </text:list-item>
                  <text:list-item>
                    <text:p text:style-name="P1">def→use edges, used for fast optimization</text:p>
                  </text:list-item>
                  <text:list-item>
                    <text:p text:style-name="P1">unique int, for bitsets for fast graph walking</text:p>
                  </text:list-item>
                  <text:list-item>
                    <text:p text:style-name="P1">maybe a constant</text:p>
                  </text:list-item>
                  <text:list-item>
                    <text:p text:style-name="P1">semantic analysis fields</text:p>
                  </text:list-item>
                </text:list>
              </text:list-item>
            </text:list>
          </draw:text-box>
        </draw:frame>
        <draw:frame draw:style-name="gr16" draw:text-style-name="P20" draw:layer="layout" svg:width="4.572cm" svg:height="0.962cm" svg:x="2.032cm" svg:y="11.992cm">
          <draw:text-box>
            <text:p><text:span text:style-name="T8">dist=x*x+y*y;</text:span></text:p>
          </draw:text-box>
        </draw:frame>
        <draw:line draw:style-name="gr17" draw:text-style-name="P12" draw:layer="layout" svg:x1="7.928cm" svg:y1="10.66cm" svg:x2="7.928cm" svg:y2="13.644cm">
          <text:p/>
        </draw:line>
        <draw:line draw:style-name="gr17" draw:text-style-name="P12" draw:layer="layout" svg:x1="8.828cm" svg:y1="10.661cm" svg:x2="8.828cm" svg:y2="13.644cm">
          <text:p/>
        </draw:line>
        <draw:line draw:style-name="gr17" draw:text-style-name="P12" draw:layer="layout" svg:x1="9.728cm" svg:y1="10.662cm" svg:x2="9.728cm" svg:y2="13.644cm">
          <text:p/>
        </draw:line>
        <draw:g draw:style-name="gr18">
          <draw:custom-shape draw:style-name="gr19" draw:text-style-name="P22" draw:layer="layout" svg:width="3.694cm" svg:height="0.5cm" svg:x="6.974cm" svg:y="10.644cm">
            <text:p text:style-name="P21"><text:span text:style-name="T9">rx</text:span><text:span text:style-name="T6"> op … 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3.144cm">
            <text:p text:style-name="P21"><text:span text:style-name="T6">rd st </text:span><text:span text:style-name="T10">r2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1.144cm">
            <text:p text:style-name="P21"><text:span text:style-name="T11">ry</text:span><text:span text:style-name="T6"> op … 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1.644cm">
            <text:p text:style-name="P21"><text:span text:style-name="T12">r0</text:span><text:span text:style-name="T6"> * <text:s/></text:span><text:span text:style-name="T9">rx rx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2.144cm">
            <text:p text:style-name="P21"><text:span text:style-name="T13">r1</text:span><text:span text:style-name="T6"> * <text:s/></text:span><text:span text:style-name="T11">ry r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2.644cm">
            <text:p text:style-name="P21"><text:span text:style-name="T10">r2</text:span><text:span text:style-name="T6"> + <text:s/></text:span><text:span text:style-name="T12">r0</text:span><text:span text:style-name="T6"> </text:span><text:span text:style-name="T13">r1</text:span></text:p>
            <draw:enhanced-geometry svg:viewBox="0 0 21600 21600" draw:type="rectangle" draw:enhanced-path="M 0 0 L 21600 0 21600 21600 0 21600 0 0 Z N"/>
          </draw:custom-shape>
        </draw:g>
        <draw:line draw:style-name="gr17" draw:text-style-name="P12" draw:layer="layout" svg:x1="13.128cm" svg:y1="10.66cm" svg:x2="13.128cm" svg:y2="13.644cm">
          <text:p/>
        </draw:line>
        <draw:line draw:style-name="gr17" draw:text-style-name="P12" draw:layer="layout" svg:x1="14.028cm" svg:y1="10.661cm" svg:x2="14.028cm" svg:y2="13.644cm">
          <text:p/>
        </draw:line>
        <draw:line draw:style-name="gr17" draw:text-style-name="P12" draw:layer="layout" svg:x1="14.928cm" svg:y1="10.662cm" svg:x2="14.928cm" svg:y2="13.644cm">
          <text:p/>
        </draw:line>
        <draw:custom-shape draw:style-name="gr20" draw:text-style-name="P22" draw:layer="layout" svg:width="3.694cm" svg:height="0.5cm" svg:x="12.174cm" svg:y="10.644cm">
          <text:p text:style-name="P21"><text:span text:style-name="T6"><text:s text:c="3"/>op 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3.694cm" svg:height="0.5cm" svg:x="12.174cm" svg:y="13.144cm">
          <text:p text:style-name="P21"><text:span text:style-name="T6"><text:s text:c="3"/>st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3.694cm" svg:height="0.5cm" svg:x="12.174cm" svg:y="11.144cm">
          <text:p text:style-name="P21"><text:span text:style-name="T6"><text:s text:c="3"/>op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3.694cm" svg:height="0.5cm" svg:x="12.174cm" svg:y="11.644cm">
          <text:p text:style-name="P21"><text:span text:style-name="T6"><text:s text:c="3"/>*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3.694cm" svg:height="0.5cm" svg:x="12.174cm" svg:y="12.144cm">
          <text:p text:style-name="P21"><text:span text:style-name="T6"><text:s text:c="3"/>*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694cm" svg:height="0.5cm" svg:x="12.174cm" svg:y="12.644cm">
          <text:p text:style-name="P21"><text:span text:style-name="T6"><text:s text:c="3"/>+</text:span></text:p>
          <draw:enhanced-geometry svg:viewBox="0 0 21600 21600" draw:type="rectangle" draw:enhanced-path="M 0 0 L 21600 0 21600 21600 0 21600 0 0 Z N"/>
        </draw:custom-shape>
        <draw:line draw:style-name="gr25" draw:text-style-name="P23" draw:layer="layout" svg:x1="14.478cm" svg:y1="11.938cm" svg:x2="12.7cm" svg:y2="10.922cm">
          <text:p/>
        </draw:line>
        <draw:line draw:style-name="gr25" draw:text-style-name="P23" draw:layer="layout" svg:x1="15.494cm" svg:y1="11.938cm" svg:x2="12.71cm" svg:y2="10.96cm">
          <text:p/>
        </draw:line>
        <draw:line draw:style-name="gr26" draw:text-style-name="P23" draw:layer="layout" svg:x1="14.487cm" svg:y1="12.474cm" svg:x2="12.709cm" svg:y2="11.458cm">
          <text:p/>
        </draw:line>
        <draw:line draw:style-name="gr26" draw:text-style-name="P23" draw:layer="layout" svg:x1="15.494cm" svg:y1="12.446cm" svg:x2="12.718cm" svg:y2="11.494cm">
          <text:p/>
        </draw:line>
        <draw:line draw:style-name="gr27" draw:text-style-name="P23" draw:layer="layout" svg:x1="14.496cm" svg:y1="12.91cm" svg:x2="12.718cm" svg:y2="11.894cm">
          <text:p/>
        </draw:line>
        <draw:line draw:style-name="gr28" draw:text-style-name="P23" draw:layer="layout" svg:x1="15.494cm" svg:y1="12.954cm" svg:x2="12.727cm" svg:y2="12.33cm">
          <text:p/>
        </draw:line>
        <draw:line draw:style-name="gr29" draw:text-style-name="P23" draw:layer="layout" svg:x1="14.505cm" svg:y1="13.462cm" svg:x2="12.727cm" svg:y2="12.93cm">
          <text:p/>
        </draw:line>
        <draw:custom-shape draw:style-name="gr3" draw:text-style-name="P9" xml:id="id14" draw:id="id14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6" draw:id="id16" draw:layer="layout" svg:width="1.016cm" svg:height="1.016cm" svg:x="21.33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xml:id="id13" draw:id="id13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xml:id="id15" draw:id="id15" draw:layer="layout" svg:width="1.016cm" svg:height="1.016cm" svg:x="21.336cm" svg:y="11.176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xml:id="id17" draw:id="id17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3" draw:start-glue-point="5" draw:end-shape="id14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3" draw:start-glue-point="11" draw:end-shape="id14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15" draw:start-glue-point="5" draw:end-shape="id16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15" draw:start-glue-point="11" draw:end-shape="id16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17" draw:start-glue-point="5" draw:end-shape="id13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17" draw:start-glue-point="11" draw:end-shape="id15" draw:end-glue-point="7" svg:d="M20734 12494c500 0 750-150 750-450" svg:viewBox="0 0 751 451">
          <text:p/>
        </draw:connector>
        <draw:custom-shape draw:style-name="gr12" draw:text-style-name="P14" xml:id="id18" draw:id="id18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18" draw:start-glue-point="5" draw:end-shape="id17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793cm" svg:x="1.4cm" svg:y="3.685cm" presentation:class="outline" presentation:user-transformed="true">
          <draw:text-box>
            <text:list text:style-name="L2">
              <text:list-item>
                <text:p text:style-name="P1">Text Cursor</text:p>
                <text:list>
                  <text:list-item>
                    <text:p text:style-name="P1">Ignore parsing</text:p>
                  </text:list-item>
                  <text:list-item>
                    <text:p text:style-name="P1">Slight diff AST parsing</text:p>
                  </text:list-item>
                </text:list>
              </text:list-item>
              <text:list-item>
                <text:p text:style-name="P1">Expression stack</text:p>
                <text:list>
                  <text:list-item>
                    <text:p text:style-name="P1">Oper prec</text:p>
                  </text:list-item>
                </text:list>
              </text:list-item>
              <text:list-item>
                <text:p text:style-name="P1">Not about parsing!</text:p>
                <text:list>
                  <text:list-item>
                    <text:p text:style-name="P1">Skipping details</text:p>
                  </text:list-item>
                </text:list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0.5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10.792cm" svg:height="10.539cm" svg:x="1.4cm" svg:y="3.685cm" presentation:class="outline" presentation:user-transformed="true">
          <draw:text-box>
            <text:list text:style-name="L2">
              <text:list-item>
                <text:p text:style-name="P1">Text Cursor</text:p>
              </text:list-item>
              <text:list-item>
                <text:p text:style-name="P8">Expr stack to <text:line-break/>empty / null</text:p>
              </text:list-item>
              <text:list-item>
                <text:p text:style-name="P1">Symbol Table!</text:p>
                <text:list>
                  <text:list-item>
                    <text:p text:style-name="P1">Map from name → node</text:p>
                  </text:list-item>
                  <text:list-item>
                    <text:p text:style-name="P1">Java bytecodes the “name” is just a reg num</text:p>
                  </text:list-item>
                </text:list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0.5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draw:style-name="gr35" draw:text-style-name="P28" draw:layer="layout" svg:width="0.748cm" svg:height="0.254cm" svg:x="14.238cm" svg:y="12.346cm">
          <draw:text-box>
            <text:p/>
          </draw:text-box>
        </draw:frame>
        <draw:frame draw:style-name="gr36" draw:text-style-name="P29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37" draw:text-style-name="P7" draw:layer="layout" svg:width="2.032cm" svg:height="1.673cm" svg:x="16.764cm" svg:y="11.938cm">
          <draw:text-box>
            <text:p><text:span text:style-name="T17">map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1">Text Cursor</text:p>
              </text:list-item>
              <text:list-item>
                <text:p text:style-name="P8">Expr stack to empty / null</text:p>
              </text:list-item>
              <text:list-item>
                <text:p text:style-name="P8">Symbol Table!</text:p>
                <text:list>
                  <text:list-item>
                    <text:p text:style-name="P1">name → node</text:p>
                  </text:list-item>
                </text:list>
              </text:list-item>
              <text:list-item>
                <text:p text:style-name="P1">‘x’ and ‘y’ already mapped</text:p>
              </text:list-item>
              <text:list-item>
                <text:p text:style-name="P1">Parser-only edges are <text:span text:style-name="T19">lime</text:span></text:p>
                <text:p text:style-name="P1"/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0.5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38" draw:text-style-name="P31" xml:id="id20" draw:id="id20" draw:layer="layout" svg:width="1.27cm" svg:height="1.27cm" svg:x="16.764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2" xml:id="id22" draw:id="id22" draw:layer="layout" svg:width="1.27cm" svg:height="1.27cm" svg:x="20.828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5cm" svg:y="4.109cm">
          <draw:text-box>
            <text:p><text:span text:style-name="T16">y</text:span></text:p>
          </draw:text-box>
        </draw:frame>
        <draw:frame draw:style-name="gr40" draw:text-style-name="P26" draw:layer="layout" svg:width="0.883cm" svg:height="0.971cm" svg:x="16.897cm" svg:y="4.228cm">
          <draw:text-box>
            <text:p><text:span text:style-name="T16">x</text:span></text:p>
          </draw:text-box>
        </draw:frame>
        <draw:connector draw:style-name="gr41" draw:text-style-name="P33" draw:layer="layout" draw:type="curve" svg:x1="19.148cm" svg:y1="11.938cm" svg:x2="17.399cm" svg:y2="5.334cm" draw:start-shape="id19" draw:start-glue-point="0" draw:end-shape="id20" draw:end-glue-point="8" svg:d="M19148 11938c0-4951-1749-1650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21" draw:start-glue-point="0" draw:end-shape="id22" draw:end-glue-point="8" svg:d="M19896 11938c0-4951 1567-1650 1567-6604" svg:viewBox="0 0 1568 6605">
          <text:p/>
        </draw:connector>
        <draw:frame draw:style-name="gr35" draw:text-style-name="P28" draw:layer="layout" svg:width="0.748cm" svg:height="0.254cm" svg:x="14.238cm" svg:y="12.338cm">
          <draw:text-box>
            <text:p/>
          </draw:text-box>
        </draw:frame>
        <draw:frame draw:style-name="gr36" draw:text-style-name="P29" xml:id="id19" draw:id="id19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21" draw:id="id21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frame draw:style-name="gr37" draw:text-style-name="P7" draw:layer="layout" svg:width="2.032cm" svg:height="1.673cm" svg:x="16.764cm" svg:y="11.939cm">
          <draw:text-box>
            <text:p><text:span text:style-name="T17">map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1">Parse ‘x’</text:p>
              </text:list-item>
              <text:list-item>
                <text:p text:style-name="P1">Lookup ‘x’ node</text:p>
              </text:list-item>
              <text:list-item>
                <text:p text:style-name="P1">Push node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1.2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svg:x1="19.148cm" svg:y1="11.938cm" svg:x2="17.399cm" svg:y2="5.334cm" draw:start-shape="id23" draw:start-glue-point="0" svg:d="M19148 11938c0-5158-1749-1857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24" draw:start-glue-point="0" svg:d="M19896 11938c0-5158 1567-1857 1567-6604" svg:viewBox="0 0 1568 6605">
          <text:p/>
        </draw:connector>
        <draw:frame draw:style-name="gr36" draw:text-style-name="P28" xml:id="id25" draw:id="id25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23" draw:id="id23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24" draw:id="id24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14.612cm" svg:y1="11.938cm" svg:x2="17.338cm" svg:y2="5.347cm" draw:start-shape="id25" draw:start-glue-point="0" svg:d="M14612 11938c0-5149 2726-1854 2726-6591" svg:viewBox="0 0 2727 6592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ustom-shape draw:style-name="gr38" draw:text-style-name="P31" draw:layer="layout" svg:width="1.27cm" svg:height="1.27cm" svg:x="16.765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898cm" svg:y="4.229cm">
          <draw:text-box>
            <text:p><text:span text:style-name="T16">x</text:span></text:p>
          </draw:text-box>
        </draw:frame>
        <draw:custom-shape draw:style-name="gr39" draw:text-style-name="P32" draw:layer="layout" svg:width="1.27cm" svg:height="1.27cm" svg:x="20.82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6cm" svg:y="4.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1">Parse ‘*’</text:p>
                <text:list>
                  <text:list-item>
                    <text:p text:style-name="P1">Oper!</text:p>
                  </text:list-item>
                  <text:list-item>
                    <text:p text:style-name="P1">Save for later</text:p>
                  </text:list-item>
                </text:list>
              </text:list-item>
              <text:list-item>
                <text:p text:style-name="P1"><text:span text:style-name="T21">Insert Your Favorite Precedence Parsing Strategy Here...</text:span>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1.6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svg:x1="19.148cm" svg:y1="11.938cm" svg:x2="17.399cm" svg:y2="5.334cm" draw:start-shape="id26" draw:start-glue-point="0" svg:d="M19148 11938c0-5158-1749-1857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27" draw:start-glue-point="0" svg:d="M19896 11938c0-5158 1567-1857 1567-6604" svg:viewBox="0 0 1568 6605">
          <text:p/>
        </draw:connector>
        <draw:frame draw:style-name="gr36" draw:text-style-name="P28" xml:id="id28" draw:id="id28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26" draw:id="id26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27" draw:id="id27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14.612cm" svg:y1="11.938cm" svg:x2="17.401cm" svg:y2="5.336cm" draw:start-shape="id28" draw:start-glue-point="0" draw:end-shape="id29" draw:end-glue-point="8" svg:d="M14612 11938c0-4950 2789-1649 2789-6602" svg:viewBox="0 0 2790 6603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ustom-shape draw:style-name="gr38" draw:text-style-name="P31" xml:id="id29" draw:id="id29" draw:layer="layout" svg:width="1.27cm" svg:height="1.27cm" svg:x="16.766cm" svg:y="4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899cm" svg:y="4.23cm">
          <draw:text-box>
            <text:p><text:span text:style-name="T16">x</text:span></text:p>
          </draw:text-box>
        </draw:frame>
        <draw:custom-shape draw:style-name="gr39" draw:text-style-name="P32" draw:layer="layout" svg:width="1.27cm" svg:height="1.27cm" svg:x="20.82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6cm" svg:y="4.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1">Parse ‘x’</text:p>
              </text:list-item>
              <text:list-item>
                <text:p text:style-name="P8">Lookup ‘x’ node</text:p>
              </text:list-item>
              <text:list-item>
                <text:p text:style-name="P8">Push node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2.0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svg:x1="19.148cm" svg:y1="11.938cm" svg:x2="17.399cm" svg:y2="5.334cm" draw:start-shape="id30" draw:start-glue-point="0" svg:d="M19148 11938c0-5158-1749-1857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31" draw:start-glue-point="0" svg:d="M19896 11938c0-5158 1567-1857 1567-6604" svg:viewBox="0 0 1568 6605">
          <text:p/>
        </draw:connector>
        <draw:frame draw:style-name="gr36" draw:text-style-name="P28" xml:id="id32" draw:id="id32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30" draw:id="id30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31" draw:id="id31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14.612cm" svg:y1="11.938cm" svg:x2="17.401cm" svg:y2="5.336cm" draw:start-shape="id32" draw:start-glue-point="0" draw:end-shape="id33" draw:end-glue-point="8" svg:d="M14612 11938c0-4950 2789-1649 2789-6602" svg:viewBox="0 0 2790 6603">
          <text:p/>
        </draw:connector>
        <draw:frame draw:style-name="gr36" draw:text-style-name="P28" draw:layer="layout" svg:width="0.748cm" svg:height="0.962cm" svg:x="13.49cm" svg:y="11.938cm">
          <draw:text-box>
            <text:p text:style-name="P34"><text:span text:style-name="T20">●</text:span></text:p>
          </draw:text-box>
        </draw:frame>
        <draw:connector draw:style-name="gr41" draw:text-style-name="P33" draw:layer="layout" draw:type="curve" svg:x1="13.784cm" svg:y1="11.951cm" svg:x2="17.401cm" svg:y2="5.336cm" draw:end-shape="id33" draw:end-glue-point="8" svg:d="M13784 11951c0-4753 3617-1446 3617-6615" svg:viewBox="0 0 3618 6616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ustom-shape draw:style-name="gr38" draw:text-style-name="P31" xml:id="id33" draw:id="id33" draw:layer="layout" svg:width="1.27cm" svg:height="1.27cm" svg:x="16.766cm" svg:y="4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899cm" svg:y="4.23cm">
          <draw:text-box>
            <text:p><text:span text:style-name="T16">x</text:span></text:p>
          </draw:text-box>
        </draw:frame>
        <draw:custom-shape draw:style-name="gr39" draw:text-style-name="P32" draw:layer="layout" svg:width="1.27cm" svg:height="1.27cm" svg:x="20.82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6cm" svg:y="4.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1">End oper ‘*’</text:p>
              </text:list-item>
              <text:list-item>
                <text:p text:style-name="P1">Pop 2 nodes</text:p>
              </text:list-item>
              <text:list-item>
                <text:p text:style-name="P1">Build ‘*’ node</text:p>
              </text:list-item>
              <text:list-item>
                <text:p text:style-name="P1">Push on stack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2.3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draw:line-skew="-1.525cm" svg:x1="19.148cm" svg:y1="11.938cm" svg:x2="17.399cm" svg:y2="5.334cm" draw:start-shape="id34" draw:start-glue-point="0" svg:d="M19148 11938c0-7446-1749-4144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35" draw:start-glue-point="0" svg:d="M19896 11938c0-5158 1567-1857 1567-6604" svg:viewBox="0 0 1568 6605">
          <text:p/>
        </draw:connector>
        <draw:frame draw:style-name="gr36" draw:text-style-name="P28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34" draw:id="id34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35" draw:id="id35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ustom-shape draw:style-name="gr42" draw:text-style-name="P32" xml:id="id36" draw:id="id36" draw:layer="layout" svg:width="1.27cm" svg:height="1.27cm" svg:x="16.764cm" svg:y="6.604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33" draw:layer="layout" draw:type="curve" svg:x1="16.95cm" svg:y1="6.79cm" svg:x2="16.952cm" svg:y2="5.15cm" draw:start-shape="id36" draw:start-glue-point="5" draw:end-shape="id37" draw:end-glue-point="7" svg:d="M16950 6790c0-1228 2-409 2-1640" svg:viewBox="0 0 3 1641">
          <text:p/>
        </draw:connector>
        <draw:connector draw:style-name="gr43" draw:text-style-name="P33" draw:layer="layout" draw:type="curve" svg:x1="17.848cm" svg:y1="6.79cm" svg:x2="17.85cm" svg:y2="5.15cm" draw:start-shape="id36" draw:start-glue-point="11" draw:end-shape="id37" draw:end-glue-point="9" svg:d="M17848 6790c0-1228 2-409 2-1640" svg:viewBox="0 0 3 1641">
          <text:p/>
        </draw:connector>
        <draw:connector draw:style-name="gr41" draw:text-style-name="P33" draw:layer="layout" draw:type="curve" svg:x1="14.673cm" svg:y1="11.951cm" svg:x2="17.399cm" svg:y2="7.874cm" draw:end-shape="id36" draw:end-glue-point="8" svg:d="M14673 11951c0-2850 2726-812 2726-4077" svg:viewBox="0 0 2727 4078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ustom-shape draw:style-name="gr38" draw:text-style-name="P31" xml:id="id37" draw:id="id37" draw:layer="layout" svg:width="1.27cm" svg:height="1.27cm" svg:x="16.766cm" svg:y="4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37" draw:layer="layout" svg:width="0.749cm" svg:height="0.961cm" svg:x="16.85cm" svg:y="4.218cm">
          <draw:text-box>
            <text:p text:style-name="P36"><text:span text:style-name="T22">x</text:span></text:p>
          </draw:text-box>
        </draw:frame>
        <draw:custom-shape draw:style-name="gr39" draw:text-style-name="P32" draw:layer="layout" svg:width="1.27cm" svg:height="1.27cm" svg:x="20.82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6cm" svg:y="4.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1">Parse ‘+’</text:p>
                <text:list>
                  <text:list-item>
                    <text:p text:style-name="P1">Oper!</text:p>
                  </text:list-item>
                  <text:list-item>
                    <text:p text:style-name="P1">Save for later</text:p>
                  </text:list-item>
                </text:list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2.7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draw:line-skew="-1.525cm" svg:x1="19.148cm" svg:y1="11.938cm" svg:x2="17.399cm" svg:y2="5.334cm" draw:start-shape="id38" draw:start-glue-point="0" svg:d="M19148 11938c0-7446-1749-4144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39" draw:start-glue-point="0" svg:d="M19896 11938c0-5158 1567-1857 1567-6604" svg:viewBox="0 0 1568 6605">
          <text:p/>
        </draw:connector>
        <draw:frame draw:style-name="gr36" draw:text-style-name="P28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38" draw:id="id38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39" draw:id="id39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5" draw:text-style-name="P33" draw:layer="layout" draw:type="curve" svg:x1="16.95cm" svg:y1="6.79cm" svg:x2="16.952cm" svg:y2="5.15cm" draw:end-shape="id40" draw:end-glue-point="7" svg:d="M16950 6790c0-883 2-64 2-1640" svg:viewBox="0 0 3 1641">
          <text:p/>
        </draw:connector>
        <draw:connector draw:style-name="gr45" draw:text-style-name="P33" draw:layer="layout" draw:type="curve" svg:x1="17.848cm" svg:y1="6.79cm" svg:x2="17.85cm" svg:y2="5.15cm" draw:end-shape="id40" draw:end-glue-point="9" svg:d="M17848 6790c0-883 2-64 2-1640" svg:viewBox="0 0 3 1641">
          <text:p/>
        </draw:connector>
        <draw:connector draw:style-name="gr41" draw:text-style-name="P33" draw:layer="layout" draw:type="curve" svg:x1="14.673cm" svg:y1="11.951cm" svg:x2="17.399cm" svg:y2="7.874cm" svg:d="M14673 11951c0-3057 2726-1019 2726-4077" svg:viewBox="0 0 2727 4078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ustom-shape draw:style-name="gr38" draw:text-style-name="P31" xml:id="id40" draw:id="id40" draw:layer="layout" svg:width="1.27cm" svg:height="1.27cm" svg:x="16.766cm" svg:y="4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899cm" svg:y="4.23cm">
          <draw:text-box>
            <text:p><text:span text:style-name="T16">x</text:span></text:p>
          </draw:text-box>
        </draw:frame>
        <draw:custom-shape draw:style-name="gr42" draw:text-style-name="P32" draw:layer="layout" svg:width="1.27cm" svg:height="1.27cm" svg:x="16.765cm" svg:y="6.605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2" draw:layer="layout" svg:width="1.27cm" svg:height="1.27cm" svg:x="20.82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6cm" svg:y="4.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1">Parse ‘y’</text:p>
              </text:list-item>
              <text:list-item>
                <text:p text:style-name="P1">Lookup ‘y’ node</text:p>
              </text:list-item>
              <text:list-item>
                <text:p text:style-name="P1">Push node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3.5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draw:line-skew="-1.525cm" svg:x1="19.148cm" svg:y1="11.938cm" svg:x2="17.399cm" svg:y2="5.334cm" draw:start-shape="id41" draw:start-glue-point="0" svg:d="M19148 11938c0-7446-1749-4144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42" draw:start-glue-point="0" svg:d="M19896 11938c0-5158 1567-1857 1567-6604" svg:viewBox="0 0 1568 6605">
          <text:p/>
        </draw:connector>
        <draw:frame draw:style-name="gr36" draw:text-style-name="P28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41" draw:id="id41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42" draw:id="id42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14.673cm" svg:y1="11.951cm" svg:x2="17.399cm" svg:y2="7.874cm" svg:d="M14673 11951c0-3057 2726-1019 2726-4077" svg:viewBox="0 0 2727 4078">
          <text:p/>
        </draw:connector>
        <draw:frame draw:style-name="gr36" draw:text-style-name="P28" xml:id="id43" draw:id="id43" draw:layer="layout" svg:width="0.748cm" svg:height="0.962cm" svg:x="13.49cm" svg:y="11.938cm">
          <draw:text-box>
            <text:p text:style-name="P34"><text:span text:style-name="T20">●</text:span></text:p>
          </draw:text-box>
        </draw:frame>
        <draw:connector draw:style-name="gr41" draw:text-style-name="P33" draw:layer="layout" draw:type="curve" draw:line-skew="0.634cm" svg:x1="13.864cm" svg:y1="11.938cm" svg:x2="21.463cm" svg:y2="5.334cm" draw:start-shape="id43" draw:start-glue-point="0" svg:d="M13864 11938c0-4207 7599-906 7599-6604" svg:viewBox="0 0 7600 6605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onnector draw:style-name="gr45" draw:text-style-name="P33" draw:layer="layout" draw:type="curve" svg:x1="16.951cm" svg:y1="6.791cm" svg:x2="16.953cm" svg:y2="5.151cm" draw:end-shape="id44" draw:end-glue-point="7" svg:d="M16951 6791c0-883 2-64 2-1640" svg:viewBox="0 0 3 1641">
          <text:p/>
        </draw:connector>
        <draw:connector draw:style-name="gr45" draw:text-style-name="P33" draw:layer="layout" draw:type="curve" svg:x1="17.849cm" svg:y1="6.791cm" svg:x2="17.851cm" svg:y2="5.151cm" draw:end-shape="id44" draw:end-glue-point="9" svg:d="M17849 6791c0-883 2-64 2-1640" svg:viewBox="0 0 3 1641">
          <text:p/>
        </draw:connector>
        <draw:custom-shape draw:style-name="gr38" draw:text-style-name="P31" xml:id="id44" draw:id="id44" draw:layer="layout" svg:width="1.27cm" svg:height="1.27cm" svg:x="16.767cm" svg:y="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9cm" svg:y="4.231cm">
          <draw:text-box>
            <text:p><text:span text:style-name="T16">x</text:span></text:p>
          </draw:text-box>
        </draw:frame>
        <draw:custom-shape draw:style-name="gr42" draw:text-style-name="P32" draw:layer="layout" svg:width="1.27cm" svg:height="1.27cm" svg:x="16.766cm" svg:y="6.606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2" draw:layer="layout" svg:width="1.27cm" svg:height="1.27cm" svg:x="20.82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6cm" svg:y="4.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8">Parse ‘*’</text:p>
                <text:list>
                  <text:list-item>
                    <text:p text:style-name="P1">Oper!</text:p>
                  </text:list-item>
                  <text:list-item>
                    <text:p text:style-name="P1">Save for later</text:p>
                  </text:list-item>
                </text:list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3.9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draw:line-skew="-1.525cm" svg:x1="19.148cm" svg:y1="11.938cm" svg:x2="17.399cm" svg:y2="5.334cm" draw:start-shape="id45" draw:start-glue-point="0" svg:d="M19148 11938c0-7446-1749-4144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46" draw:start-glue-point="0" svg:d="M19896 11938c0-5158 1567-1857 1567-6604" svg:viewBox="0 0 1568 6605">
          <text:p/>
        </draw:connector>
        <draw:frame draw:style-name="gr36" draw:text-style-name="P28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45" draw:id="id45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46" draw:id="id46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14.673cm" svg:y1="11.951cm" svg:x2="17.399cm" svg:y2="7.874cm" svg:d="M14673 11951c0-3057 2726-1019 2726-4077" svg:viewBox="0 0 2727 4078">
          <text:p/>
        </draw:connector>
        <draw:frame draw:style-name="gr36" draw:text-style-name="P28" xml:id="id47" draw:id="id47" draw:layer="layout" svg:width="0.748cm" svg:height="0.962cm" svg:x="13.49cm" svg:y="11.938cm">
          <draw:text-box>
            <text:p text:style-name="P34"><text:span text:style-name="T20">●</text:span></text:p>
          </draw:text-box>
        </draw:frame>
        <draw:connector draw:style-name="gr41" draw:text-style-name="P33" draw:layer="layout" draw:type="curve" draw:line-skew="0.634cm" svg:x1="13.864cm" svg:y1="11.938cm" svg:x2="21.463cm" svg:y2="5.334cm" draw:start-shape="id47" draw:start-glue-point="0" svg:d="M13864 11938c0-4207 7599-906 7599-6604" svg:viewBox="0 0 7600 6605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onnector draw:style-name="gr45" draw:text-style-name="P33" draw:layer="layout" draw:type="curve" svg:x1="16.952cm" svg:y1="6.792cm" svg:x2="16.954cm" svg:y2="5.152cm" draw:end-shape="id48" draw:end-glue-point="7" svg:d="M16952 6792c0-883 2-64 2-1640" svg:viewBox="0 0 3 1641">
          <text:p/>
        </draw:connector>
        <draw:connector draw:style-name="gr45" draw:text-style-name="P33" draw:layer="layout" draw:type="curve" svg:x1="17.85cm" svg:y1="6.792cm" svg:x2="17.852cm" svg:y2="5.152cm" draw:end-shape="id48" draw:end-glue-point="9" svg:d="M17850 6792c0-883 2-64 2-1640" svg:viewBox="0 0 3 1641">
          <text:p/>
        </draw:connector>
        <draw:custom-shape draw:style-name="gr38" draw:text-style-name="P31" xml:id="id48" draw:id="id48" draw:layer="layout" svg:width="1.27cm" svg:height="1.27cm" svg:x="16.768cm" svg:y="4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901cm" svg:y="4.232cm">
          <draw:text-box>
            <text:p><text:span text:style-name="T16">x</text:span></text:p>
          </draw:text-box>
        </draw:frame>
        <draw:custom-shape draw:style-name="gr42" draw:text-style-name="P32" draw:layer="layout" svg:width="1.27cm" svg:height="1.27cm" svg:x="16.767cm" svg:y="6.607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2" draw:layer="layout" svg:width="1.27cm" svg:height="1.27cm" svg:x="20.82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6cm" svg:y="4.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8">Parse ‘y’</text:p>
              </text:list-item>
              <text:list-item>
                <text:p text:style-name="P8">Lookup ‘y’ node</text:p>
              </text:list-item>
              <text:list-item>
                <text:p text:style-name="P8">Push node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4.2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draw:line-skew="-1.525cm" svg:x1="19.148cm" svg:y1="11.938cm" svg:x2="17.399cm" svg:y2="5.334cm" draw:start-shape="id49" draw:start-glue-point="0" svg:d="M19148 11938c0-7446-1749-4144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50" draw:start-glue-point="0" svg:d="M19896 11938c0-5158 1567-1857 1567-6604" svg:viewBox="0 0 1568 6605">
          <text:p/>
        </draw:connector>
        <draw:frame draw:style-name="gr36" draw:text-style-name="P28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49" draw:id="id49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50" draw:id="id50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14.673cm" svg:y1="11.951cm" svg:x2="17.399cm" svg:y2="7.874cm" svg:d="M14673 11951c0-3057 2726-1019 2726-4077" svg:viewBox="0 0 2727 4078">
          <text:p/>
        </draw:connector>
        <draw:frame draw:style-name="gr36" draw:text-style-name="P28" xml:id="id51" draw:id="id51" draw:layer="layout" svg:width="0.748cm" svg:height="0.962cm" svg:x="13.49cm" svg:y="11.938cm">
          <draw:text-box>
            <text:p text:style-name="P34"><text:span text:style-name="T20">●</text:span></text:p>
          </draw:text-box>
        </draw:frame>
        <draw:connector draw:style-name="gr41" draw:text-style-name="P33" draw:layer="layout" draw:type="curve" draw:line-skew="0.634cm" svg:x1="13.864cm" svg:y1="11.938cm" svg:x2="21.463cm" svg:y2="5.334cm" draw:start-shape="id51" draw:start-glue-point="0" svg:d="M13864 11938c0-4207 7599-906 7599-6604" svg:viewBox="0 0 7600 6605">
          <text:p/>
        </draw:connector>
        <draw:frame draw:style-name="gr36" draw:text-style-name="P28" xml:id="id52" draw:id="id52" draw:layer="layout" svg:width="0.748cm" svg:height="0.962cm" svg:x="12.742cm" svg:y="11.938cm">
          <draw:text-box>
            <text:p text:style-name="P34"><text:span text:style-name="T20">●</text:span></text:p>
          </draw:text-box>
        </draw:frame>
        <draw:connector draw:style-name="gr41" draw:text-style-name="P33" draw:layer="layout" draw:type="curve" svg:x1="13.116cm" svg:y1="11.938cm" svg:x2="21.464cm" svg:y2="5.335cm" draw:start-shape="id52" draw:start-glue-point="0" draw:end-shape="id53" draw:end-glue-point="8" svg:d="M13116 11938c0-4951 8348-1650 8348-6603" svg:viewBox="0 0 8349 6604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onnector draw:style-name="gr45" draw:text-style-name="P33" draw:layer="layout" draw:type="curve" svg:x1="16.954cm" svg:y1="6.793cm" svg:x2="16.956cm" svg:y2="5.153cm" draw:end-shape="id54" draw:end-glue-point="7" svg:d="M16954 6793c0-883 2-64 2-1640" svg:viewBox="0 0 3 1641">
          <text:p/>
        </draw:connector>
        <draw:connector draw:style-name="gr45" draw:text-style-name="P33" draw:layer="layout" draw:type="curve" svg:x1="17.852cm" svg:y1="6.793cm" svg:x2="17.854cm" svg:y2="5.153cm" draw:end-shape="id54" draw:end-glue-point="9" svg:d="M17852 6793c0-883 2-64 2-1640" svg:viewBox="0 0 3 1641">
          <text:p/>
        </draw:connector>
        <draw:custom-shape draw:style-name="gr38" draw:text-style-name="P31" xml:id="id54" draw:id="id54" draw:layer="layout" svg:width="1.27cm" svg:height="1.27cm" svg:x="16.77cm" svg:y="4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903cm" svg:y="4.233cm">
          <draw:text-box>
            <text:p><text:span text:style-name="T16">x</text:span></text:p>
          </draw:text-box>
        </draw:frame>
        <draw:custom-shape draw:style-name="gr42" draw:text-style-name="P32" draw:layer="layout" svg:width="1.27cm" svg:height="1.27cm" svg:x="16.769cm" svg:y="6.608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2" xml:id="id53" draw:id="id53" draw:layer="layout" svg:width="1.27cm" svg:height="1.27cm" svg:x="20.82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6cm" svg:y="4.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8">End oper ‘*’</text:p>
              </text:list-item>
              <text:list-item>
                <text:p text:style-name="P8">Pop 2 nodes</text:p>
              </text:list-item>
              <text:list-item>
                <text:p text:style-name="P8">Build ‘*’ node</text:p>
              </text:list-item>
              <text:list-item>
                <text:p text:style-name="P8">Push on stack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4.5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draw:line-skew="-1.525cm" svg:x1="19.148cm" svg:y1="11.938cm" svg:x2="17.399cm" svg:y2="5.334cm" draw:start-shape="id55" draw:start-glue-point="0" svg:d="M19148 11938c0-7446-1749-4144-1749-6604" svg:viewBox="0 0 1750 6605">
          <text:p/>
        </draw:connector>
        <draw:connector draw:style-name="gr41" draw:text-style-name="P33" draw:layer="layout" draw:type="curve" draw:line-skew="-1.779cm" svg:x1="19.896cm" svg:y1="11.938cm" svg:x2="21.463cm" svg:y2="5.334cm" draw:start-shape="id56" draw:start-glue-point="0" svg:d="M19896 11938c0-7827 1567-4525 1567-6604" svg:viewBox="0 0 1568 6605">
          <text:p/>
        </draw:connector>
        <draw:frame draw:style-name="gr36" draw:text-style-name="P28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55" draw:id="id55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56" draw:id="id56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14.673cm" svg:y1="11.951cm" svg:x2="17.399cm" svg:y2="7.874cm" svg:d="M14673 11951c0-3057 2726-1019 2726-4077" svg:viewBox="0 0 2727 4078">
          <text:p/>
        </draw:connector>
        <draw:frame draw:style-name="gr36" draw:text-style-name="P28" xml:id="id57" draw:id="id57" draw:layer="layout" svg:width="0.748cm" svg:height="0.962cm" svg:x="13.49cm" svg:y="11.938cm">
          <draw:text-box>
            <text:p text:style-name="P34"><text:span text:style-name="T20">●</text:span></text:p>
          </draw:text-box>
        </draw:frame>
        <draw:connector draw:style-name="gr41" draw:text-style-name="P33" draw:layer="layout" draw:type="curve" svg:x1="13.864cm" svg:y1="11.938cm" svg:x2="21.463cm" svg:y2="7.874cm" draw:start-shape="id57" draw:start-glue-point="0" draw:end-shape="id58" draw:end-glue-point="8" svg:d="M13864 11938c0-3046 7599-1015 7599-4064" svg:viewBox="0 0 7600 4065">
          <text:p/>
        </draw:connector>
        <draw:custom-shape draw:style-name="gr46" draw:text-style-name="P39" xml:id="id58" draw:id="id58" draw:layer="layout" svg:width="1.27cm" svg:height="1.27cm" svg:x="20.828cm" svg:y="6.604cm">
          <text:p text:style-name="P38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33" draw:layer="layout" draw:type="curve" svg:x1="21.014cm" svg:y1="6.79cm" svg:x2="21.016cm" svg:y2="5.15cm" draw:start-shape="id58" draw:start-glue-point="5" draw:end-shape="id59" draw:end-glue-point="7" svg:d="M21014 6790c0-1228 2-409 2-1640" svg:viewBox="0 0 3 1641">
          <text:p/>
        </draw:connector>
        <draw:connector draw:style-name="gr47" draw:text-style-name="P33" draw:layer="layout" draw:type="curve" svg:x1="21.912cm" svg:y1="6.79cm" svg:x2="21.914cm" svg:y2="5.15cm" draw:start-shape="id58" draw:start-glue-point="11" draw:end-shape="id59" draw:end-glue-point="9" svg:d="M21912 6790c0-1228 2-409 2-1640" svg:viewBox="0 0 3 1641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onnector draw:style-name="gr45" draw:text-style-name="P33" draw:layer="layout" draw:type="curve" svg:x1="16.955cm" svg:y1="6.794cm" svg:x2="16.957cm" svg:y2="5.154cm" draw:end-shape="id60" draw:end-glue-point="7" svg:d="M16955 6794c0-883 2-64 2-1640" svg:viewBox="0 0 3 1641">
          <text:p/>
        </draw:connector>
        <draw:connector draw:style-name="gr45" draw:text-style-name="P33" draw:layer="layout" draw:type="curve" svg:x1="17.853cm" svg:y1="6.794cm" svg:x2="17.855cm" svg:y2="5.154cm" draw:end-shape="id60" draw:end-glue-point="9" svg:d="M17853 6794c0-883 2-64 2-1640" svg:viewBox="0 0 3 1641">
          <text:p/>
        </draw:connector>
        <draw:custom-shape draw:style-name="gr38" draw:text-style-name="P31" xml:id="id60" draw:id="id60" draw:layer="layout" svg:width="1.27cm" svg:height="1.27cm" svg:x="16.771cm" svg:y="4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904cm" svg:y="4.234cm">
          <draw:text-box>
            <text:p><text:span text:style-name="T16">x</text:span></text:p>
          </draw:text-box>
        </draw:frame>
        <draw:custom-shape draw:style-name="gr42" draw:text-style-name="P32" draw:layer="layout" svg:width="1.27cm" svg:height="1.27cm" svg:x="16.77cm" svg:y="6.609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2" xml:id="id59" draw:id="id59" draw:layer="layout" svg:width="1.27cm" svg:height="1.27cm" svg:x="20.83cm" svg:y="4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7cm" svg:y="4.1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8">End oper ‘+’</text:p>
              </text:list-item>
              <text:list-item>
                <text:p text:style-name="P8">Pop 2 nodes</text:p>
              </text:list-item>
              <text:list-item>
                <text:p text:style-name="P8">Build ‘+’ node</text:p>
              </text:list-item>
              <text:list-item>
                <text:p text:style-name="P8">Push on stack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4.5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draw:line-skew="-1.525cm" svg:x1="19.148cm" svg:y1="11.938cm" svg:x2="17.399cm" svg:y2="5.334cm" draw:start-shape="id61" draw:start-glue-point="0" svg:d="M19148 11938c0-7446-1749-4144-1749-6604" svg:viewBox="0 0 1750 6605">
          <text:p/>
        </draw:connector>
        <draw:connector draw:style-name="gr41" draw:text-style-name="P33" draw:layer="layout" draw:type="curve" draw:line-skew="-1.779cm" svg:x1="19.896cm" svg:y1="11.938cm" svg:x2="21.463cm" svg:y2="5.334cm" draw:start-shape="id62" draw:start-glue-point="0" svg:d="M19896 11938c0-7827 1567-4525 1567-6604" svg:viewBox="0 0 1568 6605">
          <text:p/>
        </draw:connector>
        <draw:frame draw:style-name="gr36" draw:text-style-name="P28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61" draw:id="id61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62" draw:id="id62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14.673cm" svg:y1="11.951cm" svg:x2="19.2cm" svg:y2="9.861cm" draw:end-shape="id63" draw:end-glue-point="8" svg:d="M14673 11951c0-1360 4527-316 4527-2090" svg:viewBox="0 0 4528 2091">
          <text:p/>
        </draw:connector>
        <draw:custom-shape draw:style-name="gr48" draw:text-style-name="P39" xml:id="id63" draw:id="id63" draw:layer="layout" svg:width="1.27cm" svg:height="1.27cm" svg:x="18.565cm" svg:y="8.591cm">
          <text:p text:style-name="P38"><text:span text:style-name="T1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33" draw:layer="layout" draw:type="curve" svg:x1="18.751cm" svg:y1="8.777cm" svg:x2="17.848cm" svg:y2="7.688cm" draw:start-shape="id63" draw:start-glue-point="5" svg:d="M18751 8777c0-1162-903-618-903-1089" svg:viewBox="0 0 904 1090">
          <text:p/>
        </draw:connector>
        <draw:connector draw:style-name="gr50" draw:text-style-name="P33" draw:layer="layout" draw:type="curve" draw:line-skew="0.121cm" svg:x1="19.649cm" svg:y1="8.777cm" svg:x2="21.014cm" svg:y2="7.688cm" draw:start-shape="id63" draw:start-glue-point="11" svg:d="M19649 8777c1552 0 870-1089 1365-1089" svg:viewBox="0 0 1366 1090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onnector draw:style-name="gr45" draw:text-style-name="P33" draw:layer="layout" draw:type="curve" svg:x1="16.955cm" svg:y1="6.794cm" svg:x2="16.957cm" svg:y2="5.154cm" draw:end-shape="id64" draw:end-glue-point="7" svg:d="M16955 6794c0-883 2-64 2-1640" svg:viewBox="0 0 3 1641">
          <text:p/>
        </draw:connector>
        <draw:connector draw:style-name="gr45" draw:text-style-name="P33" draw:layer="layout" draw:type="curve" svg:x1="17.853cm" svg:y1="6.794cm" svg:x2="17.855cm" svg:y2="5.154cm" draw:end-shape="id64" draw:end-glue-point="9" svg:d="M17853 6794c0-883 2-64 2-1640" svg:viewBox="0 0 3 1641">
          <text:p/>
        </draw:connector>
        <draw:custom-shape draw:style-name="gr38" draw:text-style-name="P31" xml:id="id64" draw:id="id64" draw:layer="layout" svg:width="1.27cm" svg:height="1.27cm" svg:x="16.771cm" svg:y="4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904cm" svg:y="4.234cm">
          <draw:text-box>
            <text:p><text:span text:style-name="T16">x</text:span></text:p>
          </draw:text-box>
        </draw:frame>
        <draw:custom-shape draw:style-name="gr42" draw:text-style-name="P32" draw:layer="layout" svg:width="1.27cm" svg:height="1.27cm" svg:x="16.77cm" svg:y="6.609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9" xml:id="id65" draw:id="id65" draw:layer="layout" svg:width="1.27cm" svg:height="1.27cm" svg:x="20.829cm" svg:y="6.605cm">
          <text:p text:style-name="P38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33" draw:layer="layout" draw:type="curve" svg:x1="21.015cm" svg:y1="6.791cm" svg:x2="21.017cm" svg:y2="5.151cm" draw:start-shape="id65" draw:start-glue-point="5" draw:end-shape="id66" draw:end-glue-point="7" svg:d="M21015 6791c0-1228 2-409 2-1640" svg:viewBox="0 0 3 1641">
          <text:p/>
        </draw:connector>
        <draw:connector draw:style-name="gr47" draw:text-style-name="P33" draw:layer="layout" draw:type="curve" svg:x1="21.913cm" svg:y1="6.791cm" svg:x2="21.915cm" svg:y2="5.151cm" draw:start-shape="id65" draw:start-glue-point="11" draw:end-shape="id66" draw:end-glue-point="9" svg:d="M21913 6791c0-1228 2-409 2-1640" svg:viewBox="0 0 3 1641">
          <text:p/>
        </draw:connector>
        <draw:custom-shape draw:style-name="gr39" draw:text-style-name="P32" xml:id="id66" draw:id="id66" draw:layer="layout" svg:width="1.27cm" svg:height="1.27cm" svg:x="20.831cm" svg:y="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8cm" svg:y="4.112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8">End ‘dist =’</text:p>
              </text:list-item>
              <text:list-item>
                <text:p text:style-name="P8">Pop node</text:p>
              </text:list-item>
              <text:list-item>
                <text:p text:style-name="P8">Assign in map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4.5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draw:line-skew="-1.525cm" svg:x1="19.148cm" svg:y1="11.938cm" svg:x2="17.399cm" svg:y2="5.334cm" draw:start-shape="id67" draw:start-glue-point="0" svg:d="M19148 11938c0-7446-1749-4144-1749-6604" svg:viewBox="0 0 1750 6605">
          <text:p/>
        </draw:connector>
        <draw:connector draw:style-name="gr41" draw:text-style-name="P33" draw:layer="layout" draw:type="curve" draw:line-skew="-1.779cm" svg:x1="19.896cm" svg:y1="11.938cm" svg:x2="21.463cm" svg:y2="5.334cm" draw:start-shape="id68" draw:start-glue-point="0" svg:d="M19896 11938c0-7827 1567-4525 1567-6604" svg:viewBox="0 0 1568 6605">
          <text:p/>
        </draw:connector>
        <draw:frame draw:style-name="gr35" draw:text-style-name="P28" draw:layer="layout" svg:width="0.748cm" svg:height="0.254cm" svg:x="14.224cm" svg:y="12.246cm">
          <draw:text-box>
            <text:p/>
          </draw:text-box>
        </draw:frame>
        <draw:frame draw:style-name="gr36" draw:text-style-name="P29" xml:id="id67" draw:id="id67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68" draw:id="id68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29" xml:id="id69" draw:id="id69" draw:layer="layout" svg:width="1.51cm" svg:height="0.962cm" svg:x="20.27cm" svg:y="11.938cm">
          <draw:text-box>
            <text:p><text:span text:style-name="T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21.025cm" svg:y1="11.938cm" svg:x2="19.2cm" svg:y2="9.875cm" draw:start-shape="id69" draw:start-glue-point="0" draw:end-shape="id70" draw:end-glue-point="8" svg:d="M21025 11938c0-1546-1825-515-1825-2063" svg:viewBox="0 0 1826 2064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onnector draw:style-name="gr45" draw:text-style-name="P33" draw:layer="layout" draw:type="curve" svg:x1="16.955cm" svg:y1="6.794cm" svg:x2="16.957cm" svg:y2="5.154cm" draw:end-shape="id71" draw:end-glue-point="7" svg:d="M16955 6794c0-883 2-64 2-1640" svg:viewBox="0 0 3 1641">
          <text:p/>
        </draw:connector>
        <draw:connector draw:style-name="gr45" draw:text-style-name="P33" draw:layer="layout" draw:type="curve" svg:x1="17.853cm" svg:y1="6.794cm" svg:x2="17.855cm" svg:y2="5.154cm" draw:end-shape="id71" draw:end-glue-point="9" svg:d="M17853 6794c0-883 2-64 2-1640" svg:viewBox="0 0 3 1641">
          <text:p/>
        </draw:connector>
        <draw:custom-shape draw:style-name="gr38" draw:text-style-name="P31" xml:id="id71" draw:id="id71" draw:layer="layout" svg:width="1.27cm" svg:height="1.27cm" svg:x="16.771cm" svg:y="4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904cm" svg:y="4.234cm">
          <draw:text-box>
            <text:p><text:span text:style-name="T16">x</text:span></text:p>
          </draw:text-box>
        </draw:frame>
        <draw:custom-shape draw:style-name="gr42" draw:text-style-name="P32" draw:layer="layout" svg:width="1.27cm" svg:height="1.27cm" svg:x="16.77cm" svg:y="6.609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9" xml:id="id72" draw:id="id72" draw:layer="layout" svg:width="1.27cm" svg:height="1.27cm" svg:x="20.829cm" svg:y="6.605cm">
          <text:p text:style-name="P38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33" draw:layer="layout" draw:type="curve" svg:x1="21.015cm" svg:y1="6.791cm" svg:x2="21.017cm" svg:y2="5.151cm" draw:start-shape="id72" draw:start-glue-point="5" draw:end-shape="id73" draw:end-glue-point="7" svg:d="M21015 6791c0-1228 2-409 2-1640" svg:viewBox="0 0 3 1641">
          <text:p/>
        </draw:connector>
        <draw:connector draw:style-name="gr47" draw:text-style-name="P33" draw:layer="layout" draw:type="curve" svg:x1="21.913cm" svg:y1="6.791cm" svg:x2="21.915cm" svg:y2="5.151cm" draw:start-shape="id72" draw:start-glue-point="11" draw:end-shape="id73" draw:end-glue-point="9" svg:d="M21913 6791c0-1228 2-409 2-1640" svg:viewBox="0 0 3 1641">
          <text:p/>
        </draw:connector>
        <draw:custom-shape draw:style-name="gr39" draw:text-style-name="P32" xml:id="id73" draw:id="id73" draw:layer="layout" svg:width="1.27cm" svg:height="1.27cm" svg:x="20.831cm" svg:y="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8cm" svg:y="4.112cm">
          <draw:text-box>
            <text:p><text:span text:style-name="T16">y</text:span></text:p>
          </draw:text-box>
        </draw:frame>
        <draw:custom-shape draw:style-name="gr48" draw:text-style-name="P39" xml:id="id70" draw:id="id70" draw:layer="layout" svg:width="1.27cm" svg:height="1.27cm" svg:x="18.565cm" svg:y="8.605cm">
          <text:p text:style-name="P38"><text:span text:style-name="T1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33" draw:layer="layout" draw:type="curve" svg:x1="18.751cm" svg:y1="8.791cm" svg:x2="17.848cm" svg:y2="7.702cm" draw:start-shape="id70" draw:start-glue-point="5" svg:d="M18751 8791c0-1162-903-618-903-1089" svg:viewBox="0 0 904 1090">
          <text:p/>
        </draw:connector>
        <draw:connector draw:style-name="gr50" draw:text-style-name="P33" draw:layer="layout" draw:type="curve" draw:line-skew="0.121cm" svg:x1="19.649cm" svg:y1="8.791cm" svg:x2="21.014cm" svg:y2="7.702cm" draw:start-shape="id70" draw:start-glue-point="11" svg:d="M19649 8791c1552 0 870-1089 1365-1089" svg:viewBox="0 0 1366 1090">
          <text:p/>
        </draw:connector>
        <draw:custom-shape draw:style-name="gr12" draw:text-style-name="P14" xml:id="id74" draw:id="id74" draw:layer="layout" svg:width="1.016cm" svg:height="1.016cm" svg:x="20.828cm" svg:y="10.224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2" draw:layer="layout" draw:type="curve" svg:x1="23.019cm" svg:y1="11.43cm" svg:x2="21.709cm" svg:y2="11.034cm" svg:d="M23019 11430c-663 0-8-396-1310-396" svg:viewBox="0 0 1311 397">
          <text:p/>
        </draw:connector>
        <draw:connector draw:style-name="gr51" draw:text-style-name="P33" draw:layer="layout" draw:type="line" svg:x1="20.976cm" svg:y1="10.372cm" svg:x2="19.649cm" svg:y2="9.689cm" draw:start-shape="id74" draw:start-glue-point="5" draw:end-shape="id70" draw:end-glue-point="9" svg:d="M20976 10372l-1327-683" svg:viewBox="0 0 1328 684">
          <text:p/>
        </draw:connector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11.3cm" svg:height="10.539cm" svg:x="1.4cm" svg:y="3.685cm" presentation:class="outline" presentation:user-transformed="true">
          <draw:text-box>
            <text:list text:style-name="L2">
              <text:list-item>
                <text:p text:style-name="P8">Hey! <text:s/>This is an expression DAG!</text:p>
              </text:list-item>
              <text:list-item>
                <text:p text:style-name="P8">Yup!</text:p>
              </text:list-item>
              <text:list-item>
                <text:p text:style-name="P8">No control-flow, so exactly the same.</text:p>
              </text:list-item>
              <text:list-item>
                <text:p text:style-name="P8">Its also Use→Def edges</text:p>
                <text:list>
                  <text:list-item>
                    <text:p text:style-name="P1">Easy to flip and get D→U</text:p>
                  </text:list-item>
                </text:list>
              </text:list-item>
            </text:list>
          </draw:text-box>
        </draw:frame>
        <draw:connector draw:style-name="gr45" draw:text-style-name="P33" draw:layer="layout" draw:type="curve" svg:x1="16.955cm" svg:y1="6.794cm" svg:x2="16.957cm" svg:y2="5.154cm" draw:end-shape="id75" draw:end-glue-point="7" svg:d="M16955 6794c0-883 2-64 2-1640" svg:viewBox="0 0 3 1641">
          <text:p/>
        </draw:connector>
        <draw:connector draw:style-name="gr45" draw:text-style-name="P33" draw:layer="layout" draw:type="curve" svg:x1="17.853cm" svg:y1="6.794cm" svg:x2="17.855cm" svg:y2="5.154cm" draw:end-shape="id75" draw:end-glue-point="9" svg:d="M17853 6794c0-883 2-64 2-1640" svg:viewBox="0 0 3 1641">
          <text:p/>
        </draw:connector>
        <draw:custom-shape draw:style-name="gr38" draw:text-style-name="P31" xml:id="id75" draw:id="id75" draw:layer="layout" svg:width="1.27cm" svg:height="1.27cm" svg:x="16.771cm" svg:y="4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904cm" svg:y="4.234cm">
          <draw:text-box>
            <text:p><text:span text:style-name="T16">x</text:span></text:p>
          </draw:text-box>
        </draw:frame>
        <draw:custom-shape draw:style-name="gr42" draw:text-style-name="P32" draw:layer="layout" svg:width="1.27cm" svg:height="1.27cm" svg:x="16.77cm" svg:y="6.609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9" xml:id="id76" draw:id="id76" draw:layer="layout" svg:width="1.27cm" svg:height="1.27cm" svg:x="20.83cm" svg:y="6.606cm">
          <text:p text:style-name="P38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33" draw:layer="layout" draw:type="curve" svg:x1="21.016cm" svg:y1="6.792cm" svg:x2="21.018cm" svg:y2="5.152cm" draw:start-shape="id76" draw:start-glue-point="5" draw:end-shape="id77" draw:end-glue-point="7" svg:d="M21016 6792c0-1228 2-409 2-1640" svg:viewBox="0 0 3 1641">
          <text:p/>
        </draw:connector>
        <draw:connector draw:style-name="gr47" draw:text-style-name="P33" draw:layer="layout" draw:type="curve" svg:x1="21.914cm" svg:y1="6.792cm" svg:x2="21.916cm" svg:y2="5.152cm" draw:start-shape="id76" draw:start-glue-point="11" draw:end-shape="id77" draw:end-glue-point="9" svg:d="M21914 6792c0-1228 2-409 2-1640" svg:viewBox="0 0 3 1641">
          <text:p/>
        </draw:connector>
        <draw:custom-shape draw:style-name="gr39" draw:text-style-name="P32" xml:id="id77" draw:id="id77" draw:layer="layout" svg:width="1.27cm" svg:height="1.27cm" svg:x="20.832cm" svg:y="4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9cm" svg:y="4.113cm">
          <draw:text-box>
            <text:p><text:span text:style-name="T16">y</text:span></text:p>
          </draw:text-box>
        </draw:frame>
        <draw:custom-shape draw:style-name="gr48" draw:text-style-name="P39" xml:id="id78" draw:id="id78" draw:layer="layout" svg:width="1.27cm" svg:height="1.27cm" svg:x="18.565cm" svg:y="8.619cm">
          <text:p text:style-name="P38"><text:span text:style-name="T1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33" draw:layer="layout" draw:type="curve" svg:x1="18.751cm" svg:y1="8.805cm" svg:x2="17.848cm" svg:y2="7.716cm" draw:start-shape="id78" draw:start-glue-point="5" svg:d="M18751 8805c0-1162-903-618-903-1089" svg:viewBox="0 0 904 1090">
          <text:p/>
        </draw:connector>
        <draw:connector draw:style-name="gr50" draw:text-style-name="P33" draw:layer="layout" draw:type="curve" draw:line-skew="0.121cm" svg:x1="19.649cm" svg:y1="8.805cm" svg:x2="21.014cm" svg:y2="7.716cm" draw:start-shape="id78" draw:start-glue-point="11" svg:d="M19649 8805c1552 0 870-1089 1365-1089" svg:viewBox="0 0 1366 1090">
          <text:p/>
        </draw:connector>
        <draw:custom-shape draw:style-name="gr12" draw:text-style-name="P14" xml:id="id79" draw:id="id79" draw:layer="layout" svg:width="1.016cm" svg:height="1.016cm" svg:x="20.78cm" svg:y="10.237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2" draw:layer="layout" draw:type="curve" svg:x1="22.971cm" svg:y1="11.443cm" svg:x2="21.661cm" svg:y2="11.047cm" svg:d="M22971 11443c-663 0-8-396-1310-396" svg:viewBox="0 0 1311 397">
          <text:p/>
        </draw:connector>
        <draw:connector draw:style-name="gr51" draw:text-style-name="P33" draw:layer="layout" draw:type="line" svg:x1="20.928cm" svg:y1="10.385cm" svg:x2="19.601cm" svg:y2="9.702cm" draw:start-shape="id79" draw:start-glue-point="5" svg:d="M20928 10385l-1327-683" svg:viewBox="0 0 1328 684">
          <text:p/>
        </draw:connector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print_20_Plans" presentation:presentation-page-layout-name="AL1T0">
        <office:forms form:automatic-focus="false" form:apply-design-mode="false"/>
        <draw:frame draw:style-name="gr52" draw:text-style-name="P17" draw:layer="layout" svg:width="17.018cm" svg:height="5.08cm" svg:x="4.318cm" svg:y="4.826cm">
          <draw:text-box>
            <text:list text:style-name="L1">
              <text:list-item>
                <text:p text:style-name="P16"><text:span text:style-name="T7">Chapters 1,2: Expressions are SSA</text:span></text:p>
              </text:list-item>
              <text:list-item>
                <text:p text:style-name="P16"><text:span text:style-name="T7">Chapters 3,4: Peepholes on expression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Optimizations</text:p>
          </draw:text-box>
        </draw:frame>
        <draw:frame presentation:style-name="pr5" draw:layer="layout" svg:width="19.174cm" svg:height="11.847cm" svg:x="1.4cm" svg:y="2.885cm" presentation:class="outline" presentation:user-transformed="true">
          <draw:text-box>
            <text:list text:style-name="L2">
              <text:list-item>
                <text:p>Peepholes</text:p>
                <text:list>
                  <text:list-item>
                    <text:p>Graph rewrite rules – lots of very simple rules</text:p>
                  </text:list-item>
                  <text:list-item>
                    <text:p>Peek at small region, rewrite it, neighbors on worklist</text:p>
                  </text:list-item>
                  <text:list-item>
                    <text:p>Repeat until worklist empties</text:p>
                  </text:list-item>
                  <text:list-item>
                    <text:p>Fast, linear, 50% of all gains</text:p>
                  </text:list-item>
                </text:list>
              </text:list-item>
              <text:list-item>
                <text:p>Pessimistic data flow analysis (forwards and backwards)</text:p>
                <text:list>
                  <text:list-item>
                    <text:p>Actually, just another Peephole</text:p>
                  </text:list-item>
                </text:list>
              </text:list-item>
              <text:list-item>
                <text:p>CSE / Value-Numbering (yes, another Peephole)</text:p>
              </text:list-item>
              <text:list-item>
                <text:p>Optimistic data flow analysis</text:p>
                <text:list>
                  <text:list-item>
                    <text:p>“whole compilation unit”</text:p>
                  </text:list-item>
                  <text:list-item>
                    <text:p>Starting point for the next round of Peepholes</text:p>
                  </text:list-item>
                </text:list>
              </text:list-item>
              <text:list-item>
                <text:p>Other Stuff – not in this talk!</text:p>
                <text:list>
                  <text:list-item>
                    <text:p>Inlining, Loops, code-gen, reg alloc</text:p>
                  </text:list-item>
                </text:list>
              </text:list-item>
            </text:list>
          </draw:text-box>
        </draw:frame>
        <draw:custom-shape draw:style-name="gr3" draw:text-style-name="P9" xml:id="id81" draw:id="id81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83" draw:id="id83" draw:layer="layout" svg:width="1.016cm" svg:height="1.016cm" svg:x="21.33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1" xml:id="id80" draw:id="id80" draw:layer="layout" svg:width="1.016cm" svg:height="1.016cm" svg:x="19.304cm" svg:y="10.414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1" xml:id="id82" draw:id="id82" draw:layer="layout" svg:width="1.016cm" svg:height="1.016cm" svg:x="21.336cm" svg:y="11.176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1" xml:id="id84" draw:id="id84" draw:layer="layout" svg:width="1.016cm" svg:height="1.016cm" svg:x="19.866cm" svg:y="12.346cm">
          <text:p text:style-name="P10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80" draw:start-glue-point="5" draw:end-shape="id81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80" draw:start-glue-point="11" draw:end-shape="id81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82" draw:start-glue-point="5" draw:end-shape="id83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82" draw:start-glue-point="11" draw:end-shape="id83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84" draw:start-glue-point="5" draw:end-shape="id80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84" draw:start-glue-point="11" draw:end-shape="id82" draw:end-glue-point="7" svg:d="M20734 12494c500 0 750-150 750-450" svg:viewBox="0 0 751 451">
          <text:p/>
        </draw:connector>
        <draw:custom-shape draw:style-name="gr12" draw:text-style-name="P14" xml:id="id85" draw:id="id85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85" draw:start-glue-point="5" draw:end-shape="id84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Major cleanup &amp; gains</text:p>
              </text:list-item>
              <text:list-item>
                <text:p>Uses worklist, def→use edges for neighbors</text:p>
              </text:list-item>
              <text:list-item>
                <text:p>Many peephole rules tied to opcode</text:p>
                <text:list>
                  <text:list-item>
                    <text:p>Virtual call in C++, Java</text:p>
                  </text:list-item>
                  <text:list-item>
                    <text:p>Constant-prop another v-call</text:p>
                  </text:list-item>
                  <text:list-item>
                    <text:p>Reverse (liveness) v-call</text:p>
                  </text:list-item>
                  <text:list-item>
                    <text:p>Hindley-Milner v-call</text:p>
                  </text:list-item>
                </text:list>
              </text:list-item>
              <text:list-item>
                <text:p>Dead code and CSE same for all</text:p>
              </text:list-item>
            </text:list>
          </draw:text-box>
        </draw:frame>
        <draw:custom-shape draw:style-name="gr3" draw:text-style-name="P9" xml:id="id87" draw:id="id87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89" draw:id="id89" draw:layer="layout" svg:width="1.016cm" svg:height="1.016cm" svg:x="21.33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5" xml:id="id86" draw:id="id86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5" xml:id="id88" draw:id="id88" draw:layer="layout" svg:width="1.016cm" svg:height="1.016cm" svg:x="21.336cm" svg:y="11.176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5" xml:id="id90" draw:id="id90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86" draw:start-glue-point="5" draw:end-shape="id87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86" draw:start-glue-point="11" draw:end-shape="id87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88" draw:start-glue-point="5" draw:end-shape="id89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88" draw:start-glue-point="11" draw:end-shape="id89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90" draw:start-glue-point="5" draw:end-shape="id86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90" draw:start-glue-point="11" draw:end-shape="id88" draw:end-glue-point="7" svg:d="M20734 12494c500 0 750-150 750-450" svg:viewBox="0 0 751 451">
          <text:p/>
        </draw:connector>
        <draw:custom-shape draw:style-name="gr12" draw:text-style-name="P14" xml:id="id91" draw:id="id91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91" draw:start-glue-point="5" draw:end-shape="id90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492cm" svg:y="4.839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cm" svg:y="5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62cm" svg:y="5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24cm" svg:y="5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3" draw:layer="layout" svg:width="0.508cm" svg:height="0.508cm" svg:x="22.186cm" svg:y="5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4" draw:layer="layout" svg:width="0.508cm" svg:height="0.508cm" svg:x="22.948cm" svg:y="5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5" draw:layer="layout" svg:width="0.508cm" svg:height="0.508cm" svg:x="23.71cm" svg:y="5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</text:list>
          </draw:text-box>
        </draw:frame>
        <draw:custom-shape draw:style-name="gr3" draw:text-style-name="P9" xml:id="id93" draw:id="id93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5" xml:id="id95" draw:id="id95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5" xml:id="id92" draw:id="id92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5" xml:id="id94" draw:id="id94" draw:layer="layout" svg:width="1.016cm" svg:height="1.016cm" svg:x="21.336cm" svg:y="11.176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5" xml:id="id96" draw:id="id96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92" draw:start-glue-point="5" draw:end-shape="id93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92" draw:start-glue-point="11" draw:end-shape="id93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94" draw:start-glue-point="5" draw:end-shape="id95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94" draw:start-glue-point="11" draw:end-shape="id95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96" draw:start-glue-point="5" draw:end-shape="id92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96" draw:start-glue-point="11" draw:end-shape="id94" draw:end-glue-point="7" svg:d="M20734 12494c500 0 750-150 750-450" svg:viewBox="0 0 751 451">
          <text:p/>
        </draw:connector>
        <draw:custom-shape draw:style-name="gr12" draw:text-style-name="P14" xml:id="id97" draw:id="id97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97" draw:start-glue-point="5" draw:end-shape="id96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3" draw:layer="layout" svg:width="0.508cm" svg:height="0.508cm" svg:x="22.19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4" draw:layer="layout" svg:width="0.508cm" svg:height="0.508cm" svg:x="22.9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5" draw:layer="layout" svg:width="0.508cm" svg:height="0.508cm" svg:x="23.72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>Call ‘ideal’, no progress, done.</text:p>
              </text:list-item>
            </text:list>
          </draw:text-box>
        </draw:frame>
        <draw:custom-shape draw:style-name="gr3" draw:text-style-name="P9" xml:id="id99" draw:id="id99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5" xml:id="id101" draw:id="id101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5" xml:id="id98" draw:id="id98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5" xml:id="id100" draw:id="id100" draw:layer="layout" svg:width="1.016cm" svg:height="1.016cm" svg:x="21.336cm" svg:y="11.176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5" xml:id="id102" draw:id="id102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98" draw:start-glue-point="5" draw:end-shape="id99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98" draw:start-glue-point="11" draw:end-shape="id99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100" draw:start-glue-point="5" draw:end-shape="id101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100" draw:start-glue-point="11" draw:end-shape="id101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102" draw:start-glue-point="5" draw:end-shape="id98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102" draw:start-glue-point="11" draw:end-shape="id100" draw:end-glue-point="7" svg:d="M20734 12494c500 0 750-150 750-450" svg:viewBox="0 0 751 451">
          <text:p/>
        </draw:connector>
        <draw:custom-shape draw:style-name="gr12" draw:text-style-name="P14" xml:id="id103" draw:id="id103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103" draw:start-glue-point="5" draw:end-shape="id102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3" draw:layer="layout" svg:width="0.508cm" svg:height="0.508cm" svg:x="22.19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4" draw:layer="layout" svg:width="0.508cm" svg:height="0.508cm" svg:x="22.9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12" draw:text-style-name="P14" draw:layer="layout" svg:width="1.016cm" svg:height="1.016cm" svg:x="4.418cm" svg:y="4.064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>Call ‘ideal’, no progress, done.</text:p>
              </text:list-item>
            </text:list>
          </draw:text-box>
        </draw:frame>
        <draw:custom-shape draw:style-name="gr3" draw:text-style-name="P9" xml:id="id105" draw:id="id105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5" xml:id="id107" draw:id="id107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5" xml:id="id104" draw:id="id104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5" xml:id="id106" draw:id="id106" draw:layer="layout" svg:width="1.016cm" svg:height="1.016cm" svg:x="21.336cm" svg:y="11.176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5" xml:id="id108" draw:id="id108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04" draw:start-glue-point="5" draw:end-shape="id105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04" draw:start-glue-point="11" draw:end-shape="id105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106" draw:start-glue-point="5" draw:end-shape="id107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106" draw:start-glue-point="11" draw:end-shape="id107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108" draw:start-glue-point="5" draw:end-shape="id104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108" draw:start-glue-point="11" draw:end-shape="id106" draw:end-glue-point="7" svg:d="M20734 12494c500 0 750-150 750-450" svg:viewBox="0 0 751 451">
          <text:p/>
        </draw:connector>
        <draw:custom-shape draw:style-name="gr12" draw:text-style-name="P14" xml:id="id109" draw:id="id109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109" draw:start-glue-point="5" draw:end-shape="id108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3" draw:layer="layout" svg:width="0.508cm" svg:height="0.508cm" svg:x="22.19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79" draw:text-style-name="P25" draw:layer="layout" svg:width="1.016cm" svg:height="1.016cm" svg:x="4.418cm" svg:y="4.064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custom-shape draw:style-name="gr80" draw:text-style-name="P46" draw:layer="layout" svg:width="2.286cm" svg:height="2.286cm" svg:x="20.72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>Call ‘ideal’</text:p>
                <text:list>
                  <text:list-item>
                    <text:p>Multiply of zero has rule</text:p>
                  </text:list-item>
                </text:list>
              </text:list-item>
            </text:list>
          </draw:text-box>
        </draw:frame>
        <draw:custom-shape draw:style-name="gr3" draw:text-style-name="P9" xml:id="id111" draw:id="id111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5" xml:id="id113" draw:id="id113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5" xml:id="id110" draw:id="id110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5" xml:id="id112" draw:id="id112" draw:layer="layout" svg:width="1.016cm" svg:height="1.016cm" svg:x="21.336cm" svg:y="11.176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xml:id="id114" draw:id="id114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10" draw:start-glue-point="5" draw:end-shape="id111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10" draw:start-glue-point="11" draw:end-shape="id111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112" draw:start-glue-point="5" draw:end-shape="id113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112" draw:start-glue-point="11" draw:end-shape="id113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114" draw:start-glue-point="5" draw:end-shape="id110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114" draw:start-glue-point="11" draw:end-shape="id112" draw:end-glue-point="7" svg:d="M20734 12494c500 0 750-150 750-450" svg:viewBox="0 0 751 451">
          <text:p/>
        </draw:connector>
        <draw:custom-shape draw:style-name="gr12" draw:text-style-name="P14" xml:id="id115" draw:id="id115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115" draw:start-glue-point="5" draw:end-shape="id114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85" draw:text-style-name="P25" draw:layer="layout" svg:width="1.016cm" svg:height="1.016cm" svg:x="4.372cm" svg:y="4.06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custom-shape draw:style-name="gr80" draw:text-style-name="P46" draw:layer="layout" svg:width="2.286cm" svg:height="2.286cm" svg:x="20.72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>Call ‘ideal’</text:p>
                <text:list>
                  <text:list-item>
                    <text:p>Multiply of zero has rule</text:p>
                  </text:list-item>
                  <text:list-item>
                    <text:p>Replace with zero</text:p>
                  </text:list-item>
                </text:list>
              </text:list-item>
            </text:list>
          </draw:text-box>
        </draw:frame>
        <draw:custom-shape draw:style-name="gr3" draw:text-style-name="P9" xml:id="id117" draw:id="id117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xml:id="id119" draw:id="id119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5" xml:id="id116" draw:id="id116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5" xml:id="id118" draw:id="id118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16" draw:start-glue-point="5" draw:end-shape="id117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16" draw:start-glue-point="11" draw:end-shape="id117" draw:end-glue-point="9" svg:d="M20172 10562v-996" svg:viewBox="0 0 1 997">
          <text:p/>
        </draw:connector>
        <draw:connector draw:style-name="gr10" draw:text-style-name="P12" draw:layer="layout" draw:type="curve" svg:x1="20.014cm" svg:y1="12.494cm" svg:x2="19.812cm" svg:y2="11.43cm" draw:start-shape="id118" draw:start-glue-point="5" draw:end-shape="id116" draw:end-glue-point="8" svg:d="M20014 12494c0-909-202-377-202-1064" svg:viewBox="0 0 203 1065">
          <text:p/>
        </draw:connector>
        <draw:connector draw:style-name="gr9" draw:text-style-name="P12" draw:layer="layout" draw:type="curve" svg:x1="20.882cm" svg:y1="12.854cm" svg:x2="21.844cm" svg:y2="10.414cm" draw:start-shape="id118" draw:start-glue-point="10" draw:end-shape="id119" draw:end-glue-point="8" svg:d="M20882 12854c642 0 962-813 962-2440" svg:viewBox="0 0 963 2441">
          <text:p/>
        </draw:connector>
        <draw:custom-shape draw:style-name="gr12" draw:text-style-name="P14" xml:id="id120" draw:id="id120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120" draw:start-glue-point="5" draw:end-shape="id118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89" draw:text-style-name="P25" draw:layer="layout" svg:width="1.016cm" svg:height="1.016cm" svg:x="4.372cm" svg:y="4.06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>Call ‘ideal’</text:p>
                <text:list>
                  <text:list-item>
                    <text:p>Multiply of zero has rule</text:p>
                  </text:list-item>
                  <text:list-item>
                    <text:p>Replace with zero</text:p>
                  </text:list-item>
                  <text:list-item>
                    <text:p>Neighbors on list</text:p>
                  </text:list-item>
                </text:list>
              </text:list-item>
            </text:list>
          </draw:text-box>
        </draw:frame>
        <draw:custom-shape draw:style-name="gr3" draw:text-style-name="P9" xml:id="id122" draw:id="id122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5" xml:id="id124" draw:id="id124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25" xml:id="id121" draw:id="id121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25" xml:id="id123" draw:id="id123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21" draw:start-glue-point="5" draw:end-shape="id122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21" draw:start-glue-point="11" draw:end-shape="id122" draw:end-glue-point="9" svg:d="M20172 10562v-996" svg:viewBox="0 0 1 997">
          <text:p/>
        </draw:connector>
        <draw:connector draw:style-name="gr10" draw:text-style-name="P12" draw:layer="layout" draw:type="curve" svg:x1="20.014cm" svg:y1="12.494cm" svg:x2="19.812cm" svg:y2="11.43cm" draw:start-shape="id123" draw:start-glue-point="5" draw:end-shape="id121" draw:end-glue-point="8" svg:d="M20014 12494c0-909-202-377-202-1064" svg:viewBox="0 0 203 1065">
          <text:p/>
        </draw:connector>
        <draw:connector draw:style-name="gr9" draw:text-style-name="P12" draw:layer="layout" draw:type="curve" svg:x1="20.882cm" svg:y1="12.854cm" svg:x2="21.844cm" svg:y2="10.414cm" draw:start-shape="id123" draw:start-glue-point="10" draw:end-shape="id124" draw:end-glue-point="8" svg:d="M20882 12854c642 0 962-813 962-2440" svg:viewBox="0 0 963 2441">
          <text:p/>
        </draw:connector>
        <draw:custom-shape draw:style-name="gr12" draw:text-style-name="P14" xml:id="id125" draw:id="id125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125" draw:start-glue-point="5" draw:end-shape="id123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93" draw:text-style-name="P25" draw:layer="layout" svg:width="1.016cm" svg:height="1.016cm" svg:x="4.372cm" svg:y="4.06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4" draw:layer="layout" svg:width="0.508cm" svg:height="0.508cm" svg:x="22.161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custom-shape draw:style-name="gr94" draw:text-style-name="P46" draw:layer="layout" svg:width="2.032cm" svg:height="1.919cm" svg:x="19.304cm" svg:y="11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 text:style-name="P47"><text:span text:style-name="T24">Call ‘ideal’</text:span></text:p>
                <text:list>
                  <text:list-item>
                    <text:p>Add of zero has a rule</text:p>
                  </text:list-item>
                </text:list>
              </text:list-item>
            </text:list>
          </draw:text-box>
        </draw:frame>
        <draw:custom-shape draw:style-name="gr3" draw:text-style-name="P9" xml:id="id127" draw:id="id127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25" xml:id="id129" draw:id="id129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25" xml:id="id126" draw:id="id126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25" xml:id="id128" draw:id="id128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26" draw:start-glue-point="5" draw:end-shape="id127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26" draw:start-glue-point="11" draw:end-shape="id127" draw:end-glue-point="9" svg:d="M20172 10562v-996" svg:viewBox="0 0 1 997">
          <text:p/>
        </draw:connector>
        <draw:connector draw:style-name="gr10" draw:text-style-name="P12" draw:layer="layout" draw:type="curve" svg:x1="20.014cm" svg:y1="12.494cm" svg:x2="19.812cm" svg:y2="11.43cm" draw:start-shape="id128" draw:start-glue-point="5" draw:end-shape="id126" draw:end-glue-point="8" svg:d="M20014 12494c0-909-202-377-202-1064" svg:viewBox="0 0 203 1065">
          <text:p/>
        </draw:connector>
        <draw:connector draw:style-name="gr9" draw:text-style-name="P12" draw:layer="layout" draw:type="curve" svg:x1="20.882cm" svg:y1="12.854cm" svg:x2="21.844cm" svg:y2="10.414cm" draw:start-shape="id128" draw:start-glue-point="10" draw:end-shape="id129" draw:end-glue-point="8" svg:d="M20882 12854c642 0 962-813 962-2440" svg:viewBox="0 0 963 2441">
          <text:p/>
        </draw:connector>
        <draw:custom-shape draw:style-name="gr12" draw:text-style-name="P14" xml:id="id130" draw:id="id130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130" draw:start-glue-point="5" draw:end-shape="id128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98" draw:text-style-name="P25" draw:layer="layout" svg:width="1.016cm" svg:height="1.016cm" svg:x="4.419cm" svg:y="4.065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custom-shape draw:style-name="gr94" draw:text-style-name="P46" draw:layer="layout" svg:width="2.032cm" svg:height="1.919cm" svg:x="19.304cm" svg:y="11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 text:style-name="P47"><text:span text:style-name="T24">Call ‘ideal’</text:span></text:p>
                <text:list>
                  <text:list-item>
                    <text:p>Add of zero has a rule</text:p>
                  </text:list-item>
                  <text:list-item>
                    <text:p>Replace with other input</text:p>
                  </text:list-item>
                </text:list>
              </text:list-item>
            </text:list>
          </draw:text-box>
        </draw:frame>
        <draw:custom-shape draw:style-name="gr3" draw:text-style-name="P9" xml:id="id132" draw:id="id132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25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5" xml:id="id131" draw:id="id131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31" draw:start-glue-point="5" draw:end-shape="id132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31" draw:start-glue-point="11" draw:end-shape="id132" draw:end-glue-point="9" svg:d="M20172 10562v-996" svg:viewBox="0 0 1 997">
          <text:p/>
        </draw:connector>
        <draw:custom-shape draw:style-name="gr12" draw:text-style-name="P14" xml:id="id133" draw:id="id133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curve" svg:x1="21.084cm" svg:y1="13.864cm" svg:x2="19.812cm" svg:y2="11.43cm" draw:start-shape="id133" draw:start-glue-point="5" draw:end-shape="id131" draw:end-glue-point="8" svg:d="M21084 13864c0-1936-1272-720-1272-2434" svg:viewBox="0 0 1273 2435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101" draw:text-style-name="P25" draw:layer="layout" svg:width="1.016cm" svg:height="1.016cm" svg:x="4.419cm" svg:y="4.065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 text:style-name="P47"><text:span text:style-name="T24">Call ‘ideal’</text:span></text:p>
                <text:list>
                  <text:list-item>
                    <text:p>Add of zero has a rule</text:p>
                  </text:list-item>
                  <text:list-item>
                    <text:p>Replace with other input</text:p>
                  </text:list-item>
                  <text:list-item>
                    <text:p>Neighbors on worklist</text:p>
                  </text:list-item>
                </text:list>
              </text:list-item>
            </text:list>
          </draw:text-box>
        </draw:frame>
        <draw:custom-shape draw:style-name="gr3" draw:text-style-name="P9" xml:id="id135" draw:id="id135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25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25" xml:id="id134" draw:id="id134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34" draw:start-glue-point="5" draw:end-shape="id135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34" draw:start-glue-point="11" draw:end-shape="id135" draw:end-glue-point="9" svg:d="M20172 10562v-996" svg:viewBox="0 0 1 997">
          <text:p/>
        </draw:connector>
        <draw:custom-shape draw:style-name="gr12" draw:text-style-name="P14" xml:id="id136" draw:id="id136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curve" svg:x1="21.084cm" svg:y1="13.864cm" svg:x2="19.812cm" svg:y2="11.43cm" draw:start-shape="id136" draw:start-glue-point="5" draw:end-shape="id134" draw:end-glue-point="8" svg:d="M21084 13864c0-1936-1272-720-1272-2434" svg:viewBox="0 0 1273 2435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104" draw:text-style-name="P25" draw:layer="layout" svg:width="1.016cm" svg:height="1.016cm" svg:x="4.419cm" svg:y="4.065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5" draw:layer="layout" svg:width="0.508cm" svg:height="0.508cm" svg:x="22.223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 text:style-name="P47"><text:span text:style-name="T24">Call ‘ideal’, no progress, done.</text:span></text:p>
              </text:list-item>
            </text:list>
          </draw:text-box>
        </draw:frame>
        <draw:custom-shape draw:style-name="gr3" draw:text-style-name="P9" xml:id="id138" draw:id="id138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25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5" xml:id="id137" draw:id="id137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37" draw:start-glue-point="5" draw:end-shape="id138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37" draw:start-glue-point="11" draw:end-shape="id138" draw:end-glue-point="9" svg:d="M20172 10562v-996" svg:viewBox="0 0 1 997">
          <text:p/>
        </draw:connector>
        <draw:custom-shape draw:style-name="gr12" draw:text-style-name="P14" xml:id="id139" draw:id="id139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curve" svg:x1="21.084cm" svg:y1="13.864cm" svg:x2="19.812cm" svg:y2="11.43cm" draw:start-shape="id139" draw:start-glue-point="5" draw:end-shape="id137" draw:end-glue-point="8" svg:d="M21084 13864c0-1936-1272-720-1272-2434" svg:viewBox="0 0 1273 2435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12" draw:text-style-name="P14" draw:layer="layout" svg:width="1.016cm" svg:height="1.016cm" svg:x="4.419cm" svg:y="4.065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 text:style-name="P47"><text:span text:style-name="T24">Call ‘ideal’, no progress, done.</text:span></text:p>
              </text:list-item>
            </text:list>
          </draw:text-box>
        </draw:frame>
        <draw:custom-shape draw:style-name="gr3" draw:text-style-name="P9" xml:id="id141" draw:id="id141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5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25" xml:id="id140" draw:id="id140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40" draw:start-glue-point="5" draw:end-shape="id141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40" draw:start-glue-point="11" draw:end-shape="id141" draw:end-glue-point="9" svg:d="M20172 10562v-996" svg:viewBox="0 0 1 997">
          <text:p/>
        </draw:connector>
        <draw:custom-shape draw:style-name="gr12" draw:text-style-name="P14" xml:id="id142" draw:id="id142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curve" svg:x1="21.084cm" svg:y1="13.864cm" svg:x2="19.812cm" svg:y2="11.43cm" draw:start-shape="id142" draw:start-glue-point="5" draw:end-shape="id140" draw:end-glue-point="8" svg:d="M21084 13864c0-1936-1272-720-1272-2434" svg:viewBox="0 0 1273 2435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5" draw:text-style-name="P14" draw:layer="layout" svg:width="1.016cm" svg:height="1.016cm" svg:x="4.419cm" svg:y="4.065cm">
          <text:p text:style-name="P13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dead!</text:p>
              </text:list-item>
            </text:list>
          </draw:text-box>
        </draw:frame>
        <draw:custom-shape draw:style-name="gr3" draw:text-style-name="P9" xml:id="id144" draw:id="id144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25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5" xml:id="id143" draw:id="id143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43" draw:start-glue-point="5" draw:end-shape="id144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43" draw:start-glue-point="11" draw:end-shape="id144" draw:end-glue-point="9" svg:d="M20172 10562v-996" svg:viewBox="0 0 1 997">
          <text:p/>
        </draw:connector>
        <draw:custom-shape draw:style-name="gr12" draw:text-style-name="P14" xml:id="id145" draw:id="id145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curve" svg:x1="21.084cm" svg:y1="13.864cm" svg:x2="19.812cm" svg:y2="11.43cm" draw:start-shape="id145" draw:start-glue-point="5" draw:end-shape="id143" draw:end-glue-point="8" svg:d="M21084 13864c0-1936-1272-720-1272-2434" svg:viewBox="0 0 1273 2435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111" draw:text-style-name="P14" draw:layer="layout" svg:width="1.016cm" svg:height="1.016cm" svg:x="4.419cm" svg:y="4.065cm">
          <text:p text:style-name="P13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dead!</text:p>
                <text:list>
                  <text:list-item>
                    <text:p>Delete</text:p>
                  </text:list-item>
                  <text:list-item>
                    <text:p>Neighbors on list, done.</text:p>
                  </text:list-item>
                </text:list>
              </text:list-item>
            </text:list>
          </draw:text-box>
        </draw:frame>
        <draw:custom-shape draw:style-name="gr3" draw:text-style-name="P9" xml:id="id147" draw:id="id147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25" xml:id="id146" draw:id="id146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46" draw:start-glue-point="5" draw:end-shape="id147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46" draw:start-glue-point="11" draw:end-shape="id147" draw:end-glue-point="9" svg:d="M20172 10562v-996" svg:viewBox="0 0 1 997">
          <text:p/>
        </draw:connector>
        <draw:custom-shape draw:style-name="gr12" draw:text-style-name="P14" xml:id="id148" draw:id="id148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curve" svg:x1="21.084cm" svg:y1="13.864cm" svg:x2="19.812cm" svg:y2="11.43cm" draw:start-shape="id148" draw:start-glue-point="5" draw:end-shape="id146" draw:end-glue-point="8" svg:d="M21084 13864c0-1936-1272-720-1272-2434" svg:viewBox="0 0 1273 2435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111" draw:text-style-name="P14" draw:layer="layout" svg:width="1.016cm" svg:height="1.016cm" svg:x="4.419cm" svg:y="4.065cm">
          <text:p text:style-name="P13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 text:style-name="P47">Call ‘ideal’, no progress, done.</text:p>
              </text:list-item>
            </text:list>
          </draw:text-box>
        </draw:frame>
        <draw:custom-shape draw:style-name="gr3" draw:text-style-name="P9" xml:id="id150" draw:id="id150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25" xml:id="id149" draw:id="id149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49" draw:start-glue-point="5" draw:end-shape="id150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49" draw:start-glue-point="11" draw:end-shape="id150" draw:end-glue-point="9" svg:d="M20172 10562v-996" svg:viewBox="0 0 1 997">
          <text:p/>
        </draw:connector>
        <draw:custom-shape draw:style-name="gr12" draw:text-style-name="P14" xml:id="id151" draw:id="id151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curve" svg:x1="21.084cm" svg:y1="13.864cm" svg:x2="19.812cm" svg:y2="11.43cm" draw:start-shape="id151" draw:start-glue-point="5" draw:end-shape="id149" draw:end-glue-point="8" svg:d="M21084 13864c0-1936-1272-720-1272-2434" svg:viewBox="0 0 1273 2435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114" draw:text-style-name="P14" draw:layer="layout" svg:width="1.016cm" svg:height="1.016cm" svg:x="4.41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print_20_Plans" presentation:presentation-page-layout-name="AL1T0">
        <office:forms form:automatic-focus="false" form:apply-design-mode="false"/>
        <draw:frame draw:style-name="gr115" draw:text-style-name="P17" draw:layer="layout" svg:width="17.018cm" svg:height="5.08cm" svg:x="4.318cm" svg:y="4.826cm">
          <draw:text-box>
            <text:list text:style-name="L1">
              <text:list-item>
                <text:p text:style-name="P16"><text:span text:style-name="T7">Chapters 1,2: Expressions are SSA</text:span></text:p>
              </text:list-item>
              <text:list-item>
                <text:p text:style-name="P16"><text:span text:style-name="T7">Chapters 3,4: Peepholes on expressions</text:span></text:p>
              </text:list-item>
              <text:list-item>
                <text:p text:style-name="P16"><text:span text:style-name="T7">Chapters 5: Control Flow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Sea of Nodes: Control Flow</text:p>
          </draw:text-box>
        </draw:frame>
        <draw:frame presentation:style-name="pr5" draw:layer="layout" svg:width="23.746cm" svg:height="11.593cm" svg:x="1.4cm" svg:y="2.885cm" presentation:class="outline" presentation:user-transformed="true">
          <draw:text-box>
            <text:list text:style-name="L2">
              <text:list-item>
                <text:p text:style-name="P1">Normal CFG</text:p>
                <text:list>
                  <text:list-item>
                    <text:p text:style-name="P1">Embedded in the same Graph Format</text:p>
                  </text:list-item>
                  <text:list-item>
                    <text:p text:style-name="P1">So <text:span text:style-name="T5">looks</text:span> a little different</text:p>
                  </text:list-item>
                  <text:list-item>
                    <text:p text:style-name="P1">Same Peephole rules apply</text:p>
                  </text:list-item>
                </text:list>
              </text:list-item>
              <text:list-item>
                <text:p text:style-name="P1">Data nodes lose a “basic block place”</text:p>
                <text:list>
                  <text:list-item>
                    <text:p text:style-name="P1">Inferred by edges</text:p>
                  </text:list-item>
                  <text:list-item>
                    <text:p text:style-name="P1">Recovered via straightforward graph-walk during code-gen</text:p>
                  </text:list-item>
                  <text:list-item>
                    <text:p text:style-name="P1">Not needed for most optimizations</text:p>
                    <text:list>
                      <text:list-item>
                        <text:p text:style-name="P1">Yes needed for bulk rewrites, e.g. loop opts</text:p>
                      </text:list-item>
                      <text:list-item>
                        <text:p text:style-name="P1">Not for all peepholes, both control and data, cse, inline, dead, cprop,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Start</text:p>
          </draw:text-box>
        </draw:frame>
        <draw:frame presentation:style-name="pr5" draw:layer="layout" svg:width="20.444cm" svg:height="9.561cm" svg:x="1.47cm" svg:y="2.885cm" presentation:class="outline" presentation:user-transformed="true">
          <draw:text-box>
            <text:list text:style-name="L2">
              <text:list-item>
                <text:p text:style-name="P1">Starting point</text:p>
              </text:list-item>
            </text:list>
          </draw:text-box>
        </draw:frame>
        <draw:frame draw:style-name="gr116" draw:text-style-name="P26" draw:layer="layout" svg:width="8.885cm" svg:height="0.971cm" svg:x="12.198cm" svg:y="2.885cm">
          <draw:text-box>
            <text:p><text:span text:style-name="T16">if( tmp ) x=3 else x=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Start</text:p>
          </draw:text-box>
        </draw:frame>
        <draw:frame presentation:style-name="pr5" draw:layer="layout" svg:width="20.444cm" svg:height="9.561cm" svg:x="1.47cm" svg:y="2.885cm" presentation:class="outline" presentation:user-transformed="true">
          <draw:text-box>
            <text:list text:style-name="L2">
              <text:list-item>
                <text:p text:style-name="P1">Starting point</text:p>
                <text:list>
                  <text:list-item>
                    <text:p text:style-name="P1">First Basic Block ↔ First Control Node<text:line-break/><text:line-break/><text:line-break/><text:line-break/><text:line-break/></text:p>
                  </text:list-item>
                  <text:list-item>
                    <text:p text:style-name="P1"><text:s text:c="10"/>is Just another Node</text:p>
                    <text:list>
                      <text:list-item>
                        <text:p text:style-name="P1">No inputs, has outputs, has ‘start’ opcode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17" draw:text-style-name="P22" draw:layer="layout" svg:width="4.572cm" svg:height="1.616cm" svg:x="2.758cm" svg:y="6.004cm">
          <text:p text:style-name="P21"><text:span text:style-name="T6">start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5.876cm" svg:y="5.996cm">
          <draw:text-box>
            <text:p text:style-name="P48"><text:span text:style-name="T6">bb0</text:span></text:p>
          </draw:text-box>
        </draw:frame>
        <draw:connector draw:style-name="gr9" draw:text-style-name="P12" draw:layer="layout" draw:type="curve" svg:x1="10.657cm" svg:y1="8.187cm" svg:x2="10.16cm" svg:y2="6.86cm" draw:end-shape="id152" draw:end-glue-point="8" svg:d="M10657 8187c0-787-497-124-497-1327" svg:viewBox="0 0 498 1328">
          <text:p/>
        </draw:connector>
        <draw:custom-shape draw:style-name="gr119" draw:text-style-name="P25" xml:id="id152" draw:id="id152" draw:layer="layout" svg:width="2.032cm" svg:height="1.016cm" svg:x="9.144cm" svg:y="5.844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23" draw:layer="layout" svg:x1="7.62cm" svg:y1="6.604cm" svg:x2="8.89cm" svg:y2="6.35cm">
          <text:p/>
        </draw:line>
        <draw:custom-shape draw:style-name="gr121" draw:text-style-name="P25" draw:layer="layout" svg:width="2.032cm" svg:height="1.016cm" svg:x="3.556cm" svg:y="9.144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6" draw:text-style-name="P26" draw:layer="layout" svg:width="8.885cm" svg:height="0.971cm" svg:x="12.198cm" svg:y="2.885cm">
          <draw:text-box>
            <text:p><text:span text:style-name="T16">if( tmp ) x=3 else x=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Start</text:p>
          </draw:text-box>
        </draw:frame>
        <draw:frame presentation:style-name="pr5" draw:layer="layout" svg:width="20.444cm" svg:height="9.561cm" svg:x="1.47cm" svg:y="2.885cm" presentation:class="outline" presentation:user-transformed="true">
          <draw:text-box>
            <text:list text:style-name="L2">
              <text:list-item>
                <text:p text:style-name="P1">Starting point</text:p>
                <text:list>
                  <text:list-item>
                    <text:p text:style-name="P1">Data – tmp and x come from before<text:line-break/><text:line-break/><text:line-break/><text:line-break/><text:line-break/></text:p>
                    <text:p text:style-name="P1"/>
                  </text:list-item>
                </text:list>
              </text:list-item>
            </text:list>
          </draw:text-box>
        </draw:frame>
        <draw:custom-shape draw:style-name="gr117" draw:text-style-name="P22" draw:layer="layout" svg:width="4.572cm" svg:height="1.616cm" svg:x="2.758cm" svg:y="6.004cm">
          <text:p text:style-name="P21"><text:span text:style-name="T6">start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5.876cm" svg:y="5.996cm">
          <draw:text-box>
            <text:p text:style-name="P48"><text:span text:style-name="T6">bb0</text:span></text:p>
          </draw:text-box>
        </draw:frame>
        <draw:connector draw:style-name="gr9" draw:text-style-name="P12" draw:layer="layout" draw:type="curve" svg:x1="10.657cm" svg:y1="8.187cm" svg:x2="10.16cm" svg:y2="6.86cm" draw:end-shape="id153" draw:end-glue-point="8" svg:d="M10657 8187c0-787-497-124-497-1327" svg:viewBox="0 0 498 1328">
          <text:p/>
        </draw:connector>
        <draw:custom-shape draw:style-name="gr122" draw:text-style-name="P25" xml:id="id153" draw:id="id153" draw:layer="layout" svg:width="2.032cm" svg:height="1.016cm" svg:x="9.144cm" svg:y="5.844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23" draw:layer="layout" svg:x1="7.62cm" svg:y1="6.604cm" svg:x2="8.89cm" svg:y2="6.35cm">
          <text:p/>
        </draw:line>
        <draw:frame draw:style-name="gr116" draw:text-style-name="P26" draw:layer="layout" svg:width="8.885cm" svg:height="0.971cm" svg:x="12.198cm" svg:y="2.885cm">
          <draw:text-box>
            <text:p><text:span text:style-name="T16">if( tmp ) x=3 else x=4</text:span></text:p>
          </draw:text-box>
        </draw:frame>
        <draw:custom-shape draw:style-name="gr123" draw:text-style-name="P25" xml:id="id155" draw:id="id155" draw:layer="layout" svg:width="1.016cm" svg:height="1.016cm" svg:x="11.422cm" svg:y="6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4" draw:text-style-name="P33" draw:layer="layout" draw:type="curve" svg:x1="18.726cm" svg:y1="8.134cm" svg:x2="12.438cm" svg:y2="6.737cm" draw:start-shape="id154" draw:start-glue-point="0" draw:end-shape="id155" draw:end-glue-point="10" svg:d="M18726 8134c0-932-2096-1397-6288-1397" svg:viewBox="0 0 6289 1398">
          <text:p/>
        </draw:connector>
        <draw:connector draw:style-name="gr125" draw:text-style-name="P33" draw:layer="layout" draw:type="curve" svg:x1="19.971cm" svg:y1="8.134cm" svg:x2="19.463cm" svg:y2="6.845cm" draw:start-shape="id156" draw:start-glue-point="0" draw:end-shape="id157" draw:end-glue-point="8" svg:d="M19971 8134c0-966-508-322-508-1289" svg:viewBox="0 0 509 1290">
          <text:p/>
        </draw:connector>
        <draw:frame draw:style-name="gr36" draw:text-style-name="P29" xml:id="id154" draw:id="id154" draw:layer="layout" svg:width="1.742cm" svg:height="0.962cm" svg:x="17.855cm" svg:y="8.134cm">
          <draw:text-box>
            <text:p><text:span text:style-name="T8">tmp</text:span></text:p>
          </draw:text-box>
        </draw:frame>
        <draw:frame draw:style-name="gr36" draw:text-style-name="P28" xml:id="id156" draw:id="id156" draw:layer="layout" svg:width="0.748cm" svg:height="0.962cm" svg:x="19.597cm" svg:y="8.134cm">
          <draw:text-box>
            <text:p><text:span text:style-name="T17">x</text:span></text:p>
          </draw:text-box>
        </draw:frame>
        <draw:custom-shape draw:style-name="gr126" draw:text-style-name="P25" xml:id="id157" draw:id="id157" draw:layer="layout" svg:width="1.016cm" svg:height="1.016cm" svg:x="18.955cm" svg:y="5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8" draw:text-style-name="P49" draw:layer="layout" svg:width="1.394cm" svg:height="0.81cm" svg:x="18.542cm" svg:y="9.131cm">
          <draw:text-box>
            <text:p text:style-name="P48"><text:span text:style-name="T6">bb0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Split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1">Test and branch: <text:s text:c="3"/></text:p>
                <text:list>
                  <text:list-item>
                    <text:p text:style-name="P1">Split in CFG ↔ Split in Sea-of-Nodes</text:p>
                  </text:list-item>
                </text:list>
              </text:list-item>
            </text:list>
          </draw:text-box>
        </draw:frame>
        <draw:custom-shape draw:style-name="gr127" draw:text-style-name="P22" draw:layer="layout" svg:width="4.572cm" svg:height="2.54cm" svg:x="2.758cm" svg:y="6.004cm">
          <text:p text:style-name="P21"><text:span text:style-name="T6">…</text:span></text:p>
          <text:p text:style-name="P21"><text:span text:style-name="T6">tmp op <text:s/>…</text:span></text:p>
          <text:p text:style-name="P21"><text:span text:style-name="T6">jeq tmp bb2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5.876cm" svg:y="5.996cm">
          <draw:text-box>
            <text:p text:style-name="P48"><text:span text:style-name="T6">bb0</text:span></text:p>
          </draw:text-box>
        </draw:frame>
        <draw:custom-shape draw:style-name="gr128" draw:text-style-name="P25" xml:id="id159" draw:id="id159" draw:layer="layout" svg:width="1.016cm" svg:height="1.016cm" svg:x="11.422cm" svg:y="6.242cm">
          <text:p text:style-name="P24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0.646cm" svg:y1="8.174cm" svg:x2="11.93cm" svg:y2="7.258cm" draw:start-shape="id158" draw:start-glue-point="0" draw:end-shape="id159" draw:end-glue-point="8" svg:d="M10646 8174c0-685 1284-228 1284-916" svg:viewBox="0 0 1285 917">
          <text:p/>
        </draw:connector>
        <draw:custom-shape draw:style-name="gr130" draw:text-style-name="P25" xml:id="id158" draw:id="id158" draw:layer="layout" svg:width="1.524cm" svg:height="0.762cm" svg:x="9.884cm" svg:y="8.17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0.657cm" svg:y1="8.187cm" svg:x2="10.161cm" svg:y2="6.861cm" draw:end-shape="id160" draw:end-glue-point="8" svg:d="M10657 8187c0-787-496-125-496-1326" svg:viewBox="0 0 497 1327">
          <text:p/>
        </draw:connector>
        <draw:custom-shape draw:style-name="gr131" draw:text-style-name="P25" xml:id="id160" draw:id="id160" draw:layer="layout" svg:width="2.032cm" svg:height="1.016cm" svg:x="9.145cm" svg:y="5.845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23" draw:layer="layout" svg:x1="6.604cm" svg:y1="7.874cm" svg:x2="9.398cm" svg:y2="8.382cm">
          <text:p/>
        </draw:line>
        <draw:frame draw:style-name="gr116" draw:text-style-name="P26" draw:layer="layout" svg:width="8.885cm" svg:height="0.971cm" svg:x="12.198cm" svg:y="2.886cm">
          <draw:text-box>
            <text:p><text:span text:style-name="T16">if( tmp ) x=3 else x=4</text:span></text:p>
          </draw:text-box>
        </draw:frame>
        <draw:connector draw:style-name="gr124" draw:text-style-name="P33" draw:layer="layout" draw:type="curve" svg:x1="18.726cm" svg:y1="8.147cm" svg:x2="12.438cm" svg:y2="6.75cm" draw:start-shape="id161" draw:start-glue-point="0" draw:end-shape="id159" draw:end-glue-point="10" svg:d="M18726 8147c0-932-2096-1397-6288-1397" svg:viewBox="0 0 6289 1398">
          <text:p/>
        </draw:connector>
        <draw:connector draw:style-name="gr125" draw:text-style-name="P33" draw:layer="layout" draw:type="curve" svg:x1="19.971cm" svg:y1="8.147cm" svg:x2="19.463cm" svg:y2="6.858cm" draw:start-shape="id162" draw:start-glue-point="0" draw:end-shape="id163" draw:end-glue-point="8" svg:d="M19971 8147c0-966-508-322-508-1289" svg:viewBox="0 0 509 1290">
          <text:p/>
        </draw:connector>
        <draw:frame draw:style-name="gr36" draw:text-style-name="P29" xml:id="id161" draw:id="id161" draw:layer="layout" svg:width="1.742cm" svg:height="0.962cm" svg:x="17.855cm" svg:y="8.147cm">
          <draw:text-box>
            <text:p><text:span text:style-name="T8">tmp</text:span></text:p>
          </draw:text-box>
        </draw:frame>
        <draw:frame draw:style-name="gr36" draw:text-style-name="P28" xml:id="id162" draw:id="id162" draw:layer="layout" svg:width="0.748cm" svg:height="0.962cm" svg:x="19.597cm" svg:y="8.147cm">
          <draw:text-box>
            <text:p><text:span text:style-name="T17">x</text:span></text:p>
          </draw:text-box>
        </draw:frame>
        <draw:custom-shape draw:style-name="gr132" draw:text-style-name="P25" xml:id="id163" draw:id="id163" draw:layer="layout" svg:width="1.016cm" svg:height="1.016cm" svg:x="18.955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8" draw:text-style-name="P49" draw:layer="layout" svg:width="1.394cm" svg:height="0.81cm" svg:x="18.542cm" svg:y="9.144cm">
          <draw:text-box>
            <text:p text:style-name="P48"><text:span text:style-name="T6">bb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Split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1">Test and branch: <text:s text:c="3"/></text:p>
                <text:list>
                  <text:list-item>
                    <text:p text:style-name="P1">Split in CFG ↔ Split in Sea-of-Nodes</text:p>
                  </text:list-item>
                </text:list>
              </text:list-item>
            </text:list>
          </draw:text-box>
        </draw:frame>
        <draw:custom-shape draw:style-name="gr127" draw:text-style-name="P22" xml:id="id164" draw:id="id164" draw:layer="layout" svg:width="4.572cm" svg:height="2.54cm" svg:x="2.758cm" svg:y="6.004cm">
          <text:p text:style-name="P21"><text:span text:style-name="T6">…</text:span></text:p>
          <text:p text:style-name="P21"><text:span text:style-name="T6">tmp op <text:s/>…</text:span></text:p>
          <text:p text:style-name="P21"><text:span text:style-name="T6">jeq tmp bb2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5.876cm" svg:y="5.996cm">
          <draw:text-box>
            <text:p text:style-name="P48"><text:span text:style-name="T6">bb0</text:span></text:p>
          </draw:text-box>
        </draw:frame>
        <draw:custom-shape draw:style-name="gr133" draw:text-style-name="P50" xml:id="id165" draw:id="id165" draw:layer="layout" svg:width="2.032cm" svg:height="1.87cm" svg:x="2.758cm" svg:y="9.906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50" xml:id="id166" draw:id="id166" draw:layer="layout" svg:width="2.032cm" svg:height="1.87cm" svg:x="5.29cm" svg:y="9.906cm">
          <text:p/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3.537cm" svg:y="9.758cm">
          <draw:text-box>
            <text:p text:style-name="P48"><text:span text:style-name="T6">bb1</text:span></text:p>
          </draw:text-box>
        </draw:frame>
        <draw:frame draw:style-name="gr118" draw:text-style-name="P7" draw:layer="layout" svg:width="1.394cm" svg:height="0.81cm" svg:x="6.131cm" svg:y="9.758cm">
          <draw:text-box>
            <text:p text:style-name="P48"><text:span text:style-name="T6">bb2</text:span></text:p>
          </draw:text-box>
        </draw:frame>
        <draw:connector draw:style-name="gr135" draw:text-style-name="P12" draw:layer="layout" draw:type="line" svg:x1="5.044cm" svg:y1="8.544cm" svg:x2="3.774cm" svg:y2="9.906cm" draw:start-shape="id164" draw:start-glue-point="2" draw:end-shape="id165" draw:end-glue-point="0" svg:d="M5044 8544l-1270 1362" svg:viewBox="0 0 1271 1363">
          <text:p/>
        </draw:connector>
        <draw:connector draw:style-name="gr136" draw:text-style-name="P12" draw:layer="layout" draw:type="line" svg:x1="5.044cm" svg:y1="8.544cm" svg:x2="6.306cm" svg:y2="9.906cm" draw:start-shape="id164" draw:start-glue-point="2" draw:end-shape="id166" draw:end-glue-point="0" svg:d="M5044 8544l1262 1362" svg:viewBox="0 0 1263 1363">
          <text:p/>
        </draw:connector>
        <draw:custom-shape draw:style-name="gr137" draw:text-style-name="P25" xml:id="id168" draw:id="id168" draw:layer="layout" svg:width="1.016cm" svg:height="1.016cm" svg:x="11.422cm" svg:y="6.242cm">
          <text:p text:style-name="P24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0.646cm" svg:y1="8.174cm" svg:x2="11.93cm" svg:y2="7.258cm" draw:start-shape="id167" draw:start-glue-point="0" draw:end-shape="id168" draw:end-glue-point="8" svg:d="M10646 8174c0-685 1284-228 1284-916" svg:viewBox="0 0 1285 917">
          <text:p/>
        </draw:connector>
        <draw:custom-shape draw:style-name="gr138" draw:text-style-name="P25" xml:id="id167" draw:id="id167" draw:layer="layout" svg:width="1.524cm" svg:height="0.762cm" svg:x="9.884cm" svg:y="8.17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9" draw:text-style-name="P25" draw:layer="layout" svg:width="0.762cm" svg:height="0.762cm" svg:x="9.884cm" svg:y="8.936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0" draw:text-style-name="P25" draw:layer="layout" svg:width="0.762cm" svg:height="0.762cm" svg:x="10.646cm" svg:y="8.936cm">
          <text:p text:style-name="P24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0.657cm" svg:y1="8.187cm" svg:x2="10.161cm" svg:y2="6.861cm" draw:end-shape="id169" draw:end-glue-point="8" svg:d="M10657 8187c0-787-496-125-496-1326" svg:viewBox="0 0 497 1327">
          <text:p/>
        </draw:connector>
        <draw:custom-shape draw:style-name="gr141" draw:text-style-name="P25" xml:id="id169" draw:id="id169" draw:layer="layout" svg:width="2.032cm" svg:height="1.016cm" svg:x="9.145cm" svg:y="5.845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23" draw:layer="layout" svg:x1="6.604cm" svg:y1="7.874cm" svg:x2="9.398cm" svg:y2="8.382cm">
          <text:p/>
        </draw:line>
        <draw:line draw:style-name="gr120" draw:text-style-name="P23" draw:layer="layout" svg:x1="4.928cm" svg:y1="9.758cm" svg:x2="9.652cm" svg:y2="9.398cm">
          <text:p/>
        </draw:line>
        <draw:line draw:style-name="gr120" draw:text-style-name="P23" draw:layer="layout" svg:x1="7.62cm" svg:y1="10.414cm" svg:x2="10.922cm" svg:y2="9.906cm">
          <text:p/>
        </draw:line>
        <draw:frame draw:style-name="gr116" draw:text-style-name="P26" draw:layer="layout" svg:width="8.885cm" svg:height="0.971cm" svg:x="12.198cm" svg:y="2.886cm">
          <draw:text-box>
            <text:p><text:span text:style-name="T16">if( tmp ) x=3 else x=4</text:span></text:p>
          </draw:text-box>
        </draw:frame>
        <draw:connector draw:style-name="gr125" draw:text-style-name="P33" draw:layer="layout" draw:type="curve" svg:x1="19.971cm" svg:y1="8.147cm" svg:x2="19.463cm" svg:y2="6.858cm" draw:start-shape="id170" draw:start-glue-point="0" draw:end-shape="id171" draw:end-glue-point="8" svg:d="M19971 8147c0-966-508-322-508-1289" svg:viewBox="0 0 509 1290">
          <text:p/>
        </draw:connector>
        <draw:connector draw:style-name="gr125" draw:text-style-name="P33" draw:layer="layout" draw:type="curve" svg:x1="16.452cm" svg:y1="8.134cm" svg:x2="18.955cm" svg:y2="6.35cm" draw:start-shape="id172" draw:start-glue-point="0" draw:end-shape="id171" draw:end-glue-point="6" svg:d="M16452 8134c0-1190 834-1784 2503-1784" svg:viewBox="0 0 2504 1785">
          <text:p/>
        </draw:connector>
        <draw:frame draw:style-name="gr36" draw:text-style-name="P29" xml:id="id173" draw:id="id173" draw:layer="layout" svg:width="1.742cm" svg:height="0.962cm" svg:x="17.855cm" svg:y="8.147cm">
          <draw:text-box>
            <text:p><text:span text:style-name="T8">tmp</text:span></text:p>
          </draw:text-box>
        </draw:frame>
        <draw:frame draw:style-name="gr36" draw:text-style-name="P28" xml:id="id170" draw:id="id170" draw:layer="layout" svg:width="0.748cm" svg:height="0.962cm" svg:x="19.597cm" svg:y="8.147cm">
          <draw:text-box>
            <text:p><text:span text:style-name="T17">x</text:span></text:p>
          </draw:text-box>
        </draw:frame>
        <draw:connector draw:style-name="gr124" draw:text-style-name="P33" draw:layer="layout" draw:type="curve" svg:x1="18.726cm" svg:y1="8.147cm" svg:x2="12.432cm" svg:y2="6.692cm" draw:start-shape="id173" draw:start-glue-point="0" svg:d="M18726 8147c0-1297-6294-570-6294-1455" svg:viewBox="0 0 6295 1456">
          <text:p/>
        </draw:connector>
        <draw:frame draw:style-name="gr36" draw:text-style-name="P29" xml:id="id174" draw:id="id174" draw:layer="layout" svg:width="1.742cm" svg:height="0.962cm" svg:x="14.336cm" svg:y="8.134cm">
          <draw:text-box>
            <text:p><text:span text:style-name="T8">tmp</text:span></text:p>
          </draw:text-box>
        </draw:frame>
        <draw:frame draw:style-name="gr36" draw:text-style-name="P28" xml:id="id172" draw:id="id172" draw:layer="layout" svg:width="0.748cm" svg:height="0.962cm" svg:x="16.078cm" svg:y="8.134cm">
          <draw:text-box>
            <text:p><text:span text:style-name="T17">x</text:span></text:p>
          </draw:text-box>
        </draw:frame>
        <draw:connector draw:style-name="gr124" draw:text-style-name="P33" draw:layer="layout" draw:type="curve" svg:x1="15.207cm" svg:y1="8.134cm" svg:x2="12.283cm" svg:y2="7.111cm" draw:start-shape="id174" draw:start-glue-point="0" svg:d="M15207 8134c0-973-2924-462-2924-1023" svg:viewBox="0 0 2925 1024">
          <text:p/>
        </draw:connector>
        <draw:custom-shape draw:style-name="gr142" draw:text-style-name="P25" xml:id="id171" draw:id="id171" draw:layer="layout" svg:width="1.016cm" svg:height="1.016cm" svg:x="18.955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8" draw:text-style-name="P49" draw:layer="layout" svg:width="1.394cm" svg:height="0.81cm" svg:x="18.542cm" svg:y="9.144cm">
          <draw:text-box>
            <text:p text:style-name="P48"><text:span text:style-name="T6">bb2</text:span></text:p>
          </draw:text-box>
        </draw:frame>
        <draw:frame draw:style-name="gr118" draw:text-style-name="P49" draw:layer="layout" svg:width="1.394cm" svg:height="0.81cm" svg:x="14.986cm" svg:y="9.096cm">
          <draw:text-box>
            <text:p text:style-name="P48"><text:span text:style-name="T6">bb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Split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Test and branch:</text:span> <text:s/></text:p>
                <text:list>
                  <text:list-item>
                    <text:p text:style-name="P1">Data nodes from either block lose their ‘place’</text:p>
                  </text:list-item>
                </text:list>
              </text:list-item>
            </text:list>
          </draw:text-box>
        </draw:frame>
        <draw:custom-shape draw:style-name="gr127" draw:text-style-name="P22" xml:id="id175" draw:id="id175" draw:layer="layout" svg:width="4.572cm" svg:height="2.54cm" svg:x="2.758cm" svg:y="6.004cm">
          <text:p text:style-name="P21"><text:span text:style-name="T6">…</text:span></text:p>
          <text:p text:style-name="P21"><text:span text:style-name="T6">tmp op <text:s/>…</text:span></text:p>
          <text:p text:style-name="P21"><text:span text:style-name="T6">jeq tmp bb2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5.876cm" svg:y="5.996cm">
          <draw:text-box>
            <text:p text:style-name="P48"><text:span text:style-name="T6">bb0</text:span></text:p>
          </draw:text-box>
        </draw:frame>
        <draw:custom-shape draw:style-name="gr143" draw:text-style-name="P50" xml:id="id176" draw:id="id176" draw:layer="layout" svg:width="2.032cm" svg:height="1.87cm" svg:x="2.758cm" svg:y="9.906cm">
          <text:p text:style-name="P51"><text:span text:style-name="T6">rx0=3</text:span></text:p>
          <draw:enhanced-geometry svg:viewBox="0 0 21600 21600" draw:type="rectangle" draw:enhanced-path="M 0 0 L 21600 0 21600 21600 0 21600 0 0 Z N"/>
        </draw:custom-shape>
        <draw:custom-shape draw:style-name="gr144" draw:text-style-name="P50" xml:id="id177" draw:id="id177" draw:layer="layout" svg:width="2.032cm" svg:height="1.87cm" svg:x="5.29cm" svg:y="9.906cm">
          <text:p text:style-name="P51"><text:span text:style-name="T6">rx1=4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3.537cm" svg:y="9.758cm">
          <draw:text-box>
            <text:p text:style-name="P48"><text:span text:style-name="T6">bb1</text:span></text:p>
          </draw:text-box>
        </draw:frame>
        <draw:frame draw:style-name="gr118" draw:text-style-name="P7" draw:layer="layout" svg:width="1.394cm" svg:height="0.81cm" svg:x="6.131cm" svg:y="9.758cm">
          <draw:text-box>
            <text:p text:style-name="P48"><text:span text:style-name="T6">bb2</text:span></text:p>
          </draw:text-box>
        </draw:frame>
        <draw:connector draw:style-name="gr135" draw:text-style-name="P12" draw:layer="layout" draw:type="line" svg:x1="5.044cm" svg:y1="8.544cm" svg:x2="3.774cm" svg:y2="9.906cm" draw:start-shape="id175" draw:start-glue-point="2" draw:end-shape="id176" draw:end-glue-point="0" svg:d="M5044 8544l-1270 1362" svg:viewBox="0 0 1271 1363">
          <text:p/>
        </draw:connector>
        <draw:connector draw:style-name="gr136" draw:text-style-name="P12" draw:layer="layout" draw:type="line" svg:x1="5.044cm" svg:y1="8.544cm" svg:x2="6.306cm" svg:y2="9.906cm" draw:start-shape="id175" draw:start-glue-point="2" draw:end-shape="id177" draw:end-glue-point="0" svg:d="M5044 8544l1262 1362" svg:viewBox="0 0 1263 1363">
          <text:p/>
        </draw:connector>
        <draw:custom-shape draw:style-name="gr145" draw:text-style-name="P25" xml:id="id179" draw:id="id179" draw:layer="layout" svg:width="1.016cm" svg:height="1.016cm" svg:x="11.422cm" svg:y="6.242cm">
          <text:p text:style-name="P24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0.646cm" svg:y1="8.174cm" svg:x2="11.93cm" svg:y2="7.258cm" draw:start-shape="id178" draw:start-glue-point="0" draw:end-shape="id179" draw:end-glue-point="8" svg:d="M10646 8174c0-685 1284-228 1284-916" svg:viewBox="0 0 1285 917">
          <text:p/>
        </draw:connector>
        <draw:custom-shape draw:style-name="gr146" draw:text-style-name="P25" xml:id="id178" draw:id="id178" draw:layer="layout" svg:width="1.524cm" svg:height="0.762cm" svg:x="9.884cm" svg:y="8.17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7" draw:text-style-name="P25" draw:layer="layout" svg:width="0.762cm" svg:height="0.762cm" svg:x="9.884cm" svg:y="8.936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8" draw:text-style-name="P25" draw:layer="layout" svg:width="0.762cm" svg:height="0.762cm" svg:x="10.646cm" svg:y="8.936cm">
          <text:p text:style-name="P24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0.657cm" svg:y1="8.187cm" svg:x2="10.161cm" svg:y2="6.861cm" draw:end-shape="id180" draw:end-glue-point="8" svg:d="M10657 8187c0-787-496-125-496-1326" svg:viewBox="0 0 497 1327">
          <text:p/>
        </draw:connector>
        <draw:custom-shape draw:style-name="gr149" draw:text-style-name="P25" xml:id="id180" draw:id="id180" draw:layer="layout" svg:width="2.032cm" svg:height="1.016cm" svg:x="9.145cm" svg:y="5.845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25" xml:id="id186" draw:id="id186" draw:layer="layout" svg:width="1.016cm" svg:height="1.016cm" svg:x="8.382cm" svg:y="9.906cm">
          <text:p text:style-name="P24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25" xml:id="id183" draw:id="id183" draw:layer="layout" svg:width="1.016cm" svg:height="1.016cm" svg:x="11.938cm" svg:y="9.906cm">
          <text:p text:style-name="P24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6" draw:text-style-name="P26" draw:layer="layout" svg:width="8.885cm" svg:height="0.971cm" svg:x="12.198cm" svg:y="2.886cm">
          <draw:text-box>
            <text:p><text:span text:style-name="T16">if( tmp ) x=3 else x=4</text:span></text:p>
          </draw:text-box>
        </draw:frame>
        <draw:frame draw:style-name="gr36" draw:text-style-name="P29" xml:id="id181" draw:id="id181" draw:layer="layout" svg:width="1.742cm" svg:height="0.962cm" svg:x="17.862cm" svg:y="8.146cm">
          <draw:text-box>
            <text:p><text:span text:style-name="T8">tmp</text:span></text:p>
          </draw:text-box>
        </draw:frame>
        <draw:frame draw:style-name="gr36" draw:text-style-name="P28" xml:id="id182" draw:id="id182" draw:layer="layout" svg:width="0.748cm" svg:height="0.962cm" svg:x="19.604cm" svg:y="8.146cm">
          <draw:text-box>
            <text:p><text:span text:style-name="T17">x</text:span></text:p>
          </draw:text-box>
        </draw:frame>
        <draw:connector draw:style-name="gr124" draw:text-style-name="P33" draw:layer="layout" draw:type="curve" svg:x1="18.733cm" svg:y1="8.146cm" svg:x2="12.439cm" svg:y2="6.691cm" draw:start-shape="id181" draw:start-glue-point="0" svg:d="M18733 8146c0-1297-6294-570-6294-1455" svg:viewBox="0 0 6295 1456">
          <text:p/>
        </draw:connector>
        <draw:connector draw:style-name="gr125" draw:text-style-name="P33" draw:layer="layout" draw:type="curve" svg:x1="19.978cm" svg:y1="9.108cm" svg:x2="12.954cm" svg:y2="10.414cm" draw:start-shape="id182" draw:start-glue-point="2" draw:end-shape="id183" draw:end-glue-point="10" svg:d="M19978 9108c0 871-2341 1306-7024 1306" svg:viewBox="0 0 7025 1307">
          <text:p/>
        </draw:connector>
        <draw:frame draw:style-name="gr36" draw:text-style-name="P29" xml:id="id184" draw:id="id184" draw:layer="layout" svg:width="1.742cm" svg:height="0.962cm" svg:x="14.343cm" svg:y="8.133cm">
          <draw:text-box>
            <text:p><text:span text:style-name="T8">tmp</text:span></text:p>
          </draw:text-box>
        </draw:frame>
        <draw:frame draw:style-name="gr36" draw:text-style-name="P28" xml:id="id185" draw:id="id185" draw:layer="layout" svg:width="0.748cm" svg:height="0.962cm" svg:x="16.085cm" svg:y="8.133cm">
          <draw:text-box>
            <text:p><text:span text:style-name="T17">x</text:span></text:p>
          </draw:text-box>
        </draw:frame>
        <draw:connector draw:style-name="gr124" draw:text-style-name="P33" draw:layer="layout" draw:type="curve" svg:x1="15.214cm" svg:y1="8.133cm" svg:x2="12.29cm" svg:y2="7.11cm" draw:start-shape="id184" draw:start-glue-point="0" draw:end-shape="id179" draw:end-glue-point="9" svg:d="M15214 8133c0-655-2924-144-2924-1023" svg:viewBox="0 0 2925 1024">
          <text:p/>
        </draw:connector>
        <draw:connector draw:style-name="gr125" draw:text-style-name="P33" draw:layer="layout" draw:type="curve" svg:x1="16.459cm" svg:y1="9.095cm" svg:x2="9.25cm" svg:y2="10.054cm" draw:start-shape="id185" draw:start-glue-point="2" draw:end-shape="id186" draw:end-glue-point="11" svg:d="M16459 9095c0 609-7209 130-7209 959" svg:viewBox="0 0 7210 960">
          <text:p/>
        </draw:connector>
        <draw:frame draw:style-name="gr118" draw:text-style-name="P49" draw:layer="layout" svg:width="1.394cm" svg:height="0.81cm" svg:x="18.542cm" svg:y="9.144cm">
          <draw:text-box>
            <text:p text:style-name="P48"><text:span text:style-name="T6">bb2</text:span></text:p>
          </draw:text-box>
        </draw:frame>
        <draw:frame draw:style-name="gr118" draw:text-style-name="P49" draw:layer="layout" svg:width="1.394cm" svg:height="0.81cm" svg:x="14.986cm" svg:y="9.096cm">
          <draw:text-box>
            <text:p text:style-name="P48"><text:span text:style-name="T6">bb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Region merges control flow (i.e. Basic Block head)</text:span></text:p>
                <text:list>
                  <text:list-item>
                    <text:p text:style-name="P1">SSA Phi nodes inserted both CFG &amp; Sea-of-Nodes</text:p>
                  </text:list-item>
                </text:list>
              </text:list-item>
            </text:list>
          </draw:text-box>
        </draw:frame>
        <draw:custom-shape draw:style-name="gr127" draw:text-style-name="P22" xml:id="id187" draw:id="id187" draw:layer="layout" svg:width="4.572cm" svg:height="2.54cm" svg:x="2.758cm" svg:y="6.004cm">
          <text:p text:style-name="P21"><text:span text:style-name="T6">…</text:span></text:p>
          <text:p text:style-name="P21"><text:span text:style-name="T6">tmp op <text:s/>…</text:span></text:p>
          <text:p text:style-name="P21"><text:span text:style-name="T6">jeq tmp bb2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5.876cm" svg:y="5.996cm">
          <draw:text-box>
            <text:p text:style-name="P48"><text:span text:style-name="T6">bb0</text:span></text:p>
          </draw:text-box>
        </draw:frame>
        <draw:custom-shape draw:style-name="gr152" draw:text-style-name="P50" xml:id="id188" draw:id="id188" draw:layer="layout" svg:width="2.032cm" svg:height="1.87cm" svg:x="2.758cm" svg:y="9.906cm">
          <text:p text:style-name="P51"><text:span text:style-name="T6">rx0=3</text:span></text:p>
          <draw:enhanced-geometry svg:viewBox="0 0 21600 21600" draw:type="rectangle" draw:enhanced-path="M 0 0 L 21600 0 21600 21600 0 21600 0 0 Z N"/>
        </draw:custom-shape>
        <draw:custom-shape draw:style-name="gr153" draw:text-style-name="P50" xml:id="id189" draw:id="id189" draw:layer="layout" svg:width="2.032cm" svg:height="1.87cm" svg:x="5.29cm" svg:y="9.906cm">
          <text:p text:style-name="P51"><text:span text:style-name="T6">rx1=4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3.537cm" svg:y="9.758cm">
          <draw:text-box>
            <text:p text:style-name="P48"><text:span text:style-name="T6">bb1</text:span></text:p>
          </draw:text-box>
        </draw:frame>
        <draw:frame draw:style-name="gr118" draw:text-style-name="P7" draw:layer="layout" svg:width="1.394cm" svg:height="0.81cm" svg:x="6.131cm" svg:y="9.758cm">
          <draw:text-box>
            <text:p text:style-name="P48"><text:span text:style-name="T6">bb2</text:span></text:p>
          </draw:text-box>
        </draw:frame>
        <draw:connector draw:style-name="gr135" draw:text-style-name="P12" draw:layer="layout" draw:type="line" svg:x1="5.044cm" svg:y1="8.544cm" svg:x2="3.774cm" svg:y2="9.906cm" draw:start-shape="id187" draw:start-glue-point="2" draw:end-shape="id188" draw:end-glue-point="0" svg:d="M5044 8544l-1270 1362" svg:viewBox="0 0 1271 1363">
          <text:p/>
        </draw:connector>
        <draw:connector draw:style-name="gr136" draw:text-style-name="P12" draw:layer="layout" draw:type="line" svg:x1="5.044cm" svg:y1="8.544cm" svg:x2="6.306cm" svg:y2="9.906cm" draw:start-shape="id187" draw:start-glue-point="2" draw:end-shape="id189" draw:end-glue-point="0" svg:d="M5044 8544l1262 1362" svg:viewBox="0 0 1263 1363">
          <text:p/>
        </draw:connector>
        <draw:custom-shape draw:style-name="gr154" draw:text-style-name="P25" xml:id="id191" draw:id="id191" draw:layer="layout" svg:width="1.016cm" svg:height="1.016cm" svg:x="11.422cm" svg:y="6.242cm">
          <text:p text:style-name="P24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0.646cm" svg:y1="8.174cm" svg:x2="11.93cm" svg:y2="7.258cm" draw:start-shape="id190" draw:start-glue-point="0" draw:end-shape="id191" draw:end-glue-point="8" svg:d="M10646 8174c0-685 1284-228 1284-916" svg:viewBox="0 0 1285 917">
          <text:p/>
        </draw:connector>
        <draw:custom-shape draw:style-name="gr155" draw:text-style-name="P25" xml:id="id190" draw:id="id190" draw:layer="layout" svg:width="1.524cm" svg:height="0.762cm" svg:x="9.884cm" svg:y="8.17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6" draw:text-style-name="P25" xml:id="id195" draw:id="id195" draw:layer="layout" svg:width="0.762cm" svg:height="0.762cm" svg:x="9.884cm" svg:y="8.936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7" draw:text-style-name="P25" xml:id="id196" draw:id="id196" draw:layer="layout" svg:width="0.762cm" svg:height="0.762cm" svg:x="10.646cm" svg:y="8.936cm">
          <text:p text:style-name="P24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0.657cm" svg:y1="8.187cm" svg:x2="10.161cm" svg:y2="6.861cm" draw:end-shape="id192" draw:end-glue-point="8" svg:d="M10657 8187c0-787-496-125-496-1326" svg:viewBox="0 0 497 1327">
          <text:p/>
        </draw:connector>
        <draw:custom-shape draw:style-name="gr158" draw:text-style-name="P25" xml:id="id192" draw:id="id192" draw:layer="layout" svg:width="2.032cm" svg:height="1.016cm" svg:x="9.145cm" svg:y="5.845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25" xml:id="id201" draw:id="id201" draw:layer="layout" svg:width="1.016cm" svg:height="1.016cm" svg:x="8.382cm" svg:y="9.906cm">
          <text:p text:style-name="P24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5" draw:layer="layout" svg:width="1.016cm" svg:height="1.016cm" svg:x="11.938cm" svg:y="9.906cm">
          <text:p text:style-name="P24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22" xml:id="id193" draw:id="id193" draw:layer="layout" svg:width="5.08cm" svg:height="1.778cm" svg:x="2.286cm" svg:y="12.192cm">
          <text:p/>
          <draw:enhanced-geometry svg:viewBox="0 0 21600 21600" draw:type="rectangle" draw:enhanced-path="M 0 0 L 21600 0 21600 21600 0 21600 0 0 Z N"/>
        </draw:custom-shape>
        <draw:connector draw:style-name="gr135" draw:text-style-name="P12" draw:layer="layout" draw:type="line" svg:x1="3.774cm" svg:y1="11.776cm" svg:x2="4.826cm" svg:y2="12.192cm" draw:start-shape="id188" draw:start-glue-point="2" draw:end-shape="id193" draw:end-glue-point="0" svg:d="M3774 11776l1052 416" svg:viewBox="0 0 1053 417">
          <text:p/>
        </draw:connector>
        <draw:connector draw:style-name="gr135" draw:text-style-name="P12" draw:layer="layout" draw:type="line" svg:x1="6.306cm" svg:y1="11.776cm" svg:x2="4.826cm" svg:y2="12.192cm" draw:start-shape="id189" draw:start-glue-point="2" draw:end-shape="id193" draw:end-glue-point="0" svg:d="M6306 11776l-1480 416" svg:viewBox="0 0 1481 417">
          <text:p/>
        </draw:connector>
        <draw:custom-shape draw:style-name="gr162" draw:text-style-name="P25" xml:id="id194" draw:id="id194" draw:layer="layout" svg:width="2.032cm" svg:height="1.016cm" svg:x="8.128cm" svg:y="11.684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9.144cm" svg:y1="11.684cm" svg:x2="10.265cm" svg:y2="9.698cm" draw:start-shape="id194" draw:start-glue-point="4" draw:end-shape="id195" draw:end-glue-point="2" svg:d="M9144 11684l1121-1986" svg:viewBox="0 0 1122 1987">
          <text:p/>
        </draw:connector>
        <draw:connector draw:style-name="gr163" draw:text-style-name="P12" draw:layer="layout" draw:type="line" svg:x1="9.863cm" svg:y1="11.832cm" svg:x2="11.027cm" svg:y2="9.698cm" draw:start-shape="id194" draw:start-glue-point="11" draw:end-shape="id196" draw:end-glue-point="2" svg:d="M9863 11832l1164-2134" svg:viewBox="0 0 1165 2135">
          <text:p/>
        </draw:connector>
        <draw:connector draw:style-name="gr163" draw:text-style-name="P12" draw:layer="layout" draw:type="line" svg:x1="9.109cm" svg:y1="13.55cm" svg:x2="9.144cm" svg:y2="12.7cm" draw:end-shape="id194" draw:end-glue-point="8" svg:d="M9109 13550l35-850" svg:viewBox="0 0 36 851">
          <text:p/>
        </draw:connector>
        <draw:line draw:style-name="gr120" draw:text-style-name="P23" draw:layer="layout" svg:x1="7.366cm" svg:y1="12.446cm" svg:x2="8.128cm" svg:y2="12.192cm">
          <text:p/>
        </draw:line>
        <draw:frame draw:style-name="gr118" draw:text-style-name="P7" draw:layer="layout" svg:width="1.394cm" svg:height="0.81cm" svg:x="6.096cm" svg:y="12.192cm">
          <draw:text-box>
            <text:p text:style-name="P48"><text:span text:style-name="T6">bb3</text:span></text:p>
          </draw:text-box>
        </draw:frame>
        <draw:frame draw:style-name="gr36" draw:text-style-name="P29" xml:id="id197" draw:id="id197" draw:layer="layout" svg:width="1.742cm" svg:height="0.962cm" svg:x="17.855cm" svg:y="8.147cm">
          <draw:text-box>
            <text:p><text:span text:style-name="T8">tmp</text:span></text:p>
          </draw:text-box>
        </draw:frame>
        <draw:frame draw:style-name="gr36" draw:text-style-name="P28" xml:id="id198" draw:id="id198" draw:layer="layout" svg:width="0.748cm" svg:height="0.962cm" svg:x="19.597cm" svg:y="8.147cm">
          <draw:text-box>
            <text:p><text:span text:style-name="T17">x</text:span></text:p>
          </draw:text-box>
        </draw:frame>
        <draw:connector draw:style-name="gr124" draw:text-style-name="P33" draw:layer="layout" draw:type="curve" svg:x1="18.726cm" svg:y1="8.147cm" svg:x2="12.432cm" svg:y2="6.692cm" draw:start-shape="id197" draw:start-glue-point="0" svg:d="M18726 8147c0-1297-6294-570-6294-1455" svg:viewBox="0 0 6295 1456">
          <text:p/>
        </draw:connector>
        <draw:connector draw:style-name="gr125" draw:text-style-name="P33" draw:layer="layout" draw:type="curve" svg:x1="19.971cm" svg:y1="9.109cm" svg:x2="12.947cm" svg:y2="10.415cm" draw:start-shape="id198" draw:start-glue-point="2" svg:d="M19971 9109c0 1186-7024 534-7024 1306" svg:viewBox="0 0 7025 1307">
          <text:p/>
        </draw:connector>
        <draw:frame draw:style-name="gr36" draw:text-style-name="P29" xml:id="id199" draw:id="id199" draw:layer="layout" svg:width="1.742cm" svg:height="0.962cm" svg:x="14.336cm" svg:y="8.134cm">
          <draw:text-box>
            <text:p><text:span text:style-name="T8">tmp</text:span></text:p>
          </draw:text-box>
        </draw:frame>
        <draw:frame draw:style-name="gr36" draw:text-style-name="P28" xml:id="id200" draw:id="id200" draw:layer="layout" svg:width="0.748cm" svg:height="0.962cm" svg:x="16.078cm" svg:y="8.134cm">
          <draw:text-box>
            <text:p><text:span text:style-name="T17">x</text:span></text:p>
          </draw:text-box>
        </draw:frame>
        <draw:connector draw:style-name="gr124" draw:text-style-name="P33" draw:layer="layout" draw:type="curve" svg:x1="15.207cm" svg:y1="8.134cm" svg:x2="12.283cm" svg:y2="7.111cm" draw:start-shape="id199" draw:start-glue-point="0" svg:d="M15207 8134c0-973-2924-462-2924-1023" svg:viewBox="0 0 2925 1024">
          <text:p/>
        </draw:connector>
        <draw:connector draw:style-name="gr125" draw:text-style-name="P33" draw:layer="layout" draw:type="curve" svg:x1="16.452cm" svg:y1="9.096cm" svg:x2="9.25cm" svg:y2="10.054cm" draw:start-shape="id200" draw:start-glue-point="2" draw:end-shape="id201" draw:end-glue-point="11" svg:d="M16452 9096c0 607-7202 129-7202 958" svg:viewBox="0 0 7203 959">
          <text:p/>
        </draw:connector>
        <draw:frame draw:style-name="gr118" draw:text-style-name="P49" draw:layer="layout" svg:width="1.394cm" svg:height="0.81cm" svg:x="18.542cm" svg:y="9.144cm">
          <draw:text-box>
            <text:p text:style-name="P48"><text:span text:style-name="T6">bb2</text:span></text:p>
          </draw:text-box>
        </draw:frame>
        <draw:frame draw:style-name="gr118" draw:text-style-name="P49" draw:layer="layout" svg:width="1.394cm" svg:height="0.81cm" svg:x="14.986cm" svg:y="9.096cm">
          <draw:text-box>
            <text:p text:style-name="P48"><text:span text:style-name="T6">bb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Region merges control flow (i.e. Basic Block head)</text:span></text:p>
                <text:list>
                  <text:list-item>
                    <text:p text:style-name="P1">SSA Phi nodes inserted both CFG &amp; Sea-of-Nodes</text:p>
                  </text:list-item>
                </text:list>
              </text:list-item>
            </text:list>
          </draw:text-box>
        </draw:frame>
        <draw:custom-shape draw:style-name="gr127" draw:text-style-name="P22" xml:id="id202" draw:id="id202" draw:layer="layout" svg:width="4.572cm" svg:height="2.54cm" svg:x="2.758cm" svg:y="6.004cm">
          <text:p text:style-name="P21"><text:span text:style-name="T6">…</text:span></text:p>
          <text:p text:style-name="P21"><text:span text:style-name="T6">tmp op <text:s/>…</text:span></text:p>
          <text:p text:style-name="P21"><text:span text:style-name="T6">jeq tmp bb2</text:span></text:p>
          <draw:enhanced-geometry svg:viewBox="0 0 21600 21600" draw:type="rectangle" draw:enhanced-path="M 0 0 L 21600 0 21600 21600 0 21600 0 0 Z N"/>
        </draw:custom-shape>
        <draw:frame draw:style-name="gr164" draw:text-style-name="P52" draw:layer="layout" svg:width="1.394cm" svg:height="0.81cm" svg:x="5.876cm" svg:y="5.996cm">
          <draw:text-box>
            <text:p text:style-name="P48"><text:span text:style-name="T6">bb0</text:span></text:p>
          </draw:text-box>
        </draw:frame>
        <draw:custom-shape draw:style-name="gr165" draw:text-style-name="P50" xml:id="id203" draw:id="id203" draw:layer="layout" svg:width="2.032cm" svg:height="1.87cm" svg:x="2.758cm" svg:y="9.906cm">
          <text:p text:style-name="P51"><text:span text:style-name="T6">rx0=3</text:span></text:p>
          <draw:enhanced-geometry svg:viewBox="0 0 21600 21600" draw:type="rectangle" draw:enhanced-path="M 0 0 L 21600 0 21600 21600 0 21600 0 0 Z N"/>
        </draw:custom-shape>
        <draw:custom-shape draw:style-name="gr166" draw:text-style-name="P50" xml:id="id204" draw:id="id204" draw:layer="layout" svg:width="2.032cm" svg:height="1.87cm" svg:x="5.29cm" svg:y="9.906cm">
          <text:p text:style-name="P51"><text:span text:style-name="T6">rx1=4</text:span></text:p>
          <draw:enhanced-geometry svg:viewBox="0 0 21600 21600" draw:type="rectangle" draw:enhanced-path="M 0 0 L 21600 0 21600 21600 0 21600 0 0 Z N"/>
        </draw:custom-shape>
        <draw:frame draw:style-name="gr167" draw:text-style-name="P52" draw:layer="layout" svg:width="1.394cm" svg:height="0.81cm" svg:x="3.537cm" svg:y="9.758cm">
          <draw:text-box>
            <text:p text:style-name="P48"><text:span text:style-name="T6">bb1</text:span></text:p>
          </draw:text-box>
        </draw:frame>
        <draw:frame draw:style-name="gr168" draw:text-style-name="P52" draw:layer="layout" svg:width="1.394cm" svg:height="0.81cm" svg:x="6.131cm" svg:y="9.758cm">
          <draw:text-box>
            <text:p text:style-name="P48"><text:span text:style-name="T6">bb2</text:span></text:p>
          </draw:text-box>
        </draw:frame>
        <draw:connector draw:style-name="gr135" draw:text-style-name="P12" draw:layer="layout" draw:type="line" svg:x1="5.044cm" svg:y1="8.544cm" svg:x2="3.774cm" svg:y2="9.906cm" draw:start-shape="id202" draw:start-glue-point="2" draw:end-shape="id203" draw:end-glue-point="0" svg:d="M5044 8544l-1270 1362" svg:viewBox="0 0 1271 1363">
          <text:p/>
        </draw:connector>
        <draw:connector draw:style-name="gr136" draw:text-style-name="P12" draw:layer="layout" draw:type="line" svg:x1="5.044cm" svg:y1="8.544cm" svg:x2="6.306cm" svg:y2="9.906cm" draw:start-shape="id202" draw:start-glue-point="2" draw:end-shape="id204" draw:end-glue-point="0" svg:d="M5044 8544l1262 1362" svg:viewBox="0 0 1263 1363">
          <text:p/>
        </draw:connector>
        <draw:custom-shape draw:style-name="gr169" draw:text-style-name="P11" xml:id="id206" draw:id="id206" draw:layer="layout" svg:width="1.016cm" svg:height="1.016cm" svg:x="11.422cm" svg:y="6.242cm">
          <text:p text:style-name="P10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0.646cm" svg:y1="8.174cm" svg:x2="11.93cm" svg:y2="7.258cm" draw:start-shape="id205" draw:start-glue-point="0" draw:end-shape="id206" draw:end-glue-point="8" svg:d="M10646 8174c0-685 1284-228 1284-916" svg:viewBox="0 0 1285 917">
          <text:p/>
        </draw:connector>
        <draw:custom-shape draw:style-name="gr170" draw:text-style-name="P11" xml:id="id205" draw:id="id205" draw:layer="layout" svg:width="1.524cm" svg:height="0.762cm" svg:x="9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71" draw:text-style-name="P11" xml:id="id210" draw:id="id210" draw:layer="layout" svg:width="0.762cm" svg:height="0.762cm" svg:x="9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72" draw:text-style-name="P11" xml:id="id211" draw:id="id211" draw:layer="layout" svg:width="0.762cm" svg:height="0.762cm" svg:x="10.646cm" svg:y="8.936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0.657cm" svg:y1="8.187cm" svg:x2="10.161cm" svg:y2="6.861cm" draw:end-shape="id207" draw:end-glue-point="8" svg:d="M10657 8187c0-787-496-125-496-1326" svg:viewBox="0 0 497 1327">
          <text:p/>
        </draw:connector>
        <draw:custom-shape draw:style-name="gr173" draw:text-style-name="P11" xml:id="id207" draw:id="id207" draw:layer="layout" svg:width="2.032cm" svg:height="1.016cm" svg:x="9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11" xml:id="id213" draw:id="id213" draw:layer="layout" svg:width="1.016cm" svg:height="1.016cm" svg:x="8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1" xml:id="id214" draw:id="id214" draw:layer="layout" svg:width="1.016cm" svg:height="1.016cm" svg:x="11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22" xml:id="id208" draw:id="id208" draw:layer="layout" svg:width="5.08cm" svg:height="1.778cm" svg:x="2.286cm" svg:y="12.192cm">
          <text:p text:style-name="P21"><text:span text:style-name="T6"/></text:p>
          <text:p text:style-name="P21"><text:span text:style-name="T6">rx2 phi rx0 rx1</text:span></text:p>
          <text:p text:style-name="P21"><text:span text:style-name="T6">… </text:span></text:p>
          <draw:enhanced-geometry svg:viewBox="0 0 21600 21600" draw:type="rectangle" draw:enhanced-path="M 0 0 L 21600 0 21600 21600 0 21600 0 0 Z N"/>
        </draw:custom-shape>
        <draw:connector draw:style-name="gr135" draw:text-style-name="P12" draw:layer="layout" draw:type="line" svg:x1="3.774cm" svg:y1="11.776cm" svg:x2="4.826cm" svg:y2="12.192cm" draw:start-shape="id203" draw:start-glue-point="2" draw:end-shape="id208" draw:end-glue-point="0" svg:d="M3774 11776l1052 416" svg:viewBox="0 0 1053 417">
          <text:p/>
        </draw:connector>
        <draw:connector draw:style-name="gr135" draw:text-style-name="P12" draw:layer="layout" draw:type="line" svg:x1="6.306cm" svg:y1="11.776cm" svg:x2="4.826cm" svg:y2="12.192cm" draw:start-shape="id204" draw:start-glue-point="2" draw:end-shape="id208" draw:end-glue-point="0" svg:d="M6306 11776l-1480 416" svg:viewBox="0 0 1481 417">
          <text:p/>
        </draw:connector>
        <draw:custom-shape draw:style-name="gr176" draw:text-style-name="P11" xml:id="id209" draw:id="id209" draw:layer="layout" svg:width="2.032cm" svg:height="1.016cm" svg:x="8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11" xml:id="id212" draw:id="id212" draw:layer="layout" svg:width="2.032cm" svg:height="1.016cm" svg:x="10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9.144cm" svg:y1="11.684cm" svg:x2="10.265cm" svg:y2="9.698cm" draw:start-shape="id209" draw:start-glue-point="4" draw:end-shape="id210" draw:end-glue-point="2" svg:d="M9144 11684l1121-1986" svg:viewBox="0 0 1122 1987">
          <text:p/>
        </draw:connector>
        <draw:connector draw:style-name="gr163" draw:text-style-name="P12" draw:layer="layout" draw:type="line" svg:x1="9.863cm" svg:y1="11.832cm" svg:x2="11.027cm" svg:y2="9.698cm" draw:start-shape="id209" draw:start-glue-point="11" draw:end-shape="id211" draw:end-glue-point="2" svg:d="M9863 11832l1164-2134" svg:viewBox="0 0 1165 2135">
          <text:p/>
        </draw:connector>
        <draw:connector draw:style-name="gr178" draw:text-style-name="P12" draw:layer="layout" draw:type="line" svg:x1="10.668cm" svg:y1="12.7cm" svg:x2="10.16cm" svg:y2="12.192cm" draw:start-shape="id212" draw:start-glue-point="6" draw:end-shape="id209" draw:end-glue-point="10" svg:d="M10668 12700l-508-508" svg:viewBox="0 0 509 509">
          <text:p/>
        </draw:connector>
        <draw:connector draw:style-name="gr178" draw:text-style-name="P12" draw:layer="layout" draw:type="line" svg:x1="10.965cm" svg:y1="12.34cm" svg:x2="9.25cm" svg:y2="10.774cm" draw:start-shape="id212" draw:start-glue-point="5" draw:end-shape="id213" draw:end-glue-point="9" svg:d="M10965 12340l-1715-1566" svg:viewBox="0 0 1716 1567">
          <text:p/>
        </draw:connector>
        <draw:connector draw:style-name="gr178" draw:text-style-name="P12" draw:layer="layout" draw:type="line" svg:x1="11.684cm" svg:y1="12.192cm" svg:x2="12.086cm" svg:y2="10.774cm" draw:start-shape="id212" draw:start-glue-point="4" draw:end-shape="id214" draw:end-glue-point="7" svg:d="M11684 12192l402-1418" svg:viewBox="0 0 403 1419">
          <text:p/>
        </draw:connector>
        <draw:connector draw:style-name="gr178" draw:text-style-name="P12" draw:layer="layout" draw:type="line" svg:x1="12.473cm" svg:y1="13.947cm" svg:x2="11.684cm" svg:y2="13.208cm" draw:end-shape="id212" draw:end-glue-point="8" svg:d="M12473 13947l-789-739" svg:viewBox="0 0 790 740">
          <text:p/>
        </draw:connector>
        <draw:connector draw:style-name="gr163" draw:text-style-name="P12" draw:layer="layout" draw:type="line" svg:x1="9.109cm" svg:y1="13.55cm" svg:x2="9.144cm" svg:y2="12.7cm" draw:end-shape="id209" draw:end-glue-point="8" svg:d="M9109 13550l35-850" svg:viewBox="0 0 36 851">
          <text:p/>
        </draw:connector>
        <draw:line draw:style-name="gr120" draw:text-style-name="P23" draw:layer="layout" svg:x1="7.112cm" svg:y1="13.002cm" svg:x2="10.668cm" svg:y2="12.954cm">
          <text:p/>
        </draw:line>
        <draw:frame draw:style-name="gr179" draw:text-style-name="P52" draw:layer="layout" svg:width="1.394cm" svg:height="0.81cm" svg:x="6.097cm" svg:y="12.192cm">
          <draw:text-box>
            <text:p text:style-name="P48"><text:span text:style-name="T6">bb3</text:span></text:p>
          </draw:text-box>
        </draw:frame>
        <draw:frame draw:style-name="gr36" draw:text-style-name="P29" xml:id="id215" draw:id="id215" draw:layer="layout" svg:width="1.742cm" svg:height="0.962cm" svg:x="17.855cm" svg:y="8.147cm">
          <draw:text-box>
            <text:p><text:span text:style-name="T8">tmp</text:span></text:p>
          </draw:text-box>
        </draw:frame>
        <draw:frame draw:style-name="gr36" draw:text-style-name="P28" xml:id="id216" draw:id="id216" draw:layer="layout" svg:width="0.748cm" svg:height="0.962cm" svg:x="19.597cm" svg:y="8.147cm">
          <draw:text-box>
            <text:p><text:span text:style-name="T17">x</text:span></text:p>
          </draw:text-box>
        </draw:frame>
        <draw:connector draw:style-name="gr124" draw:text-style-name="P33" draw:layer="layout" draw:type="curve" svg:x1="18.726cm" svg:y1="8.147cm" svg:x2="12.432cm" svg:y2="6.692cm" draw:start-shape="id215" draw:start-glue-point="0" svg:d="M18726 8147c0-1297-6294-570-6294-1455" svg:viewBox="0 0 6295 1456">
          <text:p/>
        </draw:connector>
        <draw:connector draw:style-name="gr125" draw:text-style-name="P33" draw:layer="layout" draw:type="curve" svg:x1="19.971cm" svg:y1="9.109cm" svg:x2="12.7cm" svg:y2="12.7cm" draw:start-shape="id216" draw:start-glue-point="2" draw:end-shape="id212" draw:end-glue-point="10" svg:d="M19971 9109c0 2394-2423 3591-7271 3591" svg:viewBox="0 0 7272 3592">
          <text:p/>
        </draw:connector>
        <draw:frame draw:style-name="gr118" draw:text-style-name="P49" draw:layer="layout" svg:width="1.394cm" svg:height="0.81cm" svg:x="18.542cm" svg:y="9.144cm">
          <draw:text-box>
            <text:p text:style-name="P48"><text:span text:style-name="T6">bb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lueprint_20_Plans" presentation:presentation-page-layout-name="AL1T0">
        <office:forms form:automatic-focus="false" form:apply-design-mode="false"/>
        <draw:frame draw:style-name="gr180" draw:text-style-name="P17" draw:layer="layout" svg:width="17.018cm" svg:height="5.08cm" svg:x="4.318cm" svg:y="4.826cm">
          <draw:text-box>
            <text:list text:style-name="L1">
              <text:list-item>
                <text:p text:style-name="P16"><text:span text:style-name="T7">Chapters 1,2: Expressions are SSA</text:span></text:p>
              </text:list-item>
              <text:list-item>
                <text:p text:style-name="P16"><text:span text:style-name="T7">Chapters 3,4: Peepholes on expressions</text:span></text:p>
              </text:list-item>
              <text:list-item>
                <text:p text:style-name="P16"><text:span text:style-name="T7">Chapter 5: Control Flow</text:span></text:p>
              </text:list-item>
              <text:list-item>
                <text:p text:style-name="P16"><text:span text:style-name="T7">Chapter 7,8: Loop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Region comes first, otherwise same as before</text:span></text:p>
              </text:list-item>
            </text:list>
          </draw:text-box>
        </draw:frame>
        <draw:frame draw:style-name="gr181" draw:text-style-name="P52" draw:layer="layout" svg:width="5.456cm" svg:height="2.411cm" svg:x="11.684cm" svg:y="7.112cm">
          <draw:text-box>
            <text:p text:style-name="P53"><text:span text:style-name="T25">x=sum=0;</text:span><text:span text:style-name="T25"><text:line-break/></text:span><text:span text:style-name="T25">while(x&lt;10) </text:span></text:p>
            <text:p text:style-name="P53"><text:span text:style-name="T25"><text:s text:c="2"/>sum += x++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Region comes first, otherwise same as before</text:span></text:p>
              </text:list-item>
            </text:list>
          </draw:text-box>
        </draw:frame>
        <draw:frame draw:style-name="gr182" draw:text-style-name="P52" draw:layer="layout" svg:width="5.456cm" svg:height="2.411cm" svg:x="11.684cm" svg:y="7.112cm">
          <draw:text-box>
            <text:p text:style-name="P53"><text:span text:style-name="T25">x=sum=0;</text:span><text:span text:style-name="T25"><text:line-break/></text:span><text:span text:style-name="T25">while(x&lt;10) </text:span></text:p>
            <text:p text:style-name="P53"><text:span text:style-name="T25"><text:s text:c="2"/>sum += x++;</text:span></text:p>
          </draw:text-box>
        </draw:frame>
        <draw:custom-shape draw:style-name="gr183" draw:text-style-name="P22" xml:id="id217" draw:id="id217" draw:layer="layout" svg:width="5.08cm" svg:height="1.77cm" svg:x="4.632cm" svg:y="4.072cm">
          <text:p text:style-name="P21"><text:span text:style-name="T6">rx0=0</text:span></text:p>
          <text:p text:style-name="P21"><text:span text:style-name="T6">rs0=0</text:span></text:p>
          <draw:enhanced-geometry svg:viewBox="0 0 21600 21600" draw:type="rectangle" draw:enhanced-path="M 0 0 L 21600 0 21600 21600 0 21600 0 0 Z N"/>
        </draw:custom-shape>
        <draw:frame draw:style-name="gr184" draw:text-style-name="P52" draw:layer="layout" svg:width="1.394cm" svg:height="0.81cm" svg:x="8.35cm" svg:y="3.964cm">
          <draw:text-box>
            <text:p text:style-name="P48"><text:span text:style-name="T6">bb0</text:span></text:p>
          </draw:text-box>
        </draw:frame>
        <draw:connector draw:style-name="gr185" draw:text-style-name="P12" draw:layer="layout" draw:type="line" svg:x1="7.172cm" svg:y1="5.842cm" svg:x2="7.172cm" svg:y2="6.682cm" draw:start-shape="id217" draw:start-glue-point="2" svg:d="M7172 5842v840" svg:viewBox="0 0 1 841">
          <text:p/>
        </draw:connector>
        <draw:connector draw:style-name="gr9" draw:text-style-name="P12" draw:layer="layout" draw:type="curve" svg:x1="17.477cm" svg:y1="6.498cm" svg:x2="17.488cm" svg:y2="5.024cm" draw:end-shape="id218" draw:end-glue-point="8" svg:d="M17477 6498c0-898 11-162 11-1474" svg:viewBox="0 0 12 1475">
          <text:p/>
        </draw:connector>
        <draw:custom-shape draw:style-name="gr186" draw:text-style-name="P11" xml:id="id218" draw:id="id218" draw:layer="layout" svg:width="2.032cm" svg:height="1.016cm" svg:x="16.472cm" svg:y="4.0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17cm" svg:y1="7.006cm" svg:x2="19.721cm" svg:y2="5.589cm" draw:end-shape="id219" draw:end-glue-point="8" svg:d="M20017 7006c0-855-296-147-296-1417" svg:viewBox="0 0 297 1418">
          <text:p/>
        </draw:connector>
        <draw:custom-shape draw:style-name="gr187" draw:text-style-name="P11" xml:id="id219" draw:id="id219" draw:layer="layout" svg:width="1.016cm" svg:height="1.016cm" svg:x="19.213cm" svg:y="4.573cm">
          <text:p text:style-name="P10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23" draw:layer="layout" svg:x1="9.906cm" svg:y1="4.572cm" svg:x2="16.256cm" svg:y2="4.572cm">
          <text:p/>
        </draw:line>
        <draw:frame draw:style-name="gr188" draw:text-style-name="P29" xml:id="id221" draw:id="id221" draw:layer="layout" svg:width="1.742cm" svg:height="0.962cm" svg:x="25.215cm" svg:y="5.583cm">
          <draw:text-box>
            <text:p><text:span text:style-name="T8">sum</text:span></text:p>
          </draw:text-box>
        </draw:frame>
        <draw:frame draw:style-name="gr188" draw:text-style-name="P28" xml:id="id220" draw:id="id220" draw:layer="layout" svg:width="0.748cm" svg:height="0.962cm" svg:x="24.467cm" svg:y="5.583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24.702cm" svg:y="6.564cm">
          <draw:text-box>
            <text:p text:style-name="P48"><text:span text:style-name="T6">bb0</text:span></text:p>
          </draw:text-box>
        </draw:frame>
        <draw:connector draw:style-name="gr125" draw:text-style-name="P33" draw:layer="layout" draw:type="curve" svg:x1="24.841cm" svg:y1="5.583cm" svg:x2="20.229cm" svg:y2="5.081cm" draw:start-shape="id220" draw:start-glue-point="0" draw:end-shape="id219" draw:end-glue-point="10" svg:d="M24841 5583c0-335-1537-502-4612-502" svg:viewBox="0 0 4613 503">
          <text:p/>
        </draw:connector>
        <draw:connector draw:style-name="gr125" draw:text-style-name="P33" draw:layer="layout" draw:type="curve" svg:x1="26.086cm" svg:y1="5.583cm" svg:x2="20.229cm" svg:y2="5.081cm" draw:start-shape="id221" draw:start-glue-point="0" draw:end-shape="id219" draw:end-glue-point="10" svg:d="M26086 5583c0-335-1952-502-5857-502" svg:viewBox="0 0 5858 503">
          <text:p/>
        </draw:connector>
        <presentation:notes draw:style-name="dp2">
          <draw:page-thumbnail draw:style-name="gr2" draw:layer="layout" svg:width="19.798cm" svg:height="11.136cm" svg:x="0.6cm" svg:y="2.257cm" draw:page-number="5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Region comes first, otherwise same as before</text:span></text:p>
              </text:list-item>
            </text:list>
          </draw:text-box>
        </draw:frame>
        <draw:frame draw:style-name="gr190" draw:text-style-name="P54" draw:layer="layout" svg:width="5.456cm" svg:height="2.411cm" svg:x="11.684cm" svg:y="7.112cm">
          <draw:text-box>
            <text:p text:style-name="P53"><text:span text:style-name="T26">x=sum=0;</text:span><text:span text:style-name="T26"><text:line-break/></text:span><text:span text:style-name="T26">while(x&lt;10) </text:span></text:p>
            <text:p text:style-name="P53"><text:span text:style-name="T26"><text:s text:c="2"/>sum += x++;</text:span></text:p>
          </draw:text-box>
        </draw:frame>
        <draw:custom-shape draw:style-name="gr183" draw:text-style-name="P22" xml:id="id222" draw:id="id222" draw:layer="layout" svg:width="5.08cm" svg:height="1.77cm" svg:x="4.632cm" svg:y="4.072cm">
          <text:p text:style-name="P21"><text:span text:style-name="T6">rx0=0</text:span></text:p>
          <text:p text:style-name="P21"><text:span text:style-name="T6">rs0=0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35cm" svg:y="3.964cm">
          <draw:text-box>
            <text:p text:style-name="P48"><text:span text:style-name="T6">bb0</text:span></text:p>
          </draw:text-box>
        </draw:frame>
        <draw:custom-shape draw:style-name="gr191" draw:text-style-name="P22" xml:id="id223" draw:id="id223" draw:layer="layout" svg:width="5.08cm" svg:height="2.794cm" svg:x="4.632cm" svg:y="6.682cm">
          <text:p text:style-name="P21"><text:span text:style-name="T6"/></text:p>
          <text:p text:style-name="P21"><text:span text:style-name="T6"/></text:p>
          <text:p text:style-name="P51"><text:span text:style-name="T6"/></text:p>
          <text:p text:style-name="P51"><text:span text:style-name="T6"/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96cm" svg:y="6.634cm">
          <draw:text-box>
            <text:p text:style-name="P48"><text:span text:style-name="T6">bb1</text:span></text:p>
          </draw:text-box>
        </draw:frame>
        <draw:connector draw:style-name="gr185" draw:text-style-name="P12" draw:layer="layout" draw:type="line" svg:x1="7.172cm" svg:y1="5.842cm" svg:x2="7.172cm" svg:y2="6.682cm" draw:start-shape="id222" draw:start-glue-point="2" draw:end-shape="id223" draw:end-glue-point="0" svg:d="M7172 5842v840" svg:viewBox="0 0 1 841">
          <text:p/>
        </draw:connector>
        <draw:custom-shape draw:style-name="gr192" draw:text-style-name="P25" xml:id="id224" draw:id="id224" draw:layer="layout" svg:width="2.032cm" svg:height="1.016cm" svg:x="17.18cm" svg:y="6.35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8.25cm" svg:y1="10.314cm" svg:x2="18.196cm" svg:y2="7.366cm" draw:end-shape="id224" draw:end-glue-point="8" svg:d="M18250 10314l-54-2948" svg:viewBox="0 0 55 2949">
          <text:p/>
        </draw:connector>
        <draw:connector draw:style-name="gr9" draw:text-style-name="P12" draw:layer="layout" draw:type="curve" svg:x1="17.477cm" svg:y1="6.498cm" svg:x2="17.488cm" svg:y2="5.024cm" draw:start-shape="id224" draw:start-glue-point="5" draw:end-shape="id225" draw:end-glue-point="8" svg:d="M17477 6498c0-1216 11-480 11-1474" svg:viewBox="0 0 12 1475">
          <text:p/>
        </draw:connector>
        <draw:custom-shape draw:style-name="gr193" draw:text-style-name="P25" xml:id="id225" draw:id="id225" draw:layer="layout" svg:width="2.032cm" svg:height="1.016cm" svg:x="16.472cm" svg:y="4.008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17cm" svg:y1="7.006cm" svg:x2="19.721cm" svg:y2="5.589cm" draw:end-shape="id226" draw:end-glue-point="8" svg:d="M20017 7006c0-855-296-147-296-1417" svg:viewBox="0 0 297 1418">
          <text:p/>
        </draw:connector>
        <draw:line draw:style-name="gr194" draw:text-style-name="P12" xml:id="id228" draw:id="id228" draw:layer="layout" svg:x1="25.916cm" svg:y1="9.167cm" svg:x2="26.678cm" svg:y2="9.167cm">
          <text:p/>
        </draw:line>
        <draw:custom-shape draw:style-name="gr195" draw:text-style-name="P25" xml:id="id226" draw:id="id226" draw:layer="layout" svg:width="1.016cm" svg:height="1.016cm" svg:x="19.213cm" svg:y="4.573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4" draw:text-style-name="P12" xml:id="id227" draw:id="id227" draw:layer="layout" svg:x1="10.681cm" svg:y1="9.938cm" svg:x2="11.443cm" svg:y2="9.938cm">
          <text:p/>
        </draw:line>
        <draw:connector draw:style-name="gr196" draw:text-style-name="P12" draw:layer="layout" draw:type="curve" svg:x1="11.062cm" svg:y1="9.938cm" svg:x2="7.172cm" svg:y2="6.682cm" draw:start-shape="id227" draw:start-glue-point="0" draw:end-shape="id223" draw:end-glue-point="0" svg:d="M11062 9938c0-5296-3890-3668-3890-3256" svg:viewBox="0 0 3891 3817">
          <text:p/>
        </draw:connector>
        <draw:line draw:style-name="gr120" draw:text-style-name="P23" draw:layer="layout" svg:x1="10.16cm" svg:y1="6.858cm" svg:x2="16.51cm" svg:y2="6.858cm">
          <text:p/>
        </draw:line>
        <draw:connector draw:style-name="gr8" draw:text-style-name="P12" draw:layer="layout" draw:type="curve" draw:line-skew="-1.694cm" svg:x1="18.196cm" svg:y1="6.35cm" svg:x2="26.297cm" svg:y2="9.167cm" draw:start-shape="id224" draw:start-glue-point="4" draw:end-shape="id228" draw:end-glue-point="0" svg:d="M18196 6350c0-2955 8101-4363 8101 2817" svg:viewBox="0 0 8102 5229">
          <text:p/>
        </draw:connector>
        <draw:frame draw:style-name="gr188" draw:text-style-name="P29" xml:id="id229" draw:id="id229" draw:layer="layout" svg:width="1.742cm" svg:height="0.962cm" svg:x="25.215cm" svg:y="5.595cm">
          <draw:text-box>
            <text:p><text:span text:style-name="T8">sum</text:span></text:p>
          </draw:text-box>
        </draw:frame>
        <draw:frame draw:style-name="gr188" draw:text-style-name="P28" xml:id="id230" draw:id="id230" draw:layer="layout" svg:width="0.748cm" svg:height="0.962cm" svg:x="24.467cm" svg:y="5.595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24.702cm" svg:y="6.576cm">
          <draw:text-box>
            <text:p text:style-name="P48"><text:span text:style-name="T6">bb0</text:span></text:p>
          </draw:text-box>
        </draw:frame>
        <draw:connector draw:style-name="gr125" draw:text-style-name="P33" draw:layer="layout" draw:type="curve" svg:x1="26.086cm" svg:y1="5.595cm" svg:x2="20.242cm" svg:y2="4.958cm" draw:start-shape="id229" draw:start-glue-point="0" svg:d="M26086 5595c0-684-5844-366-5844-637" svg:viewBox="0 0 5845 638">
          <text:p/>
        </draw:connector>
        <draw:connector draw:style-name="gr125" draw:text-style-name="P33" draw:layer="layout" draw:type="curve" svg:x1="24.841cm" svg:y1="5.595cm" svg:x2="20.242cm" svg:y2="4.958cm" draw:start-shape="id230" draw:start-glue-point="0" svg:d="M24841 5595c0-684-4599-366-4599-637" svg:viewBox="0 0 4600 638">
          <text:p/>
        </draw:connector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Region comes first, otherwise same as before</text:span></text:p>
              </text:list-item>
            </text:list>
          </draw:text-box>
        </draw:frame>
        <draw:frame draw:style-name="gr190" draw:text-style-name="P54" draw:layer="layout" svg:width="5.456cm" svg:height="2.411cm" svg:x="11.684cm" svg:y="7.112cm">
          <draw:text-box>
            <text:p text:style-name="P53"><text:span text:style-name="T26">x=sum=0;</text:span><text:span text:style-name="T26"><text:line-break/></text:span><text:span text:style-name="T26">while(x&lt;10) </text:span></text:p>
            <text:p text:style-name="P53"><text:span text:style-name="T26"><text:s text:c="2"/>sum += x++;</text:span></text:p>
          </draw:text-box>
        </draw:frame>
        <draw:custom-shape draw:style-name="gr183" draw:text-style-name="P22" xml:id="id231" draw:id="id231" draw:layer="layout" svg:width="5.08cm" svg:height="1.77cm" svg:x="4.632cm" svg:y="4.072cm">
          <text:p text:style-name="P21"><text:span text:style-name="T6">rx0=0</text:span></text:p>
          <text:p text:style-name="P21"><text:span text:style-name="T6">rs0=0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35cm" svg:y="3.964cm">
          <draw:text-box>
            <text:p text:style-name="P48"><text:span text:style-name="T6">bb0</text:span></text:p>
          </draw:text-box>
        </draw:frame>
        <draw:custom-shape draw:style-name="gr191" draw:text-style-name="P22" xml:id="id232" draw:id="id232" draw:layer="layout" svg:width="5.08cm" svg:height="2.794cm" svg:x="4.632cm" svg:y="6.682cm">
          <text:p text:style-name="P21"><text:span text:style-name="T6"/></text:p>
          <text:p text:style-name="P21"><text:span text:style-name="T6">rx1 phi rx0 rx2</text:span></text:p>
          <text:p text:style-name="P51"><text:span text:style-name="T6">rs1 phi rs0 rs2</text:span></text:p>
          <text:p text:style-name="P51"><text:span text:style-name="T6"/></text:p>
          <text:p text:style-name="P51"><text:span text:style-name="T6"/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96cm" svg:y="6.634cm">
          <draw:text-box>
            <text:p text:style-name="P48"><text:span text:style-name="T6">bb1</text:span></text:p>
          </draw:text-box>
        </draw:frame>
        <draw:connector draw:style-name="gr185" draw:text-style-name="P12" draw:layer="layout" draw:type="line" svg:x1="7.172cm" svg:y1="5.842cm" svg:x2="7.172cm" svg:y2="6.682cm" draw:start-shape="id231" draw:start-glue-point="2" draw:end-shape="id232" draw:end-glue-point="0" svg:d="M7172 5842v840" svg:viewBox="0 0 1 841">
          <text:p/>
        </draw:connector>
        <draw:custom-shape draw:style-name="gr197" draw:text-style-name="P25" xml:id="id234" draw:id="id234" draw:layer="layout" svg:width="2.032cm" svg:height="1.016cm" svg:x="17.18cm" svg:y="6.35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25" xml:id="id233" draw:id="id233" draw:layer="layout" svg:width="2.032cm" svg:height="1.016cm" svg:x="19.72cm" svg:y="6.858cm">
          <text:p text:style-name="P24"><text:span text:style-name="T6">x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19.72cm" svg:y1="7.366cm" svg:x2="19.212cm" svg:y2="6.858cm" draw:start-shape="id233" draw:start-glue-point="6" draw:end-shape="id234" draw:end-glue-point="10" svg:d="M19720 7366l-508-508" svg:viewBox="0 0 509 509">
          <text:p/>
        </draw:connector>
        <draw:connector draw:style-name="gr163" draw:text-style-name="P12" draw:layer="layout" draw:type="line" svg:x1="18.25cm" svg:y1="10.314cm" svg:x2="18.196cm" svg:y2="7.366cm" draw:end-shape="id234" draw:end-glue-point="8" svg:d="M18250 10314l-54-2948" svg:viewBox="0 0 55 2949">
          <text:p/>
        </draw:connector>
        <draw:connector draw:style-name="gr9" draw:text-style-name="P12" draw:layer="layout" draw:type="curve" svg:x1="17.477cm" svg:y1="6.498cm" svg:x2="17.488cm" svg:y2="5.024cm" draw:start-shape="id234" draw:start-glue-point="5" draw:end-shape="id235" draw:end-glue-point="8" svg:d="M17477 6498c0-1216 11-480 11-1474" svg:viewBox="0 0 12 1475">
          <text:p/>
        </draw:connector>
        <draw:custom-shape draw:style-name="gr199" draw:text-style-name="P25" xml:id="id235" draw:id="id235" draw:layer="layout" svg:width="2.032cm" svg:height="1.016cm" svg:x="16.472cm" svg:y="4.008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17cm" svg:y1="7.006cm" svg:x2="19.721cm" svg:y2="5.589cm" draw:start-shape="id233" draw:start-glue-point="5" draw:end-shape="id236" draw:end-glue-point="8" svg:d="M20017 7006c0-1173-296-465-296-1417" svg:viewBox="0 0 297 1418">
          <text:p/>
        </draw:connector>
        <draw:custom-shape draw:style-name="gr200" draw:text-style-name="P25" xml:id="id237" draw:id="id237" draw:layer="layout" svg:width="2.032cm" svg:height="1.016cm" svg:x="21.86cm" svg:y="6.858cm">
          <text:p text:style-name="P24"><text:span text:style-name="T6">sum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157cm" svg:y1="7.006cm" svg:x2="19.681cm" svg:y2="5.601cm" draw:start-shape="id237" draw:start-glue-point="5" svg:d="M22157 7006c0-1371-2476-669-2476-1405" svg:viewBox="0 0 2477 1406">
          <text:p/>
        </draw:connector>
        <draw:custom-shape draw:style-name="gr201" draw:text-style-name="P25" xml:id="id236" draw:id="id236" draw:layer="layout" svg:width="1.016cm" svg:height="1.016cm" svg:x="19.213cm" svg:y="4.573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4" draw:text-style-name="P12" xml:id="id238" draw:id="id238" draw:layer="layout" svg:x1="10.681cm" svg:y1="9.938cm" svg:x2="11.443cm" svg:y2="9.938cm">
          <text:p/>
        </draw:line>
        <draw:connector draw:style-name="gr196" draw:text-style-name="P12" draw:layer="layout" draw:type="curve" svg:x1="11.062cm" svg:y1="9.938cm" svg:x2="7.172cm" svg:y2="6.682cm" draw:start-shape="id238" draw:start-glue-point="0" draw:end-shape="id232" draw:end-glue-point="0" svg:d="M11062 9938c0-5296-3890-3668-3890-3256" svg:viewBox="0 0 3891 3817">
          <text:p/>
        </draw:connector>
        <draw:line draw:style-name="gr120" draw:text-style-name="P23" draw:layer="layout" svg:x1="9.906cm" svg:y1="7.874cm" svg:x2="19.558cm" svg:y2="7.62cm">
          <text:p/>
        </draw:line>
        <draw:connector draw:style-name="gr8" draw:text-style-name="P12" draw:layer="layout" draw:type="curve" draw:line-skew="-1.736cm" svg:x1="18.196cm" svg:y1="6.35cm" svg:x2="26.297cm" svg:y2="9.167cm" draw:start-shape="id234" draw:start-glue-point="4" svg:d="M18196 6350c0-3018 8101-4426 8101 2817" svg:viewBox="0 0 8102 5276">
          <text:p/>
        </draw:connector>
        <draw:connector draw:style-name="gr129" draw:text-style-name="P12" draw:layer="layout" draw:type="curve" svg:x1="23.595cm" svg:y1="7.006cm" svg:x2="25.237cm" svg:y2="9.144cm" draw:start-shape="id237" draw:start-glue-point="11" svg:d="M23595 7006c0-636 1642-1705 1642 2138" svg:viewBox="0 0 1643 2775">
          <text:p/>
        </draw:connector>
        <draw:connector draw:style-name="gr178" draw:text-style-name="P12" draw:layer="layout" draw:type="curve" draw:line-skew="-0.759cm" svg:x1="21.455cm" svg:y1="7.006cm" svg:x2="25.618cm" svg:y2="9.144cm" draw:start-shape="id233" draw:start-glue-point="11" svg:d="M21455 7006c0-1774 4163-2843 4163 2138" svg:viewBox="0 0 4164 3619">
          <text:p/>
        </draw:connector>
        <draw:frame draw:style-name="gr188" draw:text-style-name="P29" xml:id="id239" draw:id="id239" draw:layer="layout" svg:width="1.742cm" svg:height="0.962cm" svg:x="25.182cm" svg:y="13.485cm">
          <draw:text-box>
            <text:p><text:span text:style-name="T8">sum</text:span></text:p>
          </draw:text-box>
        </draw:frame>
        <draw:frame draw:style-name="gr188" draw:text-style-name="P28" xml:id="id240" draw:id="id240" draw:layer="layout" svg:width="0.748cm" svg:height="0.962cm" svg:x="24.434cm" svg:y="13.485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24.669cm" svg:y="14.466cm">
          <draw:text-box>
            <text:p text:style-name="P48"><text:span text:style-name="T6">bb1</text:span></text:p>
          </draw:text-box>
        </draw:frame>
        <draw:connector draw:style-name="gr125" draw:text-style-name="P33" draw:layer="layout" draw:type="curve" svg:x1="26.053cm" svg:y1="13.485cm" svg:x2="23.595cm" svg:y2="7.726cm" draw:start-shape="id239" draw:start-glue-point="0" draw:end-shape="id237" draw:end-glue-point="9" svg:d="M26053 13485c0-4207-2458-1328-2458-5759" svg:viewBox="0 0 2459 5760">
          <text:p/>
        </draw:connector>
        <draw:connector draw:style-name="gr125" draw:text-style-name="P33" draw:layer="layout" draw:type="curve" svg:x1="24.808cm" svg:y1="13.485cm" svg:x2="21.455cm" svg:y2="7.726cm" draw:start-shape="id240" draw:start-glue-point="0" draw:end-shape="id233" draw:end-glue-point="9" svg:d="M24808 13485c0-4207-3353-1328-3353-5759" svg:viewBox="0 0 3354 5760">
          <text:p/>
        </draw:connector>
        <draw:frame draw:style-name="gr188" draw:text-style-name="P29" xml:id="id241" draw:id="id241" draw:layer="layout" svg:width="1.742cm" svg:height="0.962cm" svg:x="25.228cm" svg:y="5.568cm">
          <draw:text-box>
            <text:p><text:span text:style-name="T8">sum</text:span></text:p>
          </draw:text-box>
        </draw:frame>
        <draw:frame draw:style-name="gr188" draw:text-style-name="P28" xml:id="id242" draw:id="id242" draw:layer="layout" svg:width="0.748cm" svg:height="0.962cm" svg:x="24.48cm" svg:y="5.568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24.715cm" svg:y="6.549cm">
          <draw:text-box>
            <text:p text:style-name="P48"><text:span text:style-name="T6">bb0</text:span></text:p>
          </draw:text-box>
        </draw:frame>
        <draw:connector draw:style-name="gr125" draw:text-style-name="P33" draw:layer="layout" draw:type="curve" svg:x1="26.099cm" svg:y1="5.568cm" svg:x2="22.876cm" svg:y2="6.858cm" draw:start-shape="id241" draw:start-glue-point="0" draw:end-shape="id237" draw:end-glue-point="4" svg:d="M26099 5568c0-412-3223-1057-3223 1290" svg:viewBox="0 0 3224 1695">
          <text:p/>
        </draw:connector>
        <draw:connector draw:style-name="gr125" draw:text-style-name="P33" draw:layer="layout" draw:type="curve" svg:x1="24.854cm" svg:y1="5.568cm" svg:x2="20.736cm" svg:y2="6.858cm" draw:start-shape="id242" draw:start-glue-point="0" draw:end-shape="id233" draw:end-glue-point="4" svg:d="M24854 5568c0-412-4118-1057-4118 1290" svg:viewBox="0 0 4119 1695">
          <text:p/>
        </draw:connector>
        <presentation:notes draw:style-name="dp2">
          <draw:page-thumbnail draw:style-name="gr2" draw:layer="layout" svg:width="19.798cm" svg:height="11.136cm" svg:x="0.6cm" svg:y="2.257cm" draw:page-number="5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office:forms form:automatic-focus="false" form:apply-design-mode="false"/>
        <draw:connector draw:style-name="gr125" draw:text-style-name="P33" draw:layer="layout" draw:type="curve" svg:x1="24.749cm" svg:y1="13.485cm" svg:x2="21.455cm" svg:y2="7.726cm" draw:start-shape="id243" draw:start-glue-point="0" draw:end-shape="id244" draw:end-glue-point="9" svg:d="M24749 13485c0-4207-3294-1328-3294-5759" svg:viewBox="0 0 3295 5760">
          <text:p/>
        </draw:connector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Filling in basic block ‘bb1’</text:span></text:p>
              </text:list-item>
            </text:list>
          </draw:text-box>
        </draw:frame>
        <draw:frame draw:style-name="gr190" draw:text-style-name="P54" draw:layer="layout" svg:width="5.456cm" svg:height="2.411cm" svg:x="11.684cm" svg:y="7.112cm">
          <draw:text-box>
            <text:p text:style-name="P53"><text:span text:style-name="T26">x=sum=0;</text:span><text:span text:style-name="T26"><text:line-break/></text:span><text:span text:style-name="T26">while(x&lt;10) </text:span></text:p>
            <text:p text:style-name="P53"><text:span text:style-name="T26"><text:s text:c="2"/>sum += x++;</text:span></text:p>
          </draw:text-box>
        </draw:frame>
        <draw:custom-shape draw:style-name="gr183" draw:text-style-name="P22" xml:id="id245" draw:id="id245" draw:layer="layout" svg:width="5.08cm" svg:height="1.77cm" svg:x="4.632cm" svg:y="4.072cm">
          <text:p text:style-name="P21"><text:span text:style-name="T6">rx0=0</text:span></text:p>
          <text:p text:style-name="P21"><text:span text:style-name="T6">rs0=0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35cm" svg:y="3.964cm">
          <draw:text-box>
            <text:p text:style-name="P48"><text:span text:style-name="T6">bb0</text:span></text:p>
          </draw:text-box>
        </draw:frame>
        <draw:custom-shape draw:style-name="gr191" draw:text-style-name="P22" xml:id="id246" draw:id="id246" draw:layer="layout" svg:width="5.08cm" svg:height="2.794cm" svg:x="4.632cm" svg:y="6.682cm">
          <text:p text:style-name="P21"><text:span text:style-name="T6"/></text:p>
          <text:p text:style-name="P21"><text:span text:style-name="T6">rx1 phi rx0 rx2</text:span></text:p>
          <text:p text:style-name="P51"><text:span text:style-name="T6">rs1 phi rs0 rs2</text:span></text:p>
          <text:p text:style-name="P51"><text:span text:style-name="T6">rt <text:s/>&lt; <text:s text:c="2"/>rx1 #10</text:span></text:p>
          <text:p text:style-name="P51"><text:span text:style-name="T6"><text:s text:c="4"/>jeq bb3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96cm" svg:y="6.634cm">
          <draw:text-box>
            <text:p text:style-name="P48"><text:span text:style-name="T6">bb1</text:span></text:p>
          </draw:text-box>
        </draw:frame>
        <draw:connector draw:style-name="gr185" draw:text-style-name="P12" draw:layer="layout" draw:type="line" svg:x1="7.172cm" svg:y1="5.842cm" svg:x2="7.172cm" svg:y2="6.682cm" draw:start-shape="id245" draw:start-glue-point="2" draw:end-shape="id246" draw:end-glue-point="0" svg:d="M7172 5842v840" svg:viewBox="0 0 1 841">
          <text:p/>
        </draw:connector>
        <draw:line draw:style-name="gr194" draw:text-style-name="P12" xml:id="id247" draw:id="id247" draw:layer="layout" svg:x1="10.668cm" svg:y1="9.906cm" svg:x2="11.43cm" svg:y2="9.906cm">
          <text:p/>
        </draw:line>
        <draw:connector draw:style-name="gr196" draw:text-style-name="P12" draw:layer="layout" draw:type="curve" svg:x1="11.049cm" svg:y1="9.906cm" svg:x2="7.172cm" svg:y2="6.682cm" draw:start-shape="id247" draw:start-glue-point="0" draw:end-shape="id246" draw:end-glue-point="0" svg:d="M11049 9906c0-5248-3877-3636-3877-3224" svg:viewBox="0 0 3878 3782">
          <text:p/>
        </draw:connector>
        <draw:custom-shape draw:style-name="gr202" draw:text-style-name="P25" xml:id="id248" draw:id="id248" draw:layer="layout" svg:width="2.032cm" svg:height="1.016cm" svg:x="17.18cm" svg:y="6.35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25" xml:id="id244" draw:id="id244" draw:layer="layout" svg:width="2.032cm" svg:height="1.016cm" svg:x="19.72cm" svg:y="6.858cm">
          <text:p text:style-name="P24"><text:span text:style-name="T6">x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19.72cm" svg:y1="7.366cm" svg:x2="19.212cm" svg:y2="6.858cm" draw:start-shape="id244" draw:start-glue-point="6" draw:end-shape="id248" draw:end-glue-point="10" svg:d="M19720 7366l-508-508" svg:viewBox="0 0 509 509">
          <text:p/>
        </draw:connector>
        <draw:connector draw:style-name="gr178" draw:text-style-name="P12" draw:layer="layout" draw:type="line" svg:x1="19.782cm" svg:y1="9.052cm" svg:x2="20.017cm" svg:y2="7.726cm" draw:start-shape="id249" draw:start-glue-point="4" draw:end-shape="id244" draw:end-glue-point="7" svg:d="M19782 9052l235-1326" svg:viewBox="0 0 236 1327">
          <text:p/>
        </draw:connector>
        <draw:connector draw:style-name="gr163" draw:text-style-name="P12" draw:layer="layout" draw:type="line" svg:x1="18.25cm" svg:y1="10.314cm" svg:x2="18.196cm" svg:y2="7.366cm" draw:start-shape="id250" draw:start-glue-point="0" draw:end-shape="id248" draw:end-glue-point="8" svg:d="M18250 10314l-54-2948" svg:viewBox="0 0 55 2949">
          <text:p/>
        </draw:connector>
        <draw:connector draw:style-name="gr9" draw:text-style-name="P12" draw:layer="layout" draw:type="curve" svg:x1="17.477cm" svg:y1="6.498cm" svg:x2="17.488cm" svg:y2="5.024cm" draw:start-shape="id248" draw:start-glue-point="5" draw:end-shape="id251" draw:end-glue-point="8" svg:d="M17477 6498c0-1216 11-480 11-1474" svg:viewBox="0 0 12 1475">
          <text:p/>
        </draw:connector>
        <draw:custom-shape draw:style-name="gr204" draw:text-style-name="P25" xml:id="id251" draw:id="id251" draw:layer="layout" svg:width="2.032cm" svg:height="1.016cm" svg:x="16.472cm" svg:y="4.008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17cm" svg:y1="7.006cm" svg:x2="19.721cm" svg:y2="5.589cm" draw:start-shape="id244" draw:start-glue-point="5" draw:end-shape="id252" draw:end-glue-point="8" svg:d="M20017 7006c0-1173-296-465-296-1417" svg:viewBox="0 0 297 1418">
          <text:p/>
        </draw:connector>
        <draw:custom-shape draw:style-name="gr205" draw:text-style-name="P25" xml:id="id253" draw:id="id253" draw:layer="layout" svg:width="2.032cm" svg:height="1.016cm" svg:x="21.86cm" svg:y="6.858cm">
          <text:p text:style-name="P24"><text:span text:style-name="T6">sum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157cm" svg:y1="7.006cm" svg:x2="19.681cm" svg:y2="5.601cm" draw:start-shape="id253" draw:start-glue-point="5" svg:d="M22157 7006c0-1371-2476-669-2476-1405" svg:viewBox="0 0 2477 1406">
          <text:p/>
        </draw:connector>
        <draw:custom-shape draw:style-name="gr206" draw:text-style-name="P25" xml:id="id254" draw:id="id254" draw:layer="layout" svg:width="1.016cm" svg:height="1.016cm" svg:x="20.344cm" svg:y="8.09cm">
          <text:p text:style-name="P24"><text:span text:style-name="T6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25" xml:id="id249" draw:id="id249" draw:layer="layout" svg:width="1.016cm" svg:height="1.016cm" svg:x="19.274cm" svg:y="9.052cm">
          <text:p text:style-name="P24"><text:span text:style-name="T6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20.142cm" svg:y1="9.2cm" svg:x2="20.492cm" svg:y2="8.958cm" draw:start-shape="id249" draw:start-glue-point="11" draw:end-shape="id254" draw:end-glue-point="7" svg:d="M20142 9200l350-242" svg:viewBox="0 0 351 243">
          <text:p/>
        </draw:connector>
        <draw:custom-shape draw:style-name="gr209" draw:text-style-name="P25" xml:id="id250" draw:id="id250" draw:layer="layout" svg:width="1.524cm" svg:height="0.762cm" svg:x="17.488cm" svg:y="10.31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8.25cm" svg:y1="10.314cm" svg:x2="19.422cm" svg:y2="9.92cm" draw:start-shape="id250" draw:start-glue-point="0" draw:end-shape="id249" draw:end-glue-point="7" svg:d="M18250 10314c0-263 390-394 1172-394" svg:viewBox="0 0 1173 395">
          <text:p/>
        </draw:connector>
        <draw:line draw:style-name="gr194" draw:text-style-name="P12" xml:id="id255" draw:id="id255" draw:layer="layout" svg:x1="25.916cm" svg:y1="9.167cm" svg:x2="26.678cm" svg:y2="9.167cm">
          <text:p/>
        </draw:line>
        <draw:connector draw:style-name="gr8" draw:text-style-name="P12" draw:layer="layout" draw:type="curve" draw:line-skew="-1.73cm" svg:x1="18.196cm" svg:y1="6.35cm" svg:x2="26.297cm" svg:y2="9.167cm" draw:start-shape="id248" draw:start-glue-point="4" draw:end-shape="id255" draw:end-glue-point="0" svg:d="M18196 6350c0-3009 8101-4417 8101 2817" svg:viewBox="0 0 8102 5269">
          <text:p/>
        </draw:connector>
        <draw:custom-shape draw:style-name="gr210" draw:text-style-name="P25" xml:id="id252" draw:id="id252" draw:layer="layout" svg:width="1.016cm" svg:height="1.016cm" svg:x="19.213cm" svg:y="4.573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4" draw:text-style-name="P12" xml:id="id256" draw:id="id256" draw:layer="layout" svg:x1="24.8cm" svg:y1="9.167cm" svg:x2="25.562cm" svg:y2="9.167cm">
          <text:p/>
        </draw:line>
        <draw:connector draw:style-name="gr129" draw:text-style-name="P12" draw:layer="layout" draw:type="curve" svg:x1="23.595cm" svg:y1="7.006cm" svg:x2="25.181cm" svg:y2="9.167cm" draw:start-shape="id253" draw:start-glue-point="11" draw:end-shape="id256" draw:end-glue-point="0" svg:d="M23595 7006c0-636 1586-1716 1586 2161" svg:viewBox="0 0 1587 2799">
          <text:p/>
        </draw:connector>
        <draw:connector draw:style-name="gr178" draw:text-style-name="P12" draw:layer="layout" draw:type="curve" draw:line-skew="-0.821cm" svg:x1="21.455cm" svg:y1="7.006cm" svg:x2="25.562cm" svg:y2="9.167cm" draw:start-shape="id244" draw:start-glue-point="11" draw:end-shape="id256" draw:end-glue-point="1" svg:d="M21455 7006c0-1867 4107-2948 4107 2161" svg:viewBox="0 0 4108 3714">
          <text:p/>
        </draw:connector>
        <draw:line draw:style-name="gr120" draw:text-style-name="P23" draw:layer="layout" svg:x1="9.398cm" svg:y1="8.636cm" svg:x2="19.05cm" svg:y2="9.398cm">
          <text:p/>
        </draw:line>
        <draw:line draw:style-name="gr120" draw:text-style-name="P23" draw:layer="layout" svg:x1="8.128cm" svg:y1="9.144cm" svg:x2="17.488cm" svg:y2="10.668cm">
          <text:p/>
        </draw:line>
        <draw:line draw:style-name="gr120" draw:text-style-name="P23" draw:layer="layout" svg:x1="8.128cm" svg:y1="9.144cm" svg:x2="17.488cm" svg:y2="10.668cm">
          <text:p/>
        </draw:line>
        <draw:frame draw:style-name="gr188" draw:text-style-name="P29" xml:id="id257" draw:id="id257" draw:layer="layout" svg:width="1.742cm" svg:height="0.962cm" svg:x="25.123cm" svg:y="13.485cm">
          <draw:text-box>
            <text:p><text:span text:style-name="T8">sum</text:span></text:p>
          </draw:text-box>
        </draw:frame>
        <draw:frame draw:style-name="gr188" draw:text-style-name="P28" xml:id="id243" draw:id="id243" draw:layer="layout" svg:width="0.748cm" svg:height="0.962cm" svg:x="24.375cm" svg:y="13.485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24.61cm" svg:y="14.466cm">
          <draw:text-box>
            <text:p text:style-name="P48"><text:span text:style-name="T6">bb1</text:span></text:p>
          </draw:text-box>
        </draw:frame>
        <draw:connector draw:style-name="gr125" draw:text-style-name="P33" draw:layer="layout" draw:type="curve" svg:x1="25.994cm" svg:y1="13.485cm" svg:x2="23.595cm" svg:y2="7.726cm" draw:start-shape="id257" draw:start-glue-point="0" draw:end-shape="id253" draw:end-glue-point="9" svg:d="M25994 13485c0-4207-2399-1328-2399-5759" svg:viewBox="0 0 2400 5760">
          <text:p/>
        </draw:connector>
        <presentation:notes draw:style-name="dp2">
          <draw:page-thumbnail draw:style-name="gr2" draw:layer="layout" svg:width="19.798cm" svg:height="11.136cm" svg:x="0.6cm" svg:y="2.257cm" draw:page-number="5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Hollow shell of ‘bb2’</text:span></text:p>
              </text:list-item>
            </text:list>
          </draw:text-box>
        </draw:frame>
        <draw:frame draw:style-name="gr190" draw:text-style-name="P54" draw:layer="layout" svg:width="5.456cm" svg:height="2.411cm" svg:x="11.684cm" svg:y="7.112cm">
          <draw:text-box>
            <text:p text:style-name="P53"><text:span text:style-name="T26">x=sum=0;</text:span><text:span text:style-name="T26"><text:line-break/></text:span><text:span text:style-name="T26">while(x&lt;10) </text:span></text:p>
            <text:p text:style-name="P53"><text:span text:style-name="T26"><text:s text:c="2"/>sum += x++;</text:span></text:p>
          </draw:text-box>
        </draw:frame>
        <draw:custom-shape draw:style-name="gr183" draw:text-style-name="P22" xml:id="id258" draw:id="id258" draw:layer="layout" svg:width="5.08cm" svg:height="1.77cm" svg:x="4.632cm" svg:y="4.072cm">
          <text:p text:style-name="P21"><text:span text:style-name="T6">rx0=0</text:span></text:p>
          <text:p text:style-name="P21"><text:span text:style-name="T6">rs0=0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35cm" svg:y="3.964cm">
          <draw:text-box>
            <text:p text:style-name="P48"><text:span text:style-name="T6">bb0</text:span></text:p>
          </draw:text-box>
        </draw:frame>
        <draw:custom-shape draw:style-name="gr191" draw:text-style-name="P22" xml:id="id259" draw:id="id259" draw:layer="layout" svg:width="5.08cm" svg:height="2.794cm" svg:x="4.632cm" svg:y="6.682cm">
          <text:p text:style-name="P21"><text:span text:style-name="T6"/></text:p>
          <text:p text:style-name="P21"><text:span text:style-name="T6">rx1 phi rx0 rx2</text:span></text:p>
          <text:p text:style-name="P51"><text:span text:style-name="T6">rs1 phi rs0 rs2</text:span></text:p>
          <text:p text:style-name="P51"><text:span text:style-name="T6">rt <text:s/>&lt; <text:s text:c="2"/>rx1 #10</text:span></text:p>
          <text:p text:style-name="P51"><text:span text:style-name="T6"><text:s text:c="4"/>jeq bb3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96cm" svg:y="6.634cm">
          <draw:text-box>
            <text:p text:style-name="P48"><text:span text:style-name="T6">bb1</text:span></text:p>
          </draw:text-box>
        </draw:frame>
        <draw:custom-shape draw:style-name="gr191" draw:text-style-name="P22" xml:id="id260" draw:id="id260" draw:layer="layout" svg:width="5.08cm" svg:height="2.794cm" svg:x="4.632cm" svg:y="10.506cm">
          <text:p text:style-name="P21"><text:span text:style-name="T6"/></text:p>
          <text:p text:style-name="P21"><text:span text:style-name="T6"/></text:p>
          <text:p text:style-name="P21"><text:span text:style-name="T6"/></text:p>
          <text:p text:style-name="P21"><text:span text:style-name="T6"><text:s text:c="4"/>jmp bb1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42cm" svg:y="10.414cm">
          <draw:text-box>
            <text:p text:style-name="P48"><text:span text:style-name="T6">bb2</text:span></text:p>
          </draw:text-box>
        </draw:frame>
        <draw:connector draw:style-name="gr185" draw:text-style-name="P12" draw:layer="layout" draw:type="line" svg:x1="7.172cm" svg:y1="5.842cm" svg:x2="7.172cm" svg:y2="6.682cm" draw:start-shape="id258" draw:start-glue-point="2" draw:end-shape="id259" draw:end-glue-point="0" svg:d="M7172 5842v840" svg:viewBox="0 0 1 841">
          <text:p/>
        </draw:connector>
        <draw:connector draw:style-name="gr211" draw:text-style-name="P12" draw:layer="layout" draw:type="line" svg:x1="7.172cm" svg:y1="9.476cm" svg:x2="7.172cm" svg:y2="10.506cm" draw:start-shape="id259" draw:start-glue-point="2" draw:end-shape="id260" draw:end-glue-point="0" svg:d="M7172 9476v1030" svg:viewBox="0 0 1 1031">
          <text:p/>
        </draw:connector>
        <draw:connector draw:style-name="gr212" draw:text-style-name="P12" draw:layer="layout" draw:type="line" svg:x1="7.172cm" svg:y1="9.476cm" svg:x2="2.794cm" svg:y2="10.668cm" draw:start-shape="id259" draw:start-glue-point="2" svg:d="M7172 9476l-4378 1192" svg:viewBox="0 0 4379 1193">
          <text:p/>
        </draw:connector>
        <draw:line draw:style-name="gr194" draw:text-style-name="P12" xml:id="id261" draw:id="id261" draw:layer="layout" svg:x1="10.668cm" svg:y1="9.906cm" svg:x2="11.43cm" svg:y2="9.906cm">
          <text:p/>
        </draw:line>
        <draw:connector draw:style-name="gr213" draw:text-style-name="P12" draw:layer="layout" draw:type="curve" svg:x1="7.172cm" svg:y1="13.3cm" svg:x2="11.049cm" svg:y2="9.906cm" draw:start-shape="id260" draw:start-glue-point="2" draw:end-shape="id261" draw:end-glue-point="0" svg:d="M7172 13300c0 412 3877 2109 3877-3394" svg:viewBox="0 0 3878 3966">
          <text:p/>
        </draw:connector>
        <draw:connector draw:style-name="gr196" draw:text-style-name="P12" draw:layer="layout" draw:type="curve" svg:x1="11.049cm" svg:y1="9.906cm" svg:x2="7.172cm" svg:y2="6.682cm" draw:start-shape="id261" draw:start-glue-point="0" draw:end-shape="id259" draw:end-glue-point="0" svg:d="M11049 9906c0-5248-3877-3636-3877-3224" svg:viewBox="0 0 3878 3782">
          <text:p/>
        </draw:connector>
        <draw:custom-shape draw:style-name="gr214" draw:text-style-name="P25" xml:id="id263" draw:id="id263" draw:layer="layout" svg:width="2.032cm" svg:height="1.016cm" svg:x="17.18cm" svg:y="6.35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25" xml:id="id262" draw:id="id262" draw:layer="layout" svg:width="2.032cm" svg:height="1.016cm" svg:x="19.72cm" svg:y="6.858cm">
          <text:p text:style-name="P24"><text:span text:style-name="T6">x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19.72cm" svg:y1="7.366cm" svg:x2="19.212cm" svg:y2="6.858cm" draw:start-shape="id262" draw:start-glue-point="6" draw:end-shape="id263" draw:end-glue-point="10" svg:d="M19720 7366l-508-508" svg:viewBox="0 0 509 509">
          <text:p/>
        </draw:connector>
        <draw:connector draw:style-name="gr178" draw:text-style-name="P12" draw:layer="layout" draw:type="line" svg:x1="19.782cm" svg:y1="9.052cm" svg:x2="20.017cm" svg:y2="7.726cm" draw:start-shape="id264" draw:start-glue-point="4" draw:end-shape="id262" draw:end-glue-point="7" svg:d="M19782 9052l235-1326" svg:viewBox="0 0 236 1327">
          <text:p/>
        </draw:connector>
        <draw:connector draw:style-name="gr163" draw:text-style-name="P12" draw:layer="layout" draw:type="line" svg:x1="18.25cm" svg:y1="10.314cm" svg:x2="18.196cm" svg:y2="7.366cm" draw:start-shape="id265" draw:start-glue-point="0" draw:end-shape="id263" draw:end-glue-point="8" svg:d="M18250 10314l-54-2948" svg:viewBox="0 0 55 2949">
          <text:p/>
        </draw:connector>
        <draw:connector draw:style-name="gr9" draw:text-style-name="P12" draw:layer="layout" draw:type="curve" svg:x1="17.477cm" svg:y1="6.498cm" svg:x2="17.488cm" svg:y2="5.024cm" draw:start-shape="id263" draw:start-glue-point="5" draw:end-shape="id266" draw:end-glue-point="8" svg:d="M17477 6498c0-1216 11-480 11-1474" svg:viewBox="0 0 12 1475">
          <text:p/>
        </draw:connector>
        <draw:custom-shape draw:style-name="gr216" draw:text-style-name="P25" xml:id="id266" draw:id="id266" draw:layer="layout" svg:width="2.032cm" svg:height="1.016cm" svg:x="16.472cm" svg:y="4.008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17cm" svg:y1="7.006cm" svg:x2="19.721cm" svg:y2="5.589cm" draw:start-shape="id262" draw:start-glue-point="5" draw:end-shape="id267" draw:end-glue-point="8" svg:d="M20017 7006c0-1173-296-465-296-1417" svg:viewBox="0 0 297 1418">
          <text:p/>
        </draw:connector>
        <draw:custom-shape draw:style-name="gr217" draw:text-style-name="P25" xml:id="id268" draw:id="id268" draw:layer="layout" svg:width="2.032cm" svg:height="1.016cm" svg:x="21.86cm" svg:y="6.858cm">
          <text:p text:style-name="P24"><text:span text:style-name="T6">sum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157cm" svg:y1="7.006cm" svg:x2="19.681cm" svg:y2="5.601cm" draw:start-shape="id268" draw:start-glue-point="5" svg:d="M22157 7006c0-1371-2476-669-2476-1405" svg:viewBox="0 0 2477 1406">
          <text:p/>
        </draw:connector>
        <draw:custom-shape draw:style-name="gr218" draw:text-style-name="P25" xml:id="id269" draw:id="id269" draw:layer="layout" svg:width="1.016cm" svg:height="1.016cm" svg:x="20.344cm" svg:y="8.09cm">
          <text:p text:style-name="P24"><text:span text:style-name="T6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25" xml:id="id264" draw:id="id264" draw:layer="layout" svg:width="1.016cm" svg:height="1.016cm" svg:x="19.274cm" svg:y="9.052cm">
          <text:p text:style-name="P24"><text:span text:style-name="T6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20.142cm" svg:y1="9.2cm" svg:x2="20.492cm" svg:y2="8.958cm" draw:start-shape="id264" draw:start-glue-point="11" draw:end-shape="id269" draw:end-glue-point="7" svg:d="M20142 9200l350-242" svg:viewBox="0 0 351 243">
          <text:p/>
        </draw:connector>
        <draw:custom-shape draw:style-name="gr220" draw:text-style-name="P25" xml:id="id265" draw:id="id265" draw:layer="layout" svg:width="1.524cm" svg:height="0.762cm" svg:x="17.488cm" svg:y="10.31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1" draw:text-style-name="P25" xml:id="id272" draw:id="id272" draw:layer="layout" svg:width="0.762cm" svg:height="0.762cm" svg:x="17.488cm" svg:y="11.076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2" draw:text-style-name="P25" xml:id="id271" draw:id="id271" draw:layer="layout" svg:width="0.762cm" svg:height="0.762cm" svg:x="18.25cm" svg:y="11.076cm">
          <text:p text:style-name="P24"><text:span text:style-name="T6">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8.25cm" svg:y1="10.314cm" svg:x2="19.422cm" svg:y2="9.92cm" draw:start-shape="id265" draw:start-glue-point="0" draw:end-shape="id264" draw:end-glue-point="7" svg:d="M18250 10314c0-263 390-394 1172-394" svg:viewBox="0 0 1173 395">
          <text:p/>
        </draw:connector>
        <draw:line draw:style-name="gr194" draw:text-style-name="P12" xml:id="id270" draw:id="id270" draw:layer="layout" svg:x1="25.916cm" svg:y1="9.167cm" svg:x2="26.678cm" svg:y2="9.167cm">
          <text:p/>
        </draw:line>
        <draw:connector draw:style-name="gr8" draw:text-style-name="P12" draw:layer="layout" draw:type="curve" draw:line-skew="0.779cm" svg:x1="26.297cm" svg:y1="9.167cm" svg:x2="18.631cm" svg:y2="11.838cm" draw:start-shape="id270" draw:start-glue-point="0" draw:end-shape="id271" draw:end-glue-point="2" svg:d="M26297 9167c0 5589-7666 4253-7666 2671" svg:viewBox="0 0 7667 4050">
          <text:p/>
        </draw:connector>
        <draw:connector draw:style-name="gr8" draw:text-style-name="P12" draw:layer="layout" draw:type="curve" draw:line-skew="-1.73cm" svg:x1="18.196cm" svg:y1="6.35cm" svg:x2="26.297cm" svg:y2="9.167cm" draw:start-shape="id263" draw:start-glue-point="4" draw:end-shape="id270" draw:end-glue-point="0" svg:d="M18196 6350c0-3009 8101-4417 8101 2817" svg:viewBox="0 0 8102 5269">
          <text:p/>
        </draw:connector>
        <draw:connector draw:style-name="gr8" draw:text-style-name="P12" draw:layer="layout" draw:type="curve" svg:x1="17.992cm" svg:y1="13.815cm" svg:x2="17.869cm" svg:y2="11.838cm" draw:end-shape="id272" draw:end-glue-point="2" svg:d="M17992 13815c0-1275-123-287-123-1977" svg:viewBox="0 0 124 1978">
          <text:p/>
        </draw:connector>
        <draw:custom-shape draw:style-name="gr223" draw:text-style-name="P25" xml:id="id267" draw:id="id267" draw:layer="layout" svg:width="1.016cm" svg:height="1.016cm" svg:x="19.213cm" svg:y="4.573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4" draw:text-style-name="P12" xml:id="id273" draw:id="id273" draw:layer="layout" svg:x1="24.8cm" svg:y1="9.167cm" svg:x2="25.562cm" svg:y2="9.167cm">
          <text:p/>
        </draw:line>
        <draw:connector draw:style-name="gr129" draw:text-style-name="P12" draw:layer="layout" draw:type="curve" svg:x1="23.595cm" svg:y1="7.006cm" svg:x2="25.181cm" svg:y2="9.167cm" draw:start-shape="id268" draw:start-glue-point="11" draw:end-shape="id273" draw:end-glue-point="0" svg:d="M23595 7006c0-636 1586-1716 1586 2161" svg:viewBox="0 0 1587 2799">
          <text:p/>
        </draw:connector>
        <draw:connector draw:style-name="gr178" draw:text-style-name="P12" draw:layer="layout" draw:type="curve" draw:line-skew="-0.821cm" svg:x1="21.455cm" svg:y1="7.006cm" svg:x2="25.562cm" svg:y2="9.167cm" draw:start-shape="id262" draw:start-glue-point="11" draw:end-shape="id273" draw:end-glue-point="1" svg:d="M21455 7006c0-1867 4107-2948 4107 2161" svg:viewBox="0 0 4108 3714">
          <text:p/>
        </draw:connector>
        <draw:line draw:style-name="gr120" draw:text-style-name="P23" draw:layer="layout" svg:x1="10.414cm" svg:y1="13.208cm" svg:x2="18.542cm" svg:y2="11.938cm">
          <text:p/>
        </draw:line>
        <draw:line draw:style-name="gr120" draw:text-style-name="P23" draw:layer="layout" svg:x1="3.302cm" svg:y1="10.668cm" svg:x2="17.272cm" svg:y2="11.43cm">
          <text:p/>
        </draw:line>
        <draw:connector draw:style-name="gr125" draw:text-style-name="P33" draw:layer="layout" draw:type="curve" svg:x1="24.689cm" svg:y1="13.498cm" svg:x2="21.395cm" svg:y2="7.739cm" draw:start-shape="id274" draw:start-glue-point="0" svg:d="M24689 13498c0-4525-3294-1646-3294-5759" svg:viewBox="0 0 3295 5760">
          <text:p/>
        </draw:connector>
        <draw:line draw:style-name="gr194" draw:text-style-name="P12" draw:layer="layout" svg:x1="25.856cm" svg:y1="9.18cm" svg:x2="26.618cm" svg:y2="9.18cm">
          <text:p/>
        </draw:line>
        <draw:line draw:style-name="gr194" draw:text-style-name="P12" draw:layer="layout" svg:x1="24.74cm" svg:y1="9.18cm" svg:x2="25.502cm" svg:y2="9.18cm">
          <text:p/>
        </draw:line>
        <draw:frame draw:style-name="gr188" draw:text-style-name="P29" xml:id="id275" draw:id="id275" draw:layer="layout" svg:width="1.742cm" svg:height="0.962cm" svg:x="25.063cm" svg:y="13.498cm">
          <draw:text-box>
            <text:p><text:span text:style-name="T8">sum</text:span></text:p>
          </draw:text-box>
        </draw:frame>
        <draw:frame draw:style-name="gr188" draw:text-style-name="P28" xml:id="id274" draw:id="id274" draw:layer="layout" svg:width="0.748cm" svg:height="0.962cm" svg:x="24.315cm" svg:y="13.498cm">
          <draw:text-box>
            <text:p><text:span text:style-name="T17">x</text:span></text:p>
          </draw:text-box>
        </draw:frame>
        <draw:connector draw:style-name="gr125" draw:text-style-name="P33" draw:layer="layout" draw:type="curve" svg:x1="25.934cm" svg:y1="13.498cm" svg:x2="23.535cm" svg:y2="7.739cm" draw:start-shape="id275" draw:start-glue-point="0" svg:d="M25934 13498c0-4525-2399-1646-2399-5759" svg:viewBox="0 0 2400 5760">
          <text:p/>
        </draw:connector>
        <draw:frame draw:style-name="gr189" draw:text-style-name="P49" draw:layer="layout" svg:width="1.394cm" svg:height="0.81cm" svg:x="24.61cm" svg:y="14.466cm">
          <draw:text-box>
            <text:p text:style-name="P48"><text:span text:style-name="T6">bb2</text:span></text:p>
          </draw:text-box>
        </draw:frame>
        <draw:frame draw:style-name="gr188" draw:text-style-name="P29" draw:layer="layout" svg:width="1.742cm" svg:height="0.962cm" svg:x="25.063cm" svg:y="13.498cm">
          <draw:text-box>
            <text:p><text:span text:style-name="T8">sum</text:span></text:p>
          </draw:text-box>
        </draw:frame>
        <draw:frame draw:style-name="gr188" draw:text-style-name="P28" draw:layer="layout" svg:width="0.748cm" svg:height="0.962cm" svg:x="24.315cm" svg:y="13.498cm">
          <draw:text-box>
            <text:p><text:span text:style-name="T17">x</text:span></text:p>
          </draw:text-box>
        </draw:frame>
        <draw:frame draw:style-name="gr188" draw:text-style-name="P29" draw:layer="layout" svg:width="1.742cm" svg:height="0.962cm" svg:x="13.244cm" svg:y="12.954cm">
          <draw:text-box>
            <text:p><text:span text:style-name="T8">sum</text:span></text:p>
          </draw:text-box>
        </draw:frame>
        <draw:frame draw:style-name="gr188" draw:text-style-name="P28" draw:layer="layout" svg:width="0.748cm" svg:height="0.962cm" svg:x="12.496cm" svg:y="12.954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12.83cm" svg:y="13.916cm">
          <draw:text-box>
            <text:p text:style-name="P48"><text:span text:style-name="T6">bb3</text:span></text:p>
          </draw:text-box>
        </draw:frame>
        <draw:connector draw:style-name="gr125" draw:text-style-name="P33" draw:layer="layout" draw:type="line" svg:x1="13.97cm" svg:y1="12.954cm" svg:x2="15.856cm" svg:y2="11.709cm" svg:d="M13970 12954l1886-1245" svg:viewBox="0 0 1887 1246">
          <text:p/>
        </draw:connector>
        <draw:connector draw:style-name="gr125" draw:text-style-name="P33" draw:layer="layout" draw:type="line" svg:x1="12.902cm" svg:y1="12.967cm" svg:x2="14.768cm" svg:y2="11.578cm" svg:d="M12902 12967l1866-1389" svg:viewBox="0 0 1867 1390">
          <text:p/>
        </draw:connector>
        <presentation:notes draw:style-name="dp2">
          <draw:page-thumbnail draw:style-name="gr2" draw:layer="layout" svg:width="19.798cm" svg:height="11.136cm" svg:x="0.6cm" svg:y="2.257cm" draw:page-number="5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Filling in ‘bb2’</text:span></text:p>
              </text:list-item>
            </text:list>
          </draw:text-box>
        </draw:frame>
        <draw:frame draw:style-name="gr190" draw:text-style-name="P54" draw:layer="layout" svg:width="5.456cm" svg:height="2.411cm" svg:x="11.684cm" svg:y="7.112cm">
          <draw:text-box>
            <text:p text:style-name="P53"><text:span text:style-name="T26">x=sum=0;</text:span><text:span text:style-name="T26"><text:line-break/></text:span><text:span text:style-name="T26">while(x&lt;10) </text:span></text:p>
            <text:p text:style-name="P53"><text:span text:style-name="T26"><text:s text:c="2"/>sum += x++;</text:span></text:p>
          </draw:text-box>
        </draw:frame>
        <draw:custom-shape draw:style-name="gr183" draw:text-style-name="P22" xml:id="id276" draw:id="id276" draw:layer="layout" svg:width="5.08cm" svg:height="1.77cm" svg:x="4.632cm" svg:y="4.072cm">
          <text:p text:style-name="P21"><text:span text:style-name="T6">rx0=0</text:span></text:p>
          <text:p text:style-name="P21"><text:span text:style-name="T6">rs0=0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35cm" svg:y="3.964cm">
          <draw:text-box>
            <text:p text:style-name="P48"><text:span text:style-name="T6">bb0</text:span></text:p>
          </draw:text-box>
        </draw:frame>
        <draw:custom-shape draw:style-name="gr191" draw:text-style-name="P22" xml:id="id277" draw:id="id277" draw:layer="layout" svg:width="5.08cm" svg:height="2.794cm" svg:x="4.632cm" svg:y="6.682cm">
          <text:p text:style-name="P21"><text:span text:style-name="T6"/></text:p>
          <text:p text:style-name="P21"><text:span text:style-name="T6">rx1 phi rx0 rx2</text:span></text:p>
          <text:p text:style-name="P51"><text:span text:style-name="T6">rs1 phi rs0 rs2</text:span></text:p>
          <text:p text:style-name="P51"><text:span text:style-name="T6">rt <text:s/>&lt; <text:s text:c="2"/>rx1 #10</text:span></text:p>
          <text:p text:style-name="P51"><text:span text:style-name="T6"><text:s text:c="4"/>jeq bb3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96cm" svg:y="6.634cm">
          <draw:text-box>
            <text:p text:style-name="P48"><text:span text:style-name="T6">bb1</text:span></text:p>
          </draw:text-box>
        </draw:frame>
        <draw:custom-shape draw:style-name="gr191" draw:text-style-name="P22" xml:id="id278" draw:id="id278" draw:layer="layout" svg:width="5.08cm" svg:height="2.794cm" svg:x="4.632cm" svg:y="10.506cm">
          <text:p text:style-name="P21"><text:span text:style-name="T6"/></text:p>
          <text:p text:style-name="P21"><text:span text:style-name="T6">rs2 + <text:s text:c="2"/>rs1 rx1</text:span></text:p>
          <text:p text:style-name="P21"><text:span text:style-name="T6">rx2 + <text:s text:c="2"/>rx1 #1</text:span></text:p>
          <text:p text:style-name="P21"><text:span text:style-name="T6"><text:s text:c="4"/>jmp bb1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42cm" svg:y="10.414cm">
          <draw:text-box>
            <text:p text:style-name="P48"><text:span text:style-name="T6">bb2</text:span></text:p>
          </draw:text-box>
        </draw:frame>
        <draw:connector draw:style-name="gr185" draw:text-style-name="P12" draw:layer="layout" draw:type="line" svg:x1="7.172cm" svg:y1="5.842cm" svg:x2="7.172cm" svg:y2="6.682cm" draw:start-shape="id276" draw:start-glue-point="2" draw:end-shape="id277" draw:end-glue-point="0" svg:d="M7172 5842v840" svg:viewBox="0 0 1 841">
          <text:p/>
        </draw:connector>
        <draw:connector draw:style-name="gr211" draw:text-style-name="P12" draw:layer="layout" draw:type="line" svg:x1="7.172cm" svg:y1="9.476cm" svg:x2="7.172cm" svg:y2="10.506cm" draw:start-shape="id277" draw:start-glue-point="2" draw:end-shape="id278" draw:end-glue-point="0" svg:d="M7172 9476v1030" svg:viewBox="0 0 1 1031">
          <text:p/>
        </draw:connector>
        <draw:connector draw:style-name="gr212" draw:text-style-name="P12" draw:layer="layout" draw:type="line" svg:x1="7.172cm" svg:y1="9.476cm" svg:x2="2.794cm" svg:y2="10.668cm" draw:start-shape="id277" draw:start-glue-point="2" svg:d="M7172 9476l-4378 1192" svg:viewBox="0 0 4379 1193">
          <text:p/>
        </draw:connector>
        <draw:line draw:style-name="gr194" draw:text-style-name="P12" xml:id="id279" draw:id="id279" draw:layer="layout" svg:x1="10.668cm" svg:y1="9.906cm" svg:x2="11.43cm" svg:y2="9.906cm">
          <text:p/>
        </draw:line>
        <draw:connector draw:style-name="gr213" draw:text-style-name="P12" draw:layer="layout" draw:type="curve" svg:x1="7.172cm" svg:y1="13.3cm" svg:x2="11.049cm" svg:y2="9.906cm" draw:start-shape="id278" draw:start-glue-point="2" draw:end-shape="id279" draw:end-glue-point="0" svg:d="M7172 13300c0 412 3877 2109 3877-3394" svg:viewBox="0 0 3878 3966">
          <text:p/>
        </draw:connector>
        <draw:connector draw:style-name="gr196" draw:text-style-name="P12" draw:layer="layout" draw:type="curve" svg:x1="11.049cm" svg:y1="9.906cm" svg:x2="7.172cm" svg:y2="6.682cm" draw:start-shape="id279" draw:start-glue-point="0" draw:end-shape="id277" draw:end-glue-point="0" svg:d="M11049 9906c0-5248-3877-3636-3877-3224" svg:viewBox="0 0 3878 3782">
          <text:p/>
        </draw:connector>
        <draw:custom-shape draw:style-name="gr224" draw:text-style-name="P25" xml:id="id292" draw:id="id292" draw:layer="layout" svg:width="1.016cm" svg:height="1.016cm" svg:x="21.752cm" svg:y="9.144cm">
          <text:p text:style-name="P24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5" draw:text-style-name="P25" xml:id="id281" draw:id="id281" draw:layer="layout" svg:width="2.032cm" svg:height="1.016cm" svg:x="17.18cm" svg:y="6.35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25" xml:id="id280" draw:id="id280" draw:layer="layout" svg:width="2.032cm" svg:height="1.016cm" svg:x="19.72cm" svg:y="6.858cm">
          <text:p text:style-name="P24"><text:span text:style-name="T6">x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19.72cm" svg:y1="7.366cm" svg:x2="19.212cm" svg:y2="6.858cm" draw:start-shape="id280" draw:start-glue-point="6" draw:end-shape="id281" draw:end-glue-point="10" svg:d="M19720 7366l-508-508" svg:viewBox="0 0 509 509">
          <text:p/>
        </draw:connector>
        <draw:connector draw:style-name="gr178" draw:text-style-name="P12" draw:layer="layout" draw:type="line" svg:x1="19.782cm" svg:y1="9.052cm" svg:x2="20.017cm" svg:y2="7.726cm" draw:start-shape="id282" draw:start-glue-point="4" draw:end-shape="id280" draw:end-glue-point="7" svg:d="M19782 9052l235-1326" svg:viewBox="0 0 236 1327">
          <text:p/>
        </draw:connector>
        <draw:connector draw:style-name="gr163" draw:text-style-name="P12" draw:layer="layout" draw:type="line" svg:x1="18.25cm" svg:y1="10.314cm" svg:x2="18.196cm" svg:y2="7.366cm" draw:start-shape="id283" draw:start-glue-point="0" draw:end-shape="id281" draw:end-glue-point="8" svg:d="M18250 10314l-54-2948" svg:viewBox="0 0 55 2949">
          <text:p/>
        </draw:connector>
        <draw:connector draw:style-name="gr9" draw:text-style-name="P12" draw:layer="layout" draw:type="curve" svg:x1="17.477cm" svg:y1="6.498cm" svg:x2="17.488cm" svg:y2="5.024cm" draw:start-shape="id281" draw:start-glue-point="5" draw:end-shape="id284" draw:end-glue-point="8" svg:d="M17477 6498c0-1216 11-480 11-1474" svg:viewBox="0 0 12 1475">
          <text:p/>
        </draw:connector>
        <draw:custom-shape draw:style-name="gr227" draw:text-style-name="P25" xml:id="id284" draw:id="id284" draw:layer="layout" svg:width="2.032cm" svg:height="1.016cm" svg:x="16.472cm" svg:y="4.008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17cm" svg:y1="7.006cm" svg:x2="19.721cm" svg:y2="5.589cm" draw:start-shape="id280" draw:start-glue-point="5" draw:end-shape="id285" draw:end-glue-point="8" svg:d="M20017 7006c0-1173-296-465-296-1417" svg:viewBox="0 0 297 1418">
          <text:p/>
        </draw:connector>
        <draw:custom-shape draw:style-name="gr228" draw:text-style-name="P25" xml:id="id286" draw:id="id286" draw:layer="layout" svg:width="2.032cm" svg:height="1.016cm" svg:x="21.86cm" svg:y="6.858cm">
          <text:p text:style-name="P24"><text:span text:style-name="T6">sum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157cm" svg:y1="7.006cm" svg:x2="19.681cm" svg:y2="5.601cm" draw:start-shape="id286" draw:start-glue-point="5" svg:d="M22157 7006c0-1371-2476-669-2476-1405" svg:viewBox="0 0 2477 1406">
          <text:p/>
        </draw:connector>
        <draw:custom-shape draw:style-name="gr229" draw:text-style-name="P25" xml:id="id287" draw:id="id287" draw:layer="layout" svg:width="1.016cm" svg:height="1.016cm" svg:x="20.344cm" svg:y="8.09cm">
          <text:p text:style-name="P24"><text:span text:style-name="T6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0" draw:text-style-name="P25" xml:id="id282" draw:id="id282" draw:layer="layout" svg:width="1.016cm" svg:height="1.016cm" svg:x="19.274cm" svg:y="9.052cm">
          <text:p text:style-name="P24"><text:span text:style-name="T6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20.142cm" svg:y1="9.2cm" svg:x2="20.492cm" svg:y2="8.958cm" draw:start-shape="id282" draw:start-glue-point="11" draw:end-shape="id287" draw:end-glue-point="7" svg:d="M20142 9200l350-242" svg:viewBox="0 0 351 243">
          <text:p/>
        </draw:connector>
        <draw:custom-shape draw:style-name="gr231" draw:text-style-name="P25" xml:id="id283" draw:id="id283" draw:layer="layout" svg:width="1.524cm" svg:height="0.762cm" svg:x="17.488cm" svg:y="10.31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2" draw:text-style-name="P25" xml:id="id289" draw:id="id289" draw:layer="layout" svg:width="0.762cm" svg:height="0.762cm" svg:x="17.488cm" svg:y="11.076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3" draw:text-style-name="P25" xml:id="id294" draw:id="id294" draw:layer="layout" svg:width="0.762cm" svg:height="0.762cm" svg:x="18.25cm" svg:y="11.076cm">
          <text:p text:style-name="P24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8.25cm" svg:y1="10.314cm" svg:x2="19.422cm" svg:y2="9.92cm" draw:start-shape="id283" draw:start-glue-point="0" draw:end-shape="id282" draw:end-glue-point="7" svg:d="M18250 10314c0-263 390-394 1172-394" svg:viewBox="0 0 1173 395">
          <text:p/>
        </draw:connector>
        <draw:line draw:style-name="gr194" draw:text-style-name="P12" xml:id="id288" draw:id="id288" draw:layer="layout" svg:x1="25.916cm" svg:y1="9.167cm" svg:x2="26.678cm" svg:y2="9.167cm">
          <text:p/>
        </draw:line>
        <draw:connector draw:style-name="gr8" draw:text-style-name="P12" draw:layer="layout" draw:type="curve" draw:line-skew="-1.73cm" svg:x1="18.196cm" svg:y1="6.35cm" svg:x2="26.297cm" svg:y2="9.167cm" draw:start-shape="id281" draw:start-glue-point="4" draw:end-shape="id288" draw:end-glue-point="0" svg:d="M18196 6350c0-3009 8101-4417 8101 2817" svg:viewBox="0 0 8102 5269">
          <text:p/>
        </draw:connector>
        <draw:connector draw:style-name="gr8" draw:text-style-name="P12" draw:layer="layout" draw:type="curve" svg:x1="17.992cm" svg:y1="13.815cm" svg:x2="17.869cm" svg:y2="11.838cm" draw:end-shape="id289" draw:end-glue-point="2" svg:d="M17992 13815c0-1275-123-287-123-1977" svg:viewBox="0 0 124 1978">
          <text:p/>
        </draw:connector>
        <draw:custom-shape draw:style-name="gr234" draw:text-style-name="P25" xml:id="id290" draw:id="id290" draw:layer="layout" svg:width="1.016cm" svg:height="1.016cm" svg:x="22.814cm" svg:y="9.652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5" draw:text-style-name="P12" draw:layer="layout" draw:type="curve" svg:x1="23.322cm" svg:y1="9.652cm" svg:x2="21.455cm" svg:y2="7.726cm" draw:start-shape="id290" draw:start-glue-point="4" draw:end-shape="id280" draw:end-glue-point="9" svg:d="M23322 9652c0-1332-1867-369-1867-1926" svg:viewBox="0 0 1868 1927">
          <text:p/>
        </draw:connector>
        <draw:connector draw:style-name="gr129" draw:text-style-name="P12" draw:layer="layout" draw:type="curve" svg:x1="23.322cm" svg:y1="9.652cm" svg:x2="22.876cm" svg:y2="7.874cm" draw:start-shape="id290" draw:start-glue-point="4" draw:end-shape="id286" draw:end-glue-point="8" svg:d="M23322 9652c0-1332-446-443-446-1778" svg:viewBox="0 0 447 1779">
          <text:p/>
        </draw:connector>
        <draw:custom-shape draw:style-name="gr236" draw:text-style-name="P25" xml:id="id291" draw:id="id291" draw:layer="layout" svg:width="1.016cm" svg:height="1.016cm" svg:x="21.498cm" svg:y="10.922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21.646cm" svg:y1="11.07cm" svg:x2="21.455cm" svg:y2="7.726cm" draw:start-shape="id291" draw:start-glue-point="5" draw:end-shape="id280" draw:end-glue-point="9" svg:d="M21646 11070l-191-3344" svg:viewBox="0 0 192 3345">
          <text:p/>
        </draw:connector>
        <draw:custom-shape draw:style-name="gr237" draw:text-style-name="P25" xml:id="id285" draw:id="id285" draw:layer="layout" svg:width="1.016cm" svg:height="1.016cm" svg:x="19.213cm" svg:y="4.573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006cm" svg:y1="10.922cm" svg:x2="22.26cm" svg:y2="10.16cm" draw:start-shape="id291" draw:start-glue-point="4" draw:end-shape="id292" draw:end-glue-point="8" svg:d="M22006 10922c0-570 254-189 254-762" svg:viewBox="0 0 255 763">
          <text:p/>
        </draw:connector>
        <draw:line draw:style-name="gr194" draw:text-style-name="P12" xml:id="id293" draw:id="id293" draw:layer="layout" svg:x1="24.8cm" svg:y1="9.167cm" svg:x2="25.562cm" svg:y2="9.167cm">
          <text:p/>
        </draw:line>
        <draw:connector draw:style-name="gr129" draw:text-style-name="P12" draw:layer="layout" draw:type="curve" svg:x1="23.595cm" svg:y1="7.006cm" svg:x2="25.181cm" svg:y2="9.167cm" draw:start-shape="id286" draw:start-glue-point="11" draw:end-shape="id293" draw:end-glue-point="0" svg:d="M23595 7006c0-636 1586-1716 1586 2161" svg:viewBox="0 0 1587 2799">
          <text:p/>
        </draw:connector>
        <draw:connector draw:style-name="gr178" draw:text-style-name="P12" draw:layer="layout" draw:type="curve" draw:line-skew="-0.821cm" svg:x1="21.455cm" svg:y1="7.006cm" svg:x2="25.562cm" svg:y2="9.167cm" draw:start-shape="id280" draw:start-glue-point="11" draw:end-shape="id293" draw:end-glue-point="1" svg:d="M21455 7006c0-1867 4107-2948 4107 2161" svg:viewBox="0 0 4108 3714">
          <text:p/>
        </draw:connector>
        <draw:connector draw:style-name="gr129" draw:text-style-name="P12" draw:layer="layout" draw:type="curve" svg:x1="25.181cm" svg:y1="9.167cm" svg:x2="23.322cm" svg:y2="10.668cm" draw:start-shape="id293" draw:start-glue-point="0" draw:end-shape="id290" draw:end-glue-point="8" svg:d="M25181 9167c0 2665-1859 1915-1859 1501" svg:viewBox="0 0 1860 1924">
          <text:p/>
        </draw:connector>
        <draw:connector draw:style-name="gr178" draw:text-style-name="P12" draw:layer="layout" draw:type="curve" draw:line-skew="-0.34cm" svg:x1="25.562cm" svg:y1="9.167cm" svg:x2="22.006cm" svg:y2="11.938cm" draw:start-shape="id293" draw:start-glue-point="1" draw:end-shape="id291" draw:end-glue-point="8" svg:d="M25562 9167c0 4060-3556 2675-3556 2771" svg:viewBox="0 0 3557 2925">
          <text:p/>
        </draw:connector>
        <draw:line draw:style-name="gr120" draw:text-style-name="P23" draw:layer="layout" svg:x1="9.398cm" svg:y1="12.092cm" svg:x2="21.336cm" svg:y2="10.668cm">
          <text:p/>
        </draw:line>
        <draw:connector draw:style-name="gr8" draw:text-style-name="P12" draw:layer="layout" draw:type="curve" draw:line-skew="0.791cm" svg:x1="26.297cm" svg:y1="9.167cm" svg:x2="18.631cm" svg:y2="11.838cm" draw:start-shape="id288" draw:start-glue-point="0" draw:end-shape="id294" draw:end-glue-point="2" svg:d="M26297 9167c0 5607-7666 4271-7666 2671" svg:viewBox="0 0 7667 4063">
          <text:p/>
        </draw:connector>
        <draw:frame draw:style-name="gr188" draw:text-style-name="P29" draw:layer="layout" svg:width="1.742cm" svg:height="0.962cm" svg:x="25.063cm" svg:y="13.486cm">
          <draw:text-box>
            <text:p><text:span text:style-name="T8">sum</text:span></text:p>
          </draw:text-box>
        </draw:frame>
        <draw:frame draw:style-name="gr188" draw:text-style-name="P28" draw:layer="layout" svg:width="0.748cm" svg:height="0.962cm" svg:x="24.315cm" svg:y="13.486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24.61cm" svg:y="14.454cm">
          <draw:text-box>
            <text:p text:style-name="P48"><text:span text:style-name="T6">bb2</text:span></text:p>
          </draw:text-box>
        </draw:frame>
        <draw:frame draw:style-name="gr188" draw:text-style-name="P29" xml:id="id295" draw:id="id295" draw:layer="layout" svg:width="1.742cm" svg:height="0.962cm" svg:x="25.063cm" svg:y="13.486cm">
          <draw:text-box>
            <text:p><text:span text:style-name="T8">sum</text:span></text:p>
          </draw:text-box>
        </draw:frame>
        <draw:frame draw:style-name="gr188" draw:text-style-name="P28" draw:layer="layout" svg:width="0.748cm" svg:height="0.962cm" svg:x="24.315cm" svg:y="13.486cm">
          <draw:text-box>
            <text:p><text:span text:style-name="T17">x</text:span></text:p>
          </draw:text-box>
        </draw:frame>
        <draw:connector draw:style-name="gr125" draw:text-style-name="P33" draw:layer="layout" draw:type="curve" svg:x1="24.63cm" svg:y1="13.511cm" svg:x2="22.006cm" svg:y2="11.938cm" draw:end-shape="id291" draw:end-glue-point="8" svg:d="M24630 13511c0-972-2624-186-2624-1573" svg:viewBox="0 0 2625 1574">
          <text:p/>
        </draw:connector>
        <draw:connector draw:style-name="gr125" draw:text-style-name="P33" draw:layer="layout" draw:type="curve" svg:x1="25.934cm" svg:y1="13.486cm" svg:x2="23.322cm" svg:y2="10.668cm" draw:start-shape="id295" draw:start-glue-point="0" draw:end-shape="id290" draw:end-glue-point="8" svg:d="M25934 13486c0-2112-2612-703-2612-2818" svg:viewBox="0 0 2613 2819">
          <text:p/>
        </draw:connector>
        <draw:frame draw:style-name="gr188" draw:text-style-name="P29" draw:layer="layout" svg:width="1.742cm" svg:height="0.962cm" svg:x="13.232cm" svg:y="12.954cm">
          <draw:text-box>
            <text:p><text:span text:style-name="T8">sum</text:span></text:p>
          </draw:text-box>
        </draw:frame>
        <draw:frame draw:style-name="gr188" draw:text-style-name="P28" draw:layer="layout" svg:width="0.748cm" svg:height="0.962cm" svg:x="12.484cm" svg:y="12.954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12.818cm" svg:y="13.916cm">
          <draw:text-box>
            <text:p text:style-name="P48"><text:span text:style-name="T6">bb3</text:span></text:p>
          </draw:text-box>
        </draw:frame>
        <draw:connector draw:style-name="gr125" draw:text-style-name="P33" draw:layer="layout" draw:type="line" svg:x1="13.958cm" svg:y1="12.954cm" svg:x2="15.844cm" svg:y2="11.709cm" svg:d="M13958 12954l1886-1245" svg:viewBox="0 0 1887 1246">
          <text:p/>
        </draw:connector>
        <draw:connector draw:style-name="gr125" draw:text-style-name="P33" draw:layer="layout" draw:type="line" svg:x1="12.89cm" svg:y1="12.967cm" svg:x2="14.756cm" svg:y2="11.578cm" svg:d="M12890 12967l1866-1389" svg:viewBox="0 0 1867 1390">
          <text:p/>
        </draw:connector>
        <presentation:notes draw:style-name="dp2">
          <draw:page-thumbnail draw:style-name="gr2" draw:layer="layout" svg:width="19.798cm" svg:height="11.136cm" svg:x="0.6cm" svg:y="2.257cm" draw:page-number="5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office:forms form:automatic-focus="false" form:apply-design-mode="false"/>
        <draw:connector draw:style-name="gr125" draw:text-style-name="P33" draw:layer="layout" draw:type="line" svg:x1="12.89cm" svg:y1="12.967cm" svg:x2="19.72cm" svg:y2="7.366cm" draw:end-shape="id296" draw:end-glue-point="6" svg:d="M12890 12967l6830-5601" svg:viewBox="0 0 6831 5602">
          <text:p/>
        </draw:connector>
        <draw:connector draw:style-name="gr125" draw:text-style-name="P33" draw:layer="layout" draw:type="line" svg:x1="13.958cm" svg:y1="12.954cm" svg:x2="22.157cm" svg:y2="7.726cm" draw:end-shape="id297" draw:end-glue-point="7" svg:d="M13958 12954l8199-5228" svg:viewBox="0 0 8200 5229">
          <text:p/>
        </draw:connector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Starting ‘bb3’</text:span></text:p>
              </text:list-item>
            </text:list>
          </draw:text-box>
        </draw:frame>
        <draw:custom-shape draw:style-name="gr183" draw:text-style-name="P22" xml:id="id298" draw:id="id298" draw:layer="layout" svg:width="5.08cm" svg:height="1.77cm" svg:x="4.632cm" svg:y="4.072cm">
          <text:p text:style-name="P21"><text:span text:style-name="T6">rx0=0</text:span></text:p>
          <text:p text:style-name="P21"><text:span text:style-name="T6">rs0=0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35cm" svg:y="3.964cm">
          <draw:text-box>
            <text:p text:style-name="P48"><text:span text:style-name="T6">bb0</text:span></text:p>
          </draw:text-box>
        </draw:frame>
        <draw:custom-shape draw:style-name="gr191" draw:text-style-name="P22" xml:id="id299" draw:id="id299" draw:layer="layout" svg:width="5.08cm" svg:height="2.794cm" svg:x="4.632cm" svg:y="6.682cm">
          <text:p text:style-name="P21"><text:span text:style-name="T6"/></text:p>
          <text:p text:style-name="P21"><text:span text:style-name="T6">rx1 phi rx0 rx2</text:span></text:p>
          <text:p text:style-name="P51"><text:span text:style-name="T6">rs1 phi rs0 rs2</text:span></text:p>
          <text:p text:style-name="P51"><text:span text:style-name="T6">rt <text:s/>&lt; <text:s text:c="2"/>rx1 #10</text:span></text:p>
          <text:p text:style-name="P51"><text:span text:style-name="T6"><text:s text:c="4"/>jeq bb3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96cm" svg:y="6.634cm">
          <draw:text-box>
            <text:p text:style-name="P48"><text:span text:style-name="T6">bb1</text:span></text:p>
          </draw:text-box>
        </draw:frame>
        <draw:custom-shape draw:style-name="gr191" draw:text-style-name="P22" xml:id="id300" draw:id="id300" draw:layer="layout" svg:width="5.08cm" svg:height="2.794cm" svg:x="4.632cm" svg:y="10.506cm">
          <text:p text:style-name="P21"><text:span text:style-name="T6"/></text:p>
          <text:p text:style-name="P21"><text:span text:style-name="T6">rs2 + <text:s text:c="2"/>rs1 rx1</text:span></text:p>
          <text:p text:style-name="P21"><text:span text:style-name="T6">rx2 + <text:s text:c="2"/>rx1 #1</text:span></text:p>
          <text:p text:style-name="P21"><text:span text:style-name="T6"><text:s text:c="4"/>jmp bb1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42cm" svg:y="10.414cm">
          <draw:text-box>
            <text:p text:style-name="P48"><text:span text:style-name="T6">bb2</text:span></text:p>
          </draw:text-box>
        </draw:frame>
        <draw:custom-shape draw:style-name="gr238" draw:text-style-name="P22" xml:id="id301" draw:id="id301" draw:layer="layout" svg:width="3.048cm" svg:height="1.178cm" svg:x="1.27cm" svg:y="10.668cm">
          <text:p text:style-name="P21"><text:span text:style-name="T6"/></text:p>
          <text:p text:style-name="P21"><text:span text:style-name="T6">… op <text:s/>rs2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3.048cm" svg:y="10.62cm">
          <draw:text-box>
            <text:p text:style-name="P48"><text:span text:style-name="T6">bb3</text:span></text:p>
          </draw:text-box>
        </draw:frame>
        <draw:connector draw:style-name="gr185" draw:text-style-name="P12" draw:layer="layout" draw:type="line" svg:x1="7.172cm" svg:y1="5.842cm" svg:x2="7.172cm" svg:y2="6.682cm" draw:start-shape="id298" draw:start-glue-point="2" draw:end-shape="id299" draw:end-glue-point="0" svg:d="M7172 5842v840" svg:viewBox="0 0 1 841">
          <text:p/>
        </draw:connector>
        <draw:connector draw:style-name="gr211" draw:text-style-name="P12" draw:layer="layout" draw:type="line" svg:x1="7.172cm" svg:y1="9.476cm" svg:x2="7.172cm" svg:y2="10.506cm" draw:start-shape="id299" draw:start-glue-point="2" draw:end-shape="id300" draw:end-glue-point="0" svg:d="M7172 9476v1030" svg:viewBox="0 0 1 1031">
          <text:p/>
        </draw:connector>
        <draw:connector draw:style-name="gr212" draw:text-style-name="P12" draw:layer="layout" draw:type="line" svg:x1="7.172cm" svg:y1="9.476cm" svg:x2="2.794cm" svg:y2="10.668cm" draw:start-shape="id299" draw:start-glue-point="2" draw:end-shape="id301" draw:end-glue-point="0" svg:d="M7172 9476l-4378 1192" svg:viewBox="0 0 4379 1193">
          <text:p/>
        </draw:connector>
        <draw:line draw:style-name="gr194" draw:text-style-name="P12" xml:id="id302" draw:id="id302" draw:layer="layout" svg:x1="10.668cm" svg:y1="9.906cm" svg:x2="11.43cm" svg:y2="9.906cm">
          <text:p/>
        </draw:line>
        <draw:connector draw:style-name="gr213" draw:text-style-name="P12" draw:layer="layout" draw:type="curve" svg:x1="7.172cm" svg:y1="13.3cm" svg:x2="11.049cm" svg:y2="9.906cm" draw:start-shape="id300" draw:start-glue-point="2" draw:end-shape="id302" draw:end-glue-point="0" svg:d="M7172 13300c0 412 3877 2109 3877-3394" svg:viewBox="0 0 3878 3966">
          <text:p/>
        </draw:connector>
        <draw:connector draw:style-name="gr196" draw:text-style-name="P12" draw:layer="layout" draw:type="curve" svg:x1="11.049cm" svg:y1="9.906cm" svg:x2="7.172cm" svg:y2="6.682cm" draw:start-shape="id302" draw:start-glue-point="0" draw:end-shape="id299" draw:end-glue-point="0" svg:d="M11049 9906c0-5248-3877-3636-3877-3224" svg:viewBox="0 0 3878 3782">
          <text:p/>
        </draw:connector>
        <draw:custom-shape draw:style-name="gr239" draw:text-style-name="P25" xml:id="id314" draw:id="id314" draw:layer="layout" svg:width="1.016cm" svg:height="1.016cm" svg:x="21.752cm" svg:y="9.144cm">
          <text:p text:style-name="P24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25" xml:id="id303" draw:id="id303" draw:layer="layout" svg:width="2.032cm" svg:height="1.016cm" svg:x="17.18cm" svg:y="6.35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25" xml:id="id296" draw:id="id296" draw:layer="layout" svg:width="2.032cm" svg:height="1.016cm" svg:x="19.72cm" svg:y="6.858cm">
          <text:p text:style-name="P24"><text:span text:style-name="T6">x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19.72cm" svg:y1="7.366cm" svg:x2="19.212cm" svg:y2="6.858cm" draw:start-shape="id296" draw:start-glue-point="6" draw:end-shape="id303" draw:end-glue-point="10" svg:d="M19720 7366l-508-508" svg:viewBox="0 0 509 509">
          <text:p/>
        </draw:connector>
        <draw:connector draw:style-name="gr178" draw:text-style-name="P12" draw:layer="layout" draw:type="line" svg:x1="19.782cm" svg:y1="9.052cm" svg:x2="20.017cm" svg:y2="7.726cm" draw:start-shape="id304" draw:start-glue-point="4" draw:end-shape="id296" draw:end-glue-point="7" svg:d="M19782 9052l235-1326" svg:viewBox="0 0 236 1327">
          <text:p/>
        </draw:connector>
        <draw:connector draw:style-name="gr163" draw:text-style-name="P12" draw:layer="layout" draw:type="line" svg:x1="18.25cm" svg:y1="10.314cm" svg:x2="18.196cm" svg:y2="7.366cm" draw:start-shape="id305" draw:start-glue-point="0" draw:end-shape="id303" draw:end-glue-point="8" svg:d="M18250 10314l-54-2948" svg:viewBox="0 0 55 2949">
          <text:p/>
        </draw:connector>
        <draw:connector draw:style-name="gr9" draw:text-style-name="P12" draw:layer="layout" draw:type="curve" svg:x1="17.477cm" svg:y1="6.498cm" svg:x2="17.488cm" svg:y2="5.024cm" draw:start-shape="id303" draw:start-glue-point="5" draw:end-shape="id306" draw:end-glue-point="8" svg:d="M17477 6498c0-1216 11-480 11-1474" svg:viewBox="0 0 12 1475">
          <text:p/>
        </draw:connector>
        <draw:custom-shape draw:style-name="gr242" draw:text-style-name="P25" xml:id="id306" draw:id="id306" draw:layer="layout" svg:width="2.032cm" svg:height="1.016cm" svg:x="16.472cm" svg:y="4.008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17cm" svg:y1="7.006cm" svg:x2="19.721cm" svg:y2="5.589cm" draw:start-shape="id296" draw:start-glue-point="5" draw:end-shape="id307" draw:end-glue-point="8" svg:d="M20017 7006c0-1173-296-465-296-1417" svg:viewBox="0 0 297 1418">
          <text:p/>
        </draw:connector>
        <draw:custom-shape draw:style-name="gr243" draw:text-style-name="P25" xml:id="id297" draw:id="id297" draw:layer="layout" svg:width="2.032cm" svg:height="1.016cm" svg:x="21.86cm" svg:y="6.858cm">
          <text:p text:style-name="P24"><text:span text:style-name="T6">sum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157cm" svg:y1="7.006cm" svg:x2="19.681cm" svg:y2="5.601cm" draw:start-shape="id297" draw:start-glue-point="5" svg:d="M22157 7006c0-1371-2476-669-2476-1405" svg:viewBox="0 0 2477 1406">
          <text:p/>
        </draw:connector>
        <draw:custom-shape draw:style-name="gr244" draw:text-style-name="P25" xml:id="id308" draw:id="id308" draw:layer="layout" svg:width="1.016cm" svg:height="1.016cm" svg:x="20.344cm" svg:y="8.09cm">
          <text:p text:style-name="P24"><text:span text:style-name="T6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25" xml:id="id304" draw:id="id304" draw:layer="layout" svg:width="1.016cm" svg:height="1.016cm" svg:x="19.274cm" svg:y="9.052cm">
          <text:p text:style-name="P24"><text:span text:style-name="T6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20.142cm" svg:y1="9.2cm" svg:x2="20.492cm" svg:y2="8.958cm" draw:start-shape="id304" draw:start-glue-point="11" draw:end-shape="id308" draw:end-glue-point="7" svg:d="M20142 9200l350-242" svg:viewBox="0 0 351 243">
          <text:p/>
        </draw:connector>
        <draw:custom-shape draw:style-name="gr246" draw:text-style-name="P25" xml:id="id305" draw:id="id305" draw:layer="layout" svg:width="1.524cm" svg:height="0.762cm" svg:x="17.488cm" svg:y="10.31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47" draw:text-style-name="P25" xml:id="id311" draw:id="id311" draw:layer="layout" svg:width="0.762cm" svg:height="0.762cm" svg:x="17.488cm" svg:y="11.076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48" draw:text-style-name="P25" xml:id="id310" draw:id="id310" draw:layer="layout" svg:width="0.762cm" svg:height="0.762cm" svg:x="18.25cm" svg:y="11.076cm">
          <text:p text:style-name="P24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8.25cm" svg:y1="10.314cm" svg:x2="19.422cm" svg:y2="9.92cm" draw:start-shape="id305" draw:start-glue-point="0" draw:end-shape="id304" draw:end-glue-point="7" svg:d="M18250 10314c0-263 390-394 1172-394" svg:viewBox="0 0 1173 395">
          <text:p/>
        </draw:connector>
        <draw:line draw:style-name="gr194" draw:text-style-name="P12" xml:id="id309" draw:id="id309" draw:layer="layout" svg:x1="25.916cm" svg:y1="9.167cm" svg:x2="26.678cm" svg:y2="9.167cm">
          <text:p/>
        </draw:line>
        <draw:connector draw:style-name="gr8" draw:text-style-name="P12" draw:layer="layout" draw:type="curve" draw:line-skew="0.797cm" svg:x1="26.297cm" svg:y1="9.167cm" svg:x2="18.631cm" svg:y2="11.838cm" draw:start-shape="id309" draw:start-glue-point="0" draw:end-shape="id310" draw:end-glue-point="2" svg:d="M26297 9167c0 5616-7666 4280-7666 2671" svg:viewBox="0 0 7667 4070">
          <text:p/>
        </draw:connector>
        <draw:connector draw:style-name="gr8" draw:text-style-name="P12" draw:layer="layout" draw:type="curve" draw:line-skew="-1.73cm" svg:x1="18.196cm" svg:y1="6.35cm" svg:x2="26.297cm" svg:y2="9.167cm" draw:start-shape="id303" draw:start-glue-point="4" draw:end-shape="id309" draw:end-glue-point="0" svg:d="M18196 6350c0-3009 8101-4417 8101 2817" svg:viewBox="0 0 8102 5269">
          <text:p/>
        </draw:connector>
        <draw:connector draw:style-name="gr8" draw:text-style-name="P12" draw:layer="layout" draw:type="curve" svg:x1="18.01cm" svg:y1="13.909cm" svg:x2="17.869cm" svg:y2="11.838cm" draw:end-shape="id311" draw:end-glue-point="2" svg:d="M18010 13909c0-1345-141-310-141-2071" svg:viewBox="0 0 142 2072">
          <text:p/>
        </draw:connector>
        <draw:custom-shape draw:style-name="gr249" draw:text-style-name="P25" xml:id="id312" draw:id="id312" draw:layer="layout" svg:width="1.016cm" svg:height="1.016cm" svg:x="22.814cm" svg:y="9.652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23.322cm" svg:y1="9.652cm" svg:x2="21.455cm" svg:y2="7.726cm" draw:start-shape="id312" draw:start-glue-point="4" draw:end-shape="id296" draw:end-glue-point="9" svg:d="M23322 9652c0-1332-1867-369-1867-1926" svg:viewBox="0 0 1868 1927">
          <text:p/>
        </draw:connector>
        <draw:connector draw:style-name="gr129" draw:text-style-name="P12" draw:layer="layout" draw:type="curve" svg:x1="23.322cm" svg:y1="9.652cm" svg:x2="22.876cm" svg:y2="7.874cm" draw:start-shape="id312" draw:start-glue-point="4" draw:end-shape="id297" draw:end-glue-point="8" svg:d="M23322 9652c0-1332-446-443-446-1778" svg:viewBox="0 0 447 1779">
          <text:p/>
        </draw:connector>
        <draw:custom-shape draw:style-name="gr250" draw:text-style-name="P25" xml:id="id313" draw:id="id313" draw:layer="layout" svg:width="1.016cm" svg:height="1.016cm" svg:x="21.498cm" svg:y="10.922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21.646cm" svg:y1="11.07cm" svg:x2="21.455cm" svg:y2="7.726cm" draw:start-shape="id313" draw:start-glue-point="5" draw:end-shape="id296" draw:end-glue-point="9" svg:d="M21646 11070l-191-3344" svg:viewBox="0 0 192 3345">
          <text:p/>
        </draw:connector>
        <draw:custom-shape draw:style-name="gr251" draw:text-style-name="P25" xml:id="id307" draw:id="id307" draw:layer="layout" svg:width="1.016cm" svg:height="1.016cm" svg:x="19.213cm" svg:y="4.573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006cm" svg:y1="10.922cm" svg:x2="22.26cm" svg:y2="10.16cm" draw:start-shape="id313" draw:start-glue-point="4" draw:end-shape="id314" draw:end-glue-point="8" svg:d="M22006 10922c0-570 254-189 254-762" svg:viewBox="0 0 255 763">
          <text:p/>
        </draw:connector>
        <draw:line draw:style-name="gr194" draw:text-style-name="P12" xml:id="id315" draw:id="id315" draw:layer="layout" svg:x1="24.8cm" svg:y1="9.167cm" svg:x2="25.562cm" svg:y2="9.167cm">
          <text:p/>
        </draw:line>
        <draw:connector draw:style-name="gr129" draw:text-style-name="P12" draw:layer="layout" draw:type="curve" svg:x1="23.595cm" svg:y1="7.006cm" svg:x2="25.181cm" svg:y2="9.167cm" draw:start-shape="id297" draw:start-glue-point="11" draw:end-shape="id315" draw:end-glue-point="0" svg:d="M23595 7006c0-636 1586-1716 1586 2161" svg:viewBox="0 0 1587 2799">
          <text:p/>
        </draw:connector>
        <draw:connector draw:style-name="gr178" draw:text-style-name="P12" draw:layer="layout" draw:type="curve" draw:line-skew="-0.821cm" svg:x1="21.455cm" svg:y1="7.006cm" svg:x2="25.562cm" svg:y2="9.167cm" draw:start-shape="id296" draw:start-glue-point="11" draw:end-shape="id315" draw:end-glue-point="1" svg:d="M21455 7006c0-1867 4107-2948 4107 2161" svg:viewBox="0 0 4108 3714">
          <text:p/>
        </draw:connector>
        <draw:connector draw:style-name="gr129" draw:text-style-name="P12" draw:layer="layout" draw:type="curve" svg:x1="25.181cm" svg:y1="9.167cm" svg:x2="23.322cm" svg:y2="10.668cm" draw:start-shape="id315" draw:start-glue-point="0" draw:end-shape="id312" draw:end-glue-point="8" svg:d="M25181 9167c0 2665-1859 1915-1859 1501" svg:viewBox="0 0 1860 1924">
          <text:p/>
        </draw:connector>
        <draw:connector draw:style-name="gr178" draw:text-style-name="P12" draw:layer="layout" draw:type="curve" draw:line-skew="-0.34cm" svg:x1="25.562cm" svg:y1="9.167cm" svg:x2="22.006cm" svg:y2="11.938cm" draw:start-shape="id315" draw:start-glue-point="1" draw:end-shape="id313" draw:end-glue-point="8" svg:d="M25562 9167c0 4060-3556 2675-3556 2771" svg:viewBox="0 0 3557 2925">
          <text:p/>
        </draw:connector>
        <draw:frame draw:style-name="gr190" draw:text-style-name="P54" draw:layer="layout" svg:width="5.456cm" svg:height="2.411cm" svg:x="11.685cm" svg:y="7.113cm">
          <draw:text-box>
            <text:p text:style-name="P53"><text:span text:style-name="T26">x=sum=0;</text:span><text:span text:style-name="T26"><text:line-break/></text:span><text:span text:style-name="T26">while(x&lt;10) </text:span></text:p>
            <text:p text:style-name="P53"><text:span text:style-name="T26"><text:s text:c="2"/>sum += x++;</text:span></text:p>
          </draw:text-box>
        </draw:frame>
        <draw:frame draw:style-name="gr188" draw:text-style-name="P29" draw:layer="layout" svg:width="1.742cm" svg:height="0.962cm" svg:x="13.232cm" svg:y="12.954cm">
          <draw:text-box>
            <text:p><text:span text:style-name="T8">sum</text:span></text:p>
          </draw:text-box>
        </draw:frame>
        <draw:frame draw:style-name="gr188" draw:text-style-name="P28" draw:layer="layout" svg:width="0.748cm" svg:height="0.962cm" svg:x="12.484cm" svg:y="12.954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12.818cm" svg:y="13.916cm">
          <draw:text-box>
            <text:p text:style-name="P48"><text:span text:style-name="T6">bb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office:forms form:automatic-focus="false" form:apply-design-mode="false"/>
        <draw:connector draw:style-name="gr129" draw:text-style-name="P12" draw:layer="layout" draw:type="curve" svg:x1="18.708cm" svg:y1="13.736cm" svg:x2="22.157cm" svg:y2="7.726cm" draw:end-shape="id316" draw:end-glue-point="7" svg:d="M18708 13736c0-4189 3449-1185 3449-6010" svg:viewBox="0 0 3450 6011">
          <text:p/>
        </draw:connector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Starting ‘bb3’</text:span></text:p>
              </text:list-item>
            </text:list>
          </draw:text-box>
        </draw:frame>
        <draw:custom-shape draw:style-name="gr183" draw:text-style-name="P22" xml:id="id317" draw:id="id317" draw:layer="layout" svg:width="5.08cm" svg:height="1.77cm" svg:x="4.632cm" svg:y="4.072cm">
          <text:p text:style-name="P21"><text:span text:style-name="T6">rx0=0</text:span></text:p>
          <text:p text:style-name="P21"><text:span text:style-name="T6">rs0=0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35cm" svg:y="3.964cm">
          <draw:text-box>
            <text:p text:style-name="P48"><text:span text:style-name="T6">bb0</text:span></text:p>
          </draw:text-box>
        </draw:frame>
        <draw:custom-shape draw:style-name="gr191" draw:text-style-name="P22" xml:id="id318" draw:id="id318" draw:layer="layout" svg:width="5.08cm" svg:height="2.794cm" svg:x="4.632cm" svg:y="6.682cm">
          <text:p text:style-name="P21"><text:span text:style-name="T6"/></text:p>
          <text:p text:style-name="P21"><text:span text:style-name="T6">rx1 phi rx0 rx2</text:span></text:p>
          <text:p text:style-name="P51"><text:span text:style-name="T6">rs1 phi rs0 rs2</text:span></text:p>
          <text:p text:style-name="P51"><text:span text:style-name="T6">rt <text:s/>&lt; <text:s text:c="2"/>rx1 #10</text:span></text:p>
          <text:p text:style-name="P51"><text:span text:style-name="T6"><text:s text:c="4"/>jeq bb3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96cm" svg:y="6.634cm">
          <draw:text-box>
            <text:p text:style-name="P48"><text:span text:style-name="T6">bb1</text:span></text:p>
          </draw:text-box>
        </draw:frame>
        <draw:custom-shape draw:style-name="gr191" draw:text-style-name="P22" xml:id="id319" draw:id="id319" draw:layer="layout" svg:width="5.08cm" svg:height="2.794cm" svg:x="4.632cm" svg:y="10.506cm">
          <text:p text:style-name="P21"><text:span text:style-name="T6"/></text:p>
          <text:p text:style-name="P21"><text:span text:style-name="T6">rs2 + <text:s text:c="2"/>rs1 rx1</text:span></text:p>
          <text:p text:style-name="P21"><text:span text:style-name="T6">rx2 + <text:s text:c="2"/>rx1 #1</text:span></text:p>
          <text:p text:style-name="P21"><text:span text:style-name="T6"><text:s text:c="4"/>jmp bb1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42cm" svg:y="10.414cm">
          <draw:text-box>
            <text:p text:style-name="P48"><text:span text:style-name="T6">bb2</text:span></text:p>
          </draw:text-box>
        </draw:frame>
        <draw:custom-shape draw:style-name="gr238" draw:text-style-name="P22" xml:id="id320" draw:id="id320" draw:layer="layout" svg:width="3.048cm" svg:height="1.178cm" svg:x="1.27cm" svg:y="10.668cm">
          <text:p text:style-name="P21"><text:span text:style-name="T6"/></text:p>
          <text:p text:style-name="P21"><text:span text:style-name="T6">… op <text:s/>rs2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3.048cm" svg:y="10.62cm">
          <draw:text-box>
            <text:p text:style-name="P48"><text:span text:style-name="T6">bb3</text:span></text:p>
          </draw:text-box>
        </draw:frame>
        <draw:connector draw:style-name="gr185" draw:text-style-name="P12" draw:layer="layout" draw:type="line" svg:x1="7.172cm" svg:y1="5.842cm" svg:x2="7.172cm" svg:y2="6.682cm" draw:start-shape="id317" draw:start-glue-point="2" draw:end-shape="id318" draw:end-glue-point="0" svg:d="M7172 5842v840" svg:viewBox="0 0 1 841">
          <text:p/>
        </draw:connector>
        <draw:connector draw:style-name="gr211" draw:text-style-name="P12" draw:layer="layout" draw:type="line" svg:x1="7.172cm" svg:y1="9.476cm" svg:x2="7.172cm" svg:y2="10.506cm" draw:start-shape="id318" draw:start-glue-point="2" draw:end-shape="id319" draw:end-glue-point="0" svg:d="M7172 9476v1030" svg:viewBox="0 0 1 1031">
          <text:p/>
        </draw:connector>
        <draw:connector draw:style-name="gr212" draw:text-style-name="P12" draw:layer="layout" draw:type="line" svg:x1="7.172cm" svg:y1="9.476cm" svg:x2="2.794cm" svg:y2="10.668cm" draw:start-shape="id318" draw:start-glue-point="2" draw:end-shape="id320" draw:end-glue-point="0" svg:d="M7172 9476l-4378 1192" svg:viewBox="0 0 4379 1193">
          <text:p/>
        </draw:connector>
        <draw:line draw:style-name="gr194" draw:text-style-name="P12" xml:id="id321" draw:id="id321" draw:layer="layout" svg:x1="10.668cm" svg:y1="9.906cm" svg:x2="11.43cm" svg:y2="9.906cm">
          <text:p/>
        </draw:line>
        <draw:connector draw:style-name="gr213" draw:text-style-name="P12" draw:layer="layout" draw:type="curve" svg:x1="7.172cm" svg:y1="13.3cm" svg:x2="11.049cm" svg:y2="9.906cm" draw:start-shape="id319" draw:start-glue-point="2" draw:end-shape="id321" draw:end-glue-point="0" svg:d="M7172 13300c0 412 3877 2109 3877-3394" svg:viewBox="0 0 3878 3966">
          <text:p/>
        </draw:connector>
        <draw:connector draw:style-name="gr196" draw:text-style-name="P12" draw:layer="layout" draw:type="curve" svg:x1="11.049cm" svg:y1="9.906cm" svg:x2="7.172cm" svg:y2="6.682cm" draw:start-shape="id321" draw:start-glue-point="0" draw:end-shape="id318" draw:end-glue-point="0" svg:d="M11049 9906c0-5248-3877-3636-3877-3224" svg:viewBox="0 0 3878 3782">
          <text:p/>
        </draw:connector>
        <draw:custom-shape draw:style-name="gr252" draw:text-style-name="P25" xml:id="id334" draw:id="id334" draw:layer="layout" svg:width="1.016cm" svg:height="1.016cm" svg:x="21.752cm" svg:y="9.144cm">
          <text:p text:style-name="P24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3" draw:text-style-name="P25" xml:id="id323" draw:id="id323" draw:layer="layout" svg:width="2.032cm" svg:height="1.016cm" svg:x="17.18cm" svg:y="6.35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4" draw:text-style-name="P25" xml:id="id322" draw:id="id322" draw:layer="layout" svg:width="2.032cm" svg:height="1.016cm" svg:x="19.72cm" svg:y="6.858cm">
          <text:p text:style-name="P24"><text:span text:style-name="T6">x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19.72cm" svg:y1="7.366cm" svg:x2="19.212cm" svg:y2="6.858cm" draw:start-shape="id322" draw:start-glue-point="6" draw:end-shape="id323" draw:end-glue-point="10" svg:d="M19720 7366l-508-508" svg:viewBox="0 0 509 509">
          <text:p/>
        </draw:connector>
        <draw:connector draw:style-name="gr178" draw:text-style-name="P12" draw:layer="layout" draw:type="line" svg:x1="19.782cm" svg:y1="9.052cm" svg:x2="20.017cm" svg:y2="7.726cm" draw:start-shape="id324" draw:start-glue-point="4" draw:end-shape="id322" draw:end-glue-point="7" svg:d="M19782 9052l235-1326" svg:viewBox="0 0 236 1327">
          <text:p/>
        </draw:connector>
        <draw:connector draw:style-name="gr163" draw:text-style-name="P12" draw:layer="layout" draw:type="line" svg:x1="18.25cm" svg:y1="10.314cm" svg:x2="18.196cm" svg:y2="7.366cm" draw:start-shape="id325" draw:start-glue-point="0" draw:end-shape="id323" draw:end-glue-point="8" svg:d="M18250 10314l-54-2948" svg:viewBox="0 0 55 2949">
          <text:p/>
        </draw:connector>
        <draw:connector draw:style-name="gr9" draw:text-style-name="P12" draw:layer="layout" draw:type="curve" svg:x1="17.477cm" svg:y1="6.498cm" svg:x2="17.488cm" svg:y2="5.024cm" draw:start-shape="id323" draw:start-glue-point="5" draw:end-shape="id326" draw:end-glue-point="8" svg:d="M17477 6498c0-1216 11-480 11-1474" svg:viewBox="0 0 12 1475">
          <text:p/>
        </draw:connector>
        <draw:custom-shape draw:style-name="gr255" draw:text-style-name="P25" xml:id="id326" draw:id="id326" draw:layer="layout" svg:width="2.032cm" svg:height="1.016cm" svg:x="16.472cm" svg:y="4.008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17cm" svg:y1="7.006cm" svg:x2="19.721cm" svg:y2="5.589cm" draw:start-shape="id322" draw:start-glue-point="5" draw:end-shape="id327" draw:end-glue-point="8" svg:d="M20017 7006c0-1173-296-465-296-1417" svg:viewBox="0 0 297 1418">
          <text:p/>
        </draw:connector>
        <draw:custom-shape draw:style-name="gr256" draw:text-style-name="P25" xml:id="id316" draw:id="id316" draw:layer="layout" svg:width="2.032cm" svg:height="1.016cm" svg:x="21.86cm" svg:y="6.858cm">
          <text:p text:style-name="P24"><text:span text:style-name="T6">sum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157cm" svg:y1="7.006cm" svg:x2="19.681cm" svg:y2="5.601cm" draw:start-shape="id316" draw:start-glue-point="5" svg:d="M22157 7006c0-1371-2476-669-2476-1405" svg:viewBox="0 0 2477 1406">
          <text:p/>
        </draw:connector>
        <draw:custom-shape draw:style-name="gr257" draw:text-style-name="P25" xml:id="id328" draw:id="id328" draw:layer="layout" svg:width="1.016cm" svg:height="1.016cm" svg:x="20.344cm" svg:y="8.09cm">
          <text:p text:style-name="P24"><text:span text:style-name="T6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25" xml:id="id324" draw:id="id324" draw:layer="layout" svg:width="1.016cm" svg:height="1.016cm" svg:x="19.274cm" svg:y="9.052cm">
          <text:p text:style-name="P24"><text:span text:style-name="T6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20.142cm" svg:y1="9.2cm" svg:x2="20.492cm" svg:y2="8.958cm" draw:start-shape="id324" draw:start-glue-point="11" draw:end-shape="id328" draw:end-glue-point="7" svg:d="M20142 9200l350-242" svg:viewBox="0 0 351 243">
          <text:p/>
        </draw:connector>
        <draw:custom-shape draw:style-name="gr259" draw:text-style-name="P25" xml:id="id325" draw:id="id325" draw:layer="layout" svg:width="1.524cm" svg:height="0.762cm" svg:x="17.488cm" svg:y="10.31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0" draw:text-style-name="P25" xml:id="id331" draw:id="id331" draw:layer="layout" svg:width="0.762cm" svg:height="0.762cm" svg:x="17.488cm" svg:y="11.076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1" draw:text-style-name="P25" xml:id="id330" draw:id="id330" draw:layer="layout" svg:width="0.762cm" svg:height="0.762cm" svg:x="18.25cm" svg:y="11.076cm">
          <text:p text:style-name="P24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8.25cm" svg:y1="10.314cm" svg:x2="19.422cm" svg:y2="9.92cm" draw:start-shape="id325" draw:start-glue-point="0" draw:end-shape="id324" draw:end-glue-point="7" svg:d="M18250 10314c0-263 390-394 1172-394" svg:viewBox="0 0 1173 395">
          <text:p/>
        </draw:connector>
        <draw:line draw:style-name="gr194" draw:text-style-name="P12" xml:id="id329" draw:id="id329" draw:layer="layout" svg:x1="25.916cm" svg:y1="9.167cm" svg:x2="26.678cm" svg:y2="9.167cm">
          <text:p/>
        </draw:line>
        <draw:connector draw:style-name="gr8" draw:text-style-name="P12" draw:layer="layout" draw:type="curve" draw:line-skew="0.797cm" svg:x1="26.297cm" svg:y1="9.167cm" svg:x2="18.631cm" svg:y2="11.838cm" draw:start-shape="id329" draw:start-glue-point="0" draw:end-shape="id330" draw:end-glue-point="2" svg:d="M26297 9167c0 5616-7666 4280-7666 2671" svg:viewBox="0 0 7667 4070">
          <text:p/>
        </draw:connector>
        <draw:connector draw:style-name="gr8" draw:text-style-name="P12" draw:layer="layout" draw:type="curve" draw:line-skew="-1.73cm" svg:x1="18.196cm" svg:y1="6.35cm" svg:x2="26.297cm" svg:y2="9.167cm" draw:start-shape="id323" draw:start-glue-point="4" draw:end-shape="id329" draw:end-glue-point="0" svg:d="M18196 6350c0-3009 8101-4417 8101 2817" svg:viewBox="0 0 8102 5269">
          <text:p/>
        </draw:connector>
        <draw:connector draw:style-name="gr8" draw:text-style-name="P12" draw:layer="layout" draw:type="curve" svg:x1="18.01cm" svg:y1="13.909cm" svg:x2="17.869cm" svg:y2="11.838cm" draw:end-shape="id331" draw:end-glue-point="2" svg:d="M18010 13909c0-1345-141-310-141-2071" svg:viewBox="0 0 142 2072">
          <text:p/>
        </draw:connector>
        <draw:custom-shape draw:style-name="gr262" draw:text-style-name="P25" xml:id="id332" draw:id="id332" draw:layer="layout" svg:width="1.016cm" svg:height="1.016cm" svg:x="22.814cm" svg:y="9.652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23.322cm" svg:y1="9.652cm" svg:x2="21.455cm" svg:y2="7.726cm" draw:start-shape="id332" draw:start-glue-point="4" draw:end-shape="id322" draw:end-glue-point="9" svg:d="M23322 9652c0-1332-1867-369-1867-1926" svg:viewBox="0 0 1868 1927">
          <text:p/>
        </draw:connector>
        <draw:connector draw:style-name="gr129" draw:text-style-name="P12" draw:layer="layout" draw:type="curve" svg:x1="23.322cm" svg:y1="9.652cm" svg:x2="22.876cm" svg:y2="7.874cm" draw:start-shape="id332" draw:start-glue-point="4" draw:end-shape="id316" draw:end-glue-point="8" svg:d="M23322 9652c0-1332-446-443-446-1778" svg:viewBox="0 0 447 1779">
          <text:p/>
        </draw:connector>
        <draw:custom-shape draw:style-name="gr263" draw:text-style-name="P25" xml:id="id333" draw:id="id333" draw:layer="layout" svg:width="1.016cm" svg:height="1.016cm" svg:x="21.498cm" svg:y="10.922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21.646cm" svg:y1="11.07cm" svg:x2="21.455cm" svg:y2="7.726cm" draw:start-shape="id333" draw:start-glue-point="5" draw:end-shape="id322" draw:end-glue-point="9" svg:d="M21646 11070l-191-3344" svg:viewBox="0 0 192 3345">
          <text:p/>
        </draw:connector>
        <draw:custom-shape draw:style-name="gr264" draw:text-style-name="P25" xml:id="id327" draw:id="id327" draw:layer="layout" svg:width="1.016cm" svg:height="1.016cm" svg:x="19.213cm" svg:y="4.573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006cm" svg:y1="10.922cm" svg:x2="22.26cm" svg:y2="10.16cm" draw:start-shape="id333" draw:start-glue-point="4" draw:end-shape="id334" draw:end-glue-point="8" svg:d="M22006 10922c0-570 254-189 254-762" svg:viewBox="0 0 255 763">
          <text:p/>
        </draw:connector>
        <draw:line draw:style-name="gr194" draw:text-style-name="P12" xml:id="id335" draw:id="id335" draw:layer="layout" svg:x1="24.8cm" svg:y1="9.167cm" svg:x2="25.562cm" svg:y2="9.167cm">
          <text:p/>
        </draw:line>
        <draw:connector draw:style-name="gr129" draw:text-style-name="P12" draw:layer="layout" draw:type="curve" svg:x1="23.595cm" svg:y1="7.006cm" svg:x2="25.181cm" svg:y2="9.167cm" draw:start-shape="id316" draw:start-glue-point="11" draw:end-shape="id335" draw:end-glue-point="0" svg:d="M23595 7006c0-636 1586-1716 1586 2161" svg:viewBox="0 0 1587 2799">
          <text:p/>
        </draw:connector>
        <draw:connector draw:style-name="gr178" draw:text-style-name="P12" draw:layer="layout" draw:type="curve" draw:line-skew="-0.821cm" svg:x1="21.455cm" svg:y1="7.006cm" svg:x2="25.562cm" svg:y2="9.167cm" draw:start-shape="id322" draw:start-glue-point="11" draw:end-shape="id335" draw:end-glue-point="1" svg:d="M21455 7006c0-1867 4107-2948 4107 2161" svg:viewBox="0 0 4108 3714">
          <text:p/>
        </draw:connector>
        <draw:connector draw:style-name="gr129" draw:text-style-name="P12" draw:layer="layout" draw:type="curve" svg:x1="25.181cm" svg:y1="9.167cm" svg:x2="23.322cm" svg:y2="10.668cm" draw:start-shape="id335" draw:start-glue-point="0" draw:end-shape="id332" draw:end-glue-point="8" svg:d="M25181 9167c0 2665-1859 1915-1859 1501" svg:viewBox="0 0 1860 1924">
          <text:p/>
        </draw:connector>
        <draw:connector draw:style-name="gr178" draw:text-style-name="P12" draw:layer="layout" draw:type="curve" draw:line-skew="-0.34cm" svg:x1="25.562cm" svg:y1="9.167cm" svg:x2="22.006cm" svg:y2="11.938cm" draw:start-shape="id335" draw:start-glue-point="1" draw:end-shape="id333" draw:end-glue-point="8" svg:d="M25562 9167c0 4060-3556 2675-3556 2771" svg:viewBox="0 0 3557 2925">
          <text:p/>
        </draw:connector>
        <draw:frame draw:style-name="gr190" draw:text-style-name="P54" draw:layer="layout" svg:width="5.456cm" svg:height="2.411cm" svg:x="11.685cm" svg:y="7.113cm">
          <draw:text-box>
            <text:p text:style-name="P53"><text:span text:style-name="T26">x=sum=0;</text:span><text:span text:style-name="T26"><text:line-break/></text:span><text:span text:style-name="T26">while(x&lt;10) </text:span></text:p>
            <text:p text:style-name="P53"><text:span text:style-name="T26"><text:s text:c="2"/>sum += x++;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Graph Control Flow</text:p>
          </draw:text-box>
        </draw:frame>
        <draw:frame presentation:style-name="pr5" draw:layer="layout" svg:width="17.396cm" svg:height="12.10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<text:s text:c="8"/>first basic block</text:span></text:p>
              </text:list-item>
              <text:list-item>
                <text:p text:style-name="P8"><text:span text:style-name="T24"><text:s text:c="8"/>merges two or more CFG edges</text:span></text:p>
                <text:list>
                  <text:list-item>
                    <text:p text:style-name="P1"><text:span text:style-name="T24">Always 1 control user</text:span></text:p>
                  </text:list-item>
                  <text:list-item>
                    <text:p text:style-name="P1"><text:span text:style-name="T24">Zero or many Phi users</text:span></text:p>
                    <text:list>
                      <text:list-item>
                        <text:p text:style-name="P1"><text:span text:style-name="T24">Each phi has data-per-ctrl edg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4"><text:s text:c="6"/>splits control two ways</text:span></text:p>
                <text:list>
                  <text:list-item>
                    <text:p text:style-name="P1"><text:span text:style-name="T24">One control input, one data input</text:span></text:p>
                  </text:list-item>
                  <text:list-item>
                    <text:p text:style-name="P1"><text:span text:style-name="T24"><text:s text:c="8"/>labels the different control outputs</text:span></text:p>
                  </text:list-item>
                </text:list>
              </text:list-item>
            </text:list>
          </draw:text-box>
        </draw:frame>
        <draw:custom-shape draw:style-name="gr265" draw:text-style-name="P25" xml:id="id337" draw:id="id337" draw:layer="layout" svg:width="2.032cm" svg:height="1.016cm" svg:x="19.18cm" svg:y="6.35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6" draw:text-style-name="P25" xml:id="id336" draw:id="id336" draw:layer="layout" svg:width="2.032cm" svg:height="1.016cm" svg:x="21.72cm" svg:y="6.858cm">
          <text:p text:style-name="P24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21.72cm" svg:y1="7.366cm" svg:x2="21.212cm" svg:y2="6.858cm" draw:start-shape="id336" draw:start-glue-point="6" draw:end-shape="id337" draw:end-glue-point="10" svg:d="M21720 7366l-508-508" svg:viewBox="0 0 509 509">
          <text:p/>
        </draw:connector>
        <draw:connector draw:style-name="gr178" draw:text-style-name="P12" draw:layer="layout" draw:type="line" svg:x1="22.773cm" svg:y1="9.222cm" svg:x2="22.736cm" svg:y2="7.874cm" draw:end-shape="id336" draw:end-glue-point="8" svg:d="M22773 9222l-37-1348" svg:viewBox="0 0 38 1349">
          <text:p/>
        </draw:connector>
        <draw:connector draw:style-name="gr163" draw:text-style-name="P12" draw:layer="layout" draw:type="line" svg:x1="20.184cm" svg:y1="8.315cm" svg:x2="20.196cm" svg:y2="7.366cm" draw:end-shape="id337" draw:end-glue-point="8" svg:d="M20184 8315l12-949" svg:viewBox="0 0 13 950">
          <text:p/>
        </draw:connector>
        <draw:connector draw:style-name="gr9" draw:text-style-name="P12" draw:layer="layout" draw:type="curve" svg:x1="19.56cm" svg:y1="4.414cm" svg:x2="19.558cm" svg:y2="3.556cm" draw:end-shape="id338" draw:end-glue-point="8" svg:d="M19560 4414c0-436-2-8-2-858" svg:viewBox="0 0 3 859">
          <text:p/>
        </draw:connector>
        <draw:custom-shape draw:style-name="gr267" draw:text-style-name="P25" xml:id="id338" draw:id="id338" draw:layer="layout" svg:width="2.032cm" svg:height="1.016cm" svg:x="18.542cm" svg:y="2.54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017cm" svg:y1="7.006cm" svg:x2="22.017cm" svg:y2="6.217cm" draw:start-shape="id336" draw:start-glue-point="5" svg:d="M22017 7006v-789" svg:viewBox="0 0 1 790">
          <text:p/>
        </draw:connector>
        <draw:custom-shape draw:style-name="gr268" draw:text-style-name="P25" xml:id="id339" draw:id="id339" draw:layer="layout" svg:width="1.524cm" svg:height="0.762cm" svg:x="19.558cm" svg:y="9.707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9" draw:text-style-name="P25" xml:id="id340" draw:id="id340" draw:layer="layout" svg:width="0.762cm" svg:height="0.762cm" svg:x="19.558cm" svg:y="10.469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0" draw:text-style-name="P25" xml:id="id341" draw:id="id341" draw:layer="layout" svg:width="0.762cm" svg:height="0.762cm" svg:x="20.32cm" svg:y="10.469cm">
          <text:p text:style-name="P24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20.32cm" svg:y1="9.707cm" svg:x2="20.921cm" svg:y2="9.185cm" draw:start-shape="id339" svg:d="M20320 9707c0-597 601-336 601-522" svg:viewBox="0 0 602 523">
          <text:p/>
        </draw:connector>
        <draw:connector draw:style-name="gr8" draw:text-style-name="P12" draw:layer="layout" draw:type="curve" svg:x1="19.522cm" svg:y1="11.963cm" svg:x2="19.939cm" svg:y2="11.231cm" draw:end-shape="id340" draw:end-glue-point="2" svg:d="M19522 11963c0-342 417 24 417-732" svg:viewBox="0 0 418 733">
          <text:p/>
        </draw:connector>
        <draw:connector draw:style-name="gr8" draw:text-style-name="P12" draw:layer="layout" draw:type="curve" svg:x1="20.196cm" svg:y1="6.35cm" svg:x2="20.184cm" svg:y2="5.462cm" draw:start-shape="id337" draw:start-glue-point="4" svg:d="M20196 6350c0-873-12-429-12-888" svg:viewBox="0 0 13 889">
          <text:p/>
        </draw:connector>
        <draw:connector draw:style-name="gr8" draw:text-style-name="P12" draw:layer="layout" draw:type="curve" svg:x1="21.299cm" svg:y1="11.83cm" svg:x2="20.701cm" svg:y2="11.231cm" draw:end-shape="id341" draw:end-glue-point="2" svg:d="M21299 11830c0-241-598 58-598-599" svg:viewBox="0 0 599 600">
          <text:p/>
        </draw:connector>
        <draw:connector draw:style-name="gr178" draw:text-style-name="P12" draw:layer="layout" draw:type="curve" svg:x1="23.455cm" svg:y1="7.006cm" svg:x2="23.415cm" svg:y2="5.915cm" draw:start-shape="id336" draw:start-glue-point="11" svg:d="M23455 7006c0-1135-40-590-40-1091" svg:viewBox="0 0 41 1092">
          <text:p/>
        </draw:connector>
        <draw:custom-shape draw:style-name="gr271" draw:text-style-name="P25" draw:layer="layout" svg:width="2.032cm" svg:height="1.016cm" svg:x="2.286cm" svg:y="2.794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2" draw:text-style-name="P25" draw:layer="layout" svg:width="2.032cm" svg:height="1.016cm" svg:x="2.286cm" svg:y="4.064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9.477cm" svg:y1="6.498cm" svg:x2="19.466cm" svg:y2="5.783cm" draw:start-shape="id337" draw:start-glue-point="5" svg:d="M19477 6498c0-853-11-496-11-715" svg:viewBox="0 0 12 716">
          <text:p/>
        </draw:connector>
        <draw:connector draw:style-name="gr178" draw:text-style-name="P12" draw:layer="layout" draw:type="curve" svg:x1="20.915cm" svg:y1="6.498cm" svg:x2="20.921cm" svg:y2="5.367cm" draw:start-shape="id337" draw:start-glue-point="11" svg:d="M20915 6498c0-1165 6-600 6-1131" svg:viewBox="0 0 7 1132">
          <text:p/>
        </draw:connector>
        <draw:connector draw:style-name="gr8" draw:text-style-name="P12" draw:layer="layout" draw:type="curve" svg:x1="22.736cm" svg:y1="6.858cm" svg:x2="22.716cm" svg:y2="6.085cm" draw:start-shape="id336" draw:start-glue-point="4" svg:d="M22736 6858c0-786-20-400-20-773" svg:viewBox="0 0 21 774">
          <text:p/>
        </draw:connector>
        <draw:connector draw:style-name="gr8" draw:text-style-name="P12" draw:layer="layout" draw:type="curve" svg:x1="20.32cm" svg:y1="9.707cm" svg:x2="19.468cm" svg:y2="9.053cm" draw:start-shape="id339" draw:start-glue-point="0" svg:d="M20320 9707c0-696-852-369-852-654" svg:viewBox="0 0 853 655">
          <text:p/>
        </draw:connector>
        <draw:custom-shape draw:style-name="gr273" draw:text-style-name="P25" draw:layer="layout" svg:width="1.524cm" svg:height="0.762cm" svg:x="2.286cm" svg:y="9.14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4" draw:text-style-name="P25" draw:layer="layout" svg:width="0.762cm" svg:height="0.762cm" svg:x="3.81cm" svg:y="11.684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5" draw:text-style-name="P25" draw:layer="layout" svg:width="0.762cm" svg:height="0.762cm" svg:x="4.572cm" svg:y="11.684cm">
          <text:p text:style-name="P24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Graph Control Flow</text:p>
          </draw:text-box>
        </draw:frame>
        <draw:frame presentation:style-name="pr5" draw:layer="layout" svg:width="16.126cm" svg:height="12.10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Can always trace the CFG outlines</text:span></text:p>
                <text:list>
                  <text:list-item>
                    <text:p text:style-name="P1"><text:span text:style-name="T24">Every edge is either control or data</text:span></text:p>
                  </text:list-item>
                </text:list>
              </text:list-item>
              <text:list-item>
                <text:p text:style-name="P1"><text:span text:style-name="T24">CFG nodes also Peephole like normal</text:span></text:p>
                <text:list>
                  <text:list-item>
                    <text:p text:style-name="P1"><text:span text:style-name="T24">The peephole worklist can’t tell, doesn’t care</text:span></text:p>
                  </text:list-item>
                  <text:list-item>
                    <text:p text:style-name="P1"><text:span text:style-name="T24">Dead code elim and constant folding work the same</text:span></text:p>
                  </text:list-item>
                </text:list>
              </text:list-item>
              <text:list-item>
                <text:p text:style-name="P1"><text:span text:style-name="T24">Hey, let’s Peephole some Control Flow!</text:span></text:p>
              </text:list-item>
            </text:list>
          </draw:text-box>
        </draw:frame>
        <draw:custom-shape draw:style-name="gr276" draw:text-style-name="P11" xml:id="id343" draw:id="id343" draw:layer="layout" svg:width="2.032cm" svg:height="1.016cm" svg:x="19.18cm" svg:y="6.35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7" draw:text-style-name="P11" xml:id="id342" draw:id="id342" draw:layer="layout" svg:width="2.032cm" svg:height="1.016cm" svg:x="21.72cm" svg:y="6.858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21.72cm" svg:y1="7.366cm" svg:x2="21.212cm" svg:y2="6.858cm" draw:start-shape="id342" draw:start-glue-point="6" draw:end-shape="id343" draw:end-glue-point="10" svg:d="M21720 7366l-508-508" svg:viewBox="0 0 509 509">
          <text:p/>
        </draw:connector>
        <draw:connector draw:style-name="gr178" draw:text-style-name="P12" draw:layer="layout" draw:type="line" svg:x1="22.773cm" svg:y1="9.222cm" svg:x2="22.736cm" svg:y2="7.874cm" draw:end-shape="id342" draw:end-glue-point="8" svg:d="M22773 9222l-37-1348" svg:viewBox="0 0 38 1349">
          <text:p/>
        </draw:connector>
        <draw:connector draw:style-name="gr163" draw:text-style-name="P12" draw:layer="layout" draw:type="line" svg:x1="20.184cm" svg:y1="8.315cm" svg:x2="20.196cm" svg:y2="7.366cm" draw:end-shape="id343" draw:end-glue-point="8" svg:d="M20184 8315l12-949" svg:viewBox="0 0 13 950">
          <text:p/>
        </draw:connector>
        <draw:connector draw:style-name="gr9" draw:text-style-name="P12" draw:layer="layout" draw:type="curve" svg:x1="19.56cm" svg:y1="4.414cm" svg:x2="19.558cm" svg:y2="3.556cm" draw:end-shape="id344" draw:end-glue-point="8" svg:d="M19560 4414c0-436-2-8-2-858" svg:viewBox="0 0 3 859">
          <text:p/>
        </draw:connector>
        <draw:custom-shape draw:style-name="gr278" draw:text-style-name="P11" xml:id="id344" draw:id="id344" draw:layer="layout" svg:width="2.032cm" svg:height="1.016cm" svg:x="18.542cm" svg:y="2.54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017cm" svg:y1="7.006cm" svg:x2="22.017cm" svg:y2="6.217cm" draw:start-shape="id342" draw:start-glue-point="5" svg:d="M22017 7006v-789" svg:viewBox="0 0 1 790">
          <text:p/>
        </draw:connector>
        <draw:custom-shape draw:style-name="gr279" draw:text-style-name="P11" xml:id="id345" draw:id="id345" draw:layer="layout" svg:width="1.524cm" svg:height="0.762cm" svg:x="19.558cm" svg:y="9.707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80" draw:text-style-name="P11" xml:id="id346" draw:id="id346" draw:layer="layout" svg:width="0.762cm" svg:height="0.762cm" svg:x="19.558cm" svg:y="10.469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81" draw:text-style-name="P11" xml:id="id347" draw:id="id347" draw:layer="layout" svg:width="0.762cm" svg:height="0.762cm" svg:x="20.32cm" svg:y="10.469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20.32cm" svg:y1="9.707cm" svg:x2="20.921cm" svg:y2="9.185cm" draw:start-shape="id345" draw:start-glue-point="0" svg:d="M20320 9707c0-597 601-336 601-522" svg:viewBox="0 0 602 523">
          <text:p/>
        </draw:connector>
        <draw:connector draw:style-name="gr8" draw:text-style-name="P12" draw:layer="layout" draw:type="curve" svg:x1="19.522cm" svg:y1="11.963cm" svg:x2="19.939cm" svg:y2="11.231cm" draw:end-shape="id346" draw:end-glue-point="2" svg:d="M19522 11963c0-342 417 24 417-732" svg:viewBox="0 0 418 733">
          <text:p/>
        </draw:connector>
        <draw:connector draw:style-name="gr8" draw:text-style-name="P12" draw:layer="layout" draw:type="curve" svg:x1="20.196cm" svg:y1="6.35cm" svg:x2="20.184cm" svg:y2="5.462cm" draw:start-shape="id343" draw:start-glue-point="4" svg:d="M20196 6350c0-873-12-429-12-888" svg:viewBox="0 0 13 889">
          <text:p/>
        </draw:connector>
        <draw:connector draw:style-name="gr8" draw:text-style-name="P12" draw:layer="layout" draw:type="curve" svg:x1="21.299cm" svg:y1="11.83cm" svg:x2="20.701cm" svg:y2="11.231cm" draw:end-shape="id347" draw:end-glue-point="2" svg:d="M21299 11830c0-241-598 58-598-599" svg:viewBox="0 0 599 600">
          <text:p/>
        </draw:connector>
        <draw:connector draw:style-name="gr178" draw:text-style-name="P12" draw:layer="layout" draw:type="curve" svg:x1="23.455cm" svg:y1="7.006cm" svg:x2="23.415cm" svg:y2="5.915cm" draw:start-shape="id342" draw:start-glue-point="11" svg:d="M23455 7006c0-1135-40-590-40-1091" svg:viewBox="0 0 41 1092">
          <text:p/>
        </draw:connector>
        <draw:connector draw:style-name="gr13" draw:text-style-name="P12" draw:layer="layout" draw:type="curve" svg:x1="19.477cm" svg:y1="6.498cm" svg:x2="19.466cm" svg:y2="5.783cm" draw:start-shape="id343" draw:start-glue-point="5" svg:d="M19477 6498c0-853-11-496-11-715" svg:viewBox="0 0 12 716">
          <text:p/>
        </draw:connector>
        <draw:connector draw:style-name="gr178" draw:text-style-name="P12" draw:layer="layout" draw:type="curve" svg:x1="20.915cm" svg:y1="6.498cm" svg:x2="20.921cm" svg:y2="5.367cm" draw:start-shape="id343" draw:start-glue-point="11" svg:d="M20915 6498c0-1165 6-600 6-1131" svg:viewBox="0 0 7 1132">
          <text:p/>
        </draw:connector>
        <draw:connector draw:style-name="gr8" draw:text-style-name="P12" draw:layer="layout" draw:type="curve" svg:x1="22.736cm" svg:y1="6.858cm" svg:x2="22.716cm" svg:y2="6.085cm" draw:start-shape="id342" draw:start-glue-point="4" svg:d="M22736 6858c0-786-20-400-20-773" svg:viewBox="0 0 21 774">
          <text:p/>
        </draw:connector>
        <draw:connector draw:style-name="gr8" draw:text-style-name="P12" draw:layer="layout" draw:type="curve" svg:x1="20.32cm" svg:y1="9.707cm" svg:x2="19.468cm" svg:y2="9.053cm" draw:start-shape="id345" draw:start-glue-point="0" svg:d="M20320 9707c0-696-852-369-852-654" svg:viewBox="0 0 853 655">
          <text:p/>
        </draw:connector>
        <draw:frame draw:style-name="gr282" draw:text-style-name="P26" draw:layer="layout" svg:width="12.695cm" svg:height="0.971cm" svg:x="7.88cm" svg:y="13.208cm">
          <draw:text-box>
            <text:p text:style-name="P19"><text:span text:style-name="T16">tmp=</text:span><text:span text:style-name="T27">true</text:span><text:span text:style-name="T16">; if( tmp ) x=3 else x=4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Blueprint_20_Plans" presentation:presentation-page-layout-name="AL1T0">
        <office:forms form:automatic-focus="false" form:apply-design-mode="false"/>
        <draw:frame draw:style-name="gr283" draw:text-style-name="P56" draw:layer="layout" svg:width="17.018cm" svg:height="5.08cm" svg:x="4.318cm" svg:y="4.826cm">
          <draw:text-box>
            <text:list text:style-name="L1">
              <text:list-item>
                <text:p text:style-name="P55"><text:span text:style-name="T7">Chapters 1,2: Expressions are SSA</text:span></text:p>
              </text:list-item>
              <text:list-item>
                <text:p text:style-name="P55"><text:span text:style-name="T7">Chapters 3,4: Peepholes on expressions</text:span></text:p>
              </text:list-item>
              <text:list-item>
                <text:p text:style-name="P55"><text:span text:style-name="T7">Chapter 5: Control Flow</text:span></text:p>
              </text:list-item>
              <text:list-item>
                <text:p text:style-name="P55"><text:span text:style-name="T7">Chapter 7,8: Loops</text:span></text:p>
              </text:list-item>
              <text:list-item>
                <text:p text:style-name="P55"><text:span text:style-name="T7">Chapter 6,9: Peepholes on control flow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Assume <text:s text:c="5"/>is true:</text:span></text:p>
              </text:list-item>
            </text:list>
          </draw:text-box>
        </draw:frame>
        <draw:custom-shape draw:style-name="gr284" draw:text-style-name="P11" xml:id="id349" draw:id="id349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348" draw:start-glue-point="0" draw:end-shape="id349" draw:end-glue-point="8" svg:d="M11646 8174c0-685 1284-228 1284-916" svg:viewBox="0 0 1285 917">
          <text:p/>
        </draw:connector>
        <draw:custom-shape draw:style-name="gr285" draw:text-style-name="P11" xml:id="id348" draw:id="id348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86" draw:text-style-name="P11" xml:id="id352" draw:id="id352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87" draw:text-style-name="P11" xml:id="id353" draw:id="id353" draw:layer="layout" svg:width="0.762cm" svg:height="0.762cm" svg:x="11.646cm" svg:y="8.936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350" draw:end-glue-point="8" svg:d="M11657 8187c0-787-496-125-496-1326" svg:viewBox="0 0 497 1327">
          <text:p/>
        </draw:connector>
        <draw:custom-shape draw:style-name="gr288" draw:text-style-name="P11" xml:id="id350" draw:id="id350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9" draw:text-style-name="P11" xml:id="id355" draw:id="id355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0" draw:text-style-name="P11" xml:id="id356" draw:id="id356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11" xml:id="id351" draw:id="id351" draw:layer="layout" svg:width="2.032cm" svg:height="1.016cm" svg:x="9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2" draw:text-style-name="P11" xml:id="id354" draw:id="id354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351" draw:start-glue-point="4" draw:end-shape="id352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027cm" svg:y2="9.698cm" draw:start-shape="id351" draw:start-glue-point="11" draw:end-shape="id353" draw:end-glue-point="2" svg:d="M10863 11832l1164-2134" svg:viewBox="0 0 1165 2135">
          <text:p/>
        </draw:connector>
        <draw:connector draw:style-name="gr178" draw:text-style-name="P12" draw:layer="layout" draw:type="line" svg:x1="11.668cm" svg:y1="12.7cm" svg:x2="11.16cm" svg:y2="12.192cm" draw:start-shape="id354" draw:start-glue-point="6" draw:end-shape="id351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354" draw:start-glue-point="5" draw:end-shape="id355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354" draw:start-glue-point="4" draw:end-shape="id356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354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351" draw:end-glue-point="8" svg:d="M10109 13550l35-850" svg:viewBox="0 0 36 851">
          <text:p/>
        </draw:connector>
        <draw:custom-shape draw:style-name="gr294" draw:text-style-name="P11" draw:layer="layout" svg:width="1.016cm" svg:height="1.016cm" svg:x="5.842cm" svg:y="2.885cm">
          <text:p text:style-name="P10"><text:span text:style-name="T6">t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5" draw:text-style-name="P11" draw:layer="layout" svg:width="1.016cm" svg:height="1.016cm" svg:x="9.906cm" svg:y="2.885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297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8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9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300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01" draw:text-style-name="P11" draw:layer="layout" svg:width="0.762cm" svg:height="0.762cm" svg:x="22.352cm" svg:y="5.334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02" draw:text-style-name="P11" draw:layer="layout" svg:width="1.016cm" svg:height="1.016cm" svg:x="23.368cm" svg:y="5.334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3" draw:text-style-name="P11" draw:layer="layout" svg:width="1.016cm" svg:height="1.016cm" svg:x="16.256cm" svg:y="6.604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4" draw:text-style-name="P11" draw:layer="layout" svg:width="2.032cm" svg:height="1.016cm" svg:x="17.526cm" svg:y="6.60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5" draw:text-style-name="P11" draw:layer="layout" svg:width="2.032cm" svg:height="1.016cm" svg:x="19.812cm" svg:y="6.604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2" draw:text-style-name="P26" draw:layer="layout" svg:width="12.695cm" svg:height="0.971cm" svg:x="11.69cm" svg:y="2.885cm">
          <draw:text-box>
            <text:p><text:span text:style-name="T16">tmp=</text:span><text:span text:style-name="T27">true</text:span><text:span text:style-name="T16">; if( tmp ) x=3 else x=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, no progress, done.</text:span></text:p>
              </text:list-item>
            </text:list>
          </draw:text-box>
        </draw:frame>
        <draw:custom-shape draw:style-name="gr306" draw:text-style-name="P11" xml:id="id358" draw:id="id358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357" draw:start-glue-point="0" draw:end-shape="id358" draw:end-glue-point="8" svg:d="M11646 8174c0-685 1284-228 1284-916" svg:viewBox="0 0 1285 917">
          <text:p/>
        </draw:connector>
        <draw:custom-shape draw:style-name="gr307" draw:text-style-name="P11" xml:id="id357" draw:id="id357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08" draw:text-style-name="P11" xml:id="id361" draw:id="id361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09" draw:text-style-name="P11" xml:id="id362" draw:id="id362" draw:layer="layout" svg:width="0.762cm" svg:height="0.762cm" svg:x="11.646cm" svg:y="8.936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359" draw:end-glue-point="8" svg:d="M11657 8187c0-787-496-125-496-1326" svg:viewBox="0 0 497 1327">
          <text:p/>
        </draw:connector>
        <draw:custom-shape draw:style-name="gr310" draw:text-style-name="P11" xml:id="id359" draw:id="id359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1" draw:text-style-name="P11" xml:id="id364" draw:id="id364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2" draw:text-style-name="P11" xml:id="id365" draw:id="id365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3" draw:text-style-name="P11" xml:id="id360" draw:id="id360" draw:layer="layout" svg:width="2.032cm" svg:height="1.016cm" svg:x="9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4" draw:text-style-name="P11" xml:id="id363" draw:id="id363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360" draw:start-glue-point="4" draw:end-shape="id361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027cm" svg:y2="9.698cm" draw:start-shape="id360" draw:start-glue-point="11" draw:end-shape="id362" draw:end-glue-point="2" svg:d="M10863 11832l1164-2134" svg:viewBox="0 0 1165 2135">
          <text:p/>
        </draw:connector>
        <draw:connector draw:style-name="gr178" draw:text-style-name="P12" draw:layer="layout" draw:type="line" svg:x1="11.668cm" svg:y1="12.7cm" svg:x2="11.16cm" svg:y2="12.192cm" draw:start-shape="id363" draw:start-glue-point="6" draw:end-shape="id360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363" draw:start-glue-point="5" draw:end-shape="id364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363" draw:start-glue-point="4" draw:end-shape="id365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363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360" draw:end-glue-point="8" svg:d="M10109 13550l35-850" svg:viewBox="0 0 36 851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315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6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7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318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19" draw:text-style-name="P11" draw:layer="layout" svg:width="0.762cm" svg:height="0.762cm" svg:x="22.352cm" svg:y="5.334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20" draw:text-style-name="P11" draw:layer="layout" svg:width="1.016cm" svg:height="1.016cm" svg:x="23.368cm" svg:y="5.334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11" draw:layer="layout" svg:width="1.016cm" svg:height="1.016cm" svg:x="16.256cm" svg:y="6.604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2" draw:text-style-name="P11" draw:layer="layout" svg:width="2.032cm" svg:height="1.016cm" svg:x="17.526cm" svg:y="6.60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3" draw:text-style-name="P11" draw:layer="layout" svg:width="2.032cm" svg:height="1.016cm" svg:x="4.21cm" svg:y="2.885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6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, no progress, done.</text:span></text:p>
              </text:list-item>
            </text:list>
          </draw:text-box>
        </draw:frame>
        <draw:custom-shape draw:style-name="gr324" draw:text-style-name="P11" xml:id="id367" draw:id="id367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366" draw:start-glue-point="0" draw:end-shape="id367" draw:end-glue-point="8" svg:d="M11646 8174c0-685 1284-228 1284-916" svg:viewBox="0 0 1285 917">
          <text:p/>
        </draw:connector>
        <draw:custom-shape draw:style-name="gr325" draw:text-style-name="P11" xml:id="id366" draw:id="id366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26" draw:text-style-name="P11" xml:id="id370" draw:id="id370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27" draw:text-style-name="P11" xml:id="id371" draw:id="id371" draw:layer="layout" svg:width="0.762cm" svg:height="0.762cm" svg:x="11.646cm" svg:y="8.936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368" draw:end-glue-point="8" svg:d="M11657 8187c0-787-496-125-496-1326" svg:viewBox="0 0 497 1327">
          <text:p/>
        </draw:connector>
        <draw:custom-shape draw:style-name="gr328" draw:text-style-name="P11" xml:id="id368" draw:id="id368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9" draw:text-style-name="P11" xml:id="id373" draw:id="id373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0" draw:text-style-name="P11" xml:id="id374" draw:id="id374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1" draw:text-style-name="P11" xml:id="id369" draw:id="id369" draw:layer="layout" svg:width="2.032cm" svg:height="1.016cm" svg:x="9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2" draw:text-style-name="P11" xml:id="id372" draw:id="id372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369" draw:start-glue-point="4" draw:end-shape="id370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027cm" svg:y2="9.698cm" draw:start-shape="id369" draw:start-glue-point="11" draw:end-shape="id371" draw:end-glue-point="2" svg:d="M10863 11832l1164-2134" svg:viewBox="0 0 1165 2135">
          <text:p/>
        </draw:connector>
        <draw:connector draw:style-name="gr178" draw:text-style-name="P12" draw:layer="layout" draw:type="line" svg:x1="11.668cm" svg:y1="12.7cm" svg:x2="11.16cm" svg:y2="12.192cm" draw:start-shape="id372" draw:start-glue-point="6" draw:end-shape="id369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372" draw:start-glue-point="5" draw:end-shape="id373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372" draw:start-glue-point="4" draw:end-shape="id374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372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369" draw:end-glue-point="8" svg:d="M10109 13550l35-850" svg:viewBox="0 0 36 851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333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4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5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336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37" draw:text-style-name="P11" draw:layer="layout" svg:width="0.762cm" svg:height="0.762cm" svg:x="22.352cm" svg:y="5.334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38" draw:text-style-name="P11" draw:layer="layout" svg:width="1.016cm" svg:height="1.016cm" svg:x="23.368cm" svg:y="5.334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9" draw:text-style-name="P11" draw:layer="layout" svg:width="1.016cm" svg:height="1.016cm" svg:x="16.256cm" svg:y="6.604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0" draw:text-style-name="P11" draw:layer="layout" svg:width="2.032cm" svg:height="1.016cm" svg:x="4.218cm" svg:y="2.885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6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, no progress, done.</text:span></text:p>
              </text:list-item>
            </text:list>
          </draw:text-box>
        </draw:frame>
        <draw:custom-shape draw:style-name="gr341" draw:text-style-name="P11" xml:id="id376" draw:id="id376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375" draw:start-glue-point="0" draw:end-shape="id376" draw:end-glue-point="8" svg:d="M11646 8174c0-685 1284-228 1284-916" svg:viewBox="0 0 1285 917">
          <text:p/>
        </draw:connector>
        <draw:custom-shape draw:style-name="gr342" draw:text-style-name="P11" xml:id="id375" draw:id="id375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43" draw:text-style-name="P11" xml:id="id379" draw:id="id379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44" draw:text-style-name="P11" xml:id="id380" draw:id="id380" draw:layer="layout" svg:width="0.762cm" svg:height="0.762cm" svg:x="11.646cm" svg:y="8.936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377" draw:end-glue-point="8" svg:d="M11657 8187c0-787-496-125-496-1326" svg:viewBox="0 0 497 1327">
          <text:p/>
        </draw:connector>
        <draw:custom-shape draw:style-name="gr345" draw:text-style-name="P11" xml:id="id377" draw:id="id377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11" xml:id="id382" draw:id="id382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7" draw:text-style-name="P11" xml:id="id383" draw:id="id383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8" draw:text-style-name="P11" xml:id="id378" draw:id="id378" draw:layer="layout" svg:width="2.032cm" svg:height="1.016cm" svg:x="9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9" draw:text-style-name="P11" xml:id="id381" draw:id="id381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378" draw:start-glue-point="4" draw:end-shape="id379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027cm" svg:y2="9.698cm" draw:start-shape="id378" draw:start-glue-point="11" draw:end-shape="id380" draw:end-glue-point="2" svg:d="M10863 11832l1164-2134" svg:viewBox="0 0 1165 2135">
          <text:p/>
        </draw:connector>
        <draw:connector draw:style-name="gr178" draw:text-style-name="P12" draw:layer="layout" draw:type="line" svg:x1="11.668cm" svg:y1="12.7cm" svg:x2="11.16cm" svg:y2="12.192cm" draw:start-shape="id381" draw:start-glue-point="6" draw:end-shape="id378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381" draw:start-glue-point="5" draw:end-shape="id382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381" draw:start-glue-point="4" draw:end-shape="id383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381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378" draw:end-glue-point="8" svg:d="M10109 13550l35-850" svg:viewBox="0 0 36 851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350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1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2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353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54" draw:text-style-name="P11" draw:layer="layout" svg:width="0.762cm" svg:height="0.762cm" svg:x="22.352cm" svg:y="5.334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55" draw:text-style-name="P11" draw:layer="layout" svg:width="1.016cm" svg:height="1.016cm" svg:x="23.368cm" svg:y="5.334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6" draw:text-style-name="P11" draw:layer="layout" svg:width="1.016cm" svg:height="1.016cm" svg:x="4.572cm" svg:y="2.794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6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, no progress, done.</text:span></text:p>
              </text:list-item>
            </text:list>
          </draw:text-box>
        </draw:frame>
        <draw:custom-shape draw:style-name="gr357" draw:text-style-name="P11" xml:id="id385" draw:id="id385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384" draw:start-glue-point="0" draw:end-shape="id385" draw:end-glue-point="8" svg:d="M11646 8174c0-685 1284-228 1284-916" svg:viewBox="0 0 1285 917">
          <text:p/>
        </draw:connector>
        <draw:custom-shape draw:style-name="gr358" draw:text-style-name="P11" xml:id="id384" draw:id="id384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59" draw:text-style-name="P11" xml:id="id388" draw:id="id388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60" draw:text-style-name="P11" xml:id="id389" draw:id="id389" draw:layer="layout" svg:width="0.762cm" svg:height="0.762cm" svg:x="11.646cm" svg:y="8.936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386" draw:end-glue-point="8" svg:d="M11657 8187c0-787-496-125-496-1326" svg:viewBox="0 0 497 1327">
          <text:p/>
        </draw:connector>
        <draw:custom-shape draw:style-name="gr361" draw:text-style-name="P11" xml:id="id386" draw:id="id386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2" draw:text-style-name="P11" xml:id="id391" draw:id="id391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3" draw:text-style-name="P11" xml:id="id392" draw:id="id392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4" draw:text-style-name="P11" xml:id="id387" draw:id="id387" draw:layer="layout" svg:width="2.032cm" svg:height="1.016cm" svg:x="9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5" draw:text-style-name="P11" xml:id="id390" draw:id="id390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387" draw:start-glue-point="4" draw:end-shape="id388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027cm" svg:y2="9.698cm" draw:start-shape="id387" draw:start-glue-point="11" draw:end-shape="id389" draw:end-glue-point="2" svg:d="M10863 11832l1164-2134" svg:viewBox="0 0 1165 2135">
          <text:p/>
        </draw:connector>
        <draw:connector draw:style-name="gr178" draw:text-style-name="P12" draw:layer="layout" draw:type="line" svg:x1="11.668cm" svg:y1="12.7cm" svg:x2="11.16cm" svg:y2="12.192cm" draw:start-shape="id390" draw:start-glue-point="6" draw:end-shape="id387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390" draw:start-glue-point="5" draw:end-shape="id391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390" draw:start-glue-point="4" draw:end-shape="id392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390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387" draw:end-glue-point="8" svg:d="M10109 13550l35-850" svg:viewBox="0 0 36 851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366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7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8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369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70" draw:text-style-name="P11" draw:layer="layout" svg:width="0.762cm" svg:height="0.762cm" svg:x="22.352cm" svg:y="5.334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71" draw:text-style-name="P11" draw:layer="layout" svg:width="1.016cm" svg:height="1.016cm" svg:x="4.572cm" svg:y="2.794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6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2.824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<text:s text:c="6"/>Predicate </text:span><text:span text:style-name="T24"><text:line-break/></text:span><text:span text:style-name="T24">is true</text:span></text:p>
                    <text:p text:style-name="P1"><text:span text:style-name="T24"/></text:p>
                  </text:list-item>
                </text:list>
              </text:list-item>
            </text:list>
          </draw:text-box>
        </draw:frame>
        <draw:custom-shape draw:style-name="gr372" draw:text-style-name="P11" xml:id="id394" draw:id="id394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393" draw:start-glue-point="0" draw:end-shape="id394" draw:end-glue-point="8" svg:d="M11646 8174c0-685 1284-228 1284-916" svg:viewBox="0 0 1285 917">
          <text:p/>
        </draw:connector>
        <draw:custom-shape draw:style-name="gr373" draw:text-style-name="P11" xml:id="id393" draw:id="id393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74" draw:text-style-name="P11" xml:id="id397" draw:id="id397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75" draw:text-style-name="P11" xml:id="id398" draw:id="id398" draw:layer="layout" svg:width="0.762cm" svg:height="0.762cm" svg:x="11.646cm" svg:y="8.936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395" draw:end-glue-point="8" svg:d="M11657 8187c0-787-496-125-496-1326" svg:viewBox="0 0 497 1327">
          <text:p/>
        </draw:connector>
        <draw:custom-shape draw:style-name="gr376" draw:text-style-name="P11" xml:id="id395" draw:id="id395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7" draw:text-style-name="P11" xml:id="id400" draw:id="id400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8" draw:text-style-name="P11" xml:id="id401" draw:id="id401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9" draw:text-style-name="P11" xml:id="id396" draw:id="id396" draw:layer="layout" svg:width="2.032cm" svg:height="1.016cm" svg:x="9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0" draw:text-style-name="P11" xml:id="id399" draw:id="id399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396" draw:start-glue-point="4" draw:end-shape="id397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027cm" svg:y2="9.698cm" draw:start-shape="id396" draw:start-glue-point="11" draw:end-shape="id398" draw:end-glue-point="2" svg:d="M10863 11832l1164-2134" svg:viewBox="0 0 1165 2135">
          <text:p/>
        </draw:connector>
        <draw:connector draw:style-name="gr178" draw:text-style-name="P12" draw:layer="layout" draw:type="line" svg:x1="11.668cm" svg:y1="12.7cm" svg:x2="11.16cm" svg:y2="12.192cm" draw:start-shape="id399" draw:start-glue-point="6" draw:end-shape="id396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399" draw:start-glue-point="5" draw:end-shape="id400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399" draw:start-glue-point="4" draw:end-shape="id401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399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396" draw:end-glue-point="8" svg:d="M10109 13550l35-850" svg:viewBox="0 0 36 851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381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2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3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384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85" draw:text-style-name="P11" draw:layer="layout" svg:width="0.762cm" svg:height="0.762cm" svg:x="4.826cm" svg:y="3.048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86" draw:text-style-name="P11" draw:layer="layout" svg:width="1.524cm" svg:height="0.762cm" svg:x="3.556cm" svg:y="5.588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87" draw:text-style-name="P46" draw:layer="layout" svg:width="2.097cm" svg:height="4.572cm" draw:transform="rotate (-0.306828882500603) translate (12.319cm 5.3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6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2.824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<text:s text:c="6"/>Predicate </text:span><text:span text:style-name="T24"><text:line-break/></text:span><text:span text:style-name="T24">is true</text:span></text:p>
                  </text:list-item>
                  <text:list-item>
                    <text:p text:style-name="P1"><text:span text:style-name="T24">become <text:s text:c="5"/>the </text:span><text:span text:style-name="T24"><text:line-break/></text:span><text:span text:style-name="T24">unreachable </text:span><text:span text:style-name="T24"><text:line-break/></text:span><text:span text:style-name="T24">control</text:span></text:p>
                    <text:p text:style-name="P1"><text:span text:style-name="T24"/></text:p>
                  </text:list-item>
                </text:list>
              </text:list-item>
            </text:list>
          </draw:text-box>
        </draw:frame>
        <draw:custom-shape draw:style-name="gr388" draw:text-style-name="P11" xml:id="id403" draw:id="id403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02" draw:start-glue-point="0" draw:end-shape="id403" draw:end-glue-point="8" svg:d="M11646 8174c0-685 1284-228 1284-916" svg:viewBox="0 0 1285 917">
          <text:p/>
        </draw:connector>
        <draw:custom-shape draw:style-name="gr389" draw:text-style-name="P11" xml:id="id402" draw:id="id402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90" draw:text-style-name="P11" xml:id="id406" draw:id="id406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91" draw:text-style-name="P11" xml:id="id407" draw:id="id407" draw:layer="layout" svg:width="0.762cm" svg:height="0.762cm" svg:x="11.922cm" svg:y="9.14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04" draw:end-glue-point="8" svg:d="M11657 8187c0-787-496-125-496-1326" svg:viewBox="0 0 497 1327">
          <text:p/>
        </draw:connector>
        <draw:custom-shape draw:style-name="gr392" draw:text-style-name="P11" xml:id="id404" draw:id="id404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3" draw:text-style-name="P11" xml:id="id409" draw:id="id409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4" draw:text-style-name="P11" xml:id="id410" draw:id="id410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5" draw:text-style-name="P11" xml:id="id405" draw:id="id405" draw:layer="layout" svg:width="2.032cm" svg:height="1.016cm" svg:x="9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6" draw:text-style-name="P11" xml:id="id408" draw:id="id408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405" draw:start-glue-point="4" draw:end-shape="id406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303cm" svg:y2="9.906cm" draw:start-shape="id405" draw:start-glue-point="11" draw:end-shape="id407" draw:end-glue-point="2" svg:d="M10863 11832l1440-1926" svg:viewBox="0 0 1441 1927">
          <text:p/>
        </draw:connector>
        <draw:connector draw:style-name="gr178" draw:text-style-name="P12" draw:layer="layout" draw:type="line" svg:x1="11.668cm" svg:y1="12.7cm" svg:x2="11.16cm" svg:y2="12.192cm" draw:start-shape="id408" draw:start-glue-point="6" draw:end-shape="id405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408" draw:start-glue-point="5" draw:end-shape="id409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408" draw:start-glue-point="4" draw:end-shape="id410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408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405" draw:end-glue-point="8" svg:d="M10109 13550l35-850" svg:viewBox="0 0 36 851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397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8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9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400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01" draw:text-style-name="P11" draw:layer="layout" svg:width="0.762cm" svg:height="0.762cm" svg:x="4.826cm" svg:y="3.048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02" draw:text-style-name="P11" draw:layer="layout" svg:width="1.524cm" svg:height="0.762cm" svg:x="3.556cm" svg:y="5.588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87" draw:text-style-name="P46" draw:layer="layout" svg:width="2.097cm" svg:height="4.572cm" draw:transform="rotate (-0.306828882500603) translate (12.319cm 5.3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3" draw:text-style-name="P11" draw:layer="layout" svg:width="0.762cm" svg:height="0.762cm" svg:x="7.112cm" svg:y="7.87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2.824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<text:s text:c="6"/>Predicate </text:span><text:span text:style-name="T24"><text:line-break/></text:span><text:span text:style-name="T24">is true</text:span></text:p>
                  </text:list-item>
                  <text:list-item>
                    <text:p text:style-name="P1"><text:span text:style-name="T24">become <text:s text:c="5"/>the </text:span><text:span text:style-name="T24"><text:line-break/></text:span><text:span text:style-name="T24">unreachable </text:span><text:span text:style-name="T24"><text:line-break/></text:span><text:span text:style-name="T24">control</text:span></text:p>
                  </text:list-item>
                  <text:list-item>
                    <text:p text:style-name="P1"><text:span text:style-name="T24">Neighbors</text:span><text:span text:style-name="T24"><text:line-break/></text:span><text:span text:style-name="T24">on list</text:span></text:p>
                    <text:p text:style-name="P1"><text:span text:style-name="T24"/></text:p>
                  </text:list-item>
                </text:list>
              </text:list-item>
            </text:list>
          </draw:text-box>
        </draw:frame>
        <draw:custom-shape draw:style-name="gr404" draw:text-style-name="P11" xml:id="id412" draw:id="id412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11" draw:start-glue-point="0" draw:end-shape="id412" draw:end-glue-point="8" svg:d="M11646 8174c0-685 1284-228 1284-916" svg:viewBox="0 0 1285 917">
          <text:p/>
        </draw:connector>
        <draw:custom-shape draw:style-name="gr405" draw:text-style-name="P11" xml:id="id411" draw:id="id411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06" draw:text-style-name="P11" xml:id="id415" draw:id="id415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07" draw:text-style-name="P11" xml:id="id416" draw:id="id416" draw:layer="layout" svg:width="0.762cm" svg:height="0.762cm" svg:x="11.922cm" svg:y="9.14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13" draw:end-glue-point="8" svg:d="M11657 8187c0-787-496-125-496-1326" svg:viewBox="0 0 497 1327">
          <text:p/>
        </draw:connector>
        <draw:custom-shape draw:style-name="gr408" draw:text-style-name="P11" xml:id="id413" draw:id="id413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9" draw:text-style-name="P11" xml:id="id418" draw:id="id418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0" draw:text-style-name="P11" xml:id="id419" draw:id="id419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1" draw:text-style-name="P11" xml:id="id414" draw:id="id414" draw:layer="layout" svg:width="2.032cm" svg:height="1.016cm" svg:x="9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2" draw:text-style-name="P11" xml:id="id417" draw:id="id417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414" draw:start-glue-point="4" draw:end-shape="id415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303cm" svg:y2="9.906cm" draw:start-shape="id414" draw:start-glue-point="11" draw:end-shape="id416" draw:end-glue-point="2" svg:d="M10863 11832l1440-1926" svg:viewBox="0 0 1441 1927">
          <text:p/>
        </draw:connector>
        <draw:connector draw:style-name="gr178" draw:text-style-name="P12" draw:layer="layout" draw:type="line" svg:x1="11.668cm" svg:y1="12.7cm" svg:x2="11.16cm" svg:y2="12.192cm" draw:start-shape="id417" draw:start-glue-point="6" draw:end-shape="id414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417" draw:start-glue-point="5" draw:end-shape="id418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417" draw:start-glue-point="4" draw:end-shape="id419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417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414" draw:end-glue-point="8" svg:d="M10109 13550l35-850" svg:viewBox="0 0 36 851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413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4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5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416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17" draw:text-style-name="P11" draw:layer="layout" svg:width="0.762cm" svg:height="0.762cm" svg:x="4.826cm" svg:y="3.048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18" draw:text-style-name="P11" draw:layer="layout" svg:width="1.524cm" svg:height="0.762cm" svg:x="3.556cm" svg:y="5.588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19" draw:text-style-name="P11" draw:layer="layout" svg:width="0.762cm" svg:height="0.762cm" svg:x="7.112cm" svg:y="7.87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20" draw:text-style-name="P11" draw:layer="layout" svg:width="2.032cm" svg:height="1.016cm" svg:x="22.352cm" svg:y="5.08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1">
        <office:forms form:automatic-focus="false" form:apply-design-mode="false"/>
        <draw:custom-shape draw:style-name="gr421" draw:text-style-name="P46" draw:layer="layout" svg:width="2.111cm" svg:height="5.099cm" draw:transform="rotate (-0.808436509523773) translate (11.94cm 8.51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2.824cm" svg:height="5.75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Only 1 live input</text:span></text:p>
                    <text:p text:style-name="P1"><text:span text:style-name="T24"/></text:p>
                  </text:list-item>
                </text:list>
              </text:list-item>
            </text:list>
          </draw:text-box>
        </draw:frame>
        <draw:custom-shape draw:style-name="gr422" draw:text-style-name="P11" xml:id="id421" draw:id="id421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20" draw:start-glue-point="0" draw:end-shape="id421" draw:end-glue-point="8" svg:d="M11646 8174c0-685 1284-228 1284-916" svg:viewBox="0 0 1285 917">
          <text:p/>
        </draw:connector>
        <draw:custom-shape draw:style-name="gr423" draw:text-style-name="P11" xml:id="id420" draw:id="id420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24" draw:text-style-name="P11" xml:id="id424" draw:id="id424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25" draw:text-style-name="P11" xml:id="id425" draw:id="id425" draw:layer="layout" svg:width="0.762cm" svg:height="0.762cm" svg:x="11.922cm" svg:y="9.14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22" draw:end-glue-point="8" svg:d="M11657 8187c0-787-496-125-496-1326" svg:viewBox="0 0 497 1327">
          <text:p/>
        </draw:connector>
        <draw:custom-shape draw:style-name="gr426" draw:text-style-name="P11" xml:id="id422" draw:id="id422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7" draw:text-style-name="P11" xml:id="id427" draw:id="id427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8" draw:text-style-name="P11" xml:id="id428" draw:id="id428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9" draw:text-style-name="P11" xml:id="id423" draw:id="id423" draw:layer="layout" svg:width="2.032cm" svg:height="1.016cm" svg:x="9.128cm" svg:y="11.684cm">
          <text:p text:style-name="P10"><text:span text:style-name="T6">reg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0" draw:text-style-name="P11" xml:id="id426" draw:id="id426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423" draw:start-glue-point="4" draw:end-shape="id424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303cm" svg:y2="9.906cm" draw:start-shape="id423" draw:start-glue-point="11" draw:end-shape="id425" draw:end-glue-point="2" svg:d="M10863 11832l1440-1926" svg:viewBox="0 0 1441 1927">
          <text:p/>
        </draw:connector>
        <draw:connector draw:style-name="gr178" draw:text-style-name="P12" draw:layer="layout" draw:type="line" svg:x1="11.668cm" svg:y1="12.7cm" svg:x2="11.16cm" svg:y2="12.192cm" draw:start-shape="id426" draw:start-glue-point="6" draw:end-shape="id423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426" draw:start-glue-point="5" draw:end-shape="id427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426" draw:start-glue-point="4" draw:end-shape="id428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426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423" draw:end-glue-point="8" svg:d="M10109 13550l35-850" svg:viewBox="0 0 36 851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431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2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3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434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35" draw:text-style-name="P11" draw:layer="layout" svg:width="2.032cm" svg:height="1.016cm" svg:x="4.318cm" svg:y="2.79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2.824cm" svg:height="5.243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Only 1 live input</text:span></text:p>
                  </text:list-item>
                  <text:list-item>
                    <text:p text:style-name="P1"><text:span text:style-name="T24">Become it</text:span></text:p>
                    <text:p text:style-name="P1"><text:span text:style-name="T24"/></text:p>
                  </text:list-item>
                </text:list>
              </text:list-item>
            </text:list>
          </draw:text-box>
        </draw:frame>
        <draw:custom-shape draw:style-name="gr436" draw:text-style-name="P11" xml:id="id430" draw:id="id430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29" draw:start-glue-point="0" draw:end-shape="id430" draw:end-glue-point="8" svg:d="M11646 8174c0-685 1284-228 1284-916" svg:viewBox="0 0 1285 917">
          <text:p/>
        </draw:connector>
        <draw:custom-shape draw:style-name="gr437" draw:text-style-name="P11" xml:id="id429" draw:id="id429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38" draw:text-style-name="P11" xml:id="id433" draw:id="id433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31" draw:end-glue-point="8" svg:d="M11657 8187c0-787-496-125-496-1326" svg:viewBox="0 0 497 1327">
          <text:p/>
        </draw:connector>
        <draw:custom-shape draw:style-name="gr439" draw:text-style-name="P11" xml:id="id431" draw:id="id431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0" draw:text-style-name="P11" xml:id="id435" draw:id="id435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1" draw:text-style-name="P11" xml:id="id436" draw:id="id436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2" draw:text-style-name="P11" xml:id="id432" draw:id="id432" draw:layer="layout" svg:width="0.746cm" svg:height="0.656cm" svg:x="11.219cm" svg:y="10.52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3" draw:text-style-name="P11" xml:id="id434" draw:id="id434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3" draw:text-style-name="P12" draw:layer="layout" draw:type="line" svg:x1="11.592cm" svg:y1="10.52cm" svg:x2="11.265cm" svg:y2="9.698cm" draw:start-shape="id432" draw:start-glue-point="4" draw:end-shape="id433" draw:end-glue-point="2" svg:d="M11592 10520l-327-822" svg:viewBox="0 0 328 823">
          <text:p/>
        </draw:connector>
        <draw:connector draw:style-name="gr178" draw:text-style-name="P12" draw:layer="layout" draw:type="line" svg:x1="11.668cm" svg:y1="12.7cm" svg:x2="11.592cm" svg:y2="11.176cm" draw:start-shape="id434" draw:start-glue-point="6" draw:end-shape="id432" draw:end-glue-point="8" svg:d="M11668 12700l-76-1524" svg:viewBox="0 0 77 1525">
          <text:p/>
        </draw:connector>
        <draw:connector draw:style-name="gr178" draw:text-style-name="P12" draw:layer="layout" draw:type="line" svg:x1="11.965cm" svg:y1="12.34cm" svg:x2="10.25cm" svg:y2="10.774cm" draw:start-shape="id434" draw:start-glue-point="5" draw:end-shape="id435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434" draw:start-glue-point="4" draw:end-shape="id436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434" draw:end-glue-point="8" svg:d="M13473 13947l-789-739" svg:viewBox="0 0 790 740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444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5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47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48" draw:text-style-name="P11" draw:layer="layout" svg:width="2.032cm" svg:height="1.016cm" svg:x="4.318cm" svg:y="2.79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9" draw:text-style-name="P11" draw:layer="layout" svg:width="0.762cm" svg:height="0.762cm" svg:x="11.923cm" svg:y="9.145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21" draw:text-style-name="P46" draw:layer="layout" svg:width="2.111cm" svg:height="5.099cm" draw:transform="rotate (-0.808436509523773) translate (11.94cm 8.51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Only 1 live input</text:span></text:p>
                  </text:list-item>
                  <text:list-item>
                    <text:p text:style-name="P1"><text:span text:style-name="T24">Become it</text:span></text:p>
                  </text:list-item>
                  <text:list-item>
                    <text:p text:style-name="P1"><text:span text:style-name="T24">Neighbors on</text:span><text:span text:style-name="T24"><text:line-break/></text:span><text:span text:style-name="T24">list</text:span></text:p>
                    <text:p text:style-name="P1"><text:span text:style-name="T24"/></text:p>
                  </text:list-item>
                </text:list>
              </text:list-item>
            </text:list>
          </draw:text-box>
        </draw:frame>
        <draw:custom-shape draw:style-name="gr450" draw:text-style-name="P11" xml:id="id438" draw:id="id438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37" draw:start-glue-point="0" draw:end-shape="id438" draw:end-glue-point="8" svg:d="M11646 8174c0-685 1284-228 1284-916" svg:viewBox="0 0 1285 917">
          <text:p/>
        </draw:connector>
        <draw:custom-shape draw:style-name="gr451" draw:text-style-name="P11" xml:id="id437" draw:id="id437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52" draw:text-style-name="P11" xml:id="id441" draw:id="id441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39" draw:end-glue-point="8" svg:d="M11657 8187c0-787-496-125-496-1326" svg:viewBox="0 0 497 1327">
          <text:p/>
        </draw:connector>
        <draw:custom-shape draw:style-name="gr453" draw:text-style-name="P11" xml:id="id439" draw:id="id439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4" draw:text-style-name="P11" xml:id="id443" draw:id="id443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5" draw:text-style-name="P11" xml:id="id444" draw:id="id444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6" draw:text-style-name="P11" xml:id="id440" draw:id="id440" draw:layer="layout" svg:width="0.746cm" svg:height="0.656cm" svg:x="11.219cm" svg:y="10.52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7" draw:text-style-name="P11" xml:id="id442" draw:id="id442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3" draw:text-style-name="P12" draw:layer="layout" draw:type="line" svg:x1="11.592cm" svg:y1="10.52cm" svg:x2="11.265cm" svg:y2="9.698cm" draw:start-shape="id440" draw:start-glue-point="4" draw:end-shape="id441" draw:end-glue-point="2" svg:d="M11592 10520l-327-822" svg:viewBox="0 0 328 823">
          <text:p/>
        </draw:connector>
        <draw:connector draw:style-name="gr178" draw:text-style-name="P12" draw:layer="layout" draw:type="line" svg:x1="11.668cm" svg:y1="12.7cm" svg:x2="11.592cm" svg:y2="11.176cm" draw:start-shape="id442" draw:start-glue-point="6" draw:end-shape="id440" draw:end-glue-point="8" svg:d="M11668 12700l-76-1524" svg:viewBox="0 0 77 1525">
          <text:p/>
        </draw:connector>
        <draw:connector draw:style-name="gr178" draw:text-style-name="P12" draw:layer="layout" draw:type="line" svg:x1="11.965cm" svg:y1="12.34cm" svg:x2="10.25cm" svg:y2="10.774cm" draw:start-shape="id442" draw:start-glue-point="5" draw:end-shape="id443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442" draw:start-glue-point="4" draw:end-shape="id444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442" draw:end-glue-point="8" svg:d="M13473 13947l-789-739" svg:viewBox="0 0 790 740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458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9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0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61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62" draw:text-style-name="P11" draw:layer="layout" svg:width="2.032cm" svg:height="1.016cm" svg:x="4.318cm" svg:y="2.79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3" draw:text-style-name="P11" draw:layer="layout" svg:width="0.762cm" svg:height="0.762cm" svg:x="11.923cm" svg:y="9.145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64" draw:text-style-name="P11" draw:layer="layout" svg:width="0.762cm" svg:height="0.762cm" svg:x="22.352cm" svg:y="5.33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65" draw:text-style-name="P11" draw:layer="layout" svg:width="0.746cm" svg:height="0.656cm" svg:x="23.384cm" svg:y="5.33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6" draw:text-style-name="P11" draw:layer="layout" svg:width="2.032cm" svg:height="1.016cm" svg:x="16.002cm" svg:y="6.35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Only 1 live input</text:span><text:span text:style-name="T24"><text:line-break/></text:span><text:span text:style-name="T24">on </text:span></text:p>
                  </text:list-item>
                </text:list>
              </text:list-item>
            </text:list>
          </draw:text-box>
        </draw:frame>
        <draw:custom-shape draw:style-name="gr467" draw:text-style-name="P11" xml:id="id446" draw:id="id446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45" draw:start-glue-point="0" draw:end-shape="id446" draw:end-glue-point="8" svg:d="M11646 8174c0-685 1284-228 1284-916" svg:viewBox="0 0 1285 917">
          <text:p/>
        </draw:connector>
        <draw:custom-shape draw:style-name="gr468" draw:text-style-name="P11" xml:id="id445" draw:id="id445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69" draw:text-style-name="P11" xml:id="id449" draw:id="id449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47" draw:end-glue-point="8" svg:d="M11657 8187c0-787-496-125-496-1326" svg:viewBox="0 0 497 1327">
          <text:p/>
        </draw:connector>
        <draw:custom-shape draw:style-name="gr470" draw:text-style-name="P11" xml:id="id447" draw:id="id447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1" draw:text-style-name="P11" xml:id="id451" draw:id="id451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2" draw:text-style-name="P11" xml:id="id452" draw:id="id452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3" draw:text-style-name="P11" xml:id="id448" draw:id="id448" draw:layer="layout" svg:width="0.746cm" svg:height="0.656cm" svg:x="11.219cm" svg:y="10.52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4" draw:text-style-name="P11" xml:id="id450" draw:id="id450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1.592cm" svg:y1="10.52cm" svg:x2="11.265cm" svg:y2="9.698cm" draw:start-shape="id448" draw:start-glue-point="4" draw:end-shape="id449" draw:end-glue-point="2" svg:d="M11592 10520l-327-822" svg:viewBox="0 0 328 823">
          <text:p/>
        </draw:connector>
        <draw:connector draw:style-name="gr178" draw:text-style-name="P12" draw:layer="layout" draw:type="line" svg:x1="11.668cm" svg:y1="12.7cm" svg:x2="11.592cm" svg:y2="11.176cm" draw:start-shape="id450" draw:start-glue-point="6" draw:end-shape="id448" draw:end-glue-point="8" svg:d="M11668 12700l-76-1524" svg:viewBox="0 0 77 1525">
          <text:p/>
        </draw:connector>
        <draw:connector draw:style-name="gr178" draw:text-style-name="P12" draw:layer="layout" draw:type="line" svg:x1="11.965cm" svg:y1="12.34cm" svg:x2="10.25cm" svg:y2="10.774cm" draw:start-shape="id450" draw:start-glue-point="5" draw:end-shape="id451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450" draw:start-glue-point="4" draw:end-shape="id452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450" draw:end-glue-point="8" svg:d="M13473 13947l-789-739" svg:viewBox="0 0 790 740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475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6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7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78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79" draw:text-style-name="P11" draw:layer="layout" svg:width="0.762cm" svg:height="0.762cm" svg:x="11.923cm" svg:y="9.145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80" draw:text-style-name="P11" draw:layer="layout" svg:width="0.762cm" svg:height="0.762cm" svg:x="22.352cm" svg:y="5.33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81" draw:text-style-name="P11" draw:layer="layout" svg:width="0.746cm" svg:height="0.656cm" svg:x="23.368cm" svg:y="5.33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2" draw:text-style-name="P11" draw:layer="layout" svg:width="2.032cm" svg:height="1.016cm" svg:x="4.218cm" svg:y="2.885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3" draw:text-style-name="P11" draw:layer="layout" svg:width="0.746cm" svg:height="0.656cm" svg:x="4.842cm" svg:y="6.60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4" draw:text-style-name="P46" draw:layer="layout" svg:width="5.386cm" svg:height="3.122cm" draw:transform="skewX (0.0748746249105567) rotate (-0.0471238898038469) translate (9.174cm 10.2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Only 1 live input</text:span><text:span text:style-name="T24"><text:line-break/></text:span><text:span text:style-name="T24">on </text:span></text:p>
                  </text:list-item>
                  <text:list-item>
                    <text:p text:style-name="P1"><text:span text:style-name="T24">Become it</text:span></text:p>
                  </text:list-item>
                </text:list>
              </text:list-item>
            </text:list>
          </draw:text-box>
        </draw:frame>
        <draw:custom-shape draw:style-name="gr485" draw:text-style-name="P11" xml:id="id454" draw:id="id454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53" draw:start-glue-point="0" draw:end-shape="id454" draw:end-glue-point="8" svg:d="M11646 8174c0-685 1284-228 1284-916" svg:viewBox="0 0 1285 917">
          <text:p/>
        </draw:connector>
        <draw:custom-shape draw:style-name="gr486" draw:text-style-name="P11" xml:id="id453" draw:id="id453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87" draw:text-style-name="P11" xml:id="id457" draw:id="id457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55" draw:end-glue-point="8" svg:d="M11657 8187c0-787-496-125-496-1326" svg:viewBox="0 0 497 1327">
          <text:p/>
        </draw:connector>
        <draw:custom-shape draw:style-name="gr488" draw:text-style-name="P11" xml:id="id455" draw:id="id455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9" draw:text-style-name="P11" xml:id="id458" draw:id="id458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0" draw:text-style-name="P11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1" draw:text-style-name="P11" xml:id="id456" draw:id="id456" draw:layer="layout" svg:width="0.746cm" svg:height="0.656cm" svg:x="11.219cm" svg:y="10.52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1.592cm" svg:y1="10.52cm" svg:x2="11.265cm" svg:y2="9.698cm" draw:start-shape="id456" draw:start-glue-point="4" draw:end-shape="id457" draw:end-glue-point="2" svg:d="M11592 10520l-327-822" svg:viewBox="0 0 328 823">
          <text:p/>
        </draw:connector>
        <draw:connector draw:style-name="gr208" draw:text-style-name="P12" draw:layer="layout" draw:type="line" svg:x1="13.473cm" svg:y1="13.947cm" svg:x2="10.25cm" svg:y2="10.774cm" draw:end-shape="id458" draw:end-glue-point="9" svg:d="M13473 13947l-3223-3173" svg:viewBox="0 0 3224 3174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492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3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4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95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96" draw:text-style-name="P11" draw:layer="layout" svg:width="0.762cm" svg:height="0.762cm" svg:x="11.923cm" svg:y="9.145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97" draw:text-style-name="P11" draw:layer="layout" svg:width="0.762cm" svg:height="0.762cm" svg:x="22.352cm" svg:y="5.33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98" draw:text-style-name="P11" draw:layer="layout" svg:width="0.746cm" svg:height="0.656cm" svg:x="23.368cm" svg:y="5.33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9" draw:text-style-name="P11" draw:layer="layout" svg:width="2.032cm" svg:height="1.016cm" svg:x="4.218cm" svg:y="2.885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0" draw:text-style-name="P11" draw:layer="layout" svg:width="0.746cm" svg:height="0.656cm" svg:x="4.842cm" svg:y="6.60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1" draw:text-style-name="P46" draw:layer="layout" svg:width="5.386cm" svg:height="3.037cm" draw:transform="skewX (0.0748746249105568) rotate (-0.0471238898038469) translate (9.21cm 10.2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Only 1 live input</text:span><text:span text:style-name="T24"><text:line-break/></text:span><text:span text:style-name="T24">on </text:span></text:p>
                  </text:list-item>
                  <text:list-item>
                    <text:p text:style-name="P1"><text:span text:style-name="T24">Become it</text:span></text:p>
                  </text:list-item>
                  <text:list-item>
                    <text:p text:style-name="P1"><text:span text:style-name="T24">Neighbors on</text:span><text:span text:style-name="T24"><text:line-break/></text:span><text:span text:style-name="T24">list</text:span></text:p>
                  </text:list-item>
                </text:list>
              </text:list-item>
            </text:list>
          </draw:text-box>
        </draw:frame>
        <draw:custom-shape draw:style-name="gr502" draw:text-style-name="P11" xml:id="id460" draw:id="id460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59" draw:start-glue-point="0" draw:end-shape="id460" draw:end-glue-point="8" svg:d="M11646 8174c0-685 1284-228 1284-916" svg:viewBox="0 0 1285 917">
          <text:p/>
        </draw:connector>
        <draw:custom-shape draw:style-name="gr503" draw:text-style-name="P11" xml:id="id459" draw:id="id459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04" draw:text-style-name="P11" xml:id="id463" draw:id="id463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61" draw:end-glue-point="8" svg:d="M11657 8187c0-787-496-125-496-1326" svg:viewBox="0 0 497 1327">
          <text:p/>
        </draw:connector>
        <draw:custom-shape draw:style-name="gr505" draw:text-style-name="P11" xml:id="id461" draw:id="id461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6" draw:text-style-name="P11" xml:id="id464" draw:id="id464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7" draw:text-style-name="P11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8" draw:text-style-name="P11" xml:id="id462" draw:id="id462" draw:layer="layout" svg:width="0.746cm" svg:height="0.656cm" svg:x="11.219cm" svg:y="10.52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1.592cm" svg:y1="10.52cm" svg:x2="11.265cm" svg:y2="9.698cm" draw:start-shape="id462" draw:start-glue-point="4" draw:end-shape="id463" draw:end-glue-point="2" svg:d="M11592 10520l-327-822" svg:viewBox="0 0 328 823">
          <text:p/>
        </draw:connector>
        <draw:connector draw:style-name="gr208" draw:text-style-name="P12" draw:layer="layout" draw:type="line" svg:x1="13.473cm" svg:y1="13.947cm" svg:x2="10.25cm" svg:y2="10.774cm" draw:end-shape="id464" draw:end-glue-point="9" svg:d="M13473 13947l-3223-3173" svg:viewBox="0 0 3224 3174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509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0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1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12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13" draw:text-style-name="P11" draw:layer="layout" svg:width="0.762cm" svg:height="0.762cm" svg:x="11.923cm" svg:y="9.145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14" draw:text-style-name="P11" draw:layer="layout" svg:width="0.762cm" svg:height="0.762cm" svg:x="22.352cm" svg:y="5.33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15" draw:text-style-name="P11" draw:layer="layout" svg:width="0.746cm" svg:height="0.656cm" svg:x="23.368cm" svg:y="5.33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6" draw:text-style-name="P11" draw:layer="layout" svg:width="2.032cm" svg:height="1.016cm" svg:x="4.218cm" svg:y="2.885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7" draw:text-style-name="P11" draw:layer="layout" svg:width="0.746cm" svg:height="0.656cm" svg:x="4.842cm" svg:y="6.60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8" draw:text-style-name="P11" draw:layer="layout" svg:width="1.016cm" svg:height="1.016cm" svg:x="16.002cm" svg:y="6.35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9" draw:text-style-name="P11" draw:layer="layout" svg:width="1.016cm" svg:height="1.016cm" svg:x="17.272cm" svg:y="6.35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dead</text:span></text:p>
              </text:list-item>
              <text:list-item>
                <text:p text:style-name="P8"><text:span text:style-name="T24">Neighbors on list</text:span></text:p>
              </text:list-item>
            </text:list>
          </draw:text-box>
        </draw:frame>
        <draw:custom-shape draw:style-name="gr520" draw:text-style-name="P11" xml:id="id466" draw:id="id466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65" draw:start-glue-point="0" draw:end-shape="id466" draw:end-glue-point="8" svg:d="M11646 8174c0-685 1284-228 1284-916" svg:viewBox="0 0 1285 917">
          <text:p/>
        </draw:connector>
        <draw:custom-shape draw:style-name="gr521" draw:text-style-name="P11" xml:id="id465" draw:id="id465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2" draw:text-style-name="P11" xml:id="id469" draw:id="id469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67" draw:end-glue-point="8" svg:d="M11657 8187c0-787-496-125-496-1326" svg:viewBox="0 0 497 1327">
          <text:p/>
        </draw:connector>
        <draw:custom-shape draw:style-name="gr523" draw:text-style-name="P11" xml:id="id467" draw:id="id467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4" draw:text-style-name="P11" xml:id="id470" draw:id="id470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5" draw:text-style-name="P11" xml:id="id468" draw:id="id468" draw:layer="layout" svg:width="0.746cm" svg:height="0.656cm" svg:x="11.219cm" svg:y="10.52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1.592cm" svg:y1="10.52cm" svg:x2="11.265cm" svg:y2="9.698cm" draw:start-shape="id468" draw:start-glue-point="4" draw:end-shape="id469" draw:end-glue-point="2" svg:d="M11592 10520l-327-822" svg:viewBox="0 0 328 823">
          <text:p/>
        </draw:connector>
        <draw:connector draw:style-name="gr208" draw:text-style-name="P12" draw:layer="layout" draw:type="line" svg:x1="13.473cm" svg:y1="13.947cm" svg:x2="10.25cm" svg:y2="10.774cm" draw:end-shape="id470" draw:end-glue-point="9" svg:d="M13473 13947l-3223-3173" svg:viewBox="0 0 3224 3174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526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7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8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9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0" draw:text-style-name="P11" draw:layer="layout" svg:width="0.762cm" svg:height="0.762cm" svg:x="11.923cm" svg:y="9.145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1" draw:text-style-name="P11" draw:layer="layout" svg:width="0.762cm" svg:height="0.762cm" svg:x="22.352cm" svg:y="5.33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2" draw:text-style-name="P11" draw:layer="layout" svg:width="0.746cm" svg:height="0.656cm" svg:x="23.368cm" svg:y="5.33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3" draw:text-style-name="P11" draw:layer="layout" svg:width="1.016cm" svg:height="1.016cm" svg:x="16.002cm" svg:y="6.35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4" draw:text-style-name="P11" draw:layer="layout" svg:width="1.016cm" svg:height="1.016cm" svg:x="4.572cm" svg:y="2.794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</text:span></text:p>
              </text:list-item>
              <text:list-item>
                <text:p text:style-name="P8"><text:span text:style-name="T24">Call ideal, no progress, done.</text:span></text:p>
              </text:list-item>
            </text:list>
          </draw:text-box>
        </draw:frame>
        <draw:custom-shape draw:style-name="gr535" draw:text-style-name="P11" xml:id="id472" draw:id="id472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71" draw:start-glue-point="0" draw:end-shape="id472" draw:end-glue-point="8" svg:d="M11646 8174c0-685 1284-228 1284-916" svg:viewBox="0 0 1285 917">
          <text:p/>
        </draw:connector>
        <draw:custom-shape draw:style-name="gr536" draw:text-style-name="P11" xml:id="id471" draw:id="id471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7" draw:text-style-name="P11" xml:id="id475" draw:id="id475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73" draw:end-glue-point="8" svg:d="M11657 8187c0-787-496-125-496-1326" svg:viewBox="0 0 497 1327">
          <text:p/>
        </draw:connector>
        <draw:custom-shape draw:style-name="gr538" draw:text-style-name="P11" xml:id="id473" draw:id="id473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9" draw:text-style-name="P11" xml:id="id476" draw:id="id476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0" draw:text-style-name="P11" xml:id="id474" draw:id="id474" draw:layer="layout" svg:width="0.746cm" svg:height="0.656cm" svg:x="11.219cm" svg:y="10.52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1.592cm" svg:y1="10.52cm" svg:x2="11.265cm" svg:y2="9.698cm" draw:start-shape="id474" draw:start-glue-point="4" draw:end-shape="id475" draw:end-glue-point="2" svg:d="M11592 10520l-327-822" svg:viewBox="0 0 328 823">
          <text:p/>
        </draw:connector>
        <draw:connector draw:style-name="gr208" draw:text-style-name="P12" draw:layer="layout" draw:type="line" svg:x1="13.473cm" svg:y1="13.947cm" svg:x2="10.25cm" svg:y2="10.774cm" draw:end-shape="id476" draw:end-glue-point="9" svg:d="M13473 13947l-3223-3173" svg:viewBox="0 0 3224 3174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541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2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3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44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45" draw:text-style-name="P11" draw:layer="layout" svg:width="0.762cm" svg:height="0.762cm" svg:x="11.923cm" svg:y="9.145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46" draw:text-style-name="P11" draw:layer="layout" svg:width="0.762cm" svg:height="0.762cm" svg:x="22.352cm" svg:y="5.33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47" draw:text-style-name="P11" draw:layer="layout" svg:width="0.746cm" svg:height="0.656cm" svg:x="23.368cm" svg:y="5.33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8" draw:text-style-name="P11" draw:layer="layout" svg:width="1.016cm" svg:height="1.016cm" svg:x="4.572cm" svg:y="2.794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dead</text:span></text:p>
              </text:list-item>
              <text:list-item>
                <text:p text:style-name="P8"><text:span text:style-name="T24">Neighbors on list</text:span></text:p>
              </text:list-item>
            </text:list>
          </draw:text-box>
        </draw:frame>
        <draw:custom-shape draw:style-name="gr549" draw:text-style-name="P11" xml:id="id478" draw:id="id478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77" draw:start-glue-point="0" draw:end-shape="id478" draw:end-glue-point="8" svg:d="M11646 8174c0-685 1284-228 1284-916" svg:viewBox="0 0 1285 917">
          <text:p/>
        </draw:connector>
        <draw:custom-shape draw:style-name="gr550" draw:text-style-name="P11" xml:id="id477" draw:id="id477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1" draw:text-style-name="P11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79" draw:end-glue-point="8" svg:d="M11657 8187c0-787-496-125-496-1326" svg:viewBox="0 0 497 1327">
          <text:p/>
        </draw:connector>
        <draw:custom-shape draw:style-name="gr552" draw:text-style-name="P11" xml:id="id479" draw:id="id479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3" draw:text-style-name="P11" xml:id="id480" draw:id="id480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480" draw:end-glue-point="9" svg:d="M13473 13947l-3223-3173" svg:viewBox="0 0 3224 3174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554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5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6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7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8" draw:text-style-name="P11" draw:layer="layout" svg:width="0.762cm" svg:height="0.762cm" svg:x="11.923cm" svg:y="9.145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9" draw:text-style-name="P11" draw:layer="layout" svg:width="0.762cm" svg:height="0.762cm" svg:x="22.352cm" svg:y="5.33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0" draw:text-style-name="P11" draw:layer="layout" svg:width="0.746cm" svg:height="0.656cm" svg:x="4.826cm" svg:y="3.048cm">
          <text:p text:style-name="P10"><text:span text:style-name="T6">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dead</text:span></text:p>
              </text:list-item>
              <text:list-item>
                <text:p text:style-name="P8"><text:span text:style-name="T24">Neighbors on list</text:span></text:p>
              </text:list-item>
            </text:list>
          </draw:text-box>
        </draw:frame>
        <draw:custom-shape draw:style-name="gr561" draw:text-style-name="P11" xml:id="id482" draw:id="id482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81" draw:start-glue-point="0" draw:end-shape="id482" draw:end-glue-point="8" svg:d="M11646 8174c0-685 1284-228 1284-916" svg:viewBox="0 0 1285 917">
          <text:p/>
        </draw:connector>
        <draw:custom-shape draw:style-name="gr562" draw:text-style-name="P11" xml:id="id481" draw:id="id481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3" draw:text-style-name="P11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83" draw:end-glue-point="8" svg:d="M11657 8187c0-787-496-125-496-1326" svg:viewBox="0 0 497 1327">
          <text:p/>
        </draw:connector>
        <draw:custom-shape draw:style-name="gr564" draw:text-style-name="P11" xml:id="id483" draw:id="id483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5" draw:text-style-name="P11" xml:id="id484" draw:id="id484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484" draw:end-glue-point="9" svg:d="M13473 13947l-3223-3173" svg:viewBox="0 0 3224 3174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566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7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8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9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70" draw:text-style-name="P11" draw:layer="layout" svg:width="0.762cm" svg:height="0.762cm" svg:x="4.826cm" svg:y="3.048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<text:s text:c="6"/>Predicate </text:span><text:span text:style-name="T24"><text:line-break/></text:span><text:span text:style-name="T24">is true</text:span></text:p>
                  </text:list-item>
                </text:list>
              </text:list-item>
            </text:list>
          </draw:text-box>
        </draw:frame>
        <draw:custom-shape draw:style-name="gr571" draw:text-style-name="P11" xml:id="id486" draw:id="id486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85" draw:start-glue-point="0" draw:end-shape="id486" draw:end-glue-point="8" svg:d="M11646 8174c0-685 1284-228 1284-916" svg:viewBox="0 0 1285 917">
          <text:p/>
        </draw:connector>
        <draw:custom-shape draw:style-name="gr572" draw:text-style-name="P11" xml:id="id485" draw:id="id485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73" draw:text-style-name="P11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87" draw:end-glue-point="8" svg:d="M11657 8187c0-787-496-125-496-1326" svg:viewBox="0 0 497 1327">
          <text:p/>
        </draw:connector>
        <draw:custom-shape draw:style-name="gr574" draw:text-style-name="P11" xml:id="id487" draw:id="id487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5" draw:text-style-name="P11" xml:id="id488" draw:id="id488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488" draw:end-glue-point="9" svg:d="M13473 13947l-3223-3173" svg:viewBox="0 0 3224 3174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576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7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8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79" draw:text-style-name="P11" draw:layer="layout" svg:width="0.762cm" svg:height="0.762cm" svg:x="4.826cm" svg:y="3.048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80" draw:text-style-name="P11" draw:layer="layout" svg:width="1.524cm" svg:height="0.762cm" svg:x="3.556cm" svg:y="5.5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81" draw:text-style-name="P46" draw:layer="layout" svg:width="2.097cm" svg:height="3.356cm" draw:transform="rotate (-0.306828882500603) translate (11.123cm 7.0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<text:s text:c="6"/>Predicate </text:span><text:span text:style-name="T24"><text:line-break/></text:span><text:span text:style-name="T24">is true</text:span></text:p>
                  </text:list-item>
                  <text:list-item>
                    <text:p text:style-name="P1"><text:span text:style-name="T24">Become </text:span><text:span text:style-name="T24"><text:line-break/></text:span><text:span text:style-name="T24">control</text:span></text:p>
                  </text:list-item>
                </text:list>
              </text:list-item>
            </text:list>
          </draw:text-box>
        </draw:frame>
        <draw:custom-shape draw:style-name="gr582" draw:text-style-name="P11" xml:id="id490" draw:id="id490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89" draw:start-glue-point="0" draw:end-shape="id490" draw:end-glue-point="8" svg:d="M11646 8174c0-685 1284-228 1284-916" svg:viewBox="0 0 1285 917">
          <text:p/>
        </draw:connector>
        <draw:custom-shape draw:style-name="gr583" draw:text-style-name="P11" xml:id="id489" draw:id="id489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91" draw:end-glue-point="8" svg:d="M11657 8187c0-787-496-125-496-1326" svg:viewBox="0 0 497 1327">
          <text:p/>
        </draw:connector>
        <draw:custom-shape draw:style-name="gr584" draw:text-style-name="P11" xml:id="id491" draw:id="id491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5" draw:text-style-name="P11" xml:id="id492" draw:id="id492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492" draw:end-glue-point="9" svg:d="M13473 13947l-3223-3173" svg:viewBox="0 0 3224 3174">
          <text:p/>
        </draw:connector>
        <draw:connector draw:style-name="gr586" draw:text-style-name="P12" draw:layer="layout" draw:type="curve" svg:x1="10.109cm" svg:y1="13.55cm" svg:x2="11.161cm" svg:y2="6.861cm" draw:end-shape="id491" draw:end-glue-point="8" svg:d="M10109 13550c0-4809 1052-1465 1052-6689" svg:viewBox="0 0 1053 669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587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8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9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90" draw:text-style-name="P11" draw:layer="layout" svg:width="0.762cm" svg:height="0.762cm" svg:x="4.826cm" svg:y="3.048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91" draw:text-style-name="P11" draw:layer="layout" svg:width="1.524cm" svg:height="0.762cm" svg:x="3.556cm" svg:y="5.5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81" draw:text-style-name="P46" draw:layer="layout" svg:width="2.097cm" svg:height="3.356cm" draw:transform="rotate (-0.306828882500603) translate (11.123cm 7.0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2" draw:text-style-name="P11" draw:layer="layout" svg:width="1.524cm" svg:height="0.762cm" svg:x="7.112cm" svg:y="7.8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<text:s text:c="6"/>Predicate </text:span><text:span text:style-name="T24"><text:line-break/></text:span><text:span text:style-name="T24">is true</text:span></text:p>
                  </text:list-item>
                  <text:list-item>
                    <text:p text:style-name="P1"><text:span text:style-name="T24">Become </text:span><text:span text:style-name="T24"><text:line-break/></text:span><text:span text:style-name="T24">control</text:span></text:p>
                  </text:list-item>
                  <text:list-item>
                    <text:p text:style-name="P1"><text:span text:style-name="T24">Neighbors on</text:span><text:span text:style-name="T24"><text:line-break/></text:span><text:span text:style-name="T24">list</text:span></text:p>
                  </text:list-item>
                </text:list>
              </text:list-item>
            </text:list>
          </draw:text-box>
        </draw:frame>
        <draw:custom-shape draw:style-name="gr593" draw:text-style-name="P11" xml:id="id494" draw:id="id494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93" draw:start-glue-point="0" draw:end-shape="id494" draw:end-glue-point="8" svg:d="M11646 8174c0-685 1284-228 1284-916" svg:viewBox="0 0 1285 917">
          <text:p/>
        </draw:connector>
        <draw:custom-shape draw:style-name="gr594" draw:text-style-name="P11" xml:id="id493" draw:id="id493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95" draw:end-glue-point="8" svg:d="M11657 8187c0-787-496-125-496-1326" svg:viewBox="0 0 497 1327">
          <text:p/>
        </draw:connector>
        <draw:custom-shape draw:style-name="gr595" draw:text-style-name="P11" xml:id="id495" draw:id="id495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6" draw:text-style-name="P11" xml:id="id496" draw:id="id496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496" draw:end-glue-point="9" svg:d="M13473 13947l-3223-3173" svg:viewBox="0 0 3224 3174">
          <text:p/>
        </draw:connector>
        <draw:connector draw:style-name="gr586" draw:text-style-name="P12" draw:layer="layout" draw:type="curve" svg:x1="10.109cm" svg:y1="13.55cm" svg:x2="11.161cm" svg:y2="6.861cm" draw:end-shape="id495" draw:end-glue-point="8" svg:d="M10109 13550c0-4809 1052-1465 1052-6689" svg:viewBox="0 0 1053 669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597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8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9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00" draw:text-style-name="P11" draw:layer="layout" svg:width="0.762cm" svg:height="0.762cm" svg:x="4.826cm" svg:y="3.048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01" draw:text-style-name="P11" draw:layer="layout" svg:width="1.524cm" svg:height="0.762cm" svg:x="3.556cm" svg:y="5.5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02" draw:text-style-name="P11" draw:layer="layout" svg:width="1.524cm" svg:height="0.762cm" svg:x="7.112cm" svg:y="7.8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dead.</text:span></text:p>
              </text:list-item>
              <text:list-item>
                <text:p text:style-name="P8"><text:span text:style-name="T24">Neighbors on list</text:span></text:p>
                <text:list>
                  <text:list-header>
                    <text:p text:style-name="P1"><text:span text:style-name="T24"/></text:p>
                  </text:list-header>
                </text:list>
              </text:list-item>
            </text:list>
          </draw:text-box>
        </draw:frame>
        <draw:custom-shape draw:style-name="gr603" draw:text-style-name="P11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4" draw:text-style-name="P11" xml:id="id498" draw:id="id498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5" draw:text-style-name="P11" xml:id="id497" draw:id="id497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497" draw:end-glue-point="9" svg:d="M13473 13947l-3223-3173" svg:viewBox="0 0 3224 3174">
          <text:p/>
        </draw:connector>
        <draw:connector draw:style-name="gr586" draw:text-style-name="P12" draw:layer="layout" draw:type="curve" svg:x1="10.109cm" svg:y1="13.55cm" svg:x2="11.161cm" svg:y2="6.861cm" draw:end-shape="id498" draw:end-glue-point="8" svg:d="M10109 13550c0-4809 1052-1465 1052-6689" svg:viewBox="0 0 1053 669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606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7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8" draw:text-style-name="P11" draw:layer="layout" svg:width="1.524cm" svg:height="0.762cm" svg:x="4.572cm" svg:y="2.885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dead.</text:span></text:p>
              </text:list-item>
              <text:list-item>
                <text:p text:style-name="P8"><text:span text:style-name="T24">Neighbors on list</text:span></text:p>
                <text:list>
                  <text:list-header>
                    <text:p text:style-name="P1"><text:span text:style-name="T24"/></text:p>
                  </text:list-header>
                </text:list>
              </text:list-item>
            </text:list>
          </draw:text-box>
        </draw:frame>
        <draw:custom-shape draw:style-name="gr609" draw:text-style-name="P11" xml:id="id500" draw:id="id500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0" draw:text-style-name="P11" xml:id="id499" draw:id="id499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499" draw:end-glue-point="9" svg:d="M13473 13947l-3223-3173" svg:viewBox="0 0 3224 3174">
          <text:p/>
        </draw:connector>
        <draw:connector draw:style-name="gr586" draw:text-style-name="P12" draw:layer="layout" draw:type="curve" svg:x1="10.109cm" svg:y1="13.55cm" svg:x2="11.161cm" svg:y2="6.861cm" draw:end-shape="id500" draw:end-glue-point="8" svg:d="M10109 13550c0-4809 1052-1465 1052-6689" svg:viewBox="0 0 1053 669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611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2" draw:text-style-name="P11" draw:layer="layout" svg:width="1.016cm" svg:height="1.016cm" svg:x="4.826cm" svg:y="2.79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, no progress, done.</text:span></text:p>
                <text:list>
                  <text:list-header>
                    <text:p text:style-name="P1"><text:span text:style-name="T24"/></text:p>
                  </text:list-header>
                </text:list>
              </text:list-item>
            </text:list>
          </draw:text-box>
        </draw:frame>
        <draw:custom-shape draw:style-name="gr613" draw:text-style-name="P11" xml:id="id502" draw:id="id502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4" draw:text-style-name="P11" xml:id="id501" draw:id="id501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501" draw:end-glue-point="9" svg:d="M13473 13947l-3223-3173" svg:viewBox="0 0 3224 3174">
          <text:p/>
        </draw:connector>
        <draw:connector draw:style-name="gr586" draw:text-style-name="P12" draw:layer="layout" draw:type="curve" svg:x1="10.109cm" svg:y1="13.55cm" svg:x2="11.161cm" svg:y2="6.861cm" draw:end-shape="id502" draw:end-glue-point="8" svg:d="M10109 13550c0-4809 1052-1465 1052-6689" svg:viewBox="0 0 1053 669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615" draw:text-style-name="P11" draw:layer="layout" svg:width="2.032cm" svg:height="1.016cm" svg:x="4.318cm" svg:y="2.794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>Peepholes done</text:p>
              </text:list-item>
            </text:list>
          </draw:text-box>
        </draw:frame>
        <draw:custom-shape draw:style-name="gr616" draw:text-style-name="P11" xml:id="id504" draw:id="id504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7" draw:text-style-name="P11" xml:id="id503" draw:id="id503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503" draw:end-glue-point="9" svg:d="M13473 13947l-3223-3173" svg:viewBox="0 0 3224 3174">
          <text:p/>
        </draw:connector>
        <draw:connector draw:style-name="gr586" draw:text-style-name="P12" draw:layer="layout" draw:type="curve" svg:x1="10.109cm" svg:y1="13.55cm" svg:x2="11.161cm" svg:y2="6.861cm" draw:end-shape="id504" draw:end-glue-point="8" svg:d="M10109 13550c0-4809 1052-1465 1052-6689" svg:viewBox="0 0 1053 6690">
          <text:p/>
        </draw:connector>
        <presentation:notes draw:style-name="dp2">
          <draw:page-thumbnail draw:style-name="gr2" draw:layer="layout" svg:width="19.798cm" svg:height="11.136cm" svg:x="0.6cm" svg:y="2.257cm" draw:page-number="8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Blueprint_20_Plans" presentation:presentation-page-layout-name="AL1T0">
        <office:forms form:automatic-focus="false" form:apply-design-mode="false"/>
        <draw:frame draw:style-name="gr618" draw:text-style-name="P17" draw:layer="layout" svg:width="17.018cm" svg:height="5.915cm" svg:x="4.318cm" svg:y="4.826cm">
          <draw:text-box>
            <text:list text:style-name="L1">
              <text:list-item>
                <text:p text:style-name="P16"><text:span text:style-name="T7">Chapters 1,2: Expressions are SSA</text:span></text:p>
              </text:list-item>
              <text:list-item>
                <text:p text:style-name="P16"><text:span text:style-name="T7">Chapters 3,4: Peepholes on expressions</text:span></text:p>
              </text:list-item>
              <text:list-item>
                <text:p text:style-name="P16"><text:span text:style-name="T7">Chapter 5: Control Flow</text:span></text:p>
              </text:list-item>
              <text:list-item>
                <text:p text:style-name="P16"><text:span text:style-name="T7">Chapter 7,8: Loops</text:span></text:p>
              </text:list-item>
              <text:list-item>
                <text:p text:style-name="P16"><text:span text:style-name="T7">Chapter 6,9: Peepholes on control flow</text:span></text:p>
              </text:list-item>
              <text:list-item>
                <text:p text:style-name="P16"><text:span text:style-name="T7">Chapter 10: Memory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Memory</text:p>
          </draw:text-box>
        </draw:frame>
        <draw:frame presentation:style-name="pr5" draw:layer="layout" svg:width="21.46cm" svg:height="11.339cm" svg:x="1.4cm" svg:y="2.885cm" presentation:class="outline" presentation:user-transformed="true">
          <draw:text-box>
            <text:list text:style-name="L2">
              <text:list-item>
                <text:p>SSA-based Memory</text:p>
                <text:list>
                  <text:list-item>
                    <text:p>Really, nothing to do with the Sea-of-Nodes</text:p>
                  </text:list-item>
                </text:list>
              </text:list-item>
              <text:list-item>
                <text:p>Memory is treated as a <text:span text:style-name="T5">value</text:span>, like 3.14 or “abc”.</text:p>
                <text:list>
                  <text:list-item>
                    <text:p>Its a Big Fat value, with lots of internal structure</text:p>
                  </text:list-item>
                </text:list>
              </text:list-item>
              <text:list-item>
                <text:p><text:s text:c="10"/>produces Memory</text:p>
              </text:list-item>
              <text:list-item>
                <text:p>Produce and consume Memory:</text:p>
                <text:list>
                  <text:list-item>
                    <text:p/>
                  </text:list-item>
                </text:list>
              </text:list-item>
              <text:list-item>
                <text:p>Loads <text:s text:c="6"/>only consume memory</text:p>
              </text:list-item>
            </text:list>
          </draw:text-box>
        </draw:frame>
        <draw:custom-shape draw:style-name="gr619" draw:text-style-name="P11" draw:layer="layout" svg:width="2.032cm" svg:height="1.016cm" svg:x="2.54cm" svg:y="7.834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0" draw:text-style-name="P11" draw:layer="layout" svg:width="2.032cm" svg:height="1.016cm" svg:x="3.556cm" svg:y="10.236cm">
          <text:p text:style-name="P10"><text:span text:style-name="T6">ca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1.016cm" svg:height="1.016cm" svg:x="8.128cm" svg:y="10.23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1" draw:text-style-name="P11" draw:layer="layout" svg:width="2.032cm" svg:height="1.016cm" svg:x="5.842cm" svg:y="10.236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1.016cm" svg:height="1.016cm" svg:x="5.08cm" svg:y="11.43cm">
          <text:p text:style-name="P13"><text:span text:style-name="T6">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Memory</text:p>
          </draw:text-box>
        </draw:frame>
        <draw:frame presentation:style-name="pr5" draw:layer="layout" svg:width="21.46cm" svg:height="11.339cm" svg:x="1.4cm" svg:y="2.885cm" presentation:class="outline" presentation:user-transformed="true">
          <draw:text-box>
            <text:list text:style-name="L2">
              <text:list-item>
                <text:p>Peephole rules work just the same</text:p>
                <text:list>
                  <text:list-item>
                    <text:p><text:s text:c="10"/>rules are unchanged</text:p>
                  </text:list-item>
                  <text:list-item>
                    <text:p><text:s text:c="5"/>and <text:s text:c="7"/>have some memory-specific ones</text:p>
                    <text:list>
                      <text:list-item>
                        <text:p>Support back-to-back ld/st or st/st elimination</text:p>
                      </text:list-item>
                      <text:list-item>
                        <text:p>Support CSE / value-numbering</text:p>
                      </text:list-item>
                    </text:list>
                  </text:list-item>
                </text:list>
              </text:list-item>
              <text:list-item>
                <text:p><text:span text:style-name="T5">Precision</text:span> is based on alias information</text:p>
                <text:list>
                  <text:list-item>
                    <text:p>Correct to use a single Memory value, but very imprecise</text:p>
                  </text:list-item>
                </text:list>
              </text:list-item>
              <text:list-item>
                <text:p><text:span text:style-name="T5">Equivalence-class</text:span> aliasing is much more precise</text:p>
                <text:list>
                  <text:list-item>
                    <text:p>AND can be directly represented in the graph</text:p>
                  </text:list-item>
                  <text:list-item>
                    <text:p>AND comes for free from strongly typed languages </text:p>
                  </text:list-item>
                </text:list>
              </text:list-item>
            </text:list>
          </draw:text-box>
        </draw:frame>
        <draw:custom-shape draw:style-name="gr622" draw:text-style-name="P11" draw:layer="layout" svg:width="2.032cm" svg:height="1.016cm" svg:x="3.556cm" svg:y="4.064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1.016cm" svg:height="1.016cm" svg:x="3.556cm" svg:y="5.134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1.016cm" svg:height="1.016cm" svg:x="6.35cm" svg:y="5.08cm">
          <text:p text:style-name="P13"><text:span text:style-name="T6">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9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Equivalence Class Aliasing</text:p>
          </draw:text-box>
        </draw:frame>
        <draw:frame presentation:style-name="pr5" draw:layer="layout" svg:width="21.46cm" svg:height="11.339cm" svg:x="1.4cm" svg:y="2.885cm" presentation:class="outline" presentation:user-transformed="true">
          <draw:text-box>
            <text:list text:style-name="L2">
              <text:list-item>
                <text:p>Memory is broken up into <text:span text:style-name="T28">equivalence classes</text:span></text:p>
              </text:list-item>
              <text:list-item>
                <text:p text:style-name="P47"><text:span text:style-name="T24">Things in the same </text:span><text:span text:style-name="T29">equivalence classes </text:span><text:span text:style-name="T30">always</text:span><text:span text:style-name="T29"> alias</text:span></text:p>
              </text:list-item>
              <text:list-item>
                <text:p text:style-name="P47"><text:span text:style-name="T24">Things in different </text:span><text:span text:style-name="T29">equivalence classes </text:span><text:span text:style-name="T30">never</text:span><text:span text:style-name="T29"> alias</text:span></text:p>
              </text:list-item>
              <text:list-item>
                <text:p text:style-name="P47"><text:span text:style-name="T31">Example:</text:span><text:span text:style-name="T31"><text:line-break/></text:span><text:span text:style-name="T31"/></text:p>
                <text:list>
                  <text:list-item>
                    <text:p><text:span text:style-name="T31">Fields </text:span><text:span text:style-name="T32">legs, meow_vol, wag_rate</text:span><text:span text:style-name="T24"> all different eqvs</text:span></text:p>
                  </text:list-item>
                  <text:list-item>
                    <text:p><text:span text:style-name="T24">{</text:span><text:span text:style-name="T32">cat.legs,dog.legs}</text:span><text:span text:style-name="T24"> DO alias… </text:span></text:p>
                  </text:list-item>
                  <text:list-item>
                    <text:p><text:span text:style-name="T24">unless </text:span><text:span text:style-name="T33">Animal</text:span><text:span text:style-name="T29"> is abstract</text:span></text:p>
                  </text:list-item>
                </text:list>
              </text:list-item>
            </text:list>
          </draw:text-box>
        </draw:frame>
        <draw:frame draw:style-name="gr623" draw:text-style-name="P58" draw:layer="layout" svg:width="14.049cm" svg:height="1.928cm" svg:x="10.414cm" svg:y="6.858cm">
          <draw:text-box>
            <text:p text:style-name="P57"><text:span text:style-name="T6">class Animal { int legs };</text:span><text:span text:style-name="T6"><text:line-break/></text:span><text:span text:style-name="T6">class Cat extends Animal { float meow_vol; };</text:span><text:span text:style-name="T6"><text:line-break/></text:span><text:span text:style-name="T6">class Dog extends Animal { float wag_rate; };</text:span></text:p>
          </draw:text-box>
        </draw:frame>
        <draw:custom-shape draw:style-name="gr624" draw:text-style-name="P9" draw:layer="layout" svg:width="3.202cm" svg:height="3.202cm" svg:x="23.62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5" draw:text-style-name="P12" draw:layer="layout" svg:x1="25.254cm" svg:y1="8.228cm" svg:x2="25.254cm" svg:y2="11.784cm">
          <text:p/>
        </draw:line>
        <draw:line draw:style-name="gr625" draw:text-style-name="P12" draw:layer="layout" svg:x1="23.322cm" svg:y1="10.006cm" svg:x2="27.132cm" svg:y2="10.006cm">
          <text:p/>
        </draw:line>
        <draw:frame draw:style-name="gr626" draw:text-style-name="P49" draw:layer="layout" svg:width="1.778cm" svg:height="1.369cm" svg:x="23.576cm" svg:y="8.69cm">
          <draw:text-box>
            <text:p text:style-name="P48"><text:span text:style-name="T6"><text:s text:c="2"/>A.</text:span><text:span text:style-name="T6"><text:line-break/></text:span><text:span text:style-name="T6">legs</text:span></text:p>
          </draw:text-box>
        </draw:frame>
        <draw:frame draw:style-name="gr627" draw:text-style-name="P49" draw:layer="layout" svg:width="1.778cm" svg:height="1.369cm" svg:x="25.2cm" svg:y="8.69cm">
          <draw:text-box>
            <text:p text:style-name="P48"><text:span text:style-name="T6">C.</text:span><text:span text:style-name="T6"><text:line-break/></text:span><text:span text:style-name="T6">meow</text:span></text:p>
          </draw:text-box>
        </draw:frame>
        <draw:frame draw:style-name="gr628" draw:text-style-name="P49" draw:layer="layout" svg:width="1.778cm" svg:height="1.369cm" svg:x="23.876cm" svg:y="9.858cm">
          <draw:text-box>
            <text:p text:style-name="P48"><text:span text:style-name="T6"><text:s/>D.</text:span><text:span text:style-name="T6"><text:line-break/></text:span><text:span text:style-name="T6">wag</text:span></text:p>
          </draw:text-box>
        </draw:frame>
        <draw:frame draw:style-name="gr629" draw:text-style-name="P49" draw:layer="layout" svg:width="1.778cm" svg:height="0.81cm" svg:x="25.4cm" svg:y="10.106cm">
          <draw:text-box>
            <text:p text:style-name="P48"><text:span text:style-name="T6">… </text:span></text:p>
          </draw:text-box>
        </draw:frame>
        <draw:custom-shape draw:style-name="gr630" draw:text-style-name="P9" draw:layer="layout" svg:width="3.148cm" svg:height="3.148cm" svg:x="13.61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5" draw:text-style-name="P12" draw:layer="layout" svg:x1="15.14cm" svg:y1="11.176cm" svg:x2="15.14cm" svg:y2="14.732cm">
          <text:p/>
        </draw:line>
        <draw:frame draw:style-name="gr631" draw:text-style-name="P49" draw:layer="layout" svg:width="1.778cm" svg:height="1.369cm" svg:x="13.562cm" svg:y="11.638cm">
          <draw:text-box>
            <text:p text:style-name="P48"><text:span text:style-name="T6"><text:s text:c="2"/>D.</text:span><text:span text:style-name="T6"><text:line-break/></text:span><text:span text:style-name="T6">legs</text:span></text:p>
          </draw:text-box>
        </draw:frame>
        <draw:frame draw:style-name="gr632" draw:text-style-name="P49" draw:layer="layout" svg:width="1.778cm" svg:height="1.369cm" svg:x="15.04cm" svg:y="12.855cm">
          <draw:text-box>
            <text:p text:style-name="P48"><text:span text:style-name="T6">C.</text:span><text:span text:style-name="T6"><text:line-break/></text:span><text:span text:style-name="T6">meow</text:span></text:p>
          </draw:text-box>
        </draw:frame>
        <draw:frame draw:style-name="gr633" draw:text-style-name="P49" draw:layer="layout" svg:width="1.778cm" svg:height="1.369cm" svg:x="13.762cm" svg:y="12.906cm">
          <draw:text-box>
            <text:p text:style-name="P48"><text:span text:style-name="T6"><text:s/>D.</text:span><text:span text:style-name="T6"><text:line-break/></text:span><text:span text:style-name="T6">wag</text:span></text:p>
          </draw:text-box>
        </draw:frame>
        <draw:line draw:style-name="gr625" draw:text-style-name="P12" draw:layer="layout" svg:x1="13.208cm" svg:y1="12.954cm" svg:x2="17.018cm" svg:y2="12.954cm">
          <text:p/>
        </draw:line>
        <draw:frame draw:style-name="gr634" draw:text-style-name="P49" draw:layer="layout" svg:width="1.778cm" svg:height="1.369cm" svg:x="15.086cm" svg:y="11.639cm">
          <draw:text-box>
            <text:p text:style-name="P48"><text:span text:style-name="T6">C.</text:span><text:span text:style-name="T6"><text:line-break/></text:span><text:span text:style-name="T6">leg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762cm" presentation:class="title" presentation:user-transformed="true">
          <draw:text-box>
            <text:p>Example: Loop with Iterator</text:p>
          </draw:text-box>
        </draw:frame>
        <draw:frame presentation:style-name="pr7" draw:layer="layout" svg:width="12.062cm" svg:height="10.538cm" svg:x="1.4cm" svg:y="3.686cm" presentation:class="outline" presentation:user-transformed="true">
          <draw:text-box>
            <text:list text:style-name="L2">
              <text:list-item>
                <text:p>What you wrote:<text:line-break/><text:line-break/><text:line-break/><text:line-break/><text:line-break/></text:p>
              </text:list-item>
              <text:list-item>
                <text:p>What you got:<text:line-break/></text:p>
              </text:list-item>
            </text:list>
          </draw:text-box>
        </draw:frame>
        <draw:frame draw:style-name="gr623" draw:text-style-name="P59" draw:layer="layout" svg:width="11.467cm" svg:height="1.928cm" svg:x="2.54cm" svg:y="5.076cm">
          <draw:text-box>
            <text:p text:style-name="P57"><text:span text:style-name="T34">int[] As=...;</text:span></text:p>
            <text:p text:style-name="P57"><text:span text:style-name="T34">for( int i : As ) </text:span></text:p>
            <text:p text:style-name="P57"><text:span text:style-name="T34"><text:s text:c="2"/>sum += i;</text:span></text:p>
          </draw:text-box>
        </draw:frame>
        <draw:frame draw:style-name="gr635" draw:text-style-name="P59" draw:layer="layout" svg:width="11.467cm" svg:height="3.605cm" svg:x="1.742cm" svg:y="11.683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Standard" presentation:presentation-page-layout-name="AL2T1">
        <office:forms form:automatic-focus="false" form:apply-design-mode="false"/>
        <draw:connector draw:style-name="gr9" draw:text-style-name="P12" draw:layer="layout" draw:type="curve" svg:x1="14.094cm" svg:y1="6.383cm" svg:x2="15.518cm" svg:y2="4.68cm" draw:start-shape="id505" draw:start-glue-point="4" draw:end-shape="id506" draw:end-glue-point="2" svg:d="M14094 6383c0-1276 1424-425 1424-1703" svg:viewBox="0 0 1425 1704">
          <text:p/>
        </draw:connector>
        <draw:frame presentation:style-name="pr4" draw:layer="layout" svg:width="25.199cm" svg:height="2.63cm" svg:x="1.4cm" svg:y="0.762cm" presentation:class="title" presentation:user-transformed="true">
          <draw:text-box>
            <text:p>Example: the CFG</text:p>
          </draw:text-box>
        </draw:frame>
        <draw:frame presentation:style-name="pr7" draw:layer="layout" svg:width="12.062cm" svg:height="4.697cm" svg:x="1.4cm" svg:y="3.686cm" presentation:class="outline" presentation:user-transformed="true">
          <draw:text-box>
            <text:p/>
          </draw:text-box>
        </draw:frame>
        <draw:custom-shape draw:style-name="gr636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7" draw:text-style-name="P11" draw:layer="layout" svg:width="1.016cm" svg:height="0.762cm" svg:x="15.826cm" svg:y="3.918cm">
          <text:p text:style-name="P10"><text:span text:style-name="T6">m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8" draw:text-style-name="P11" xml:id="id506" draw:id="id506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9" draw:text-style-name="P11" draw:layer="layout" svg:width="1.016cm" svg:height="0.762cm" svg:x="16.842cm" svg:y="3.918cm">
          <text:p text:style-name="P10"><text:span text:style-name="T6">*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40" draw:text-style-name="P11" xml:id="id505" draw:id="id505" draw:layer="layout" svg:width="1.524cm" svg:height="0.808cm" svg:x="13.332cm" svg:y="6.383cm">
          <text:p text:style-name="P10"><text:span text:style-name="T6">lo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1" draw:text-style-name="P11" xml:id="id507" draw:id="id507" draw:layer="layout" svg:width="1.016cm" svg:height="0.762cm" svg:x="13.618cm" svg:y="11.268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42" draw:text-style-name="P11" xml:id="id508" draw:id="id508" draw:layer="layout" svg:width="0.508cm" svg:height="0.762cm" svg:x="13.618cm" svg:y="12.03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43" draw:text-style-name="P11" xml:id="id511" draw:id="id511" draw:layer="layout" svg:width="0.508cm" svg:height="0.762cm" svg:x="14.127cm" svg:y="12.031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4.126cm" svg:y1="11.268cm" svg:x2="14.094cm" svg:y2="7.191cm" draw:start-shape="id507" draw:start-glue-point="0" draw:end-shape="id505" draw:end-glue-point="8" svg:d="M14126 11268c0-3057-32-1019-32-4077" svg:viewBox="0 0 33 4078">
          <text:p/>
        </draw:connector>
        <draw:connector draw:style-name="gr8" draw:text-style-name="P12" draw:layer="layout" draw:type="curve" svg:x1="14.126cm" svg:y1="11.268cm" svg:x2="14.589cm" svg:y2="10.564cm" draw:start-shape="id507" draw:start-glue-point="0" svg:d="M14126 11268c0-733 463-382 463-704" svg:viewBox="0 0 464 705">
          <text:p/>
        </draw:connector>
        <draw:connector draw:style-name="gr9" draw:text-style-name="P12" draw:layer="layout" draw:type="curve" svg:x1="14.006cm" svg:y1="14.505cm" svg:x2="13.872cm" svg:y2="12.792cm" draw:end-shape="id508" draw:end-glue-point="2" svg:d="M14006 14505c0-1077-134-221-134-1713" svg:viewBox="0 0 135 1714">
          <text:p/>
        </draw:connector>
        <draw:connector draw:style-name="gr9" draw:text-style-name="P12" draw:layer="layout" draw:type="curve" svg:x1="14.633cm" svg:y1="6.501cm" svg:x2="24.892cm" svg:y2="8.128cm" draw:start-shape="id505" draw:start-glue-point="11" draw:end-shape="id509" draw:end-glue-point="0" svg:d="M14633 6501c0-589 10259-1403 10259 1627" svg:viewBox="0 0 10260 2190">
          <text:p/>
        </draw:connector>
        <draw:line draw:style-name="gr625" draw:text-style-name="P33" xml:id="id509" draw:id="id509" draw:layer="layout" svg:x1="24.384cm" svg:y1="8.128cm" svg:x2="25.4cm" svg:y2="8.128cm">
          <text:p/>
        </draw:line>
        <draw:connector draw:style-name="gr9" draw:text-style-name="P12" draw:layer="layout" draw:type="curve" svg:x1="24.892cm" svg:y1="11.43cm" svg:x2="14.381cm" svg:y2="12.793cm" draw:start-shape="id510" draw:start-glue-point="0" draw:end-shape="id511" draw:end-glue-point="2" svg:d="M24892 11430c0 2458-10511 1777-10511 1363" svg:viewBox="0 0 10512 1775">
          <text:p/>
        </draw:connector>
        <draw:line draw:style-name="gr625" draw:text-style-name="P33" xml:id="id510" draw:id="id510" draw:layer="layout" svg:x1="24.384cm" svg:y1="11.43cm" svg:x2="25.4cm" svg:y2="11.43cm">
          <text:p/>
        </draw:line>
        <draw:connector draw:style-name="gr9" draw:text-style-name="P12" draw:layer="layout" draw:type="curve" svg:x1="24.892cm" svg:y1="8.128cm" svg:x2="24.892cm" svg:y2="11.43cm" draw:start-shape="id509" draw:start-glue-point="0" draw:end-shape="id510" draw:end-glue-point="0" svg:d="M24892 8128v3302" svg:viewBox="0 0 1 3303">
          <text:p/>
        </draw:connector>
        <draw:frame draw:style-name="gr635" draw:text-style-name="P59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762cm" presentation:class="title" presentation:user-transformed="true">
          <draw:text-box>
            <text:p>Example: Data flow</text:p>
          </draw:text-box>
        </draw:frame>
        <draw:frame presentation:style-name="pr7" draw:layer="layout" svg:width="12.062cm" svg:height="4.697cm" svg:x="1.4cm" svg:y="3.686cm" presentation:class="outline" presentation:placeholder="true" presentation:user-transformed="true">
          <draw:text-box/>
        </draw:frame>
        <draw:custom-shape draw:style-name="gr644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45" draw:text-style-name="P11" xml:id="id519" draw:id="id519" draw:layer="layout" svg:width="1.016cm" svg:height="0.762cm" svg:x="17.858cm" svg:y="3.931cm">
          <text:p text:style-name="P10"><text:span text:style-name="T6">*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8" draw:text-style-name="P12" draw:layer="layout" draw:type="curve" svg:x1="17.643cm" svg:y1="6.505cm" svg:x2="17.362cm" svg:y2="5.951cm" draw:start-shape="id512" draw:start-glue-point="4" draw:end-shape="id513" draw:end-glue-point="8" svg:d="M17643 6505c0-415-281-139-281-554" svg:viewBox="0 0 282 555">
          <text:p/>
        </draw:connector>
        <draw:custom-shape draw:style-name="gr646" draw:text-style-name="P11" xml:id="id512" draw:id="id512" draw:layer="layout" svg:width="0.862cm" svg:height="0.807cm" svg:x="17.212cm" svg:y="6.505cm">
          <text:p text:style-name="P10"><text:span text:style-name="T35">φ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7" draw:text-style-name="P11" xml:id="id513" draw:id="id513" draw:layer="layout" svg:width="0.762cm" svg:height="0.716cm" svg:x="16.981cm" svg:y="5.235cm">
          <text:p text:style-name="P10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7.688cm" svg:y1="14.69cm" svg:x2="17.643cm" svg:y2="7.312cm" draw:end-shape="id512" draw:end-glue-point="8" svg:d="M17688 14690c0-5326-45-1638-45-7378" svg:viewBox="0 0 46 7379">
          <text:p/>
        </draw:connector>
        <draw:custom-shape draw:style-name="gr648" draw:text-style-name="P11" xml:id="id514" draw:id="id514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3" draw:text-style-name="P12" draw:layer="layout" draw:type="curve" svg:x1="19.812cm" svg:y1="11.684cm" svg:x2="20.847cm" svg:y2="10.822cm" draw:start-shape="id514" draw:start-glue-point="0" draw:end-shape="id515" draw:end-glue-point="8" svg:d="M19812 11684c0-645 1035-214 1035-862" svg:viewBox="0 0 1036 863">
          <text:p/>
        </draw:connector>
        <draw:custom-shape draw:style-name="gr649" draw:text-style-name="P11" xml:id="id516" draw:id="id516" draw:layer="layout" svg:width="0.762cm" svg:height="0.716cm" svg:x="18.796cm" svg:y="12.7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8.907cm" svg:y1="12.804cm" svg:x2="17.643cm" svg:y2="7.312cm" draw:start-shape="id516" draw:start-glue-point="5" draw:end-shape="id512" draw:end-glue-point="8" svg:d="M18907 12804c0-4197-1264-1451-1264-5492" svg:viewBox="0 0 1265 5493">
          <text:p/>
        </draw:connector>
        <draw:connector draw:style-name="gr8" draw:text-style-name="P12" draw:layer="layout" draw:type="curve" svg:x1="19.447cm" svg:y1="12.804cm" svg:x2="19.812cm" svg:y2="12.446cm" draw:start-shape="id516" draw:start-glue-point="11" draw:end-shape="id514" draw:end-glue-point="2" svg:d="M19447 12804c0-345 365-166 365-358" svg:viewBox="0 0 366 359">
          <text:p/>
        </draw:connector>
        <draw:line draw:style-name="gr625" draw:text-style-name="P33" xml:id="id517" draw:id="id517" draw:layer="layout" svg:x1="23.368cm" svg:y1="9.398cm" svg:x2="24.384cm" svg:y2="9.398cm">
          <text:p/>
        </draw:line>
        <draw:connector draw:style-name="gr8" draw:text-style-name="P12" draw:layer="layout" draw:type="curve" svg:x1="17.948cm" svg:y1="6.623cm" svg:x2="23.876cm" svg:y2="9.398cm" draw:start-shape="id512" draw:start-glue-point="11" draw:end-shape="id517" draw:end-glue-point="0" svg:d="M17948 6623c0-591 5928-1978 5928 2775" svg:viewBox="0 0 5929 3428">
          <text:p/>
        </draw:connector>
        <draw:connector draw:style-name="gr8" draw:text-style-name="P12" draw:layer="layout" draw:type="curve" svg:x1="23.876cm" svg:y1="9.398cm" svg:x2="19.177cm" svg:y2="13.416cm" draw:start-shape="id517" draw:start-glue-point="0" draw:end-shape="id516" draw:end-glue-point="8" svg:d="M23876 9398c0 6441-4699 4432-4699 4018" svg:viewBox="0 0 4700 4641">
          <text:p/>
        </draw:connector>
        <draw:custom-shape draw:style-name="gr650" draw:text-style-name="P11" xml:id="id515" draw:id="id515" draw:layer="layout" svg:width="2.194cm" svg:height="1.045cm" svg:x="19.75cm" svg:y="9.777cm">
          <text:p text:style-name="P10"><text:span text:style-name="T6">is+??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71cm" svg:y1="9.93cm" svg:x2="16.758cm" svg:y2="9.033cm" draw:start-shape="id515" draw:start-glue-point="5" draw:end-shape="id518" draw:end-glue-point="9" svg:d="M20071 9930c0-703-3313-255-3313-897" svg:viewBox="0 0 3314 898">
          <text:p/>
        </draw:connector>
        <draw:connector draw:style-name="gr13" draw:text-style-name="P12" draw:layer="layout" draw:type="curve" svg:x1="20.847cm" svg:y1="9.777cm" svg:x2="18.366cm" svg:y2="4.693cm" draw:start-shape="id515" draw:start-glue-point="4" draw:end-shape="id519" draw:end-glue-point="2" svg:d="M20847 9777c0-3811-2481-1270-2481-5084" svg:viewBox="0 0 2482 5085">
          <text:p/>
        </draw:connector>
        <draw:custom-shape draw:style-name="gr651" draw:text-style-name="P11" xml:id="id518" draw:id="id518" draw:layer="layout" svg:width="1.778cm" svg:height="0.762cm" svg:x="15.24cm" svg:y="8.382cm">
          <text:p text:style-name="P10"><text:span text:style-name="T6">it.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2" draw:text-style-name="P11" draw:layer="layout" svg:width="0.762cm" svg:height="0.716cm" svg:x="16.982cm" svg:y="5.235cm">
          <text:p text:style-name="P10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7.212cm" svg:y1="6.909cm" svg:x2="14.869cm" svg:y2="6.753cm" draw:start-shape="id512" draw:start-glue-point="6" svg:d="M17212 6909c-1963 0-792-156-2343-156" svg:viewBox="0 0 2344 157">
          <text:p/>
        </draw:connector>
        <draw:frame draw:style-name="gr635" draw:text-style-name="P59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762cm" presentation:class="title" presentation:user-transformed="true">
          <draw:text-box>
            <text:p>Just the memory, plus addressing</text:p>
          </draw:text-box>
        </draw:frame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Look the memory</text:p>
                <text:list>
                  <text:list-item>
                    <text:p>3 lds, 1 st per iter</text:p>
                  </text:list-item>
                  <text:list-item>
                    <text:p>Would like 1 ld</text:p>
                    <text:list>
                      <text:list-item>
                        <text:p>Just <text:s/><text:span text:style-name="T36">As[idx]</text:span></text:p>
                      </text:list-item>
                    </text:list>
                  </text:list-item>
                </text:list>
              </text:list-item>
              <text:list-item>
                <text:p><text:span text:style-name="T24">Load </text:span><text:span text:style-name="T32">As.length</text:span><text:span text:style-name="T24"> stuck in loop because store </text:span><text:span text:style-name="T36">it.x</text:span></text:p>
              </text:list-item>
            </text:list>
          </draw:text-box>
        </draw:frame>
        <draw:custom-shape draw:style-name="gr653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4" draw:text-style-name="P11" xml:id="id522" draw:id="id522" draw:layer="layout" svg:width="1.016cm" svg:height="0.762cm" svg:x="15.826cm" svg:y="3.918cm">
          <text:p text:style-name="P10"><text:span text:style-name="T6">m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5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6" draw:text-style-name="P11" draw:layer="layout" svg:width="1.016cm" svg:height="0.762cm" svg:x="16.842cm" svg:y="3.918cm">
          <text:p text:style-name="P10"><text:span text:style-name="T6">*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7" draw:text-style-name="P11" xml:id="id520" draw:id="id520" draw:layer="layout" svg:width="1.016cm" svg:height="0.762cm" svg:x="15.018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526cm" svg:y1="8.406cm" svg:x2="16.249cm" svg:y2="7.312cm" draw:start-shape="id520" draw:start-glue-point="0" draw:end-shape="id521" draw:end-glue-point="8" svg:d="M15526 8406c0-819 723-272 723-1094" svg:viewBox="0 0 724 1095">
          <text:p/>
        </draw:connector>
        <draw:connector draw:style-name="gr129" draw:text-style-name="P12" draw:layer="layout" draw:type="curve" svg:x1="16.249cm" svg:y1="6.504cm" svg:x2="16.334cm" svg:y2="4.68cm" draw:start-shape="id521" draw:start-glue-point="4" draw:end-shape="id522" draw:end-glue-point="2" svg:d="M16249 6504c0-1366 85-455 85-1824" svg:viewBox="0 0 86 1825">
          <text:p/>
        </draw:connector>
        <draw:custom-shape draw:style-name="gr658" draw:text-style-name="P11" xml:id="id521" draw:id="id521" draw:layer="layout" svg:width="0.862cm" svg:height="0.808cm" svg:x="15.818cm" svg:y="6.50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draw:line-skew="-0.098cm" svg:x1="15.818cm" svg:y1="6.908cm" svg:x2="14.856cm" svg:y2="6.787cm" draw:start-shape="id521" draw:start-glue-point="6" svg:d="M15818 6908c-1074 0-593-121-962-121" svg:viewBox="0 0 963 122">
          <text:p/>
        </draw:connector>
        <draw:custom-shape draw:style-name="gr659" draw:text-style-name="P11" xml:id="id523" draw:id="id523" draw:layer="layout" svg:width="1.016cm" svg:height="0.762cm" svg:x="19.666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20.174cm" svg:y1="8.406cm" svg:x2="16.249cm" svg:y2="7.312cm" draw:start-shape="id523" draw:start-glue-point="0" draw:end-shape="id521" draw:end-glue-point="8" svg:d="M20174 8406c0-819-3925-272-3925-1094" svg:viewBox="0 0 3926 1095">
          <text:p/>
        </draw:connector>
        <draw:custom-shape draw:style-name="gr660" draw:text-style-name="P11" xml:id="id524" draw:id="id524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7.312cm" draw:start-shape="id524" draw:start-glue-point="0" draw:end-shape="id521" draw:end-glue-point="8" svg:d="M16218 11176c0-2896 31-965 31-3864" svg:viewBox="0 0 32 3865">
          <text:p/>
        </draw:connector>
        <draw:custom-shape draw:style-name="gr661" draw:text-style-name="P11" xml:id="id525" draw:id="id525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9.812cm" svg:y1="11.684cm" svg:x2="16.249cm" svg:y2="7.312cm" draw:start-shape="id525" draw:start-glue-point="0" draw:end-shape="id521" draw:end-glue-point="8" svg:d="M19812 11684c0-3277-3563-1092-3563-4372" svg:viewBox="0 0 3564 4373">
          <text:p/>
        </draw:connector>
        <draw:connector draw:style-name="gr129" draw:text-style-name="P12" draw:layer="layout" draw:type="curve" svg:x1="16.116cm" svg:y1="14.542cm" svg:x2="16.218cm" svg:y2="11.938cm" draw:end-shape="id524" draw:end-glue-point="2" svg:d="M16116 14542c0-1744 102-443 102-2604" svg:viewBox="0 0 103 2605">
          <text:p/>
        </draw:connector>
        <draw:line draw:style-name="gr625" draw:text-style-name="P33" xml:id="id526" draw:id="id526" draw:layer="layout" svg:x1="22.352cm" svg:y1="9.398cm" svg:x2="23.368cm" svg:y2="9.398cm">
          <text:p/>
        </draw:line>
        <draw:connector draw:style-name="gr129" draw:text-style-name="P12" draw:layer="layout" draw:type="curve" svg:x1="16.554cm" svg:y1="6.622cm" svg:x2="22.86cm" svg:y2="9.398cm" draw:start-shape="id521" draw:start-glue-point="11" draw:end-shape="id526" draw:end-glue-point="0" svg:d="M16554 6622c0-589 6306-1977 6306 2776" svg:viewBox="0 0 6307 3428">
          <text:p/>
        </draw:connector>
        <draw:connector draw:style-name="gr129" draw:text-style-name="P12" draw:layer="layout" draw:type="curve" svg:x1="22.86cm" svg:y1="9.398cm" svg:x2="16.218cm" svg:y2="11.938cm" draw:start-shape="id526" draw:start-glue-point="0" draw:end-shape="id524" draw:end-glue-point="2" svg:d="M22860 9398c0 4225-6642 2955-6642 2540" svg:viewBox="0 0 6643 3046">
          <text:p/>
        </draw:connector>
        <draw:custom-shape draw:style-name="gr662" draw:text-style-name="P11" xml:id="id527" draw:id="id527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3" draw:text-style-name="P11" xml:id="id528" draw:id="id528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527" draw:start-glue-point="6" draw:end-shape="id528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524" draw:start-glue-point="0" draw:end-shape="id527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5.526cm" svg:y2="9.168cm" draw:start-shape="id527" draw:start-glue-point="4" draw:end-shape="id520" draw:end-glue-point="2" svg:d="M15638 9906c0-552-112-183-112-738" svg:viewBox="0 0 113 739">
          <text:p/>
        </draw:connector>
        <draw:custom-shape draw:style-name="gr664" draw:text-style-name="P11" xml:id="id529" draw:id="id529" draw:layer="layout" svg:width="2.286cm" svg:height="1.016cm" svg:x="19.566cm" svg:y="6.604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0.174cm" svg:y1="8.406cm" svg:x2="20.709cm" svg:y2="7.62cm" draw:start-shape="id523" draw:start-glue-point="0" draw:end-shape="id529" draw:end-glue-point="8" svg:d="M20174 8406c0-588 535-195 535-786" svg:viewBox="0 0 536 787">
          <text:p/>
        </draw:connector>
        <draw:custom-shape draw:style-name="gr666" draw:text-style-name="P11" xml:id="id530" draw:id="id530" draw:layer="layout" svg:width="2.286cm" svg:height="1.016cm" svg:x="19.712cm" svg:y="9.798cm">
          <text:p text:style-name="P10"><text:span text:style-name="T6">As+??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525" draw:start-glue-point="0" draw:end-shape="id530" draw:end-glue-point="8" svg:d="M19812 11684c0-651 1043-216 1043-870" svg:viewBox="0 0 1044 871">
          <text:p/>
        </draw:connector>
        <draw:custom-shape draw:style-name="gr667" draw:text-style-name="P11" xml:id="id531" draw:id="id531" draw:layer="layout" svg:width="2.286cm" svg:height="1.016cm" svg:x="11.684cm" svg:y="6.85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526cm" svg:y1="8.406cm" svg:x2="12.827cm" svg:y2="7.874cm" draw:start-shape="id520" draw:start-glue-point="0" draw:end-shape="id531" draw:end-glue-point="8" svg:d="M15526 8406c0-138-258-275-516-275s-516 5-516 10c0 4-417 9-834 9-416 0-833-138-833-276" svg:viewBox="0 0 2700 533">
          <text:p/>
        </draw:connector>
        <draw:connector draw:style-name="gr665" draw:text-style-name="P33" draw:layer="layout" draw:type="curve" svg:x1="15.71cm" svg:y1="11.557cm" svg:x2="12.827cm" svg:y2="7.874cm" draw:start-shape="id524" draw:start-glue-point="3" draw:end-shape="id531" draw:end-glue-point="8" svg:d="M15710 11557c-1922 0-2883-1227-2883-3683" svg:viewBox="0 0 2884 3684">
          <text:p/>
        </draw:connector>
        <draw:connector draw:style-name="gr13" draw:text-style-name="P12" draw:layer="layout" draw:type="curve" svg:x1="20.046cm" svg:y1="9.946cm" svg:x2="15.526cm" svg:y2="9.168cm" draw:start-shape="id530" draw:start-glue-point="5" draw:end-shape="id520" draw:end-glue-point="2" svg:d="M20046 9946c0-693-4520-304-4520-778" svg:viewBox="0 0 4521 779">
          <text:p/>
        </draw:connector>
        <draw:frame draw:style-name="gr635" draw:text-style-name="P59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5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Standard" presentation:presentation-page-layout-name="AL2T1">
        <office:forms form:automatic-focus="false" form:apply-design-mode="false"/>
        <draw:connector draw:style-name="gr9" draw:text-style-name="P12" draw:layer="layout" draw:type="curve" svg:x1="14.094cm" svg:y1="6.383cm" svg:x2="15.518cm" svg:y2="4.68cm" draw:start-shape="id532" draw:start-glue-point="4" draw:end-shape="id533" draw:end-glue-point="2" svg:d="M14094 6383c0-1276 1424-425 1424-1703" svg:viewBox="0 0 1425 1704">
          <text:p/>
        </draw:connector>
        <draw:frame presentation:style-name="pr4" draw:layer="layout" svg:width="25.199cm" svg:height="2.63cm" svg:x="1.4cm" svg:y="0.762cm" presentation:class="title" presentation:user-transformed="true">
          <draw:text-box>
            <text:p>Example: Loop with Iterator</text:p>
          </draw:text-box>
        </draw:frame>
        <draw:frame presentation:style-name="pr7" draw:layer="layout" svg:width="12.062cm" svg:height="4.697cm" svg:x="1.4cm" svg:y="3.686cm" presentation:class="outline" presentation:user-transformed="true">
          <draw:text-box>
            <text:list text:style-name="L2">
              <text:list-item>
                <text:p>All together</text:p>
                <text:list>
                  <text:list-item>
                    <text:p>Hard to read</text:p>
                    <text:p/>
                  </text:list-item>
                </text:list>
              </text:list-item>
            </text:list>
          </draw:text-box>
        </draw:frame>
        <draw:custom-shape draw:style-name="gr668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69" draw:text-style-name="P11" xml:id="id536" draw:id="id536" draw:layer="layout" svg:width="1.016cm" svg:height="0.762cm" svg:x="15.826cm" svg:y="3.918cm">
          <text:p text:style-name="P10"><text:span text:style-name="T6">m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70" draw:text-style-name="P11" xml:id="id533" draw:id="id533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71" draw:text-style-name="P11" xml:id="id558" draw:id="id558" draw:layer="layout" svg:width="1.016cm" svg:height="0.762cm" svg:x="16.842cm" svg:y="3.918cm">
          <text:p text:style-name="P10"><text:span text:style-name="T6">*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72" draw:text-style-name="P11" xml:id="id534" draw:id="id534" draw:layer="layout" svg:width="1.016cm" svg:height="0.762cm" svg:x="15.418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926cm" svg:y1="8.406cm" svg:x2="16.249cm" svg:y2="7.312cm" draw:start-shape="id534" draw:start-glue-point="0" draw:end-shape="id535" draw:end-glue-point="8" svg:d="M15926 8406c0-819 323-272 323-1094" svg:viewBox="0 0 324 1095">
          <text:p/>
        </draw:connector>
        <draw:connector draw:style-name="gr129" draw:text-style-name="P12" draw:layer="layout" draw:type="curve" svg:x1="16.249cm" svg:y1="6.504cm" svg:x2="16.334cm" svg:y2="4.68cm" draw:start-shape="id535" draw:start-glue-point="4" draw:end-shape="id536" draw:end-glue-point="2" svg:d="M16249 6504c0-1366 85-455 85-1824" svg:viewBox="0 0 86 1825">
          <text:p/>
        </draw:connector>
        <draw:custom-shape draw:style-name="gr673" draw:text-style-name="P11" xml:id="id532" draw:id="id532" draw:layer="layout" svg:width="1.524cm" svg:height="0.808cm" svg:x="13.332cm" svg:y="6.383cm">
          <text:p text:style-name="P10"><text:span text:style-name="T6">lo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4" draw:text-style-name="P11" xml:id="id535" draw:id="id535" draw:layer="layout" svg:width="0.862cm" svg:height="0.808cm" svg:x="15.818cm" svg:y="6.50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draw:line-skew="-0.098cm" svg:x1="15.818cm" svg:y1="6.908cm" svg:x2="14.856cm" svg:y2="6.787cm" draw:start-shape="id535" draw:start-glue-point="6" draw:end-shape="id532" draw:end-glue-point="10" svg:d="M15818 6908c-867 0-386-121-962-121" svg:viewBox="0 0 963 122">
          <text:p/>
        </draw:connector>
        <draw:connector draw:style-name="gr8" draw:text-style-name="P12" draw:layer="layout" draw:type="curve" svg:x1="17.643cm" svg:y1="6.505cm" svg:x2="17.362cm" svg:y2="5.951cm" draw:start-shape="id537" draw:start-glue-point="4" draw:end-shape="id538" draw:end-glue-point="8" svg:d="M17643 6505c0-415-281-139-281-554" svg:viewBox="0 0 282 555">
          <text:p/>
        </draw:connector>
        <draw:custom-shape draw:style-name="gr675" draw:text-style-name="P11" xml:id="id537" draw:id="id537" draw:layer="layout" svg:width="0.862cm" svg:height="0.807cm" svg:x="17.212cm" svg:y="6.505cm">
          <text:p text:style-name="P10"><text:span text:style-name="T35">φ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6" draw:text-style-name="P11" xml:id="id538" draw:id="id538" draw:layer="layout" svg:width="0.762cm" svg:height="0.716cm" svg:x="16.981cm" svg:y="5.235cm">
          <text:p text:style-name="P10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8.545cm" svg:y1="5.235cm" svg:x2="17.35cm" svg:y2="4.683cm" svg:d="M18545 5235c-895 0-298-552-1195-552" svg:viewBox="0 0 1196 553">
          <text:p/>
        </draw:connector>
        <draw:custom-shape draw:style-name="gr677" draw:text-style-name="P11" xml:id="id542" draw:id="id542" draw:layer="layout" svg:width="0.762cm" svg:height="0.716cm" svg:x="18.434cm" svg:y="5.128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8" draw:text-style-name="P11" draw:layer="layout" svg:width="0.762cm" svg:height="0.716cm" svg:x="19.45cm" svg:y="4.22cm">
          <text:p text:style-name="P10"><text:span text:style-name="T6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9.085cm" svg:y1="5.235cm" svg:x2="19.45cm" svg:y2="4.581cm" svg:d="M19085 5235c0-490 365-164 365-654" svg:viewBox="0 0 366 655">
          <text:p/>
        </draw:connector>
        <draw:connector draw:style-name="gr13" draw:text-style-name="P12" draw:layer="layout" draw:type="curve" svg:x1="15.926cm" svg:y1="8.406cm" svg:x2="21.663cm" svg:y2="5.212cm" draw:start-shape="id534" draw:start-glue-point="0" draw:end-shape="id539" draw:end-glue-point="8" svg:d="M15926 8406c0-2394 5737-797 5737-3194" svg:viewBox="0 0 5738 3195">
          <text:p/>
        </draw:connector>
        <draw:custom-shape draw:style-name="gr679" draw:text-style-name="P11" xml:id="id541" draw:id="id541" draw:layer="layout" svg:width="1.016cm" svg:height="0.762cm" svg:x="18.966cm" svg:y="8.3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0" draw:text-style-name="P11" xml:id="id539" draw:id="id539" draw:layer="layout" svg:width="0.762cm" svg:height="0.716cm" svg:x="21.282cm" svg:y="4.49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1" draw:text-style-name="P11" xml:id="id540" draw:id="id540" draw:layer="layout" svg:width="0.762cm" svg:height="0.716cm" svg:x="22.298cm" svg:y="3.72cm">
          <text:p text:style-name="P10"><text:span text:style-name="T6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933cm" svg:y1="4.6cm" svg:x2="22.298cm" svg:y2="4.078cm" draw:start-shape="id539" draw:start-glue-point="11" draw:end-shape="id540" draw:end-glue-point="6" svg:d="M21933 4600c0-348 121-522 365-522" svg:viewBox="0 0 366 523">
          <text:p/>
        </draw:connector>
        <draw:connector draw:style-name="gr13" draw:text-style-name="P12" draw:layer="layout" draw:type="curve" svg:x1="19.474cm" svg:y1="8.306cm" svg:x2="18.815cm" svg:y2="5.844cm" draw:start-shape="id541" draw:start-glue-point="0" draw:end-shape="id542" draw:end-glue-point="8" svg:d="M19474 8306c0-1845-659-614-659-2462" svg:viewBox="0 0 660 2463">
          <text:p/>
        </draw:connector>
        <draw:custom-shape draw:style-name="gr682" draw:text-style-name="P11" xml:id="id543" draw:id="id543" draw:layer="layout" svg:width="2.794cm" svg:height="0.762cm" svg:x="19.128cm" svg:y="3.086cm">
          <text:p text:style-name="P10"><text:span text:style-name="T6">New I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3" draw:text-style-name="P12" draw:layer="layout" draw:type="curve" draw:line-skew="0.171cm" svg:x1="21.393cm" svg:y1="4.6cm" svg:x2="20.525cm" svg:y2="3.848cm" draw:start-shape="id539" draw:start-glue-point="5" draw:end-shape="id543" draw:end-glue-point="2" svg:d="M21393 4600c0-385-868-10-868-752" svg:viewBox="0 0 869 753">
          <text:p/>
        </draw:connector>
        <draw:connector draw:style-name="gr129" draw:text-style-name="P12" draw:layer="layout" draw:type="curve" svg:x1="19.474cm" svg:y1="8.306cm" svg:x2="16.249cm" svg:y2="7.312cm" draw:start-shape="id541" draw:start-glue-point="0" draw:end-shape="id535" draw:end-glue-point="8" svg:d="M19474 8306c0-744-3225-247-3225-994" svg:viewBox="0 0 3226 995">
          <text:p/>
        </draw:connector>
        <draw:custom-shape draw:style-name="gr683" draw:text-style-name="P11" xml:id="id544" draw:id="id544" draw:layer="layout" svg:width="0.762cm" svg:height="0.716cm" svg:x="16.51cm" svg:y="9.906cm">
          <text:p text:style-name="P10"><text:span text:style-name="T6">&l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7.161cm" svg:y1="10.01cm" svg:x2="19.474cm" svg:y2="9.068cm" draw:start-shape="id544" draw:start-glue-point="11" draw:end-shape="id541" draw:end-glue-point="2" svg:d="M17161 10010c0-783 2313-312 2313-942" svg:viewBox="0 0 2314 943">
          <text:p/>
        </draw:connector>
        <draw:connector draw:style-name="gr8" draw:text-style-name="P12" draw:layer="layout" draw:type="curve" svg:x1="16.621cm" svg:y1="10.01cm" svg:x2="15.926cm" svg:y2="9.168cm" draw:start-shape="id544" draw:start-glue-point="5" draw:end-shape="id534" draw:end-glue-point="2" svg:d="M16621 10010c0-708-695-287-695-842" svg:viewBox="0 0 696 843">
          <text:p/>
        </draw:connector>
        <draw:custom-shape draw:style-name="gr684" draw:text-style-name="P11" xml:id="id545" draw:id="id545" draw:layer="layout" svg:width="1.016cm" svg:height="0.762cm" svg:x="13.618cm" svg:y="11.268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5" draw:text-style-name="P11" xml:id="id552" draw:id="id552" draw:layer="layout" svg:width="0.508cm" svg:height="0.762cm" svg:x="13.618cm" svg:y="12.03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6" draw:text-style-name="P11" xml:id="id557" draw:id="id557" draw:layer="layout" svg:width="0.508cm" svg:height="0.762cm" svg:x="14.127cm" svg:y="12.031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4.126cm" svg:y1="11.268cm" svg:x2="14.094cm" svg:y2="7.191cm" draw:start-shape="id545" draw:start-glue-point="0" draw:end-shape="id532" draw:end-glue-point="8" svg:d="M14126 11268c0-3057-32-1019-32-4077" svg:viewBox="0 0 33 4078">
          <text:p/>
        </draw:connector>
        <draw:connector draw:style-name="gr8" draw:text-style-name="P12" draw:layer="layout" draw:type="curve" svg:x1="14.126cm" svg:y1="11.268cm" svg:x2="16.621cm" svg:y2="10.518cm" draw:start-shape="id545" draw:start-glue-point="0" draw:end-shape="id544" draw:end-glue-point="7" svg:d="M14126 11268c0-483 2495-108 2495-750" svg:viewBox="0 0 2496 751">
          <text:p/>
        </draw:connector>
        <draw:connector draw:style-name="gr8" draw:text-style-name="P12" draw:layer="layout" draw:type="curve" svg:x1="17.688cm" svg:y1="14.69cm" svg:x2="17.643cm" svg:y2="7.312cm" draw:end-shape="id537" draw:end-glue-point="8" svg:d="M17688 14690c0-5326-45-1638-45-7378" svg:viewBox="0 0 46 7379">
          <text:p/>
        </draw:connector>
        <draw:custom-shape draw:style-name="gr687" draw:text-style-name="P11" xml:id="id546" draw:id="id546" draw:layer="layout" svg:width="0.762cm" svg:height="0.716cm" svg:x="15.256cm" svg:y="9.952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8" draw:text-style-name="P11" xml:id="id547" draw:id="id547" draw:layer="layout" svg:width="0.762cm" svg:height="0.716cm" svg:x="14.478cm" svg:y="8.45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367cm" svg:y1="10.056cm" svg:x2="14.859cm" svg:y2="9.168cm" draw:start-shape="id546" draw:start-glue-point="5" draw:end-shape="id547" draw:end-glue-point="8" svg:d="M15367 10056c0-744-508-300-508-888" svg:viewBox="0 0 509 889">
          <text:p/>
        </draw:connector>
        <draw:connector draw:style-name="gr8" draw:text-style-name="P12" draw:layer="layout" draw:type="curve" svg:x1="15.637cm" svg:y1="9.952cm" svg:x2="15.926cm" svg:y2="9.168cm" draw:start-shape="id546" draw:start-glue-point="4" draw:end-shape="id534" draw:end-glue-point="2" svg:d="M15637 9952c0-586 289-195 289-784" svg:viewBox="0 0 290 785">
          <text:p/>
        </draw:connector>
        <draw:custom-shape draw:style-name="gr689" draw:text-style-name="P11" xml:id="id548" draw:id="id548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7.312cm" draw:start-shape="id548" draw:start-glue-point="0" draw:end-shape="id535" draw:end-glue-point="8" svg:d="M16218 11176c0-2896 31-965 31-3864" svg:viewBox="0 0 32 3865">
          <text:p/>
        </draw:connector>
        <draw:connector draw:style-name="gr8" draw:text-style-name="P12" draw:layer="layout" draw:type="curve" svg:x1="16.218cm" svg:y1="11.176cm" svg:x2="15.637cm" svg:y2="10.668cm" draw:start-shape="id548" draw:start-glue-point="0" draw:end-shape="id546" draw:end-glue-point="8" svg:d="M16218 11176c0-379-581-126-581-508" svg:viewBox="0 0 582 509">
          <text:p/>
        </draw:connector>
        <draw:connector draw:style-name="gr13" draw:text-style-name="P12" draw:layer="layout" draw:type="curve" svg:x1="16.218cm" svg:y1="11.176cm" svg:x2="21.663cm" svg:y2="5.212cm" draw:start-shape="id548" draw:start-glue-point="0" draw:end-shape="id539" draw:end-glue-point="8" svg:d="M16218 11176c0-4471 5445-1490 5445-5964" svg:viewBox="0 0 5446 5965">
          <text:p/>
        </draw:connector>
        <draw:custom-shape draw:style-name="gr690" draw:text-style-name="P11" xml:id="id549" draw:id="id549" draw:layer="layout" svg:width="0.762cm" svg:height="0.733cm" svg:x="20.566cm" svg:y="10.397cm">
          <text:p text:style-name="P10"><text:span text:style-name="T6">ad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677cm" svg:y1="10.504cm" svg:x2="16.434cm" svg:y2="8.787cm" draw:start-shape="id549" draw:start-glue-point="5" draw:end-shape="id534" draw:end-glue-point="1" svg:d="M20677 10504c0-1145-1414-1717-4243-1717" svg:viewBox="0 0 4244 1718">
          <text:p/>
        </draw:connector>
        <draw:custom-shape draw:style-name="gr691" draw:text-style-name="P11" xml:id="id550" draw:id="id550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9.812cm" svg:y1="11.684cm" svg:x2="16.249cm" svg:y2="7.312cm" draw:start-shape="id550" draw:start-glue-point="0" draw:end-shape="id535" draw:end-glue-point="8" svg:d="M19812 11684c0-3277-3563-1092-3563-4372" svg:viewBox="0 0 3564 4373">
          <text:p/>
        </draw:connector>
        <draw:connector draw:style-name="gr13" draw:text-style-name="P12" draw:layer="layout" draw:type="curve" svg:x1="19.812cm" svg:y1="11.684cm" svg:x2="20.677cm" svg:y2="11.023cm" draw:start-shape="id550" draw:start-glue-point="0" draw:end-shape="id549" draw:end-glue-point="7" svg:d="M19812 11684c0-415 865-85 865-661" svg:viewBox="0 0 866 662">
          <text:p/>
        </draw:connector>
        <draw:custom-shape draw:style-name="gr692" draw:text-style-name="P11" xml:id="id551" draw:id="id551" draw:layer="layout" svg:width="0.762cm" svg:height="0.716cm" svg:x="18.796cm" svg:y="12.7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8.907cm" svg:y1="12.804cm" svg:x2="17.643cm" svg:y2="7.312cm" draw:start-shape="id551" draw:start-glue-point="5" draw:end-shape="id537" draw:end-glue-point="8" svg:d="M18907 12804c0-4197-1264-1451-1264-5492" svg:viewBox="0 0 1265 5493">
          <text:p/>
        </draw:connector>
        <draw:connector draw:style-name="gr8" draw:text-style-name="P12" draw:layer="layout" draw:type="curve" svg:x1="19.447cm" svg:y1="12.804cm" svg:x2="19.812cm" svg:y2="12.446cm" draw:start-shape="id551" draw:start-glue-point="11" draw:end-shape="id550" draw:end-glue-point="2" svg:d="M19447 12804c0-345 365-166 365-358" svg:viewBox="0 0 366 359">
          <text:p/>
        </draw:connector>
        <draw:connector draw:style-name="gr129" draw:text-style-name="P12" draw:layer="layout" draw:type="curve" svg:x1="16.116cm" svg:y1="14.542cm" svg:x2="16.218cm" svg:y2="11.938cm" draw:end-shape="id548" draw:end-glue-point="2" svg:d="M16116 14542c0-1744 102-443 102-2604" svg:viewBox="0 0 103 2605">
          <text:p/>
        </draw:connector>
        <draw:connector draw:style-name="gr9" draw:text-style-name="P12" draw:layer="layout" draw:type="curve" svg:x1="14.006cm" svg:y1="14.505cm" svg:x2="13.872cm" svg:y2="12.792cm" draw:end-shape="id552" draw:end-glue-point="2" svg:d="M14006 14505c0-1077-134-221-134-1713" svg:viewBox="0 0 135 1714">
          <text:p/>
        </draw:connector>
        <draw:line draw:style-name="gr625" draw:text-style-name="P33" xml:id="id553" draw:id="id553" draw:layer="layout" svg:x1="22.352cm" svg:y1="9.398cm" svg:x2="23.368cm" svg:y2="9.398cm">
          <text:p/>
        </draw:line>
        <draw:connector draw:style-name="gr129" draw:text-style-name="P12" draw:layer="layout" draw:type="curve" svg:x1="16.554cm" svg:y1="6.622cm" svg:x2="22.86cm" svg:y2="9.398cm" draw:start-shape="id535" draw:start-glue-point="11" draw:end-shape="id553" draw:end-glue-point="0" svg:d="M16554 6622c0-589 6306-1977 6306 2776" svg:viewBox="0 0 6307 3428">
          <text:p/>
        </draw:connector>
        <draw:connector draw:style-name="gr129" draw:text-style-name="P12" draw:layer="layout" draw:type="curve" svg:x1="22.86cm" svg:y1="9.398cm" svg:x2="16.218cm" svg:y2="11.938cm" draw:start-shape="id553" draw:start-glue-point="0" draw:end-shape="id548" draw:end-glue-point="2" svg:d="M22860 9398c0 4225-6642 2955-6642 2540" svg:viewBox="0 0 6643 3046">
          <text:p/>
        </draw:connector>
        <draw:line draw:style-name="gr625" draw:text-style-name="P33" xml:id="id554" draw:id="id554" draw:layer="layout" svg:x1="23.368cm" svg:y1="9.398cm" svg:x2="24.384cm" svg:y2="9.398cm">
          <text:p/>
        </draw:line>
        <draw:connector draw:style-name="gr8" draw:text-style-name="P12" draw:layer="layout" draw:type="curve" svg:x1="17.948cm" svg:y1="6.623cm" svg:x2="23.876cm" svg:y2="9.398cm" draw:start-shape="id537" draw:start-glue-point="11" draw:end-shape="id554" draw:end-glue-point="0" svg:d="M17948 6623c0-591 5928-1978 5928 2775" svg:viewBox="0 0 5929 3428">
          <text:p/>
        </draw:connector>
        <draw:connector draw:style-name="gr8" draw:text-style-name="P12" draw:layer="layout" draw:type="curve" svg:x1="23.876cm" svg:y1="9.398cm" svg:x2="19.177cm" svg:y2="13.416cm" draw:start-shape="id554" draw:start-glue-point="0" draw:end-shape="id551" draw:end-glue-point="8" svg:d="M23876 9398c0 6441-4699 4432-4699 4018" svg:viewBox="0 0 4700 4641">
          <text:p/>
        </draw:connector>
        <draw:connector draw:style-name="gr9" draw:text-style-name="P12" draw:layer="layout" draw:type="curve" svg:x1="14.633cm" svg:y1="6.501cm" svg:x2="24.892cm" svg:y2="8.128cm" draw:start-shape="id532" draw:start-glue-point="11" draw:end-shape="id555" draw:end-glue-point="0" svg:d="M14633 6501c0-589 10259-1403 10259 1627" svg:viewBox="0 0 10260 2190">
          <text:p/>
        </draw:connector>
        <draw:line draw:style-name="gr625" draw:text-style-name="P33" xml:id="id555" draw:id="id555" draw:layer="layout" svg:x1="24.384cm" svg:y1="8.128cm" svg:x2="25.4cm" svg:y2="8.128cm">
          <text:p/>
        </draw:line>
        <draw:connector draw:style-name="gr9" draw:text-style-name="P12" draw:layer="layout" draw:type="curve" svg:x1="24.892cm" svg:y1="11.43cm" svg:x2="14.381cm" svg:y2="12.793cm" draw:start-shape="id556" draw:start-glue-point="0" draw:end-shape="id557" draw:end-glue-point="2" svg:d="M24892 11430c0 2458-10511 1777-10511 1363" svg:viewBox="0 0 10512 1775">
          <text:p/>
        </draw:connector>
        <draw:connector draw:style-name="gr13" draw:text-style-name="P12" draw:layer="layout" draw:type="curve" svg:x1="20.947cm" svg:y1="10.397cm" svg:x2="17.35cm" svg:y2="4.68cm" draw:start-shape="id549" draw:start-glue-point="4" draw:end-shape="id558" draw:end-glue-point="2" svg:d="M20947 10397c0-4287-3597-1429-3597-5717" svg:viewBox="0 0 3598 5718">
          <text:p/>
        </draw:connector>
        <draw:line draw:style-name="gr625" draw:text-style-name="P33" xml:id="id556" draw:id="id556" draw:layer="layout" svg:x1="24.384cm" svg:y1="11.43cm" svg:x2="25.4cm" svg:y2="11.43cm">
          <text:p/>
        </draw:line>
        <draw:connector draw:style-name="gr9" draw:text-style-name="P12" draw:layer="layout" draw:type="curve" svg:x1="24.892cm" svg:y1="8.128cm" svg:x2="24.892cm" svg:y2="11.43cm" draw:start-shape="id555" draw:start-glue-point="0" draw:end-shape="id556" draw:end-glue-point="0" svg:d="M24892 8128v3302" svg:viewBox="0 0 1 3303">
          <text:p/>
        </draw:connector>
        <draw:frame draw:style-name="gr635" draw:text-style-name="P59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762cm" presentation:class="title" presentation:user-transformed="true">
          <draw:text-box>
            <text:p>Just the memory, plus addressing</text:p>
          </draw:text-box>
        </draw:frame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But Iter+8 will never alias with As; and</text:p>
              </text:list-item>
              <text:list-item>
                <text:p>As+8 will never alias with As+12+offset</text:p>
                <text:p/>
              </text:list-item>
            </text:list>
          </draw:text-box>
        </draw:frame>
        <draw:custom-shape draw:style-name="gr693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94" draw:text-style-name="P11" xml:id="id561" draw:id="id561" draw:layer="layout" svg:width="1.016cm" svg:height="0.762cm" svg:x="15.826cm" svg:y="3.918cm">
          <text:p text:style-name="P10"><text:span text:style-name="T6">m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95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96" draw:text-style-name="P11" draw:layer="layout" svg:width="1.016cm" svg:height="0.762cm" svg:x="16.842cm" svg:y="3.918cm">
          <text:p text:style-name="P10"><text:span text:style-name="T6">*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97" draw:text-style-name="P11" xml:id="id559" draw:id="id559" draw:layer="layout" svg:width="1.016cm" svg:height="0.762cm" svg:x="15.018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526cm" svg:y1="8.406cm" svg:x2="16.249cm" svg:y2="7.312cm" draw:start-shape="id559" draw:start-glue-point="0" draw:end-shape="id560" draw:end-glue-point="8" svg:d="M15526 8406c0-819 723-272 723-1094" svg:viewBox="0 0 724 1095">
          <text:p/>
        </draw:connector>
        <draw:connector draw:style-name="gr129" draw:text-style-name="P12" draw:layer="layout" draw:type="curve" svg:x1="16.249cm" svg:y1="6.504cm" svg:x2="16.334cm" svg:y2="4.68cm" draw:start-shape="id560" draw:start-glue-point="4" draw:end-shape="id561" draw:end-glue-point="2" svg:d="M16249 6504c0-1366 85-455 85-1824" svg:viewBox="0 0 86 1825">
          <text:p/>
        </draw:connector>
        <draw:custom-shape draw:style-name="gr698" draw:text-style-name="P11" xml:id="id560" draw:id="id560" draw:layer="layout" svg:width="0.862cm" svg:height="0.808cm" svg:x="15.818cm" svg:y="6.50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draw:line-skew="-0.098cm" svg:x1="15.818cm" svg:y1="6.908cm" svg:x2="14.856cm" svg:y2="6.787cm" draw:start-shape="id560" draw:start-glue-point="6" svg:d="M15818 6908c-1074 0-593-121-962-121" svg:viewBox="0 0 963 122">
          <text:p/>
        </draw:connector>
        <draw:custom-shape draw:style-name="gr699" draw:text-style-name="P11" xml:id="id562" draw:id="id562" draw:layer="layout" svg:width="1.016cm" svg:height="0.762cm" svg:x="19.666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20.174cm" svg:y1="8.406cm" svg:x2="16.249cm" svg:y2="7.312cm" draw:start-shape="id562" draw:start-glue-point="0" draw:end-shape="id560" draw:end-glue-point="8" svg:d="M20174 8406c0-819-3925-272-3925-1094" svg:viewBox="0 0 3926 1095">
          <text:p/>
        </draw:connector>
        <draw:custom-shape draw:style-name="gr700" draw:text-style-name="P11" xml:id="id563" draw:id="id563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7.312cm" draw:start-shape="id563" draw:start-glue-point="0" draw:end-shape="id560" draw:end-glue-point="8" svg:d="M16218 11176c0-2896 31-965 31-3864" svg:viewBox="0 0 32 3865">
          <text:p/>
        </draw:connector>
        <draw:custom-shape draw:style-name="gr701" draw:text-style-name="P11" xml:id="id564" draw:id="id564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9.812cm" svg:y1="11.684cm" svg:x2="16.249cm" svg:y2="7.312cm" draw:start-shape="id564" draw:start-glue-point="0" draw:end-shape="id560" draw:end-glue-point="8" svg:d="M19812 11684c0-3277-3563-1092-3563-4372" svg:viewBox="0 0 3564 4373">
          <text:p/>
        </draw:connector>
        <draw:connector draw:style-name="gr129" draw:text-style-name="P12" draw:layer="layout" draw:type="curve" svg:x1="16.116cm" svg:y1="14.542cm" svg:x2="16.218cm" svg:y2="11.938cm" draw:end-shape="id563" draw:end-glue-point="2" svg:d="M16116 14542c0-1744 102-443 102-2604" svg:viewBox="0 0 103 2605">
          <text:p/>
        </draw:connector>
        <draw:line draw:style-name="gr625" draw:text-style-name="P33" xml:id="id565" draw:id="id565" draw:layer="layout" svg:x1="22.352cm" svg:y1="9.398cm" svg:x2="23.368cm" svg:y2="9.398cm">
          <text:p/>
        </draw:line>
        <draw:connector draw:style-name="gr129" draw:text-style-name="P12" draw:layer="layout" draw:type="curve" svg:x1="16.554cm" svg:y1="6.622cm" svg:x2="22.86cm" svg:y2="9.398cm" draw:start-shape="id560" draw:start-glue-point="11" draw:end-shape="id565" draw:end-glue-point="0" svg:d="M16554 6622c0-589 6306-1977 6306 2776" svg:viewBox="0 0 6307 3428">
          <text:p/>
        </draw:connector>
        <draw:connector draw:style-name="gr129" draw:text-style-name="P12" draw:layer="layout" draw:type="curve" svg:x1="22.86cm" svg:y1="9.398cm" svg:x2="16.218cm" svg:y2="11.938cm" draw:start-shape="id565" draw:start-glue-point="0" draw:end-shape="id563" draw:end-glue-point="2" svg:d="M22860 9398c0 4225-6642 2955-6642 2540" svg:viewBox="0 0 6643 3046">
          <text:p/>
        </draw:connector>
        <draw:custom-shape draw:style-name="gr702" draw:text-style-name="P11" xml:id="id566" draw:id="id566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3" draw:text-style-name="P11" xml:id="id567" draw:id="id567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566" draw:start-glue-point="6" draw:end-shape="id567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563" draw:start-glue-point="0" draw:end-shape="id566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5.526cm" svg:y2="9.168cm" draw:start-shape="id566" draw:start-glue-point="4" draw:end-shape="id559" draw:end-glue-point="2" svg:d="M15638 9906c0-552-112-183-112-738" svg:viewBox="0 0 113 739">
          <text:p/>
        </draw:connector>
        <draw:custom-shape draw:style-name="gr704" draw:text-style-name="P11" xml:id="id568" draw:id="id568" draw:layer="layout" svg:width="2.286cm" svg:height="1.016cm" svg:x="19.566cm" svg:y="6.604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0.174cm" svg:y1="8.406cm" svg:x2="20.709cm" svg:y2="7.62cm" draw:start-shape="id562" draw:start-glue-point="0" draw:end-shape="id568" draw:end-glue-point="8" svg:d="M20174 8406c0-588 535-195 535-786" svg:viewBox="0 0 536 787">
          <text:p/>
        </draw:connector>
        <draw:custom-shape draw:style-name="gr705" draw:text-style-name="P11" xml:id="id569" draw:id="id569" draw:layer="layout" svg:width="2.286cm" svg:height="1.016cm" svg:x="19.712cm" svg:y="9.798cm">
          <text:p text:style-name="P10"><text:span text:style-name="T6">As+??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564" draw:start-glue-point="0" draw:end-shape="id569" draw:end-glue-point="8" svg:d="M19812 11684c0-651 1043-216 1043-870" svg:viewBox="0 0 1044 871">
          <text:p/>
        </draw:connector>
        <draw:custom-shape draw:style-name="gr706" draw:text-style-name="P11" xml:id="id570" draw:id="id570" draw:layer="layout" svg:width="2.286cm" svg:height="1.016cm" svg:x="11.684cm" svg:y="6.85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526cm" svg:y1="8.406cm" svg:x2="12.827cm" svg:y2="7.874cm" draw:start-shape="id559" draw:start-glue-point="0" draw:end-shape="id570" draw:end-glue-point="8" svg:d="M15526 8406c0-138-258-275-516-275s-516 5-516 10c0 4-417 9-834 9-416 0-833-138-833-276" svg:viewBox="0 0 2700 533">
          <text:p/>
        </draw:connector>
        <draw:connector draw:style-name="gr665" draw:text-style-name="P33" draw:layer="layout" draw:type="curve" svg:x1="15.71cm" svg:y1="11.557cm" svg:x2="12.827cm" svg:y2="7.874cm" draw:start-shape="id563" draw:start-glue-point="3" draw:end-shape="id570" draw:end-glue-point="8" svg:d="M15710 11557c-1922 0-2883-1227-2883-3683" svg:viewBox="0 0 2884 3684">
          <text:p/>
        </draw:connector>
        <draw:connector draw:style-name="gr13" draw:text-style-name="P12" draw:layer="layout" draw:type="curve" svg:x1="20.046cm" svg:y1="9.946cm" svg:x2="15.526cm" svg:y2="9.168cm" draw:start-shape="id569" draw:start-glue-point="5" draw:end-shape="id559" draw:end-glue-point="2" svg:d="M20046 9946c0-693-4520-304-4520-778" svg:viewBox="0 0 4521 779">
          <text:p/>
        </draw:connector>
        <draw:frame draw:style-name="gr707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7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762cm" presentation:class="title" presentation:user-transformed="true">
          <draw:text-box>
            <text:p>Just the memory, plus addressing</text:p>
          </draw:text-box>
        </draw:frame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But Iter+8 will never alias with As; and</text:p>
              </text:list-item>
              <text:list-item>
                <text:p>As+8 will never alias with As+12+offset</text:p>
              </text:list-item>
              <text:list-item>
                <text:p>Equivalence classes!</text:p>
                <text:list>
                  <text:list-item>
                    <text:p>Separate memory!</text:p>
                  </text:list-item>
                </text:list>
              </text:list-item>
            </text:list>
          </draw:text-box>
        </draw:frame>
        <draw:custom-shape draw:style-name="gr708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09" draw:text-style-name="P11" xml:id="id573" draw:id="id573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10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11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12" draw:text-style-name="P11" xml:id="id571" draw:id="id571" draw:layer="layout" svg:width="1.016cm" svg:height="0.762cm" svg:x="15.018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526cm" svg:y1="8.406cm" svg:x2="16.249cm" svg:y2="7.312cm" draw:start-shape="id571" draw:start-glue-point="0" draw:end-shape="id572" draw:end-glue-point="8" svg:d="M15526 8406c0-819 723-272 723-1094" svg:viewBox="0 0 724 1095">
          <text:p/>
        </draw:connector>
        <draw:connector draw:style-name="gr129" draw:text-style-name="P12" draw:layer="layout" draw:type="curve" svg:x1="16.249cm" svg:y1="6.504cm" svg:x2="16.549cm" svg:y2="4.68cm" draw:start-shape="id572" draw:start-glue-point="4" draw:end-shape="id573" draw:end-glue-point="2" svg:d="M16249 6504c0-1366 300-455 300-1824" svg:viewBox="0 0 301 1825">
          <text:p/>
        </draw:connector>
        <draw:custom-shape draw:style-name="gr713" draw:text-style-name="P11" xml:id="id572" draw:id="id572" draw:layer="layout" svg:width="0.862cm" svg:height="0.808cm" svg:x="15.818cm" svg:y="6.50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draw:line-skew="-0.098cm" svg:x1="15.818cm" svg:y1="6.908cm" svg:x2="14.856cm" svg:y2="6.787cm" draw:start-shape="id572" draw:start-glue-point="6" svg:d="M15818 6908c-1074 0-593-121-962-121" svg:viewBox="0 0 963 122">
          <text:p/>
        </draw:connector>
        <draw:custom-shape draw:style-name="gr714" draw:text-style-name="P11" xml:id="id574" draw:id="id574" draw:layer="layout" svg:width="1.016cm" svg:height="0.762cm" svg:x="19.666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20.174cm" svg:y1="8.406cm" svg:x2="16.249cm" svg:y2="7.312cm" draw:start-shape="id574" draw:start-glue-point="0" draw:end-shape="id572" draw:end-glue-point="8" svg:d="M20174 8406c0-819-3925-272-3925-1094" svg:viewBox="0 0 3926 1095">
          <text:p/>
        </draw:connector>
        <draw:custom-shape draw:style-name="gr715" draw:text-style-name="P11" xml:id="id575" draw:id="id575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7.312cm" draw:start-shape="id575" draw:start-glue-point="0" draw:end-shape="id572" draw:end-glue-point="8" svg:d="M16218 11176c0-2896 31-965 31-3864" svg:viewBox="0 0 32 3865">
          <text:p/>
        </draw:connector>
        <draw:custom-shape draw:style-name="gr716" draw:text-style-name="P11" xml:id="id576" draw:id="id576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9.812cm" svg:y1="11.684cm" svg:x2="16.249cm" svg:y2="7.312cm" draw:start-shape="id576" draw:start-glue-point="0" draw:end-shape="id572" draw:end-glue-point="8" svg:d="M19812 11684c0-3277-3563-1092-3563-4372" svg:viewBox="0 0 3564 4373">
          <text:p/>
        </draw:connector>
        <draw:connector draw:style-name="gr129" draw:text-style-name="P12" draw:layer="layout" draw:type="curve" svg:x1="16.116cm" svg:y1="14.542cm" svg:x2="16.218cm" svg:y2="11.938cm" draw:end-shape="id575" draw:end-glue-point="2" svg:d="M16116 14542c0-1744 102-443 102-2604" svg:viewBox="0 0 103 2605">
          <text:p/>
        </draw:connector>
        <draw:line draw:style-name="gr625" draw:text-style-name="P33" xml:id="id577" draw:id="id577" draw:layer="layout" svg:x1="22.352cm" svg:y1="9.398cm" svg:x2="23.368cm" svg:y2="9.398cm">
          <text:p/>
        </draw:line>
        <draw:connector draw:style-name="gr129" draw:text-style-name="P12" draw:layer="layout" draw:type="curve" svg:x1="16.554cm" svg:y1="6.622cm" svg:x2="22.86cm" svg:y2="9.398cm" draw:start-shape="id572" draw:start-glue-point="11" draw:end-shape="id577" draw:end-glue-point="0" svg:d="M16554 6622c0-589 6306-1977 6306 2776" svg:viewBox="0 0 6307 3428">
          <text:p/>
        </draw:connector>
        <draw:connector draw:style-name="gr129" draw:text-style-name="P12" draw:layer="layout" draw:type="curve" svg:x1="22.86cm" svg:y1="9.398cm" svg:x2="16.218cm" svg:y2="11.938cm" draw:start-shape="id577" draw:start-glue-point="0" draw:end-shape="id575" draw:end-glue-point="2" svg:d="M22860 9398c0 4225-6642 2955-6642 2540" svg:viewBox="0 0 6643 3046">
          <text:p/>
        </draw:connector>
        <draw:custom-shape draw:style-name="gr717" draw:text-style-name="P11" xml:id="id578" draw:id="id578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8" draw:text-style-name="P11" xml:id="id579" draw:id="id579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578" draw:start-glue-point="6" draw:end-shape="id579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575" draw:start-glue-point="0" draw:end-shape="id578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5.526cm" svg:y2="9.168cm" draw:start-shape="id578" draw:start-glue-point="4" draw:end-shape="id571" draw:end-glue-point="2" svg:d="M15638 9906c0-552-112-183-112-738" svg:viewBox="0 0 113 739">
          <text:p/>
        </draw:connector>
        <draw:custom-shape draw:style-name="gr719" draw:text-style-name="P11" xml:id="id580" draw:id="id580" draw:layer="layout" svg:width="2.286cm" svg:height="1.016cm" svg:x="19.566cm" svg:y="6.604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0.174cm" svg:y1="8.406cm" svg:x2="20.709cm" svg:y2="7.62cm" draw:start-shape="id574" draw:start-glue-point="0" draw:end-shape="id580" draw:end-glue-point="8" svg:d="M20174 8406c0-588 535-195 535-786" svg:viewBox="0 0 536 787">
          <text:p/>
        </draw:connector>
        <draw:custom-shape draw:style-name="gr720" draw:text-style-name="P11" xml:id="id581" draw:id="id581" draw:layer="layout" svg:width="2.286cm" svg:height="1.016cm" svg:x="19.712cm" svg:y="9.798cm">
          <text:p text:style-name="P10"><text:span text:style-name="T6">As+??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576" draw:start-glue-point="0" draw:end-shape="id581" draw:end-glue-point="8" svg:d="M19812 11684c0-651 1043-216 1043-870" svg:viewBox="0 0 1044 871">
          <text:p/>
        </draw:connector>
        <draw:custom-shape draw:style-name="gr721" draw:text-style-name="P11" xml:id="id582" draw:id="id582" draw:layer="layout" svg:width="2.286cm" svg:height="1.016cm" svg:x="11.684cm" svg:y="6.85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526cm" svg:y1="8.406cm" svg:x2="12.827cm" svg:y2="7.874cm" draw:start-shape="id571" draw:start-glue-point="0" draw:end-shape="id582" draw:end-glue-point="8" svg:d="M15526 8406c0-138-258-275-516-275s-516 5-516 10c0 4-417 9-834 9-416 0-833-138-833-276" svg:viewBox="0 0 2700 533">
          <text:p/>
        </draw:connector>
        <draw:connector draw:style-name="gr665" draw:text-style-name="P33" draw:layer="layout" draw:type="curve" svg:x1="15.71cm" svg:y1="11.557cm" svg:x2="12.827cm" svg:y2="7.874cm" draw:start-shape="id575" draw:start-glue-point="3" draw:end-shape="id582" draw:end-glue-point="8" svg:d="M15710 11557c-1922 0-2883-1227-2883-3683" svg:viewBox="0 0 2884 3684">
          <text:p/>
        </draw:connector>
        <draw:connector draw:style-name="gr13" draw:text-style-name="P12" draw:layer="layout" draw:type="curve" svg:x1="20.046cm" svg:y1="9.946cm" svg:x2="15.526cm" svg:y2="9.168cm" draw:start-shape="id581" draw:start-glue-point="5" draw:end-shape="id571" draw:end-glue-point="2" svg:d="M20046 9946c0-693-4520-304-4520-778" svg:viewBox="0 0 4521 779">
          <text:p/>
        </draw:connector>
        <draw:frame draw:style-name="gr722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723" draw:text-style-name="P11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24" draw:text-style-name="P11" draw:layer="layout" svg:width="2.132cm" svg:height="0.762cm" svg:x="18.696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98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762cm" presentation:class="title" presentation:user-transformed="true">
          <draw:text-box>
            <text:p>Equivalence Classes</text:p>
          </draw:text-box>
        </draw:frame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But Iter+8 will never alias with As; and</text:p>
              </text:list-item>
              <text:list-item>
                <text:p>As+8 will never alias with As+12+offset</text:p>
              </text:list-item>
              <text:list-item>
                <text:p>Equivalence classes!</text:p>
                <text:list>
                  <text:list-item>
                    <text:p>Separate memory!</text:p>
                  </text:list-item>
                </text:list>
              </text:list-item>
            </text:list>
          </draw:text-box>
        </draw:frame>
        <draw:custom-shape draw:style-name="gr725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26" draw:text-style-name="P11" xml:id="id585" draw:id="id585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27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28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29" draw:text-style-name="P11" xml:id="id583" draw:id="id583" draw:layer="layout" svg:width="1.016cm" svg:height="0.762cm" svg:x="15.018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526cm" svg:y1="8.406cm" svg:x2="16.249cm" svg:y2="7.312cm" draw:start-shape="id583" draw:start-glue-point="0" draw:end-shape="id584" draw:end-glue-point="8" svg:d="M15526 8406c0-819 723-272 723-1094" svg:viewBox="0 0 724 1095">
          <text:p/>
        </draw:connector>
        <draw:connector draw:style-name="gr129" draw:text-style-name="P12" draw:layer="layout" draw:type="curve" svg:x1="16.249cm" svg:y1="6.504cm" svg:x2="16.549cm" svg:y2="4.68cm" draw:start-shape="id584" draw:start-glue-point="4" draw:end-shape="id585" draw:end-glue-point="2" svg:d="M16249 6504c0-1366 300-455 300-1824" svg:viewBox="0 0 301 1825">
          <text:p/>
        </draw:connector>
        <draw:custom-shape draw:style-name="gr730" draw:text-style-name="P11" xml:id="id584" draw:id="id584" draw:layer="layout" svg:width="0.862cm" svg:height="0.808cm" svg:x="15.818cm" svg:y="6.50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draw:line-skew="-0.098cm" svg:x1="15.818cm" svg:y1="6.908cm" svg:x2="14.856cm" svg:y2="6.787cm" draw:start-shape="id584" draw:start-glue-point="6" svg:d="M15818 6908c-1074 0-593-121-962-121" svg:viewBox="0 0 963 122">
          <text:p/>
        </draw:connector>
        <draw:custom-shape draw:style-name="gr731" draw:text-style-name="P11" xml:id="id586" draw:id="id586" draw:layer="layout" svg:width="1.016cm" svg:height="0.762cm" svg:x="19.666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0.174cm" svg:y1="8.406cm" svg:x2="17.411cm" svg:y2="7.312cm" draw:start-shape="id586" draw:start-glue-point="0" draw:end-shape="id587" draw:end-glue-point="8" svg:d="M20174 8406c0-819-2763-272-2763-1094" svg:viewBox="0 0 2764 1095">
          <text:p/>
        </draw:connector>
        <draw:custom-shape draw:style-name="gr733" draw:text-style-name="P11" xml:id="id588" draw:id="id588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7.312cm" draw:start-shape="id588" draw:start-glue-point="0" draw:end-shape="id584" draw:end-glue-point="8" svg:d="M16218 11176c0-2896 31-965 31-3864" svg:viewBox="0 0 32 3865">
          <text:p/>
        </draw:connector>
        <draw:custom-shape draw:style-name="gr734" draw:text-style-name="P11" xml:id="id589" draw:id="id589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5" draw:text-style-name="P12" draw:layer="layout" draw:type="curve" svg:x1="19.812cm" svg:y1="11.684cm" svg:x2="18.705cm" svg:y2="7.311cm" draw:start-shape="id589" draw:start-glue-point="0" draw:end-shape="id590" draw:end-glue-point="8" svg:d="M19812 11684c0-3279-1107-1093-1107-4373" svg:viewBox="0 0 1108 4374">
          <text:p/>
        </draw:connector>
        <draw:connector draw:style-name="gr129" draw:text-style-name="P12" draw:layer="layout" draw:type="curve" svg:x1="16.116cm" svg:y1="14.542cm" svg:x2="16.218cm" svg:y2="11.938cm" draw:end-shape="id588" draw:end-glue-point="2" svg:d="M16116 14542c0-1744 102-443 102-2604" svg:viewBox="0 0 103 2605">
          <text:p/>
        </draw:connector>
        <draw:line draw:style-name="gr625" draw:text-style-name="P33" xml:id="id591" draw:id="id591" draw:layer="layout" svg:x1="22.352cm" svg:y1="9.398cm" svg:x2="23.368cm" svg:y2="9.398cm">
          <text:p/>
        </draw:line>
        <draw:connector draw:style-name="gr129" draw:text-style-name="P12" draw:layer="layout" draw:type="curve" svg:x1="16.554cm" svg:y1="6.622cm" svg:x2="22.86cm" svg:y2="9.398cm" draw:start-shape="id584" draw:start-glue-point="11" draw:end-shape="id591" draw:end-glue-point="0" svg:d="M16554 6622c0-589 6306-1977 6306 2776" svg:viewBox="0 0 6307 3428">
          <text:p/>
        </draw:connector>
        <draw:connector draw:style-name="gr129" draw:text-style-name="P12" draw:layer="layout" draw:type="curve" svg:x1="22.86cm" svg:y1="9.398cm" svg:x2="16.218cm" svg:y2="11.938cm" draw:start-shape="id591" draw:start-glue-point="0" draw:end-shape="id588" draw:end-glue-point="2" svg:d="M22860 9398c0 4225-6642 2955-6642 2540" svg:viewBox="0 0 6643 3046">
          <text:p/>
        </draw:connector>
        <draw:custom-shape draw:style-name="gr736" draw:text-style-name="P11" xml:id="id592" draw:id="id592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7" draw:text-style-name="P11" xml:id="id593" draw:id="id593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592" draw:start-glue-point="6" draw:end-shape="id593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588" draw:start-glue-point="0" draw:end-shape="id592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5.526cm" svg:y2="9.168cm" draw:start-shape="id592" draw:start-glue-point="4" draw:end-shape="id583" draw:end-glue-point="2" svg:d="M15638 9906c0-552-112-183-112-738" svg:viewBox="0 0 113 739">
          <text:p/>
        </draw:connector>
        <draw:custom-shape draw:style-name="gr738" draw:text-style-name="P11" xml:id="id594" draw:id="id594" draw:layer="layout" svg:width="2.286cm" svg:height="1.016cm" svg:x="19.566cm" svg:y="6.604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0.174cm" svg:y1="8.406cm" svg:x2="20.709cm" svg:y2="7.62cm" draw:start-shape="id586" draw:start-glue-point="0" draw:end-shape="id594" draw:end-glue-point="8" svg:d="M20174 8406c0-588 535-195 535-786" svg:viewBox="0 0 536 787">
          <text:p/>
        </draw:connector>
        <draw:custom-shape draw:style-name="gr739" draw:text-style-name="P11" xml:id="id595" draw:id="id595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589" draw:start-glue-point="0" draw:end-shape="id595" draw:end-glue-point="8" svg:d="M19812 11684c0-651 1043-216 1043-870" svg:viewBox="0 0 1044 871">
          <text:p/>
        </draw:connector>
        <draw:custom-shape draw:style-name="gr740" draw:text-style-name="P11" xml:id="id596" draw:id="id596" draw:layer="layout" svg:width="2.286cm" svg:height="1.016cm" svg:x="11.684cm" svg:y="6.85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526cm" svg:y1="8.406cm" svg:x2="12.827cm" svg:y2="7.874cm" draw:start-shape="id583" draw:start-glue-point="0" draw:end-shape="id596" draw:end-glue-point="8" svg:d="M15526 8406c0-138-258-275-516-275s-516 5-516 10c0 4-417 9-834 9-416 0-833-138-833-276" svg:viewBox="0 0 2700 533">
          <text:p/>
        </draw:connector>
        <draw:connector draw:style-name="gr665" draw:text-style-name="P33" draw:layer="layout" draw:type="curve" svg:x1="15.71cm" svg:y1="11.557cm" svg:x2="12.827cm" svg:y2="7.874cm" draw:start-shape="id588" draw:start-glue-point="3" draw:end-shape="id596" draw:end-glue-point="8" svg:d="M15710 11557c-1922 0-2883-1227-2883-3683" svg:viewBox="0 0 2884 3684">
          <text:p/>
        </draw:connector>
        <draw:connector draw:style-name="gr13" draw:text-style-name="P12" draw:layer="layout" draw:type="curve" svg:x1="20.046cm" svg:y1="9.946cm" svg:x2="15.526cm" svg:y2="9.168cm" draw:start-shape="id595" draw:start-glue-point="5" draw:end-shape="id583" draw:end-glue-point="2" svg:d="M20046 9946c0-693-4520-304-4520-778" svg:viewBox="0 0 4521 779">
          <text:p/>
        </draw:connector>
        <draw:frame draw:style-name="gr741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742" draw:text-style-name="P11" xml:id="id597" draw:id="id597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43" draw:text-style-name="P11" xml:id="id598" draw:id="id598" draw:layer="layout" svg:width="2.132cm" svg:height="0.762cm" svg:x="18.696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44" draw:text-style-name="P11" xml:id="id587" draw:id="id587" draw:layer="layout" svg:width="0.862cm" svg:height="0.808cm" svg:x="16.98cm" svg:y="6.50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2" draw:text-style-name="P12" draw:layer="layout" draw:type="curve" svg:x1="17.411cm" svg:y1="6.504cm" svg:x2="17.996cm" svg:y2="4.681cm" draw:start-shape="id587" draw:start-glue-point="4" draw:end-shape="id597" draw:end-glue-point="2" svg:d="M17411 6504c0-1366 585-455 585-1823" svg:viewBox="0 0 586 1824">
          <text:p/>
        </draw:connector>
        <draw:connector draw:style-name="gr732" draw:text-style-name="P12" draw:layer="layout" draw:type="curve" svg:x1="17.716cm" svg:y1="6.622cm" svg:x2="17.716cm" svg:y2="7.194cm" draw:start-shape="id587" draw:start-glue-point="11" draw:end-shape="id587" draw:end-glue-point="9" svg:d="M17716 6622c0-197-253-393-506-393s-506 340-506 680 253 680 506 680 506-198 506-395" svg:viewBox="0 0 1013 1361">
          <text:p/>
        </draw:connector>
        <draw:custom-shape draw:style-name="gr745" draw:text-style-name="P11" xml:id="id590" draw:id="id590" draw:layer="layout" svg:width="0.862cm" svg:height="0.808cm" svg:x="18.274cm" svg:y="6.503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5" draw:text-style-name="P12" draw:layer="layout" draw:type="curve" svg:x1="18.705cm" svg:y1="6.503cm" svg:x2="19.762cm" svg:y2="4.68cm" draw:start-shape="id590" draw:start-glue-point="4" draw:end-shape="id598" draw:end-glue-point="2" svg:d="M18705 6503c0-1366 1057-455 1057-1823" svg:viewBox="0 0 1058 1824">
          <text:p/>
        </draw:connector>
        <draw:connector draw:style-name="gr735" draw:text-style-name="P12" draw:layer="layout" draw:type="curve" svg:x1="19.01cm" svg:y1="6.621cm" svg:x2="19.01cm" svg:y2="7.193cm" draw:start-shape="id590" draw:start-glue-point="11" draw:end-shape="id590" draw:end-glue-point="9" svg:d="M19010 6621c0-197 101-393 201-393 101 0 201 340 201 680 0 339-101 679-201 679-101 0-201-197-201-394" svg:viewBox="0 0 403 1360">
          <text:p/>
        </draw:connector>
        <draw:connector draw:style-name="gr746" draw:text-style-name="P12" draw:layer="layout" draw:type="curve" svg:x1="19.59cm" svg:y1="14.392cm" svg:x2="19.718cm" svg:y2="4.693cm" svg:d="M19590 14392c0-7273 128-2424 128-9699" svg:viewBox="0 0 129 9700">
          <text:p/>
        </draw:connector>
        <draw:connector draw:style-name="gr747" draw:text-style-name="P12" draw:layer="layout" draw:type="curve" svg:x1="18.125cm" svg:y1="14.538cm" svg:x2="17.996cm" svg:y2="4.681cm" draw:end-shape="id597" draw:end-glue-point="2" svg:d="M18125 14538c0-7185-129-2257-129-9857" svg:viewBox="0 0 130 9858">
          <text:p/>
        </draw:connector>
        <presentation:notes draw:style-name="dp2">
          <draw:page-thumbnail draw:style-name="gr2" draw:layer="layout" svg:width="19.798cm" svg:height="11.136cm" svg:x="0.6cm" svg:y="2.257cm" draw:page-number="99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762cm" presentation:class="title" presentation:user-transformed="true">
          <draw:text-box>
            <text:p>Peepholes</text:p>
          </draw:text-box>
        </draw:frame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Peephole remove Phis</text:p>
              </text:list-item>
              <text:list-item>
                <text:p>Re-layout graph</text:p>
              </text:list-item>
            </text:list>
          </draw:text-box>
        </draw:frame>
        <draw:custom-shape draw:style-name="gr748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49" draw:text-style-name="P11" xml:id="id601" draw:id="id601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50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51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52" draw:text-style-name="P11" xml:id="id599" draw:id="id599" draw:layer="layout" svg:width="1.016cm" svg:height="0.762cm" svg:x="15.018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526cm" svg:y1="8.406cm" svg:x2="16.249cm" svg:y2="7.312cm" draw:start-shape="id599" draw:start-glue-point="0" draw:end-shape="id600" draw:end-glue-point="8" svg:d="M15526 8406c0-819 723-272 723-1094" svg:viewBox="0 0 724 1095">
          <text:p/>
        </draw:connector>
        <draw:connector draw:style-name="gr129" draw:text-style-name="P12" draw:layer="layout" draw:type="curve" svg:x1="16.249cm" svg:y1="6.504cm" svg:x2="16.549cm" svg:y2="4.68cm" draw:start-shape="id600" draw:start-glue-point="4" draw:end-shape="id601" draw:end-glue-point="2" svg:d="M16249 6504c0-1366 300-455 300-1824" svg:viewBox="0 0 301 1825">
          <text:p/>
        </draw:connector>
        <draw:custom-shape draw:style-name="gr753" draw:text-style-name="P11" xml:id="id600" draw:id="id600" draw:layer="layout" svg:width="0.862cm" svg:height="0.808cm" svg:x="15.818cm" svg:y="6.50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draw:line-skew="-0.098cm" svg:x1="15.818cm" svg:y1="6.908cm" svg:x2="14.856cm" svg:y2="6.787cm" draw:start-shape="id600" draw:start-glue-point="6" svg:d="M15818 6908c-1074 0-593-121-962-121" svg:viewBox="0 0 963 122">
          <text:p/>
        </draw:connector>
        <draw:custom-shape draw:style-name="gr754" draw:text-style-name="P11" xml:id="id608" draw:id="id608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55" draw:text-style-name="P11" xml:id="id602" draw:id="id602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7.312cm" draw:start-shape="id602" draw:start-glue-point="0" draw:end-shape="id600" draw:end-glue-point="8" svg:d="M16218 11176c0-2896 31-965 31-3864" svg:viewBox="0 0 32 3865">
          <text:p/>
        </draw:connector>
        <draw:custom-shape draw:style-name="gr756" draw:text-style-name="P11" xml:id="id603" draw:id="id603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5" draw:text-style-name="P12" draw:layer="layout" draw:type="curve" svg:x1="19.812cm" svg:y1="11.684cm" svg:x2="19.762cm" svg:y2="4.68cm" draw:start-shape="id603" draw:start-glue-point="0" draw:end-shape="id604" draw:end-glue-point="2" svg:d="M19812 11684c0-5251-50-1750-50-7004" svg:viewBox="0 0 51 7005">
          <text:p/>
        </draw:connector>
        <draw:connector draw:style-name="gr129" draw:text-style-name="P12" draw:layer="layout" draw:type="curve" svg:x1="16.116cm" svg:y1="14.542cm" svg:x2="16.218cm" svg:y2="11.938cm" draw:end-shape="id602" draw:end-glue-point="2" svg:d="M16116 14542c0-1744 102-443 102-2604" svg:viewBox="0 0 103 2605">
          <text:p/>
        </draw:connector>
        <draw:line draw:style-name="gr625" draw:text-style-name="P33" xml:id="id605" draw:id="id605" draw:layer="layout" svg:x1="22.352cm" svg:y1="9.398cm" svg:x2="23.368cm" svg:y2="9.398cm">
          <text:p/>
        </draw:line>
        <draw:connector draw:style-name="gr129" draw:text-style-name="P12" draw:layer="layout" draw:type="curve" svg:x1="16.554cm" svg:y1="6.622cm" svg:x2="22.86cm" svg:y2="9.398cm" draw:start-shape="id600" draw:start-glue-point="11" draw:end-shape="id605" draw:end-glue-point="0" svg:d="M16554 6622c0-589 6306-1977 6306 2776" svg:viewBox="0 0 6307 3428">
          <text:p/>
        </draw:connector>
        <draw:connector draw:style-name="gr129" draw:text-style-name="P12" draw:layer="layout" draw:type="curve" svg:x1="22.86cm" svg:y1="9.398cm" svg:x2="16.218cm" svg:y2="11.938cm" draw:start-shape="id605" draw:start-glue-point="0" draw:end-shape="id602" draw:end-glue-point="2" svg:d="M22860 9398c0 4225-6642 2955-6642 2540" svg:viewBox="0 0 6643 3046">
          <text:p/>
        </draw:connector>
        <draw:custom-shape draw:style-name="gr757" draw:text-style-name="P11" xml:id="id606" draw:id="id606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8" draw:text-style-name="P11" xml:id="id607" draw:id="id607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606" draw:start-glue-point="6" draw:end-shape="id607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602" draw:start-glue-point="0" draw:end-shape="id606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5.526cm" svg:y2="9.168cm" draw:start-shape="id606" draw:start-glue-point="4" draw:end-shape="id599" draw:end-glue-point="2" svg:d="M15638 9906c0-552-112-183-112-738" svg:viewBox="0 0 113 739">
          <text:p/>
        </draw:connector>
        <draw:custom-shape draw:style-name="gr759" draw:text-style-name="P11" xml:id="id609" draw:id="id609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608" draw:start-glue-point="1" draw:end-shape="id609" draw:end-glue-point="8" svg:d="M22606 5969c580 0 870-296 870-889" svg:viewBox="0 0 871 890">
          <text:p/>
        </draw:connector>
        <draw:custom-shape draw:style-name="gr760" draw:text-style-name="P11" xml:id="id610" draw:id="id610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603" draw:start-glue-point="0" draw:end-shape="id610" draw:end-glue-point="8" svg:d="M19812 11684c0-651 1043-216 1043-870" svg:viewBox="0 0 1044 871">
          <text:p/>
        </draw:connector>
        <draw:custom-shape draw:style-name="gr761" draw:text-style-name="P11" xml:id="id611" draw:id="id611" draw:layer="layout" svg:width="2.286cm" svg:height="1.016cm" svg:x="11.684cm" svg:y="6.85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526cm" svg:y1="8.406cm" svg:x2="12.827cm" svg:y2="7.874cm" draw:start-shape="id599" draw:start-glue-point="0" draw:end-shape="id611" draw:end-glue-point="8" svg:d="M15526 8406c0-138-258-275-516-275s-516 5-516 10c0 4-417 9-834 9-416 0-833-138-833-276" svg:viewBox="0 0 2700 533">
          <text:p/>
        </draw:connector>
        <draw:connector draw:style-name="gr665" draw:text-style-name="P33" draw:layer="layout" draw:type="curve" svg:x1="15.71cm" svg:y1="11.557cm" svg:x2="12.827cm" svg:y2="7.874cm" draw:start-shape="id602" draw:start-glue-point="3" draw:end-shape="id611" draw:end-glue-point="8" svg:d="M15710 11557c-1922 0-2883-1227-2883-3683" svg:viewBox="0 0 2884 3684">
          <text:p/>
        </draw:connector>
        <draw:connector draw:style-name="gr13" draw:text-style-name="P12" draw:layer="layout" draw:type="curve" svg:x1="20.046cm" svg:y1="9.946cm" svg:x2="15.526cm" svg:y2="9.168cm" draw:start-shape="id610" draw:start-glue-point="5" draw:end-shape="id599" draw:end-glue-point="2" svg:d="M20046 9946c0-693-4520-304-4520-778" svg:viewBox="0 0 4521 779">
          <text:p/>
        </draw:connector>
        <draw:frame draw:style-name="gr762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763" draw:text-style-name="P11" xml:id="id612" draw:id="id612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64" draw:text-style-name="P11" xml:id="id604" draw:id="id604" draw:layer="layout" svg:width="2.132cm" svg:height="0.762cm" svg:x="18.696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608" draw:start-glue-point="0" draw:end-shape="id612" draw:end-glue-point="2" svg:d="M22098 5588c0-679-4102-226-4102-907" svg:viewBox="0 0 4103 908">
          <text:p/>
        </draw:connector>
        <presentation:notes draw:style-name="dp2">
          <draw:page-thumbnail draw:style-name="gr2" draw:layer="layout" svg:width="19.798cm" svg:height="11.136cm" svg:x="0.6cm" svg:y="2.257cm" draw:page-number="100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Peephole: push ld up<text:line-break/>thru phi</text:p>
                <text:p/>
              </text:list-item>
            </text:list>
          </draw:text-box>
        </draw:frame>
        <draw:custom-shape draw:style-name="gr765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66" draw:text-style-name="P11" xml:id="id615" draw:id="id615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67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68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69" draw:text-style-name="P11" xml:id="id613" draw:id="id613" draw:layer="layout" svg:width="1.016cm" svg:height="0.762cm" svg:x="15.018cm" svg:y="7.9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526cm" svg:y1="7.906cm" svg:x2="16.249cm" svg:y2="7.312cm" draw:start-shape="id613" draw:start-glue-point="0" draw:end-shape="id614" draw:end-glue-point="8" svg:d="M15526 7906c0-444 723-147 723-594" svg:viewBox="0 0 724 595">
          <text:p/>
        </draw:connector>
        <draw:connector draw:style-name="gr129" draw:text-style-name="P12" draw:layer="layout" draw:type="curve" svg:x1="16.249cm" svg:y1="6.504cm" svg:x2="16.549cm" svg:y2="4.68cm" draw:start-shape="id614" draw:start-glue-point="4" draw:end-shape="id615" draw:end-glue-point="2" svg:d="M16249 6504c0-1366 300-455 300-1824" svg:viewBox="0 0 301 1825">
          <text:p/>
        </draw:connector>
        <draw:custom-shape draw:style-name="gr770" draw:text-style-name="P11" xml:id="id614" draw:id="id614" draw:layer="layout" svg:width="0.862cm" svg:height="0.808cm" svg:x="15.818cm" svg:y="6.50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5.818cm" svg:y1="6.908cm" svg:x2="14.217cm" svg:y2="6.484cm" draw:start-shape="id614" draw:start-glue-point="6" svg:d="M15818 6908c-1407 0-607-424-1601-424" svg:viewBox="0 0 1602 425">
          <text:p/>
        </draw:connector>
        <draw:custom-shape draw:style-name="gr771" draw:text-style-name="P11" xml:id="id622" draw:id="id622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72" draw:text-style-name="P11" xml:id="id616" draw:id="id616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7.312cm" draw:start-shape="id616" draw:start-glue-point="0" draw:end-shape="id614" draw:end-glue-point="8" svg:d="M16218 11176c0-2896 31-965 31-3864" svg:viewBox="0 0 32 3865">
          <text:p/>
        </draw:connector>
        <draw:custom-shape draw:style-name="gr773" draw:text-style-name="P11" xml:id="id617" draw:id="id617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5" draw:text-style-name="P12" draw:layer="layout" draw:type="curve" svg:x1="19.812cm" svg:y1="11.684cm" svg:x2="19.762cm" svg:y2="4.68cm" draw:start-shape="id617" draw:start-glue-point="0" draw:end-shape="id618" draw:end-glue-point="2" svg:d="M19812 11684c0-5251-50-1750-50-7004" svg:viewBox="0 0 51 7005">
          <text:p/>
        </draw:connector>
        <draw:connector draw:style-name="gr129" draw:text-style-name="P12" draw:layer="layout" draw:type="curve" svg:x1="16.116cm" svg:y1="14.542cm" svg:x2="16.218cm" svg:y2="11.938cm" draw:end-shape="id616" draw:end-glue-point="2" svg:d="M16116 14542c0-1744 102-443 102-2604" svg:viewBox="0 0 103 2605">
          <text:p/>
        </draw:connector>
        <draw:line draw:style-name="gr625" draw:text-style-name="P33" xml:id="id619" draw:id="id619" draw:layer="layout" svg:x1="22.352cm" svg:y1="9.398cm" svg:x2="23.368cm" svg:y2="9.398cm">
          <text:p/>
        </draw:line>
        <draw:connector draw:style-name="gr129" draw:text-style-name="P12" draw:layer="layout" draw:type="curve" svg:x1="16.554cm" svg:y1="6.622cm" svg:x2="22.86cm" svg:y2="9.398cm" draw:start-shape="id614" draw:start-glue-point="11" draw:end-shape="id619" draw:end-glue-point="0" svg:d="M16554 6622c0-589 6306-1977 6306 2776" svg:viewBox="0 0 6307 3428">
          <text:p/>
        </draw:connector>
        <draw:connector draw:style-name="gr129" draw:text-style-name="P12" draw:layer="layout" draw:type="curve" svg:x1="22.86cm" svg:y1="9.398cm" svg:x2="16.218cm" svg:y2="11.938cm" draw:start-shape="id619" draw:start-glue-point="0" draw:end-shape="id616" draw:end-glue-point="2" svg:d="M22860 9398c0 4225-6642 2955-6642 2540" svg:viewBox="0 0 6643 3046">
          <text:p/>
        </draw:connector>
        <draw:custom-shape draw:style-name="gr774" draw:text-style-name="P11" xml:id="id620" draw:id="id620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5" draw:text-style-name="P11" xml:id="id621" draw:id="id621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620" draw:start-glue-point="6" draw:end-shape="id621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616" draw:start-glue-point="0" draw:end-shape="id620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5.526cm" svg:y2="8.668cm" draw:start-shape="id620" draw:start-glue-point="4" draw:end-shape="id613" draw:end-glue-point="2" svg:d="M15638 9906c0-927-112-308-112-1238" svg:viewBox="0 0 113 1239">
          <text:p/>
        </draw:connector>
        <draw:custom-shape draw:style-name="gr776" draw:text-style-name="P11" xml:id="id623" draw:id="id623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622" draw:start-glue-point="1" draw:end-shape="id623" draw:end-glue-point="8" svg:d="M22606 5969c580 0 870-296 870-889" svg:viewBox="0 0 871 890">
          <text:p/>
        </draw:connector>
        <draw:custom-shape draw:style-name="gr777" draw:text-style-name="P11" xml:id="id624" draw:id="id624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617" draw:start-glue-point="0" draw:end-shape="id624" draw:end-glue-point="8" svg:d="M19812 11684c0-651 1043-216 1043-870" svg:viewBox="0 0 1044 871">
          <text:p/>
        </draw:connector>
        <draw:custom-shape draw:style-name="gr778" draw:text-style-name="P11" xml:id="id625" draw:id="id625" draw:layer="layout" svg:width="2.286cm" svg:height="1.016cm" svg:x="11.684cm" svg:y="6.85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526cm" svg:y1="7.906cm" svg:x2="12.827cm" svg:y2="7.874cm" draw:start-shape="id613" draw:start-glue-point="0" draw:end-shape="id625" draw:end-glue-point="8" svg:d="M15526 7906c0-138-258-275-516-275s-516 130-516 260c0 129-417 259-834 259-416 0-833-138-833-276" svg:viewBox="0 0 2700 520">
          <text:p/>
        </draw:connector>
        <draw:connector draw:style-name="gr665" draw:text-style-name="P33" draw:layer="layout" draw:type="curve" svg:x1="15.71cm" svg:y1="11.557cm" svg:x2="12.827cm" svg:y2="7.874cm" draw:start-shape="id616" draw:start-glue-point="3" draw:end-shape="id625" draw:end-glue-point="8" svg:d="M15710 11557c-1922 0-2883-1227-2883-3683" svg:viewBox="0 0 2884 3684">
          <text:p/>
        </draw:connector>
        <draw:connector draw:style-name="gr13" draw:text-style-name="P12" draw:layer="layout" draw:type="curve" svg:x1="20.046cm" svg:y1="9.946cm" svg:x2="15.526cm" svg:y2="8.668cm" draw:start-shape="id624" draw:start-glue-point="5" draw:end-shape="id613" draw:end-glue-point="2" svg:d="M20046 9946c0-1068-4520-429-4520-1278" svg:viewBox="0 0 4521 1279">
          <text:p/>
        </draw:connector>
        <draw:frame draw:style-name="gr779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780" draw:text-style-name="P11" xml:id="id626" draw:id="id626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81" draw:text-style-name="P11" xml:id="id618" draw:id="id618" draw:layer="layout" svg:width="2.132cm" svg:height="0.762cm" svg:x="18.696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622" draw:start-glue-point="0" draw:end-shape="id626" draw:end-glue-point="2" svg:d="M22098 5588c0-679-4102-226-4102-907" svg:viewBox="0 0 4103 908">
          <text:p/>
        </draw:connector>
        <draw:custom-shape draw:style-name="gr782" draw:text-style-name="P61" draw:layer="layout" svg:width="4.572cm" svg:height="3.302cm" svg:x="14.47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63cm" svg:x="1.401cm" svg:y="0.762cm" presentation:class="title" presentation:user-transformed="true">
          <draw:text-box>
            <text:p>Peepholes</text:p>
          </draw:text-box>
        </draw:frame>
        <presentation:notes draw:style-name="dp2">
          <draw:page-thumbnail draw:style-name="gr2" draw:layer="layout" svg:width="19.798cm" svg:height="11.136cm" svg:x="0.6cm" svg:y="2.257cm" draw:page-number="101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Peephole: push ld up<text:line-break/>thru phi</text:p>
                <text:p/>
              </text:list-item>
            </text:list>
          </draw:text-box>
        </draw:frame>
        <draw:custom-shape draw:style-name="gr783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84" draw:text-style-name="P11" xml:id="id628" draw:id="id628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85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86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87" draw:text-style-name="P11" xml:id="id627" draw:id="id627" draw:layer="layout" svg:width="1.016cm" svg:height="0.716cm" svg:x="15.202cm" svg:y="6.19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71cm" svg:y1="6.196cm" svg:x2="16.549cm" svg:y2="4.68cm" draw:start-shape="id627" draw:start-glue-point="0" draw:end-shape="id628" draw:end-glue-point="2" svg:d="M15710 6196c0-1135 839-378 839-1516" svg:viewBox="0 0 840 1517">
          <text:p/>
        </draw:connector>
        <draw:connector draw:style-name="gr129" draw:text-style-name="P12" draw:layer="layout" draw:type="curve" svg:x1="16.249cm" svg:y1="7.574cm" svg:x2="16.549cm" svg:y2="4.68cm" draw:start-shape="id629" draw:start-glue-point="4" draw:end-shape="id628" draw:end-glue-point="2" svg:d="M16249 7574c0-2169 300-722 300-2894" svg:viewBox="0 0 301 2895">
          <text:p/>
        </draw:connector>
        <draw:custom-shape draw:style-name="gr788" draw:text-style-name="P11" xml:id="id629" draw:id="id629" draw:layer="layout" svg:width="0.862cm" svg:height="0.808cm" svg:x="15.8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5.818cm" svg:y1="7.978cm" svg:x2="14.217cm" svg:y2="6.484cm" draw:start-shape="id629" draw:start-glue-point="6" svg:d="M15818 7978c-1407 0-607-1494-1601-1494" svg:viewBox="0 0 1602 1495">
          <text:p/>
        </draw:connector>
        <draw:custom-shape draw:style-name="gr789" draw:text-style-name="P11" xml:id="id635" draw:id="id635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90" draw:text-style-name="P11" xml:id="id630" draw:id="id630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8.382cm" draw:start-shape="id630" draw:start-glue-point="0" draw:end-shape="id629" draw:end-glue-point="8" svg:d="M16218 11176c0-2094 31-697 31-2794" svg:viewBox="0 0 32 2795">
          <text:p/>
        </draw:connector>
        <draw:custom-shape draw:style-name="gr791" draw:text-style-name="P11" xml:id="id637" draw:id="id637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116cm" svg:y1="14.542cm" svg:x2="16.218cm" svg:y2="11.938cm" draw:end-shape="id630" draw:end-glue-point="2" svg:d="M16116 14542c0-1744 102-443 102-2604" svg:viewBox="0 0 103 2605">
          <text:p/>
        </draw:connector>
        <draw:line draw:style-name="gr625" draw:text-style-name="P33" xml:id="id631" draw:id="id631" draw:layer="layout" svg:x1="22.352cm" svg:y1="9.398cm" svg:x2="23.368cm" svg:y2="9.398cm">
          <text:p/>
        </draw:line>
        <draw:connector draw:style-name="gr129" draw:text-style-name="P12" draw:layer="layout" draw:type="curve" svg:x1="16.554cm" svg:y1="7.692cm" svg:x2="22.86cm" svg:y2="9.398cm" draw:start-shape="id629" draw:start-glue-point="11" draw:end-shape="id631" draw:end-glue-point="0" svg:d="M16554 7692c0-589 6306-1442 6306 1706" svg:viewBox="0 0 6307 2275">
          <text:p/>
        </draw:connector>
        <draw:connector draw:style-name="gr129" draw:text-style-name="P12" draw:layer="layout" draw:type="curve" svg:x1="22.86cm" svg:y1="9.398cm" svg:x2="16.218cm" svg:y2="11.938cm" draw:start-shape="id631" draw:start-glue-point="0" draw:end-shape="id630" draw:end-glue-point="2" svg:d="M22860 9398c0 4225-6642 2955-6642 2540" svg:viewBox="0 0 6643 3046">
          <text:p/>
        </draw:connector>
        <draw:custom-shape draw:style-name="gr792" draw:text-style-name="P11" xml:id="id632" draw:id="id632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3" draw:text-style-name="P11" xml:id="id633" draw:id="id633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632" draw:start-glue-point="6" draw:end-shape="id633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630" draw:start-glue-point="0" draw:end-shape="id632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7.349cm" svg:y2="8.382cm" draw:start-shape="id632" draw:start-glue-point="4" draw:end-shape="id634" draw:end-glue-point="8" svg:d="M15638 9906c0-1141 1711-380 1711-1524" svg:viewBox="0 0 1712 1525">
          <text:p/>
        </draw:connector>
        <draw:custom-shape draw:style-name="gr794" draw:text-style-name="P11" xml:id="id636" draw:id="id636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635" draw:start-glue-point="1" draw:end-shape="id636" draw:end-glue-point="8" svg:d="M22606 5969c580 0 870-296 870-889" svg:viewBox="0 0 871 890">
          <text:p/>
        </draw:connector>
        <draw:custom-shape draw:style-name="gr795" draw:text-style-name="P11" xml:id="id638" draw:id="id638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637" draw:start-glue-point="0" draw:end-shape="id638" draw:end-glue-point="8" svg:d="M19812 11684c0-651 1043-216 1043-870" svg:viewBox="0 0 1044 871">
          <text:p/>
        </draw:connector>
        <draw:custom-shape draw:style-name="gr796" draw:text-style-name="P11" xml:id="id639" draw:id="id639" draw:layer="layout" svg:width="2.286cm" svg:height="1.016cm" svg:x="11.684cm" svg:y="5.0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71cm" svg:y1="6.196cm" svg:x2="12.827cm" svg:y2="6.096cm" draw:start-shape="id627" draw:start-glue-point="0" draw:end-shape="id639" draw:end-glue-point="8" svg:d="M15710 6196c0-138-281-275-562-275-280 0-561 113-561 226 0 112-440 225-880 225s-880-138-880-276" svg:viewBox="0 0 2884 452">
          <text:p/>
        </draw:connector>
        <draw:connector draw:style-name="gr665" draw:text-style-name="P33" draw:layer="layout" draw:type="curve" svg:x1="15.71cm" svg:y1="11.557cm" svg:x2="12.827cm" svg:y2="6.096cm" draw:start-shape="id630" draw:start-glue-point="3" draw:end-shape="id639" draw:end-glue-point="8" svg:d="M15710 11557c-1922 0-2883-1820-2883-5461" svg:viewBox="0 0 2884 5462">
          <text:p/>
        </draw:connector>
        <draw:connector draw:style-name="gr13" draw:text-style-name="P12" draw:layer="layout" draw:type="curve" svg:x1="20.046cm" svg:y1="9.946cm" svg:x2="17.349cm" svg:y2="8.382cm" draw:start-shape="id638" draw:start-glue-point="5" draw:end-shape="id634" draw:end-glue-point="8" svg:d="M20046 9946c0-1282-2697-501-2697-1564" svg:viewBox="0 0 2698 1565">
          <text:p/>
        </draw:connector>
        <draw:frame draw:style-name="gr797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798" draw:text-style-name="P11" xml:id="id640" draw:id="id640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635" draw:start-glue-point="0" draw:end-shape="id640" draw:end-glue-point="2" svg:d="M22098 5588c0-679-4102-226-4102-907" svg:viewBox="0 0 4103 908">
          <text:p/>
        </draw:connector>
        <draw:custom-shape draw:style-name="gr799" draw:text-style-name="P11" xml:id="id641" draw:id="id641" draw:layer="layout" svg:width="1.016cm" svg:height="0.762cm" svg:x="16.964cm" svg:y="6.15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00" draw:text-style-name="P11" xml:id="id634" draw:id="id634" draw:layer="layout" svg:width="0.862cm" svg:height="0.808cm" svg:x="16.9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7.044cm" svg:y1="7.692cm" svg:x2="15.71cm" svg:y2="6.912cm" draw:start-shape="id634" draw:start-glue-point="5" draw:end-shape="id627" draw:end-glue-point="2" svg:d="M17044 7692c0-672-1334-282-1334-780" svg:viewBox="0 0 1335 781">
          <text:p/>
        </draw:connector>
        <draw:custom-shape draw:style-name="gr782" draw:text-style-name="P61" draw:layer="layout" svg:width="4.572cm" svg:height="3.302cm" svg:x="14.479cm" svg:y="5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7.472cm" svg:y1="6.15cm" svg:x2="22.913cm" svg:y2="9.382cm" draw:start-shape="id641" draw:start-glue-point="0" svg:d="M17472 6150c0-412 5441-2028 5441 3232" svg:viewBox="0 0 5442 3791">
          <text:p/>
        </draw:connector>
        <draw:connector draw:style-name="gr13" draw:text-style-name="P12" draw:layer="layout" draw:type="curve" svg:x1="17.349cm" svg:y1="7.574cm" svg:x2="17.472cm" svg:y2="6.912cm" draw:start-shape="id634" draw:start-glue-point="4" draw:end-shape="id641" draw:end-glue-point="2" svg:d="M17349 7574c0-495 123-164 123-662" svg:viewBox="0 0 124 663">
          <text:p/>
        </draw:connector>
        <draw:frame presentation:style-name="pr4" draw:layer="layout" svg:width="25.199cm" svg:height="2.63cm" svg:x="1.401cm" svg:y="0.762cm" presentation:class="title" presentation:user-transformed="true">
          <draw:text-box>
            <text:p>Peepholes</text:p>
          </draw:text-box>
        </draw:frame>
        <draw:connector draw:style-name="gr735" draw:text-style-name="P12" draw:layer="layout" draw:type="curve" svg:x1="19.813cm" svg:y1="11.684cm" svg:x2="19.763cm" svg:y2="4.68cm" draw:end-shape="id642" draw:end-glue-point="2" svg:d="M19813 11684c0-5046-50-1544-50-7004" svg:viewBox="0 0 51 7005">
          <text:p/>
        </draw:connector>
        <draw:custom-shape draw:style-name="gr801" draw:text-style-name="P11" xml:id="id642" draw:id="id642" draw:layer="layout" svg:width="2.132cm" svg:height="0.762cm" svg:x="18.697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2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Peephole: push ld up<text:line-break/>thru phi</text:p>
              </text:list-item>
              <text:list-item>
                <text:p>Relayout graph</text:p>
                <text:p/>
              </text:list-item>
            </text:list>
          </draw:text-box>
        </draw:frame>
        <draw:custom-shape draw:style-name="gr802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03" draw:text-style-name="P11" xml:id="id644" draw:id="id644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04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05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06" draw:text-style-name="P11" xml:id="id643" draw:id="id643" draw:layer="layout" svg:width="1.016cm" svg:height="0.716cm" svg:x="15.202cm" svg:y="6.19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71cm" svg:y1="6.196cm" svg:x2="16.549cm" svg:y2="4.68cm" draw:start-shape="id643" draw:start-glue-point="0" draw:end-shape="id644" draw:end-glue-point="2" svg:d="M15710 6196c0-1135 839-378 839-1516" svg:viewBox="0 0 840 1517">
          <text:p/>
        </draw:connector>
        <draw:connector draw:style-name="gr129" draw:text-style-name="P12" draw:layer="layout" draw:type="curve" svg:x1="16.249cm" svg:y1="7.574cm" svg:x2="16.549cm" svg:y2="4.68cm" draw:start-shape="id645" draw:start-glue-point="4" draw:end-shape="id644" draw:end-glue-point="2" svg:d="M16249 7574c0-2169 300-722 300-2894" svg:viewBox="0 0 301 2895">
          <text:p/>
        </draw:connector>
        <draw:custom-shape draw:style-name="gr807" draw:text-style-name="P11" xml:id="id645" draw:id="id645" draw:layer="layout" svg:width="0.862cm" svg:height="0.808cm" svg:x="15.8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5.818cm" svg:y1="7.978cm" svg:x2="14.217cm" svg:y2="6.484cm" draw:start-shape="id645" draw:start-glue-point="6" svg:d="M15818 7978c-1407 0-607-1494-1601-1494" svg:viewBox="0 0 1602 1495">
          <text:p/>
        </draw:connector>
        <draw:custom-shape draw:style-name="gr808" draw:text-style-name="P11" xml:id="id651" draw:id="id651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09" draw:text-style-name="P11" xml:id="id646" draw:id="id646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8.382cm" draw:start-shape="id646" draw:start-glue-point="0" draw:end-shape="id645" draw:end-glue-point="8" svg:d="M16218 11176c0-2094 31-697 31-2794" svg:viewBox="0 0 32 2795">
          <text:p/>
        </draw:connector>
        <draw:custom-shape draw:style-name="gr810" draw:text-style-name="P11" xml:id="id653" draw:id="id653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116cm" svg:y1="14.542cm" svg:x2="16.218cm" svg:y2="11.938cm" draw:end-shape="id646" draw:end-glue-point="2" svg:d="M16116 14542c0-1744 102-443 102-2604" svg:viewBox="0 0 103 2605">
          <text:p/>
        </draw:connector>
        <draw:line draw:style-name="gr625" draw:text-style-name="P33" xml:id="id647" draw:id="id647" draw:layer="layout" svg:x1="22.352cm" svg:y1="9.398cm" svg:x2="23.368cm" svg:y2="9.398cm">
          <text:p/>
        </draw:line>
        <draw:connector draw:style-name="gr129" draw:text-style-name="P12" draw:layer="layout" draw:type="curve" svg:x1="16.554cm" svg:y1="7.692cm" svg:x2="22.86cm" svg:y2="9.398cm" draw:start-shape="id645" draw:start-glue-point="11" draw:end-shape="id647" draw:end-glue-point="0" svg:d="M16554 7692c0-589 6306-1442 6306 1706" svg:viewBox="0 0 6307 2275">
          <text:p/>
        </draw:connector>
        <draw:connector draw:style-name="gr129" draw:text-style-name="P12" draw:layer="layout" draw:type="curve" svg:x1="22.86cm" svg:y1="9.398cm" svg:x2="16.218cm" svg:y2="11.938cm" draw:start-shape="id647" draw:start-glue-point="0" draw:end-shape="id646" draw:end-glue-point="2" svg:d="M22860 9398c0 4225-6642 2955-6642 2540" svg:viewBox="0 0 6643 3046">
          <text:p/>
        </draw:connector>
        <draw:custom-shape draw:style-name="gr811" draw:text-style-name="P11" xml:id="id648" draw:id="id648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2" draw:text-style-name="P11" xml:id="id649" draw:id="id649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648" draw:start-glue-point="6" draw:end-shape="id649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646" draw:start-glue-point="0" draw:end-shape="id648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7.349cm" svg:y2="8.382cm" draw:start-shape="id648" draw:start-glue-point="4" draw:end-shape="id650" draw:end-glue-point="8" svg:d="M15638 9906c0-1141 1711-380 1711-1524" svg:viewBox="0 0 1712 1525">
          <text:p/>
        </draw:connector>
        <draw:custom-shape draw:style-name="gr813" draw:text-style-name="P11" xml:id="id652" draw:id="id652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651" draw:start-glue-point="1" draw:end-shape="id652" draw:end-glue-point="8" svg:d="M22606 5969c580 0 870-296 870-889" svg:viewBox="0 0 871 890">
          <text:p/>
        </draw:connector>
        <draw:custom-shape draw:style-name="gr814" draw:text-style-name="P11" xml:id="id654" draw:id="id654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653" draw:start-glue-point="0" draw:end-shape="id654" draw:end-glue-point="8" svg:d="M19812 11684c0-651 1043-216 1043-870" svg:viewBox="0 0 1044 871">
          <text:p/>
        </draw:connector>
        <draw:custom-shape draw:style-name="gr815" draw:text-style-name="P11" xml:id="id655" draw:id="id655" draw:layer="layout" svg:width="2.286cm" svg:height="1.016cm" svg:x="11.684cm" svg:y="5.0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71cm" svg:y1="6.196cm" svg:x2="12.827cm" svg:y2="6.096cm" draw:start-shape="id643" draw:start-glue-point="0" draw:end-shape="id655" draw:end-glue-point="8" svg:d="M15710 6196c0-138-281-275-562-275-280 0-561 113-561 226 0 112-440 225-880 225s-880-138-880-276" svg:viewBox="0 0 2884 452">
          <text:p/>
        </draw:connector>
        <draw:connector draw:style-name="gr665" draw:text-style-name="P33" draw:layer="layout" draw:type="curve" svg:x1="15.71cm" svg:y1="11.557cm" svg:x2="12.827cm" svg:y2="6.096cm" draw:start-shape="id646" draw:start-glue-point="3" draw:end-shape="id655" draw:end-glue-point="8" svg:d="M15710 11557c-1922 0-2883-1820-2883-5461" svg:viewBox="0 0 2884 5462">
          <text:p/>
        </draw:connector>
        <draw:connector draw:style-name="gr13" draw:text-style-name="P12" draw:layer="layout" draw:type="curve" svg:x1="20.046cm" svg:y1="9.946cm" svg:x2="17.349cm" svg:y2="8.382cm" draw:start-shape="id654" draw:start-glue-point="5" draw:end-shape="id650" draw:end-glue-point="8" svg:d="M20046 9946c0-1282-2697-501-2697-1564" svg:viewBox="0 0 2698 1565">
          <text:p/>
        </draw:connector>
        <draw:frame draw:style-name="gr816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817" draw:text-style-name="P11" xml:id="id656" draw:id="id656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651" draw:start-glue-point="0" draw:end-shape="id656" draw:end-glue-point="2" svg:d="M22098 5588c0-679-4102-226-4102-907" svg:viewBox="0 0 4103 908">
          <text:p/>
        </draw:connector>
        <draw:custom-shape draw:style-name="gr818" draw:text-style-name="P11" xml:id="id657" draw:id="id657" draw:layer="layout" svg:width="1.016cm" svg:height="0.762cm" svg:x="16.764cm" svg:y="12.9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19" draw:text-style-name="P11" xml:id="id650" draw:id="id650" draw:layer="layout" svg:width="0.862cm" svg:height="0.808cm" svg:x="16.9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7.044cm" svg:y1="7.692cm" svg:x2="15.71cm" svg:y2="6.912cm" draw:start-shape="id650" draw:start-glue-point="5" draw:end-shape="id643" draw:end-glue-point="2" svg:d="M17044 7692c0-672-1334-282-1334-780" svg:viewBox="0 0 1335 781">
          <text:p/>
        </draw:connector>
        <draw:connector draw:style-name="gr129" draw:text-style-name="P12" draw:layer="layout" draw:type="curve" svg:x1="17.272cm" svg:y1="12.9cm" svg:x2="16.218cm" svg:y2="11.938cm" draw:start-shape="id657" draw:start-glue-point="0" draw:end-shape="id646" draw:end-glue-point="2" svg:d="M17272 12900c0-720-1054-239-1054-962" svg:viewBox="0 0 1055 963">
          <text:p/>
        </draw:connector>
        <draw:connector draw:style-name="gr13" draw:text-style-name="P12" draw:layer="layout" draw:type="curve" svg:x1="17.654cm" svg:y1="7.692cm" svg:x2="17.272cm" svg:y2="13.662cm" draw:start-shape="id650" draw:start-glue-point="11" draw:end-shape="id657" draw:end-glue-point="2" svg:d="M17654 7692c0-197 101-393 201-393 101 0 201 1660 201 3320 0 1659-196 3319-392 3319s-392-138-392-276" svg:viewBox="0 0 785 6640">
          <text:p/>
        </draw:connector>
        <draw:connector draw:style-name="gr665" draw:text-style-name="P33" draw:layer="layout" draw:type="curve" svg:x1="16.764cm" svg:y1="13.281cm" svg:x2="12.827cm" svg:y2="6.096cm" draw:start-shape="id657" draw:start-glue-point="3" draw:end-shape="id655" draw:end-glue-point="8" svg:d="M16764 13281c-2625 0-3937-2395-3937-7185" svg:viewBox="0 0 3938 7186">
          <text:p/>
        </draw:connector>
        <draw:frame presentation:style-name="pr4" draw:layer="layout" svg:width="25.199cm" svg:height="2.63cm" svg:x="1.401cm" svg:y="0.762cm" presentation:class="title" presentation:user-transformed="true">
          <draw:text-box>
            <text:p>Peepholes</text:p>
          </draw:text-box>
        </draw:frame>
        <draw:connector draw:style-name="gr735" draw:text-style-name="P12" draw:layer="layout" draw:type="curve" svg:x1="19.813cm" svg:y1="11.684cm" svg:x2="19.763cm" svg:y2="4.68cm" draw:end-shape="id658" draw:end-glue-point="2" svg:d="M19813 11684c0-5046-50-1544-50-7004" svg:viewBox="0 0 51 7005">
          <text:p/>
        </draw:connector>
        <draw:custom-shape draw:style-name="gr820" draw:text-style-name="P11" xml:id="id658" draw:id="id658" draw:layer="layout" svg:width="2.132cm" svg:height="0.762cm" svg:x="18.697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Back-to-back<text:line-break/>store-load</text:p>
                <text:p/>
              </text:list-item>
            </text:list>
          </draw:text-box>
        </draw:frame>
        <draw:custom-shape draw:style-name="gr821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22" draw:text-style-name="P11" xml:id="id660" draw:id="id660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23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24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25" draw:text-style-name="P11" xml:id="id659" draw:id="id659" draw:layer="layout" svg:width="1.016cm" svg:height="0.716cm" svg:x="15.202cm" svg:y="6.19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71cm" svg:y1="6.196cm" svg:x2="16.549cm" svg:y2="4.68cm" draw:start-shape="id659" draw:start-glue-point="0" draw:end-shape="id660" draw:end-glue-point="2" svg:d="M15710 6196c0-1135 839-378 839-1516" svg:viewBox="0 0 840 1517">
          <text:p/>
        </draw:connector>
        <draw:connector draw:style-name="gr129" draw:text-style-name="P12" draw:layer="layout" draw:type="curve" svg:x1="16.249cm" svg:y1="7.574cm" svg:x2="16.549cm" svg:y2="4.68cm" draw:start-shape="id661" draw:start-glue-point="4" draw:end-shape="id660" draw:end-glue-point="2" svg:d="M16249 7574c0-2169 300-722 300-2894" svg:viewBox="0 0 301 2895">
          <text:p/>
        </draw:connector>
        <draw:custom-shape draw:style-name="gr826" draw:text-style-name="P11" xml:id="id661" draw:id="id661" draw:layer="layout" svg:width="0.862cm" svg:height="0.808cm" svg:x="15.8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5.818cm" svg:y1="7.978cm" svg:x2="14.217cm" svg:y2="6.484cm" draw:start-shape="id661" draw:start-glue-point="6" svg:d="M15818 7978c-1407 0-607-1494-1601-1494" svg:viewBox="0 0 1602 1495">
          <text:p/>
        </draw:connector>
        <draw:custom-shape draw:style-name="gr827" draw:text-style-name="P11" xml:id="id667" draw:id="id667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28" draw:text-style-name="P11" xml:id="id662" draw:id="id662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8.382cm" draw:start-shape="id662" draw:start-glue-point="0" draw:end-shape="id661" draw:end-glue-point="8" svg:d="M16218 11176c0-2094 31-697 31-2794" svg:viewBox="0 0 32 2795">
          <text:p/>
        </draw:connector>
        <draw:custom-shape draw:style-name="gr829" draw:text-style-name="P11" xml:id="id669" draw:id="id669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116cm" svg:y1="14.542cm" svg:x2="16.218cm" svg:y2="11.938cm" draw:end-shape="id662" draw:end-glue-point="2" svg:d="M16116 14542c0-1744 102-443 102-2604" svg:viewBox="0 0 103 2605">
          <text:p/>
        </draw:connector>
        <draw:line draw:style-name="gr625" draw:text-style-name="P33" xml:id="id663" draw:id="id663" draw:layer="layout" svg:x1="22.352cm" svg:y1="9.398cm" svg:x2="23.368cm" svg:y2="9.398cm">
          <text:p/>
        </draw:line>
        <draw:connector draw:style-name="gr129" draw:text-style-name="P12" draw:layer="layout" draw:type="curve" svg:x1="16.554cm" svg:y1="7.692cm" svg:x2="22.86cm" svg:y2="9.398cm" draw:start-shape="id661" draw:start-glue-point="11" draw:end-shape="id663" draw:end-glue-point="0" svg:d="M16554 7692c0-589 6306-1442 6306 1706" svg:viewBox="0 0 6307 2275">
          <text:p/>
        </draw:connector>
        <draw:connector draw:style-name="gr129" draw:text-style-name="P12" draw:layer="layout" draw:type="curve" svg:x1="22.86cm" svg:y1="9.398cm" svg:x2="16.218cm" svg:y2="11.938cm" draw:start-shape="id663" draw:start-glue-point="0" draw:end-shape="id662" draw:end-glue-point="2" svg:d="M22860 9398c0 4225-6642 2955-6642 2540" svg:viewBox="0 0 6643 3046">
          <text:p/>
        </draw:connector>
        <draw:custom-shape draw:style-name="gr830" draw:text-style-name="P11" xml:id="id664" draw:id="id664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1" draw:text-style-name="P11" xml:id="id665" draw:id="id665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664" draw:start-glue-point="6" draw:end-shape="id665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662" draw:start-glue-point="0" draw:end-shape="id664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7.349cm" svg:y2="8.382cm" draw:start-shape="id664" draw:start-glue-point="4" draw:end-shape="id666" draw:end-glue-point="8" svg:d="M15638 9906c0-1141 1711-380 1711-1524" svg:viewBox="0 0 1712 1525">
          <text:p/>
        </draw:connector>
        <draw:custom-shape draw:style-name="gr832" draw:text-style-name="P11" xml:id="id668" draw:id="id668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667" draw:start-glue-point="1" draw:end-shape="id668" draw:end-glue-point="8" svg:d="M22606 5969c580 0 870-296 870-889" svg:viewBox="0 0 871 890">
          <text:p/>
        </draw:connector>
        <draw:custom-shape draw:style-name="gr833" draw:text-style-name="P11" xml:id="id670" draw:id="id670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669" draw:start-glue-point="0" draw:end-shape="id670" draw:end-glue-point="8" svg:d="M19812 11684c0-651 1043-216 1043-870" svg:viewBox="0 0 1044 871">
          <text:p/>
        </draw:connector>
        <draw:custom-shape draw:style-name="gr834" draw:text-style-name="P11" xml:id="id671" draw:id="id671" draw:layer="layout" svg:width="2.286cm" svg:height="1.016cm" svg:x="11.684cm" svg:y="5.0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71cm" svg:y1="6.196cm" svg:x2="12.827cm" svg:y2="6.096cm" draw:start-shape="id659" draw:start-glue-point="0" draw:end-shape="id671" draw:end-glue-point="8" svg:d="M15710 6196c0-138-281-275-562-275-280 0-561 113-561 226 0 112-440 225-880 225s-880-138-880-276" svg:viewBox="0 0 2884 452">
          <text:p/>
        </draw:connector>
        <draw:connector draw:style-name="gr665" draw:text-style-name="P33" draw:layer="layout" draw:type="curve" svg:x1="15.71cm" svg:y1="11.557cm" svg:x2="12.827cm" svg:y2="6.096cm" draw:start-shape="id662" draw:start-glue-point="3" draw:end-shape="id671" draw:end-glue-point="8" svg:d="M15710 11557c-1922 0-2883-1820-2883-5461" svg:viewBox="0 0 2884 5462">
          <text:p/>
        </draw:connector>
        <draw:connector draw:style-name="gr13" draw:text-style-name="P12" draw:layer="layout" draw:type="curve" svg:x1="20.046cm" svg:y1="9.946cm" svg:x2="17.349cm" svg:y2="8.382cm" draw:start-shape="id670" draw:start-glue-point="5" draw:end-shape="id666" draw:end-glue-point="8" svg:d="M20046 9946c0-1282-2697-501-2697-1564" svg:viewBox="0 0 2698 1565">
          <text:p/>
        </draw:connector>
        <draw:frame draw:style-name="gr835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836" draw:text-style-name="P11" xml:id="id672" draw:id="id672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667" draw:start-glue-point="0" draw:end-shape="id672" draw:end-glue-point="2" svg:d="M22098 5588c0-679-4102-226-4102-907" svg:viewBox="0 0 4103 908">
          <text:p/>
        </draw:connector>
        <draw:custom-shape draw:style-name="gr837" draw:text-style-name="P11" xml:id="id673" draw:id="id673" draw:layer="layout" svg:width="1.016cm" svg:height="0.762cm" svg:x="16.764cm" svg:y="12.9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38" draw:text-style-name="P11" xml:id="id666" draw:id="id666" draw:layer="layout" svg:width="0.862cm" svg:height="0.808cm" svg:x="16.9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7.044cm" svg:y1="7.692cm" svg:x2="15.71cm" svg:y2="6.912cm" draw:start-shape="id666" draw:start-glue-point="5" draw:end-shape="id659" draw:end-glue-point="2" svg:d="M17044 7692c0-672-1334-282-1334-780" svg:viewBox="0 0 1335 781">
          <text:p/>
        </draw:connector>
        <draw:connector draw:style-name="gr129" draw:text-style-name="P12" draw:layer="layout" draw:type="curve" svg:x1="17.272cm" svg:y1="12.9cm" svg:x2="16.218cm" svg:y2="11.938cm" draw:start-shape="id673" draw:start-glue-point="0" draw:end-shape="id662" draw:end-glue-point="2" svg:d="M17272 12900c0-720-1054-239-1054-962" svg:viewBox="0 0 1055 963">
          <text:p/>
        </draw:connector>
        <draw:connector draw:style-name="gr13" draw:text-style-name="P12" draw:layer="layout" draw:type="curve" svg:x1="17.654cm" svg:y1="7.692cm" svg:x2="17.272cm" svg:y2="13.662cm" draw:start-shape="id666" draw:start-glue-point="11" draw:end-shape="id673" draw:end-glue-point="2" svg:d="M17654 7692c0-197 101-393 201-393 101 0 201 1660 201 3320 0 1659-196 3319-392 3319s-392-138-392-276" svg:viewBox="0 0 785 6640">
          <text:p/>
        </draw:connector>
        <draw:connector draw:style-name="gr665" draw:text-style-name="P33" draw:layer="layout" draw:type="curve" svg:x1="16.764cm" svg:y1="13.281cm" svg:x2="12.827cm" svg:y2="6.096cm" draw:start-shape="id673" draw:start-glue-point="3" draw:end-shape="id671" draw:end-glue-point="8" svg:d="M16764 13281c-2625 0-3937-2395-3937-7185" svg:viewBox="0 0 3938 7186">
          <text:p/>
        </draw:connector>
        <draw:custom-shape draw:style-name="gr782" draw:text-style-name="P61" draw:layer="layout" svg:width="4.572cm" svg:height="3.302cm" svg:x="14.479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63cm" svg:x="1.401cm" svg:y="0.762cm" presentation:class="title" presentation:user-transformed="true">
          <draw:text-box>
            <text:p>Peepholes</text:p>
          </draw:text-box>
        </draw:frame>
        <draw:connector draw:style-name="gr735" draw:text-style-name="P12" draw:layer="layout" draw:type="curve" svg:x1="19.813cm" svg:y1="11.684cm" svg:x2="19.763cm" svg:y2="4.68cm" draw:end-shape="id674" draw:end-glue-point="2" svg:d="M19813 11684c0-5046-50-1544-50-7004" svg:viewBox="0 0 51 7005">
          <text:p/>
        </draw:connector>
        <draw:custom-shape draw:style-name="gr839" draw:text-style-name="P11" xml:id="id674" draw:id="id674" draw:layer="layout" svg:width="2.132cm" svg:height="0.762cm" svg:x="18.697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4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Back-to-back<text:line-break/>store-load</text:p>
                <text:p/>
              </text:list-item>
            </text:list>
          </draw:text-box>
        </draw:frame>
        <draw:custom-shape draw:style-name="gr840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41" draw:text-style-name="P11" xml:id="id676" draw:id="id676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42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43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44" draw:text-style-name="P11" xml:id="id675" draw:id="id675" draw:layer="layout" svg:width="1.016cm" svg:height="0.716cm" svg:x="15.202cm" svg:y="6.19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71cm" svg:y1="6.196cm" svg:x2="16.549cm" svg:y2="4.68cm" draw:start-shape="id675" draw:start-glue-point="0" draw:end-shape="id676" draw:end-glue-point="2" svg:d="M15710 6196c0-1135 839-378 839-1516" svg:viewBox="0 0 840 1517">
          <text:p/>
        </draw:connector>
        <draw:connector draw:style-name="gr129" draw:text-style-name="P12" draw:layer="layout" draw:type="curve" svg:x1="16.249cm" svg:y1="7.574cm" svg:x2="16.549cm" svg:y2="4.68cm" draw:start-shape="id677" draw:start-glue-point="4" draw:end-shape="id676" draw:end-glue-point="2" svg:d="M16249 7574c0-2169 300-722 300-2894" svg:viewBox="0 0 301 2895">
          <text:p/>
        </draw:connector>
        <draw:custom-shape draw:style-name="gr845" draw:text-style-name="P11" xml:id="id677" draw:id="id677" draw:layer="layout" svg:width="0.862cm" svg:height="0.808cm" svg:x="15.8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5.818cm" svg:y1="7.978cm" svg:x2="14.217cm" svg:y2="6.484cm" draw:start-shape="id677" draw:start-glue-point="6" svg:d="M15818 7978c-1407 0-607-1494-1601-1494" svg:viewBox="0 0 1602 1495">
          <text:p/>
        </draw:connector>
        <draw:custom-shape draw:style-name="gr846" draw:text-style-name="P11" xml:id="id683" draw:id="id683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47" draw:text-style-name="P11" xml:id="id678" draw:id="id678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8.382cm" draw:start-shape="id678" draw:start-glue-point="0" draw:end-shape="id677" draw:end-glue-point="8" svg:d="M16218 11176c0-2094 31-697 31-2794" svg:viewBox="0 0 32 2795">
          <text:p/>
        </draw:connector>
        <draw:custom-shape draw:style-name="gr848" draw:text-style-name="P11" xml:id="id685" draw:id="id685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116cm" svg:y1="14.542cm" svg:x2="16.218cm" svg:y2="11.938cm" draw:end-shape="id678" draw:end-glue-point="2" svg:d="M16116 14542c0-1744 102-443 102-2604" svg:viewBox="0 0 103 2605">
          <text:p/>
        </draw:connector>
        <draw:line draw:style-name="gr625" draw:text-style-name="P33" xml:id="id679" draw:id="id679" draw:layer="layout" svg:x1="22.352cm" svg:y1="9.398cm" svg:x2="23.368cm" svg:y2="9.398cm">
          <text:p/>
        </draw:line>
        <draw:connector draw:style-name="gr129" draw:text-style-name="P12" draw:layer="layout" draw:type="curve" svg:x1="16.554cm" svg:y1="7.692cm" svg:x2="22.86cm" svg:y2="9.398cm" draw:start-shape="id677" draw:start-glue-point="11" draw:end-shape="id679" draw:end-glue-point="0" svg:d="M16554 7692c0-589 6306-1442 6306 1706" svg:viewBox="0 0 6307 2275">
          <text:p/>
        </draw:connector>
        <draw:connector draw:style-name="gr129" draw:text-style-name="P12" draw:layer="layout" draw:type="curve" svg:x1="22.86cm" svg:y1="9.398cm" svg:x2="16.218cm" svg:y2="11.938cm" draw:start-shape="id679" draw:start-glue-point="0" draw:end-shape="id678" draw:end-glue-point="2" svg:d="M22860 9398c0 4225-6642 2955-6642 2540" svg:viewBox="0 0 6643 3046">
          <text:p/>
        </draw:connector>
        <draw:custom-shape draw:style-name="gr849" draw:text-style-name="P11" xml:id="id680" draw:id="id680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0" draw:text-style-name="P11" xml:id="id681" draw:id="id681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680" draw:start-glue-point="6" draw:end-shape="id681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678" draw:start-glue-point="0" draw:end-shape="id680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7.349cm" svg:y2="8.382cm" draw:start-shape="id680" draw:start-glue-point="4" draw:end-shape="id682" draw:end-glue-point="8" svg:d="M15638 9906c0-1141 1711-380 1711-1524" svg:viewBox="0 0 1712 1525">
          <text:p/>
        </draw:connector>
        <draw:custom-shape draw:style-name="gr851" draw:text-style-name="P11" xml:id="id684" draw:id="id684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683" draw:start-glue-point="1" draw:end-shape="id684" draw:end-glue-point="8" svg:d="M22606 5969c580 0 870-296 870-889" svg:viewBox="0 0 871 890">
          <text:p/>
        </draw:connector>
        <draw:custom-shape draw:style-name="gr852" draw:text-style-name="P11" xml:id="id686" draw:id="id686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685" draw:start-glue-point="0" draw:end-shape="id686" draw:end-glue-point="8" svg:d="M19812 11684c0-651 1043-216 1043-870" svg:viewBox="0 0 1044 871">
          <text:p/>
        </draw:connector>
        <draw:custom-shape draw:style-name="gr853" draw:text-style-name="P11" xml:id="id687" draw:id="id687" draw:layer="layout" svg:width="2.286cm" svg:height="1.016cm" svg:x="11.684cm" svg:y="5.0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71cm" svg:y1="6.196cm" svg:x2="12.827cm" svg:y2="6.096cm" draw:start-shape="id675" draw:start-glue-point="0" draw:end-shape="id687" draw:end-glue-point="8" svg:d="M15710 6196c0-138-281-275-562-275-280 0-561 113-561 226 0 112-440 225-880 225s-880-138-880-276" svg:viewBox="0 0 2884 452">
          <text:p/>
        </draw:connector>
        <draw:connector draw:style-name="gr665" draw:text-style-name="P33" draw:layer="layout" draw:type="curve" svg:x1="15.71cm" svg:y1="11.557cm" svg:x2="12.827cm" svg:y2="6.096cm" draw:start-shape="id678" draw:start-glue-point="3" draw:end-shape="id687" draw:end-glue-point="8" svg:d="M15710 11557c-1922 0-2883-1820-2883-5461" svg:viewBox="0 0 2884 5462">
          <text:p/>
        </draw:connector>
        <draw:connector draw:style-name="gr13" draw:text-style-name="P12" draw:layer="layout" draw:type="curve" svg:x1="20.046cm" svg:y1="9.946cm" svg:x2="17.349cm" svg:y2="8.382cm" draw:start-shape="id686" draw:start-glue-point="5" draw:end-shape="id682" draw:end-glue-point="8" svg:d="M20046 9946c0-1282-2697-501-2697-1564" svg:viewBox="0 0 2698 1565">
          <text:p/>
        </draw:connector>
        <draw:frame draw:style-name="gr854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855" draw:text-style-name="P11" xml:id="id688" draw:id="id688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683" draw:start-glue-point="0" draw:end-shape="id688" draw:end-glue-point="2" svg:d="M22098 5588c0-679-4102-226-4102-907" svg:viewBox="0 0 4103 908">
          <text:p/>
        </draw:connector>
        <draw:custom-shape draw:style-name="gr856" draw:text-style-name="P11" xml:id="id682" draw:id="id682" draw:layer="layout" svg:width="0.862cm" svg:height="0.808cm" svg:x="16.9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7.044cm" svg:y1="7.692cm" svg:x2="15.71cm" svg:y2="6.912cm" draw:start-shape="id682" draw:start-glue-point="5" draw:end-shape="id675" draw:end-glue-point="2" svg:d="M17044 7692c0-672-1334-282-1334-780" svg:viewBox="0 0 1335 781">
          <text:p/>
        </draw:connector>
        <draw:connector draw:style-name="gr13" draw:text-style-name="P12" draw:layer="layout" draw:type="curve" svg:x1="18.796cm" svg:y1="9.398cm" svg:x2="15.638cm" svg:y2="10.622cm" draw:start-shape="id689" draw:start-glue-point="0" draw:end-shape="id680" draw:end-glue-point="8" svg:d="M18796 9398c0 2250-3158 1638-3158 1224" svg:viewBox="0 0 3159 1626">
          <text:p/>
        </draw:connector>
        <draw:custom-shape draw:style-name="gr782" draw:text-style-name="P61" draw:layer="layout" svg:width="4.572cm" svg:height="3.302cm" svg:x="14.479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5" draw:text-style-name="P33" xml:id="id689" draw:id="id689" draw:layer="layout" svg:x1="18.288cm" svg:y1="9.398cm" svg:x2="19.304cm" svg:y2="9.398cm">
          <text:p/>
        </draw:line>
        <draw:connector draw:style-name="gr13" draw:text-style-name="P12" draw:layer="layout" draw:type="curve" svg:x1="17.654cm" svg:y1="7.692cm" svg:x2="18.796cm" svg:y2="9.398cm" draw:start-shape="id682" draw:start-glue-point="11" draw:end-shape="id689" draw:end-glue-point="0" svg:d="M17654 7692c0-589 1142-1442 1142 1706" svg:viewBox="0 0 1143 2275">
          <text:p/>
        </draw:connector>
        <draw:frame presentation:style-name="pr4" draw:layer="layout" svg:width="25.199cm" svg:height="2.63cm" svg:x="1.401cm" svg:y="0.762cm" presentation:class="title" presentation:user-transformed="true">
          <draw:text-box>
            <text:p>Peepholes</text:p>
          </draw:text-box>
        </draw:frame>
        <draw:connector draw:style-name="gr735" draw:text-style-name="P12" draw:layer="layout" draw:type="curve" svg:x1="19.813cm" svg:y1="11.684cm" svg:x2="19.763cm" svg:y2="4.68cm" draw:end-shape="id690" draw:end-glue-point="2" svg:d="M19813 11684c0-5046-50-1544-50-7004" svg:viewBox="0 0 51 7005">
          <text:p/>
        </draw:connector>
        <draw:custom-shape draw:style-name="gr857" draw:text-style-name="P11" xml:id="id690" draw:id="id690" draw:layer="layout" svg:width="2.132cm" svg:height="0.762cm" svg:x="18.697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5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Back-to-back<text:line-break/>store-load</text:p>
              </text:list-item>
              <text:list-item>
                <text:p>Relayout graph</text:p>
                <text:p/>
              </text:list-item>
            </text:list>
          </draw:text-box>
        </draw:frame>
        <draw:custom-shape draw:style-name="gr858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59" draw:text-style-name="P11" xml:id="id692" draw:id="id692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60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61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62" draw:text-style-name="P11" xml:id="id691" draw:id="id691" draw:layer="layout" svg:width="1.016cm" svg:height="0.716cm" svg:x="15.202cm" svg:y="6.19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71cm" svg:y1="6.196cm" svg:x2="16.549cm" svg:y2="4.68cm" draw:start-shape="id691" draw:start-glue-point="0" draw:end-shape="id692" draw:end-glue-point="2" svg:d="M15710 6196c0-1135 839-378 839-1516" svg:viewBox="0 0 840 1517">
          <text:p/>
        </draw:connector>
        <draw:connector draw:style-name="gr129" draw:text-style-name="P12" draw:layer="layout" draw:type="curve" svg:x1="16.249cm" svg:y1="7.574cm" svg:x2="16.549cm" svg:y2="4.68cm" draw:start-shape="id693" draw:start-glue-point="4" draw:end-shape="id692" draw:end-glue-point="2" svg:d="M16249 7574c0-2169 300-722 300-2894" svg:viewBox="0 0 301 2895">
          <text:p/>
        </draw:connector>
        <draw:custom-shape draw:style-name="gr863" draw:text-style-name="P11" xml:id="id693" draw:id="id693" draw:layer="layout" svg:width="0.862cm" svg:height="0.808cm" svg:x="15.8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5.818cm" svg:y1="7.978cm" svg:x2="14.217cm" svg:y2="6.484cm" draw:start-shape="id693" draw:start-glue-point="6" svg:d="M15818 7978c-1407 0-607-1494-1601-1494" svg:viewBox="0 0 1602 1495">
          <text:p/>
        </draw:connector>
        <draw:custom-shape draw:style-name="gr864" draw:text-style-name="P11" xml:id="id699" draw:id="id699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65" draw:text-style-name="P11" xml:id="id694" draw:id="id694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8.382cm" draw:start-shape="id694" draw:start-glue-point="0" draw:end-shape="id693" draw:end-glue-point="8" svg:d="M16218 11176c0-2094 31-697 31-2794" svg:viewBox="0 0 32 2795">
          <text:p/>
        </draw:connector>
        <draw:custom-shape draw:style-name="gr866" draw:text-style-name="P11" xml:id="id701" draw:id="id701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116cm" svg:y1="14.542cm" svg:x2="16.218cm" svg:y2="11.938cm" draw:end-shape="id694" draw:end-glue-point="2" svg:d="M16116 14542c0-1744 102-443 102-2604" svg:viewBox="0 0 103 2605">
          <text:p/>
        </draw:connector>
        <draw:line draw:style-name="gr625" draw:text-style-name="P33" xml:id="id695" draw:id="id695" draw:layer="layout" svg:x1="22.352cm" svg:y1="9.398cm" svg:x2="23.368cm" svg:y2="9.398cm">
          <text:p/>
        </draw:line>
        <draw:connector draw:style-name="gr129" draw:text-style-name="P12" draw:layer="layout" draw:type="curve" svg:x1="16.554cm" svg:y1="7.692cm" svg:x2="22.86cm" svg:y2="9.398cm" draw:start-shape="id693" draw:start-glue-point="11" draw:end-shape="id695" draw:end-glue-point="0" svg:d="M16554 7692c0-589 6306-1442 6306 1706" svg:viewBox="0 0 6307 2275">
          <text:p/>
        </draw:connector>
        <draw:connector draw:style-name="gr129" draw:text-style-name="P12" draw:layer="layout" draw:type="curve" svg:x1="22.86cm" svg:y1="9.398cm" svg:x2="16.218cm" svg:y2="11.938cm" draw:start-shape="id695" draw:start-glue-point="0" draw:end-shape="id694" draw:end-glue-point="2" svg:d="M22860 9398c0 4225-6642 2955-6642 2540" svg:viewBox="0 0 6643 3046">
          <text:p/>
        </draw:connector>
        <draw:custom-shape draw:style-name="gr867" draw:text-style-name="P11" xml:id="id696" draw:id="id696" draw:layer="layout" svg:width="0.762cm" svg:height="0.716cm" svg:x="17.272cm" svg:y="9.652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8" draw:text-style-name="P11" xml:id="id697" draw:id="id697" draw:layer="layout" svg:width="0.762cm" svg:height="0.716cm" svg:x="16.51cm" svg:y="8.89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7.272cm" svg:y1="10.01cm" svg:x2="16.891cm" svg:y2="9.606cm" draw:start-shape="id696" draw:start-glue-point="6" draw:end-shape="id697" draw:end-glue-point="8" svg:d="M17272 10010c-254 0-381-134-381-404" svg:viewBox="0 0 382 405">
          <text:p/>
        </draw:connector>
        <draw:connector draw:style-name="gr8" draw:text-style-name="P12" draw:layer="layout" draw:type="curve" svg:x1="16.218cm" svg:y1="11.176cm" svg:x2="17.653cm" svg:y2="10.368cm" draw:start-shape="id694" draw:start-glue-point="0" draw:end-shape="id696" draw:end-glue-point="8" svg:d="M16218 11176c0-604 1435-201 1435-808" svg:viewBox="0 0 1436 809">
          <text:p/>
        </draw:connector>
        <draw:connector draw:style-name="gr8" draw:text-style-name="P12" draw:layer="layout" draw:type="curve" svg:x1="17.653cm" svg:y1="9.652cm" svg:x2="17.349cm" svg:y2="8.382cm" draw:start-shape="id696" draw:start-glue-point="4" draw:end-shape="id698" draw:end-glue-point="8" svg:d="M17653 9652c0-951-304-316-304-1270" svg:viewBox="0 0 305 1271">
          <text:p/>
        </draw:connector>
        <draw:custom-shape draw:style-name="gr869" draw:text-style-name="P11" xml:id="id700" draw:id="id700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699" draw:start-glue-point="1" draw:end-shape="id700" draw:end-glue-point="8" svg:d="M22606 5969c580 0 870-296 870-889" svg:viewBox="0 0 871 890">
          <text:p/>
        </draw:connector>
        <draw:custom-shape draw:style-name="gr870" draw:text-style-name="P11" xml:id="id702" draw:id="id702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701" draw:start-glue-point="0" draw:end-shape="id702" draw:end-glue-point="8" svg:d="M19812 11684c0-651 1043-216 1043-870" svg:viewBox="0 0 1044 871">
          <text:p/>
        </draw:connector>
        <draw:custom-shape draw:style-name="gr871" draw:text-style-name="P11" xml:id="id703" draw:id="id703" draw:layer="layout" svg:width="2.286cm" svg:height="1.016cm" svg:x="11.684cm" svg:y="5.0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71cm" svg:y1="6.196cm" svg:x2="12.827cm" svg:y2="6.096cm" draw:start-shape="id691" draw:start-glue-point="0" draw:end-shape="id703" draw:end-glue-point="8" svg:d="M15710 6196c0-138-281-275-562-275-280 0-561 113-561 226 0 112-440 225-880 225s-880-138-880-276" svg:viewBox="0 0 2884 452">
          <text:p/>
        </draw:connector>
        <draw:connector draw:style-name="gr665" draw:text-style-name="P33" draw:layer="layout" draw:type="curve" svg:x1="15.71cm" svg:y1="11.557cm" svg:x2="12.827cm" svg:y2="6.096cm" draw:start-shape="id694" draw:start-glue-point="3" draw:end-shape="id703" draw:end-glue-point="8" svg:d="M15710 11557c-1922 0-2883-1820-2883-5461" svg:viewBox="0 0 2884 5462">
          <text:p/>
        </draw:connector>
        <draw:connector draw:style-name="gr13" draw:text-style-name="P12" draw:layer="layout" draw:type="curve" svg:x1="20.046cm" svg:y1="9.946cm" svg:x2="17.349cm" svg:y2="8.382cm" draw:start-shape="id702" draw:start-glue-point="5" draw:end-shape="id698" draw:end-glue-point="8" svg:d="M20046 9946c0-1282-2697-501-2697-1564" svg:viewBox="0 0 2698 1565">
          <text:p/>
        </draw:connector>
        <draw:frame draw:style-name="gr872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873" draw:text-style-name="P11" xml:id="id704" draw:id="id704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699" draw:start-glue-point="0" draw:end-shape="id704" draw:end-glue-point="2" svg:d="M22098 5588c0-679-4102-226-4102-907" svg:viewBox="0 0 4103 908">
          <text:p/>
        </draw:connector>
        <draw:custom-shape draw:style-name="gr874" draw:text-style-name="P11" xml:id="id698" draw:id="id698" draw:layer="layout" svg:width="0.862cm" svg:height="0.808cm" svg:x="16.9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7.044cm" svg:y1="7.692cm" svg:x2="15.71cm" svg:y2="6.912cm" draw:start-shape="id698" draw:start-glue-point="5" draw:end-shape="id691" draw:end-glue-point="2" svg:d="M17044 7692c0-672-1334-282-1334-780" svg:viewBox="0 0 1335 781">
          <text:p/>
        </draw:connector>
        <draw:connector draw:style-name="gr13" draw:text-style-name="P12" draw:layer="layout" draw:type="curve" svg:x1="18.796cm" svg:y1="9.398cm" svg:x2="17.653cm" svg:y2="10.368cm" draw:start-shape="id705" draw:start-glue-point="0" draw:end-shape="id696" draw:end-glue-point="8" svg:d="M18796 9398c0 1869-1143 1384-1143 970" svg:viewBox="0 0 1144 1352">
          <text:p/>
        </draw:connector>
        <draw:line draw:style-name="gr625" draw:text-style-name="P33" xml:id="id705" draw:id="id705" draw:layer="layout" svg:x1="18.288cm" svg:y1="9.398cm" svg:x2="19.304cm" svg:y2="9.398cm">
          <text:p/>
        </draw:line>
        <draw:connector draw:style-name="gr13" draw:text-style-name="P12" draw:layer="layout" draw:type="curve" svg:x1="17.654cm" svg:y1="7.692cm" svg:x2="18.796cm" svg:y2="9.398cm" draw:start-shape="id698" draw:start-glue-point="11" draw:end-shape="id705" draw:end-glue-point="0" svg:d="M17654 7692c0-589 1142-1442 1142 1706" svg:viewBox="0 0 1143 2275">
          <text:p/>
        </draw:connector>
        <draw:frame presentation:style-name="pr4" draw:layer="layout" svg:width="25.199cm" svg:height="2.63cm" svg:x="1.401cm" svg:y="0.762cm" presentation:class="title" presentation:user-transformed="true">
          <draw:text-box>
            <text:p>Peepholes</text:p>
          </draw:text-box>
        </draw:frame>
        <draw:connector draw:style-name="gr735" draw:text-style-name="P12" draw:layer="layout" draw:type="curve" svg:x1="19.813cm" svg:y1="11.684cm" svg:x2="19.763cm" svg:y2="4.68cm" draw:end-shape="id706" draw:end-glue-point="2" svg:d="M19813 11684c0-5046-50-1544-50-7004" svg:viewBox="0 0 51 7005">
          <text:p/>
        </draw:connector>
        <draw:custom-shape draw:style-name="gr875" draw:text-style-name="P11" xml:id="id706" draw:id="id706" draw:layer="layout" svg:width="2.132cm" svg:height="0.762cm" svg:x="18.697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6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Back-to-back<text:line-break/>store-store</text:p>
              </text:list-item>
              <text:list-item>
                <text:p>Relayout graph</text:p>
                <text:p/>
              </text:list-item>
            </text:list>
          </draw:text-box>
        </draw:frame>
        <draw:custom-shape draw:style-name="gr876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77" draw:text-style-name="P11" xml:id="id708" draw:id="id708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78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79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80" draw:text-style-name="P11" xml:id="id707" draw:id="id707" draw:layer="layout" svg:width="1.016cm" svg:height="0.716cm" svg:x="15.202cm" svg:y="6.19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71cm" svg:y1="6.196cm" svg:x2="16.549cm" svg:y2="4.68cm" draw:start-shape="id707" draw:start-glue-point="0" draw:end-shape="id708" draw:end-glue-point="2" svg:d="M15710 6196c0-1135 839-378 839-1516" svg:viewBox="0 0 840 1517">
          <text:p/>
        </draw:connector>
        <draw:connector draw:style-name="gr129" draw:text-style-name="P12" draw:layer="layout" draw:type="curve" svg:x1="16.249cm" svg:y1="7.574cm" svg:x2="16.549cm" svg:y2="4.68cm" draw:start-shape="id709" draw:start-glue-point="4" draw:end-shape="id708" draw:end-glue-point="2" svg:d="M16249 7574c0-2169 300-722 300-2894" svg:viewBox="0 0 301 2895">
          <text:p/>
        </draw:connector>
        <draw:custom-shape draw:style-name="gr881" draw:text-style-name="P11" xml:id="id709" draw:id="id709" draw:layer="layout" svg:width="0.862cm" svg:height="0.808cm" svg:x="15.8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5.818cm" svg:y1="7.978cm" svg:x2="14.217cm" svg:y2="6.484cm" draw:start-shape="id709" draw:start-glue-point="6" svg:d="M15818 7978c-1407 0-607-1494-1601-1494" svg:viewBox="0 0 1602 1495">
          <text:p/>
        </draw:connector>
        <draw:custom-shape draw:style-name="gr882" draw:text-style-name="P11" xml:id="id714" draw:id="id714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83" draw:text-style-name="P11" xml:id="id710" draw:id="id710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8.382cm" draw:start-shape="id710" draw:start-glue-point="0" draw:end-shape="id709" draw:end-glue-point="8" svg:d="M16218 11176c0-2094 31-697 31-2794" svg:viewBox="0 0 32 2795">
          <text:p/>
        </draw:connector>
        <draw:custom-shape draw:style-name="gr884" draw:text-style-name="P11" xml:id="id716" draw:id="id716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116cm" svg:y1="14.542cm" svg:x2="16.218cm" svg:y2="11.938cm" draw:end-shape="id710" draw:end-glue-point="2" svg:d="M16116 14542c0-1744 102-443 102-2604" svg:viewBox="0 0 103 2605">
          <text:p/>
        </draw:connector>
        <draw:connector draw:style-name="gr129" draw:text-style-name="P12" draw:layer="layout" draw:type="curve" svg:x1="16.554cm" svg:y1="7.692cm" svg:x2="16.554cm" svg:y2="8.264cm" draw:start-shape="id709" draw:start-glue-point="11" draw:end-shape="id709" draw:end-glue-point="9" svg:d="M16554 7692c0-197 101-393 201-393 101 0 201 340 201 680 0 339-101 679-201 679-101 0-201-197-201-394" svg:viewBox="0 0 403 1360">
          <text:p/>
        </draw:connector>
        <draw:custom-shape draw:style-name="gr885" draw:text-style-name="P11" xml:id="id711" draw:id="id711" draw:layer="layout" svg:width="0.762cm" svg:height="0.716cm" svg:x="17.272cm" svg:y="9.652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6" draw:text-style-name="P11" xml:id="id712" draw:id="id712" draw:layer="layout" svg:width="0.762cm" svg:height="0.716cm" svg:x="16.51cm" svg:y="8.89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7.272cm" svg:y1="10.01cm" svg:x2="16.891cm" svg:y2="9.606cm" draw:start-shape="id711" draw:start-glue-point="6" draw:end-shape="id712" draw:end-glue-point="8" svg:d="M17272 10010c-254 0-381-134-381-404" svg:viewBox="0 0 382 405">
          <text:p/>
        </draw:connector>
        <draw:connector draw:style-name="gr8" draw:text-style-name="P12" draw:layer="layout" draw:type="curve" svg:x1="16.218cm" svg:y1="11.176cm" svg:x2="17.653cm" svg:y2="10.368cm" draw:start-shape="id710" draw:start-glue-point="0" draw:end-shape="id711" draw:end-glue-point="8" svg:d="M16218 11176c0-604 1435-201 1435-808" svg:viewBox="0 0 1436 809">
          <text:p/>
        </draw:connector>
        <draw:connector draw:style-name="gr8" draw:text-style-name="P12" draw:layer="layout" draw:type="curve" svg:x1="17.653cm" svg:y1="9.652cm" svg:x2="17.649cm" svg:y2="8.382cm" draw:start-shape="id711" draw:start-glue-point="4" draw:end-shape="id713" draw:end-glue-point="8" svg:d="M17653 9652c0-951-4-316-4-1270" svg:viewBox="0 0 5 1271">
          <text:p/>
        </draw:connector>
        <draw:custom-shape draw:style-name="gr887" draw:text-style-name="P11" xml:id="id715" draw:id="id715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714" draw:start-glue-point="1" draw:end-shape="id715" draw:end-glue-point="8" svg:d="M22606 5969c580 0 870-296 870-889" svg:viewBox="0 0 871 890">
          <text:p/>
        </draw:connector>
        <draw:custom-shape draw:style-name="gr888" draw:text-style-name="P11" xml:id="id717" draw:id="id717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716" draw:start-glue-point="0" draw:end-shape="id717" draw:end-glue-point="8" svg:d="M19812 11684c0-651 1043-216 1043-870" svg:viewBox="0 0 1044 871">
          <text:p/>
        </draw:connector>
        <draw:custom-shape draw:style-name="gr889" draw:text-style-name="P11" xml:id="id718" draw:id="id718" draw:layer="layout" svg:width="2.286cm" svg:height="1.016cm" svg:x="11.684cm" svg:y="5.0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71cm" svg:y1="6.196cm" svg:x2="12.827cm" svg:y2="6.096cm" draw:start-shape="id707" draw:start-glue-point="0" draw:end-shape="id718" draw:end-glue-point="8" svg:d="M15710 6196c0-138-281-275-562-275-280 0-561 113-561 226 0 112-440 225-880 225s-880-138-880-276" svg:viewBox="0 0 2884 452">
          <text:p/>
        </draw:connector>
        <draw:connector draw:style-name="gr665" draw:text-style-name="P33" draw:layer="layout" draw:type="curve" svg:x1="15.71cm" svg:y1="11.557cm" svg:x2="12.827cm" svg:y2="6.096cm" draw:start-shape="id710" draw:start-glue-point="3" draw:end-shape="id718" draw:end-glue-point="8" svg:d="M15710 11557c-1922 0-2883-1820-2883-5461" svg:viewBox="0 0 2884 5462">
          <text:p/>
        </draw:connector>
        <draw:connector draw:style-name="gr13" draw:text-style-name="P12" draw:layer="layout" draw:type="curve" svg:x1="20.046cm" svg:y1="9.946cm" svg:x2="17.649cm" svg:y2="8.382cm" draw:start-shape="id717" draw:start-glue-point="5" draw:end-shape="id713" draw:end-glue-point="8" svg:d="M20046 9946c0-1282-2397-501-2397-1564" svg:viewBox="0 0 2398 1565">
          <text:p/>
        </draw:connector>
        <draw:frame draw:style-name="gr890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891" draw:text-style-name="P11" xml:id="id719" draw:id="id719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714" draw:start-glue-point="0" draw:end-shape="id719" draw:end-glue-point="2" svg:d="M22098 5588c0-679-4102-226-4102-907" svg:viewBox="0 0 4103 908">
          <text:p/>
        </draw:connector>
        <draw:custom-shape draw:style-name="gr892" draw:text-style-name="P11" xml:id="id713" draw:id="id713" draw:layer="layout" svg:width="0.862cm" svg:height="0.808cm" svg:x="17.2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7.344cm" svg:y1="7.692cm" svg:x2="15.71cm" svg:y2="6.912cm" draw:start-shape="id713" draw:start-glue-point="5" draw:end-shape="id707" draw:end-glue-point="2" svg:d="M17344 7692c0-672-1634-282-1634-780" svg:viewBox="0 0 1635 781">
          <text:p/>
        </draw:connector>
        <draw:connector draw:style-name="gr13" draw:text-style-name="P12" draw:layer="layout" draw:type="curve" svg:x1="18.796cm" svg:y1="9.398cm" svg:x2="17.653cm" svg:y2="10.368cm" draw:start-shape="id720" draw:start-glue-point="0" draw:end-shape="id711" draw:end-glue-point="8" svg:d="M18796 9398c0 1869-1143 1384-1143 970" svg:viewBox="0 0 1144 1352">
          <text:p/>
        </draw:connector>
        <draw:line draw:style-name="gr625" draw:text-style-name="P33" xml:id="id720" draw:id="id720" draw:layer="layout" svg:x1="18.288cm" svg:y1="9.398cm" svg:x2="19.304cm" svg:y2="9.398cm">
          <text:p/>
        </draw:line>
        <draw:connector draw:style-name="gr13" draw:text-style-name="P12" draw:layer="layout" draw:type="curve" svg:x1="17.954cm" svg:y1="7.692cm" svg:x2="18.796cm" svg:y2="9.398cm" draw:start-shape="id713" draw:start-glue-point="11" draw:end-shape="id720" draw:end-glue-point="0" svg:d="M17954 7692c0-589 842-1442 842 1706" svg:viewBox="0 0 843 2275">
          <text:p/>
        </draw:connector>
        <draw:frame presentation:style-name="pr4" draw:layer="layout" svg:width="25.199cm" svg:height="2.63cm" svg:x="1.401cm" svg:y="0.762cm" presentation:class="title" presentation:user-transformed="true">
          <draw:text-box>
            <text:p>Peepholes</text:p>
          </draw:text-box>
        </draw:frame>
        <draw:connector draw:style-name="gr735" draw:text-style-name="P12" draw:layer="layout" draw:type="curve" svg:x1="19.813cm" svg:y1="11.684cm" svg:x2="19.763cm" svg:y2="4.68cm" draw:end-shape="id721" draw:end-glue-point="2" svg:d="M19813 11684c0-5046-50-1544-50-7004" svg:viewBox="0 0 51 7005">
          <text:p/>
        </draw:connector>
        <draw:custom-shape draw:style-name="gr893" draw:text-style-name="P11" xml:id="id721" draw:id="id721" draw:layer="layout" svg:width="2.132cm" svg:height="0.762cm" svg:x="18.697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7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Remove junk phi</text:p>
              </text:list-item>
              <text:list-item>
                <text:p>Fold load of initial <text:line-break/>“new Iter.x” field</text:p>
              </text:list-item>
              <text:list-item>
                <text:p>Relayout graph</text:p>
                <text:p/>
              </text:list-item>
            </text:list>
          </draw:text-box>
        </draw:frame>
        <draw:custom-shape draw:style-name="gr894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95" draw:text-style-name="P11" xml:id="id724" draw:id="id724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96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97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7.218cm" svg:y1="7.978cm" svg:x2="16.527cm" svg:y2="7.826cm" draw:start-shape="id722" draw:start-glue-point="6" svg:d="M17218 7978c-724 0-379-152-691-152" svg:viewBox="0 0 692 153">
          <text:p/>
        </draw:connector>
        <draw:custom-shape draw:style-name="gr898" draw:text-style-name="P11" xml:id="id727" draw:id="id727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99" draw:text-style-name="P11" xml:id="id723" draw:id="id723" draw:layer="layout" svg:width="1.016cm" svg:height="0.762cm" svg:x="15.494cm" svg:y="11.684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002cm" svg:y1="11.684cm" svg:x2="16.549cm" svg:y2="4.68cm" draw:start-shape="id723" draw:start-glue-point="0" draw:end-shape="id724" draw:end-glue-point="2" svg:d="M16002 11684c0-5251 547-1750 547-7004" svg:viewBox="0 0 548 7005">
          <text:p/>
        </draw:connector>
        <draw:custom-shape draw:style-name="gr900" draw:text-style-name="P11" xml:id="id729" draw:id="id729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116cm" svg:y1="14.542cm" svg:x2="16.002cm" svg:y2="12.446cm" draw:end-shape="id723" draw:end-glue-point="2" svg:d="M16116 14542c0-1363-114-316-114-2096" svg:viewBox="0 0 115 2097">
          <text:p/>
        </draw:connector>
        <draw:custom-shape draw:style-name="gr901" draw:text-style-name="P11" xml:id="id725" draw:id="id725" draw:layer="layout" svg:width="0.762cm" svg:height="0.716cm" svg:x="17.272cm" svg:y="9.652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2" draw:text-style-name="P11" xml:id="id726" draw:id="id726" draw:layer="layout" svg:width="0.762cm" svg:height="0.716cm" svg:x="16.51cm" svg:y="8.89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7.272cm" svg:y1="10.01cm" svg:x2="16.891cm" svg:y2="9.606cm" draw:start-shape="id725" draw:start-glue-point="6" draw:end-shape="id726" draw:end-glue-point="8" svg:d="M17272 10010c-254 0-381-134-381-404" svg:viewBox="0 0 382 405">
          <text:p/>
        </draw:connector>
        <draw:connector draw:style-name="gr8" draw:text-style-name="P12" draw:layer="layout" draw:type="curve" svg:x1="16.002cm" svg:y1="11.684cm" svg:x2="17.653cm" svg:y2="10.368cm" draw:start-shape="id723" draw:start-glue-point="0" draw:end-shape="id725" draw:end-glue-point="8" svg:d="M16002 11684c0-985 1651-328 1651-1316" svg:viewBox="0 0 1652 1317">
          <text:p/>
        </draw:connector>
        <draw:connector draw:style-name="gr8" draw:text-style-name="P12" draw:layer="layout" draw:type="curve" svg:x1="17.653cm" svg:y1="9.652cm" svg:x2="17.649cm" svg:y2="8.382cm" draw:start-shape="id725" draw:start-glue-point="4" draw:end-shape="id722" draw:end-glue-point="8" svg:d="M17653 9652c0-951-4-316-4-1270" svg:viewBox="0 0 5 1271">
          <text:p/>
        </draw:connector>
        <draw:custom-shape draw:style-name="gr903" draw:text-style-name="P11" xml:id="id728" draw:id="id728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727" draw:start-glue-point="1" draw:end-shape="id728" draw:end-glue-point="8" svg:d="M22606 5969c580 0 870-296 870-889" svg:viewBox="0 0 871 890">
          <text:p/>
        </draw:connector>
        <draw:custom-shape draw:style-name="gr904" draw:text-style-name="P11" xml:id="id730" draw:id="id730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729" draw:start-glue-point="0" draw:end-shape="id730" draw:end-glue-point="8" svg:d="M19812 11684c0-651 1043-216 1043-870" svg:viewBox="0 0 1044 871">
          <text:p/>
        </draw:connector>
        <draw:custom-shape draw:style-name="gr905" draw:text-style-name="P11" xml:id="id731" draw:id="id731" draw:layer="layout" svg:width="2.286cm" svg:height="1.016cm" svg:x="12.446cm" svg:y="9.906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494cm" svg:y1="12.065cm" svg:x2="13.589cm" svg:y2="10.922cm" draw:start-shape="id723" draw:start-glue-point="3" draw:end-shape="id731" draw:end-glue-point="8" svg:d="M15494 12065c-1270 0-1905-381-1905-1143" svg:viewBox="0 0 1906 1144">
          <text:p/>
        </draw:connector>
        <draw:connector draw:style-name="gr13" draw:text-style-name="P12" draw:layer="layout" draw:type="curve" svg:x1="20.046cm" svg:y1="9.946cm" svg:x2="17.649cm" svg:y2="8.382cm" draw:start-shape="id730" draw:start-glue-point="5" draw:end-shape="id722" draw:end-glue-point="8" svg:d="M20046 9946c0-1282-2397-501-2397-1564" svg:viewBox="0 0 2398 1565">
          <text:p/>
        </draw:connector>
        <draw:frame draw:style-name="gr906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907" draw:text-style-name="P11" xml:id="id732" draw:id="id732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727" draw:start-glue-point="0" draw:end-shape="id732" draw:end-glue-point="2" svg:d="M22098 5588c0-679-4102-226-4102-907" svg:viewBox="0 0 4103 908">
          <text:p/>
        </draw:connector>
        <draw:custom-shape draw:style-name="gr908" draw:text-style-name="P11" xml:id="id722" draw:id="id722" draw:layer="layout" svg:width="0.862cm" svg:height="0.808cm" svg:x="17.2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8.796cm" svg:y1="9.398cm" svg:x2="17.653cm" svg:y2="10.368cm" draw:start-shape="id733" draw:start-glue-point="0" draw:end-shape="id725" draw:end-glue-point="8" svg:d="M18796 9398c0 1869-1143 1384-1143 970" svg:viewBox="0 0 1144 1352">
          <text:p/>
        </draw:connector>
        <draw:line draw:style-name="gr625" draw:text-style-name="P33" xml:id="id733" draw:id="id733" draw:layer="layout" svg:x1="18.288cm" svg:y1="9.398cm" svg:x2="19.304cm" svg:y2="9.398cm">
          <text:p/>
        </draw:line>
        <draw:connector draw:style-name="gr13" draw:text-style-name="P12" draw:layer="layout" draw:type="curve" svg:x1="17.954cm" svg:y1="7.692cm" svg:x2="18.796cm" svg:y2="9.398cm" draw:start-shape="id722" draw:start-glue-point="11" draw:end-shape="id733" draw:end-glue-point="0" svg:d="M17954 7692c0-589 842-1442 842 1706" svg:viewBox="0 0 843 2275">
          <text:p/>
        </draw:connector>
        <draw:custom-shape draw:style-name="gr909" draw:text-style-name="P11" xml:id="id734" draw:id="id734" draw:layer="layout" svg:width="0.762cm" svg:height="0.716cm" svg:x="16.764cm" svg:y="6.396cm">
          <text:p text:style-name="P10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7.344cm" svg:y1="7.692cm" svg:x2="17.145cm" svg:y2="7.112cm" draw:start-shape="id722" draw:start-glue-point="5" draw:end-shape="id734" draw:end-glue-point="8" svg:d="M17344 7692c0-522-199-232-199-580" svg:viewBox="0 0 200 581">
          <text:p/>
        </draw:connector>
        <draw:frame presentation:style-name="pr4" draw:layer="layout" svg:width="25.199cm" svg:height="2.63cm" svg:x="1.401cm" svg:y="0.762cm" presentation:class="title" presentation:user-transformed="true">
          <draw:text-box>
            <text:p>Peepholes</text:p>
          </draw:text-box>
        </draw:frame>
        <draw:connector draw:style-name="gr735" draw:text-style-name="P12" draw:layer="layout" draw:type="curve" svg:x1="19.813cm" svg:y1="11.684cm" svg:x2="19.763cm" svg:y2="4.68cm" draw:end-shape="id735" draw:end-glue-point="2" svg:d="M19813 11684c0-5046-50-1544-50-7004" svg:viewBox="0 0 51 7005">
          <text:p/>
        </draw:connector>
        <draw:custom-shape draw:style-name="gr910" draw:text-style-name="P11" xml:id="id735" draw:id="id735" draw:layer="layout" svg:width="2.132cm" svg:height="0.762cm" svg:x="18.697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8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p/>
          </draw:text-box>
        </draw:frame>
        <draw:custom-shape draw:style-name="gr911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12" draw:text-style-name="P11" xml:id="id739" draw:id="id739" draw:layer="layout" svg:width="1.446cm" svg:height="0.762cm" svg:x="16.08cm" svg:y="12.274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13" draw:text-style-name="P11" draw:layer="layout" svg:width="1.016cm" svg:height="0.762cm" svg:x="21.0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4.918cm" svg:y1="7.978cm" svg:x2="13.871cm" svg:y2="7.219cm" draw:start-shape="id736" draw:start-glue-point="6" draw:end-shape="id737" draw:end-glue-point="9" svg:d="M14918 7978c-698 0-1047-253-1047-759" svg:viewBox="0 0 1048 760">
          <text:p/>
        </draw:connector>
        <draw:custom-shape draw:style-name="gr914" draw:text-style-name="P11" xml:id="id744" draw:id="id744" draw:layer="layout" svg:width="1.016cm" svg:height="0.762cm" svg:x="11.43cm" svg:y="5.33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15" draw:text-style-name="P11" xml:id="id738" draw:id="id738" draw:layer="layout" svg:width="1.016cm" svg:height="0.762cm" svg:x="15.494cm" svg:y="13.208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002cm" svg:y1="13.208cm" svg:x2="16.803cm" svg:y2="13.036cm" draw:start-shape="id738" draw:start-glue-point="0" draw:end-shape="id739" draw:end-glue-point="2" svg:d="M16002 13208c0-127 801-42 801-172" svg:viewBox="0 0 802 173">
          <text:p/>
        </draw:connector>
        <draw:custom-shape draw:style-name="gr916" draw:text-style-name="P11" xml:id="id740" draw:id="id740" draw:layer="layout" svg:width="1.016cm" svg:height="0.762cm" svg:x="19.138cm" svg:y="9.989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5" draw:text-style-name="P12" draw:layer="layout" draw:type="curve" svg:x1="19.646cm" svg:y1="9.989cm" svg:x2="19.254cm" svg:y2="4.68cm" draw:start-shape="id740" draw:start-glue-point="0" draw:end-shape="id741" draw:end-glue-point="2" svg:d="M19646 9989c0-3981-392-1327-392-5309" svg:viewBox="0 0 393 5310">
          <text:p/>
        </draw:connector>
        <draw:connector draw:style-name="gr129" draw:text-style-name="P12" draw:layer="layout" draw:type="curve" svg:x1="16.116cm" svg:y1="14.542cm" svg:x2="16.002cm" svg:y2="13.97cm" draw:end-shape="id738" draw:end-glue-point="2" svg:d="M16116 14542c0-222-114 64-114-572" svg:viewBox="0 0 115 573">
          <text:p/>
        </draw:connector>
        <draw:custom-shape draw:style-name="gr917" draw:text-style-name="P11" xml:id="id742" draw:id="id742" draw:layer="layout" svg:width="0.762cm" svg:height="0.716cm" svg:x="14.972cm" svg:y="9.652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8" draw:text-style-name="P11" xml:id="id743" draw:id="id743" draw:layer="layout" svg:width="0.762cm" svg:height="0.716cm" svg:x="14.41cm" svg:y="8.89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4.972cm" svg:y1="10.01cm" svg:x2="14.791cm" svg:y2="9.606cm" draw:start-shape="id742" draw:start-glue-point="6" draw:end-shape="id743" draw:end-glue-point="8" svg:d="M14972 10010c-121 0-181-134-181-404" svg:viewBox="0 0 182 405">
          <text:p/>
        </draw:connector>
        <draw:connector draw:style-name="gr13" draw:text-style-name="P12" draw:layer="layout" draw:type="curve" svg:x1="16.002cm" svg:y1="13.208cm" svg:x2="15.353cm" svg:y2="10.368cm" draw:start-shape="id738" draw:start-glue-point="0" draw:end-shape="id742" draw:end-glue-point="8" svg:d="M16002 13208c0-2128-649-709-649-2840" svg:viewBox="0 0 650 2841">
          <text:p/>
        </draw:connector>
        <draw:connector draw:style-name="gr13" draw:text-style-name="P12" draw:layer="layout" draw:type="curve" svg:x1="15.353cm" svg:y1="9.652cm" svg:x2="15.349cm" svg:y2="8.382cm" draw:start-shape="id742" draw:start-glue-point="4" draw:end-shape="id736" draw:end-glue-point="8" svg:d="M15353 9652c0-951-4-316-4-1270" svg:viewBox="0 0 5 1271">
          <text:p/>
        </draw:connector>
        <draw:custom-shape draw:style-name="gr919" draw:text-style-name="P11" xml:id="id745" draw:id="id745" draw:layer="layout" svg:width="1.74cm" svg:height="0.528cm" svg:x="9.652cm" svg:y="4.0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1.938cm" svg:y1="5.334cm" svg:x2="10.522cm" svg:y2="4.626cm" draw:start-shape="id744" draw:start-glue-point="0" draw:end-shape="id745" draw:end-glue-point="8" svg:d="M11938 5334c0-529-1416-176-1416-708" svg:viewBox="0 0 1417 709">
          <text:p/>
        </draw:connector>
        <draw:custom-shape draw:style-name="gr920" draw:text-style-name="P11" xml:id="id746" draw:id="id746" draw:layer="layout" svg:width="2.286cm" svg:height="1.016cm" svg:x="16.156cm" svg:y="8.636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646cm" svg:y1="9.989cm" svg:x2="17.299cm" svg:y2="9.652cm" draw:start-shape="id740" draw:start-glue-point="0" draw:end-shape="id746" draw:end-glue-point="8" svg:d="M19646 9989c0-138-214-275-428-275-213 0-427 54-427 107 0 54-373 107-746 107s-746-138-746-276" svg:viewBox="0 0 2348 338">
          <text:p/>
        </draw:connector>
        <draw:custom-shape draw:style-name="gr921" draw:text-style-name="P11" xml:id="id747" draw:id="id747" draw:layer="layout" svg:width="2.032cm" svg:height="0.762cm" svg:x="13.924cm" svg:y="12.4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494cm" svg:y1="13.589cm" svg:x2="14.94cm" svg:y2="13.162cm" draw:start-shape="id738" draw:start-glue-point="3" draw:end-shape="id747" draw:end-glue-point="8" svg:d="M15494 13589c-370 0-554-142-554-427" svg:viewBox="0 0 555 428">
          <text:p/>
        </draw:connector>
        <draw:connector draw:style-name="gr13" draw:text-style-name="P12" draw:layer="layout" draw:type="curve" svg:x1="16.156cm" svg:y1="9.144cm" svg:x2="15.349cm" svg:y2="8.382cm" draw:start-shape="id746" draw:start-glue-point="6" draw:end-shape="id736" draw:end-glue-point="8" svg:d="M16156 9144c-538 0-807-254-807-762" svg:viewBox="0 0 808 763">
          <text:p/>
        </draw:connector>
        <draw:frame draw:style-name="gr922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923" draw:text-style-name="P11" xml:id="id748" draw:id="id748" draw:layer="layout" svg:width="1.446cm" svg:height="0.762cm" svg:x="13.208cm" svg:y="3.918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24" draw:text-style-name="P11" xml:id="id741" draw:id="id741" draw:layer="layout" svg:width="2.132cm" svg:height="0.762cm" svg:x="18.188cm" svg:y="3.918cm">
          <text:p text:style-name="P10"><text:span text:style-name="T6">As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11.938cm" svg:y1="5.334cm" svg:x2="13.931cm" svg:y2="4.68cm" draw:start-shape="id744" draw:start-glue-point="0" draw:end-shape="id748" draw:end-glue-point="2" svg:d="M11938 5334c0-489 1993-162 1993-654" svg:viewBox="0 0 1994 655">
          <text:p/>
        </draw:connector>
        <draw:custom-shape draw:style-name="gr925" draw:text-style-name="P11" xml:id="id736" draw:id="id736" draw:layer="layout" svg:width="0.862cm" svg:height="0.808cm" svg:x="14.9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6.056cm" svg:y1="9.652cm" svg:x2="15.353cm" svg:y2="10.368cm" draw:start-shape="id749" draw:start-glue-point="0" draw:end-shape="id742" draw:end-glue-point="8" svg:d="M16056 9652c0 1488-703 1130-703 716" svg:viewBox="0 0 704 1079">
          <text:p/>
        </draw:connector>
        <draw:line draw:style-name="gr625" draw:text-style-name="P33" xml:id="id749" draw:id="id749" draw:layer="layout" svg:x1="15.802cm" svg:y1="9.652cm" svg:x2="16.31cm" svg:y2="9.652cm">
          <text:p/>
        </draw:line>
        <draw:connector draw:style-name="gr13" draw:text-style-name="P12" draw:layer="layout" draw:type="curve" svg:x1="15.654cm" svg:y1="7.692cm" svg:x2="16.056cm" svg:y2="9.652cm" draw:start-shape="id736" draw:start-glue-point="11" draw:end-shape="id749" draw:end-glue-point="0" svg:d="M15654 7692c0-589 402-1569 402 1960" svg:viewBox="0 0 403 2548">
          <text:p/>
        </draw:connector>
        <draw:custom-shape draw:style-name="gr926" draw:text-style-name="P11" xml:id="id750" draw:id="id750" draw:layer="layout" svg:width="0.762cm" svg:height="0.716cm" svg:x="14.464cm" svg:y="6.396cm">
          <text:p text:style-name="P10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044cm" svg:y1="7.692cm" svg:x2="14.845cm" svg:y2="7.112cm" draw:start-shape="id736" draw:start-glue-point="5" draw:end-shape="id750" draw:end-glue-point="8" svg:d="M15044 7692c0-522-199-232-199-580" svg:viewBox="0 0 200 581">
          <text:p/>
        </draw:connector>
        <draw:frame presentation:style-name="pr4" draw:layer="layout" svg:width="25.199cm" svg:height="2.63cm" svg:x="1.401cm" svg:y="0.762cm" presentation:class="title" presentation:user-transformed="true">
          <draw:text-box>
            <text:p>All Together</text:p>
          </draw:text-box>
        </draw:frame>
        <draw:connector draw:style-name="gr9" draw:text-style-name="P12" draw:layer="layout" draw:type="curve" svg:x1="13.332cm" svg:y1="6.529cm" svg:x2="15.494cm" svg:y2="4.68cm" draw:start-shape="id737" draw:start-glue-point="4" draw:end-shape="id751" draw:end-glue-point="2" svg:d="M13332 6529c0-1386 2162-462 2162-1849" svg:viewBox="0 0 2163 1850">
          <text:p/>
        </draw:connector>
        <draw:custom-shape draw:style-name="gr927" draw:text-style-name="P11" xml:id="id751" draw:id="id751" draw:layer="layout" svg:width="0.508cm" svg:height="0.762cm" svg:x="15.2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28" draw:text-style-name="P11" xml:id="id737" draw:id="id737" draw:layer="layout" svg:width="1.524cm" svg:height="0.808cm" svg:x="12.57cm" svg:y="6.529cm">
          <text:p text:style-name="P10"><text:span text:style-name="T6">lo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9" draw:text-style-name="P11" xml:id="id752" draw:id="id752" draw:layer="layout" svg:width="1.016cm" svg:height="0.762cm" svg:x="12.856cm" svg:y="10.41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30" draw:text-style-name="P11" xml:id="id756" draw:id="id756" draw:layer="layout" svg:width="0.508cm" svg:height="0.762cm" svg:x="12.856cm" svg:y="11.17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31" draw:text-style-name="P11" xml:id="id755" draw:id="id755" draw:layer="layout" svg:width="0.508cm" svg:height="0.762cm" svg:x="13.365cm" svg:y="11.177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3.364cm" svg:y1="10.414cm" svg:x2="13.332cm" svg:y2="7.337cm" draw:start-shape="id752" draw:start-glue-point="0" draw:end-shape="id737" draw:end-glue-point="8" svg:d="M13364 10414c0-2307-32-769-32-3077" svg:viewBox="0 0 33 3078">
          <text:p/>
        </draw:connector>
        <draw:connector draw:style-name="gr9" draw:text-style-name="P12" draw:layer="layout" draw:type="curve" svg:x1="13.871cm" svg:y1="6.647cm" svg:x2="24.13cm" svg:y2="8.274cm" draw:start-shape="id737" draw:start-glue-point="11" draw:end-shape="id753" draw:end-glue-point="0" svg:d="M13871 6647c0-589 10259-1403 10259 1627" svg:viewBox="0 0 10260 2190">
          <text:p/>
        </draw:connector>
        <draw:line draw:style-name="gr625" draw:text-style-name="P33" xml:id="id753" draw:id="id753" draw:layer="layout" svg:x1="23.622cm" svg:y1="8.274cm" svg:x2="24.638cm" svg:y2="8.274cm">
          <text:p/>
        </draw:line>
        <draw:connector draw:style-name="gr9" draw:text-style-name="P12" draw:layer="layout" draw:type="curve" svg:x1="24.13cm" svg:y1="11.576cm" svg:x2="13.619cm" svg:y2="11.939cm" draw:start-shape="id754" draw:start-glue-point="0" draw:end-shape="id755" draw:end-glue-point="2" svg:d="M24130 11576c0 958-10511 777-10511 363" svg:viewBox="0 0 10512 699">
          <text:p/>
        </draw:connector>
        <draw:line draw:style-name="gr625" draw:text-style-name="P33" xml:id="id754" draw:id="id754" draw:layer="layout" svg:x1="23.622cm" svg:y1="11.576cm" svg:x2="24.638cm" svg:y2="11.576cm">
          <text:p/>
        </draw:line>
        <draw:connector draw:style-name="gr9" draw:text-style-name="P12" draw:layer="layout" draw:type="curve" svg:x1="24.13cm" svg:y1="8.274cm" svg:x2="24.13cm" svg:y2="11.576cm" draw:start-shape="id753" draw:start-glue-point="0" draw:end-shape="id754" draw:end-glue-point="0" svg:d="M24130 8274v3302" svg:viewBox="0 0 1 3303">
          <text:p/>
        </draw:connector>
        <draw:connector draw:style-name="gr9" draw:text-style-name="P12" draw:layer="layout" draw:type="curve" svg:x1="13.397cm" svg:y1="14.291cm" svg:x2="13.11cm" svg:y2="11.938cm" draw:end-shape="id756" draw:end-glue-point="2" svg:d="M13397 14291c0-1557-287-381-287-2353" svg:viewBox="0 0 288 2354">
          <text:p/>
        </draw:connector>
        <draw:custom-shape draw:style-name="gr932" draw:text-style-name="P11" xml:id="id757" draw:id="id757" draw:layer="layout" svg:width="0.862cm" svg:height="0.808cm" svg:x="18.172cm" svg:y="7.566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8.298cm" svg:y1="7.684cm" svg:x2="15.226cm" svg:y2="6.754cm" draw:start-shape="id757" draw:start-glue-point="5" draw:end-shape="id750" draw:end-glue-point="10" svg:d="M18298 7684c0-620-1024-930-3072-930" svg:viewBox="0 0 3073 931">
          <text:p/>
        </draw:connector>
        <draw:custom-shape draw:style-name="gr933" draw:text-style-name="P11" xml:id="id758" draw:id="id758" draw:layer="layout" svg:width="0.862cm" svg:height="0.808cm" svg:x="18.18cm" svg:y="11.03cm">
          <text:p text:style-name="P10"><text:span text:style-name="T3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8.611cm" svg:y1="11.03cm" svg:x2="18.603cm" svg:y2="8.374cm" draw:start-shape="id758" draw:start-glue-point="4" draw:end-shape="id757" draw:end-glue-point="8" svg:d="M18611 11030c0-1990-8-663-8-2656" svg:viewBox="0 0 9 2657">
          <text:p/>
        </draw:connector>
        <draw:connector draw:style-name="gr8" draw:text-style-name="P12" draw:layer="layout" draw:type="curve" svg:x1="18.916cm" svg:y1="11.148cm" svg:x2="19.646cm" svg:y2="10.751cm" draw:start-shape="id758" draw:start-glue-point="11" draw:end-shape="id740" draw:end-glue-point="2" svg:d="M18916 11148c0-384 730-186 730-397" svg:viewBox="0 0 731 398">
          <text:p/>
        </draw:connector>
        <draw:connector draw:style-name="gr8" draw:text-style-name="P12" draw:layer="layout" draw:type="curve" svg:x1="18.908cm" svg:y1="7.684cm" svg:x2="21.082cm" svg:y2="9.144cm" draw:start-shape="id757" draw:start-glue-point="11" draw:end-shape="id759" draw:end-glue-point="0" svg:d="M18908 7684c0-589 2174-1319 2174 1460" svg:viewBox="0 0 2175 2009">
          <text:p/>
        </draw:connector>
        <draw:connector draw:style-name="gr8" draw:text-style-name="P12" draw:layer="layout" draw:type="curve" svg:x1="21.082cm" svg:y1="9.144cm" svg:x2="18.916cm" svg:y2="11.72cm" draw:start-shape="id759" draw:start-glue-point="0" draw:end-shape="id758" draw:end-glue-point="9" svg:d="M21082 9144c0 4456-2166 3168-2166 2576" svg:viewBox="0 0 2167 3215">
          <text:p/>
        </draw:connector>
        <draw:line draw:style-name="gr625" draw:text-style-name="P33" xml:id="id759" draw:id="id759" draw:layer="layout" svg:x1="20.828cm" svg:y1="9.144cm" svg:x2="21.336cm" svg:y2="9.144cm">
          <text:p/>
        </draw:line>
        <draw:connector draw:style-name="gr8" draw:text-style-name="P12" draw:layer="layout" draw:type="curve" svg:x1="19.211cm" svg:y1="13.974cm" svg:x2="18.611cm" svg:y2="11.838cm" draw:end-shape="id758" draw:end-glue-point="8" svg:d="M19211 13974c0-1393-600-326-600-2136" svg:viewBox="0 0 601 2137">
          <text:p/>
        </draw:connector>
        <draw:custom-shape draw:style-name="gr934" draw:text-style-name="P11" xml:id="id760" draw:id="id760" draw:layer="layout" svg:width="0.762cm" svg:height="0.716cm" svg:x="12.446cm" svg:y="9.19cm">
          <text:p text:style-name="P10"><text:span text:style-name="T6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2.827cm" svg:y1="9.19cm" svg:x2="15.044cm" svg:y2="8.264cm" draw:start-shape="id760" draw:start-glue-point="4" draw:end-shape="id736" draw:end-glue-point="7" svg:d="M12827 9190c0-604 2217-142 2217-926" svg:viewBox="0 0 2218 927">
          <text:p/>
        </draw:connector>
        <draw:connector draw:style-name="gr8" draw:text-style-name="P12" draw:layer="layout" draw:type="curve" svg:x1="12.557cm" svg:y1="9.294cm" svg:x2="11.938cm" svg:y2="6.096cm" draw:start-shape="id760" draw:start-glue-point="5" draw:end-shape="id744" draw:end-glue-point="2" svg:d="M12557 9294c0-2475-619-876-619-3198" svg:viewBox="0 0 620 3199">
          <text:p/>
        </draw:connector>
        <draw:connector draw:style-name="gr8" draw:text-style-name="P12" draw:layer="layout" draw:type="curve" svg:x1="13.364cm" svg:y1="10.414cm" svg:x2="12.827cm" svg:y2="9.906cm" draw:start-shape="id752" draw:start-glue-point="0" draw:end-shape="id760" draw:end-glue-point="8" svg:d="M13364 10414c0-379-537-126-537-508" svg:viewBox="0 0 538 509">
          <text:p/>
        </draw:connector>
        <presentation:notes draw:style-name="dp2">
          <draw:page-thumbnail draw:style-name="gr2" draw:layer="layout" svg:width="19.798cm" svg:height="11.136cm" svg:x="0.6cm" svg:y="2.257cm" draw:page-number="109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Big Graph</text:p>
          </draw:text-box>
        </draw:frame>
        <draw:frame presentation:style-name="pr5" draw:layer="layout" svg:width="21.714cm" svg:height="11.593cm" svg:x="1.4cm" svg:y="2.885cm" presentation:class="outline" presentation:user-transformed="true">
          <draw:text-box>
            <text:list text:style-name="L2">
              <text:list-item>
                <text:p text:style-name="P1">Like any other IR, scales to size of compilation unit</text:p>
              </text:list-item>
              <text:list-item>
                <text:p text:style-name="P1">Uses graph walks </text:p>
                <text:list>
                  <text:list-item>
                    <text:p text:style-name="P1">Same as walking a Control Flow Graph</text:p>
                  </text:list-item>
                  <text:list-item>
                    <text:p text:style-name="P1">Also includes Data!</text:p>
                  </text:list-item>
                  <text:list-item>
                    <text:p text:style-name="P1">Visit-bit per-node</text:p>
                    <text:list>
                      <text:list-item>
                        <text:p text:style-name="P1">Usually with an external BitSet, using unique int</text:p>
                      </text:list-item>
                    </text:list>
                  </text:list-item>
                  <text:list-item>
                    <text:p text:style-name="P1">Compilation <text:span text:style-name="T28">speed</text:span> is often tied to IR <text:span text:style-name="T28">size</text:span></text:p>
                    <text:list>
                      <text:list-item>
                        <text:p text:style-name="P1"><text:span text:style-name="T28">Smaller IR → Faster Compiles</text:span></text:p>
                      </text:list-item>
                      <text:list-item>
                        <text:p text:style-name="P1"><text:span text:style-name="T29">Take the effort to minimize IR footprint!</text:span></text:p>
                      </text:list-item>
                    </text:list>
                  </text:list-item>
                </text:list>
              </text:list-item>
              <text:list-item>
                <text:p text:style-name="P1">Debugging usually involves pretty-prints</text:p>
                <text:list>
                  <text:list-item>
                    <text:p text:style-name="P1">Same as a CFG-based IR</text:p>
                  </text:list-item>
                </text:list>
              </text:list-item>
            </text:list>
          </draw:text-box>
        </draw:frame>
        <draw:custom-shape draw:style-name="gr3" draw:text-style-name="P9" xml:id="id762" draw:id="id762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764" draw:id="id764" draw:layer="layout" svg:width="1.016cm" svg:height="1.016cm" svg:x="21.33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5" draw:text-style-name="P11" xml:id="id761" draw:id="id761" draw:layer="layout" svg:width="1.016cm" svg:height="1.016cm" svg:x="19.304cm" svg:y="10.414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6" draw:text-style-name="P11" xml:id="id763" draw:id="id763" draw:layer="layout" svg:width="1.016cm" svg:height="1.016cm" svg:x="21.336cm" svg:y="11.176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7" draw:text-style-name="P11" xml:id="id765" draw:id="id765" draw:layer="layout" svg:width="1.016cm" svg:height="1.016cm" svg:x="19.866cm" svg:y="12.346cm">
          <text:p text:style-name="P10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761" draw:start-glue-point="5" draw:end-shape="id762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761" draw:start-glue-point="11" draw:end-shape="id762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763" draw:start-glue-point="5" draw:end-shape="id764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763" draw:start-glue-point="11" draw:end-shape="id764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765" draw:start-glue-point="5" draw:end-shape="id761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765" draw:start-glue-point="11" draw:end-shape="id763" draw:end-glue-point="7" svg:d="M20734 12494c500 0 750-150 750-450" svg:viewBox="0 0 751 451">
          <text:p/>
        </draw:connector>
        <draw:custom-shape draw:style-name="gr12" draw:text-style-name="P14" xml:id="id766" draw:id="id766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766" draw:start-glue-point="5" draw:end-shape="id765" draw:end-glue-point="8" svg:d="M21084 13864c-474 0-710-167-710-502" svg:viewBox="0 0 711 503">
          <text:p/>
        </draw:connector>
        <draw:connector draw:style-name="gr14" draw:text-style-name="P12" draw:layer="layout" draw:type="curve" svg:x1="23.114cm" svg:y1="14.98cm" svg:x2="21.804cm" svg:y2="14.584cm" draw:end-shape="id766" draw:end-glue-point="9" svg:d="M23114 14980c-664 0-10-396-1310-396" svg:viewBox="0 0 1311 397">
          <text:p/>
        </draw:connector>
        <presentation:notes draw:style-name="dp2">
          <draw:page-thumbnail draw:style-name="gr2" draw:layer="layout" svg:width="19.798cm" svg:height="11.136cm" svg:x="0.6cm" svg:y="2.257cm" draw:page-number="11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Sea of Nodes</text:p>
          </draw:text-box>
        </draw:frame>
        <draw:frame presentation:style-name="pr5" draw:layer="layout" svg:width="21.714cm" svg:height="11.593cm" svg:x="1.4cm" svg:y="2.885cm" presentation:class="outline" presentation:user-transformed="true">
          <draw:text-box>
            <text:list text:style-name="L2">
              <text:list-item>
                <text:p>Graph- and SSA-based IR</text:p>
                <text:list>
                  <text:list-item>
                    <text:p>Mixing Control and Data</text:p>
                  </text:list-item>
                </text:list>
              </text:list-item>
              <text:list-item>
                <text:p>Peepholes: One Cheap Optimization to Rule Them All!</text:p>
                <text:list>
                  <text:list-item>
                    <text:p>Ok, not quite, but covers a LOT of ground</text:p>
                  </text:list-item>
                  <text:list-item>
                    <text:p>Still need e.g. inlining, loop opts, unroll, code-gen</text:p>
                  </text:list-item>
                  <text:list-item>
                    <text:p>Easy to write and debug peepholes</text:p>
                    <text:list>
                      <text:list-item>
                        <text:p>BECAUSE they are entirely locally correct</text:p>
                      </text:list-item>
                      <text:list-item>
                        <text:p>Even memory is a local peephole</text:p>
                      </text:list-item>
                      <text:list-item>
                        <text:p>Aliasing is always correct by construction!</text:p>
                      </text:list-item>
                    </text:list>
                  </text:list-item>
                  <text:list-item>
                    <text:p>25+ yrs of Sun/Oracle engineers extending</text:p>
                  </text:list-item>
                </text:list>
                <text:p/>
              </text:list-item>
            </text:list>
          </draw:text-box>
        </draw:frame>
        <draw:custom-shape draw:style-name="gr3" draw:text-style-name="P9" xml:id="id768" draw:id="id768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770" draw:id="id770" draw:layer="layout" svg:width="1.016cm" svg:height="1.016cm" svg:x="21.33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8" draw:text-style-name="P11" xml:id="id767" draw:id="id767" draw:layer="layout" svg:width="1.016cm" svg:height="1.016cm" svg:x="19.304cm" svg:y="10.414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9" draw:text-style-name="P11" xml:id="id769" draw:id="id769" draw:layer="layout" svg:width="1.016cm" svg:height="1.016cm" svg:x="21.336cm" svg:y="11.176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0" draw:text-style-name="P11" xml:id="id771" draw:id="id771" draw:layer="layout" svg:width="1.016cm" svg:height="1.016cm" svg:x="19.866cm" svg:y="12.346cm">
          <text:p text:style-name="P10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767" draw:start-glue-point="5" draw:end-shape="id768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767" draw:start-glue-point="11" draw:end-shape="id768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769" draw:start-glue-point="5" draw:end-shape="id770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769" draw:start-glue-point="11" draw:end-shape="id770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771" draw:start-glue-point="5" draw:end-shape="id767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771" draw:start-glue-point="11" draw:end-shape="id769" draw:end-glue-point="7" svg:d="M20734 12494c500 0 750-150 750-450" svg:viewBox="0 0 751 451">
          <text:p/>
        </draw:connector>
        <draw:custom-shape draw:style-name="gr12" draw:text-style-name="P14" xml:id="id772" draw:id="id772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772" draw:start-glue-point="5" draw:end-shape="id771" draw:end-glue-point="8" svg:d="M21084 13864c-474 0-710-167-710-502" svg:viewBox="0 0 711 503">
          <text:p/>
        </draw:connector>
        <draw:connector draw:style-name="gr14" draw:text-style-name="P12" draw:layer="layout" draw:type="curve" svg:x1="23.114cm" svg:y1="14.98cm" svg:x2="21.804cm" svg:y2="14.584cm" draw:end-shape="id772" draw:end-glue-point="9" svg:d="M23114 14980c-664 0-10-396-1310-396" svg:viewBox="0 0 1311 397">
          <text:p/>
        </draw:connector>
        <presentation:notes draw:style-name="dp2">
          <draw:page-thumbnail draw:style-name="gr2" draw:layer="layout" svg:width="19.798cm" svg:height="11.136cm" svg:x="0.6cm" svg:y="2.257cm" draw:page-number="11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Blueprint_20_Plans" presentation:presentation-page-layout-name="AL1T0">
        <office:forms form:automatic-focus="false" form:apply-design-mode="false"/>
        <draw:frame draw:style-name="gr941" draw:text-style-name="P17" draw:layer="layout" svg:width="17.018cm" svg:height="6.859cm" svg:x="4.318cm" svg:y="4.826cm">
          <draw:text-box>
            <text:list text:style-name="L1">
              <text:list-item>
                <text:p text:style-name="P16"><text:span text:style-name="T7">Chapters 1,2: Expressions are SSA</text:span></text:p>
              </text:list-item>
              <text:list-item>
                <text:p text:style-name="P16"><text:span text:style-name="T7">Chapters 3,4: Peepholes on expressions</text:span></text:p>
              </text:list-item>
              <text:list-item>
                <text:p text:style-name="P16"><text:span text:style-name="T7">Chapter 5: Control Flow</text:span></text:p>
              </text:list-item>
              <text:list-item>
                <text:p text:style-name="P16"><text:span text:style-name="T7">Chapter 7,8: Loops</text:span></text:p>
              </text:list-item>
              <text:list-item>
                <text:p text:style-name="P16"><text:span text:style-name="T7">Chapter 6,9: Peepholes on control flow</text:span></text:p>
              </text:list-item>
              <text:list-item>
                <text:p text:style-name="P16"><text:span text:style-name="T7">Chapter 10: Memory</text:span></text:p>
              </text:list-item>
              <text:list-item>
                <text:p text:style-name="P16"><text:span text:style-name="T7">Chapter 11: Global Code Motion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Blueprint_20_Plans" presentation:presentation-page-layout-name="AL1T0">
        <office:forms form:automatic-focus="false" form:apply-design-mode="false"/>
        <draw:frame draw:style-name="gr942" draw:text-style-name="P17" draw:layer="layout" svg:width="17.018cm" svg:height="7.803cm" svg:x="4.318cm" svg:y="4.826cm">
          <draw:text-box>
            <text:list text:style-name="L1">
              <text:list-item>
                <text:p text:style-name="P16"><text:span text:style-name="T7">Chapters 1,2: Expressions are SSA</text:span></text:p>
              </text:list-item>
              <text:list-item>
                <text:p text:style-name="P16"><text:span text:style-name="T7">Chapters 3,4: Peepholes on expressions</text:span></text:p>
              </text:list-item>
              <text:list-item>
                <text:p text:style-name="P16"><text:span text:style-name="T7">Chapter 5: Control Flow</text:span></text:p>
              </text:list-item>
              <text:list-item>
                <text:p text:style-name="P16"><text:span text:style-name="T7">Chapter 7,8: Loops</text:span></text:p>
              </text:list-item>
              <text:list-item>
                <text:p text:style-name="P16"><text:span text:style-name="T7">Chapter 6,9: Peepholes on control flow</text:span></text:p>
              </text:list-item>
              <text:list-item>
                <text:p text:style-name="P16"><text:span text:style-name="T7">Chapter 10: Memory</text:span></text:p>
              </text:list-item>
              <text:list-item>
                <text:p text:style-name="P16"><text:span text:style-name="T7">Chapter 11: Global Code Motion</text:span></text:p>
              </text:list-item>
              <text:list-item>
                <text:p text:style-name="P16"><text:span text:style-name="T7">Chapters 12 – 18: Language Extension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Blueprint_20_Plans" presentation:presentation-page-layout-name="AL1T0">
        <office:forms form:automatic-focus="false" form:apply-design-mode="false"/>
        <draw:frame draw:style-name="gr943" draw:text-style-name="P17" draw:layer="layout" svg:width="17.018cm" svg:height="8.747cm" svg:x="4.318cm" svg:y="4.826cm">
          <draw:text-box>
            <text:list text:style-name="L1">
              <text:list-item>
                <text:p text:style-name="P16"><text:span text:style-name="T7">Chapters 1,2: Expressions are SSA</text:span></text:p>
              </text:list-item>
              <text:list-item>
                <text:p text:style-name="P16"><text:span text:style-name="T7">Chapters 3,4: Peepholes on expressions</text:span></text:p>
              </text:list-item>
              <text:list-item>
                <text:p text:style-name="P16"><text:span text:style-name="T7">Chapter 5: Control Flow</text:span></text:p>
              </text:list-item>
              <text:list-item>
                <text:p text:style-name="P16"><text:span text:style-name="T7">Chapter 7,8: Loops</text:span></text:p>
              </text:list-item>
              <text:list-item>
                <text:p text:style-name="P16"><text:span text:style-name="T7">Chapter 6,9: Peepholes on control flow</text:span></text:p>
              </text:list-item>
              <text:list-item>
                <text:p text:style-name="P16"><text:span text:style-name="T7">Chapter 10: Memory</text:span></text:p>
              </text:list-item>
              <text:list-item>
                <text:p text:style-name="P16"><text:span text:style-name="T7">Chapter 11: Global Code Motion</text:span></text:p>
              </text:list-item>
              <text:list-item>
                <text:p text:style-name="P16"><text:span text:style-name="T7">Chapters 12 – 18: Language Extensions</text:span></text:p>
              </text:list-item>
              <text:list-item>
                <text:p text:style-name="P16"><text:span text:style-name="T7">Chapters 19-21: Code Gen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adornments="Bold" style:font-family-generic="modern" style:font-pitch="fixed"/>
    <style:font-face style:name="Courier New2" svg:font-family="'Courier New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B8864351.png" xlink:type="simple" xlink:show="embed" xlink:actuate="onLoad"/>
    <draw:fill-image draw:name="Blueprint_5f_Plans-second-bg-wide" draw:display-name="Blueprint_Plans-second-bg-wide" xlink:href="Pictures/1000000100000500000002D0192BCC83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1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2-03-31T09:43:52.217000000</meta:creation-date>
    <meta:editing-duration>P2DT17H4M46S</meta:editing-duration>
    <meta:editing-cycles>31</meta:editing-cycles>
    <meta:generator>LibreOffice/25.2.7.2$Windows_X86_64 LibreOffice_project/5cbfd1ab6520636bb5f7b99185aa69bd7456825d</meta:generator>
    <dc:title>Blueprint Plans</dc:title>
    <dc:date>2026-04-30T09:24:20.872701500</dc:date>
    <meta:document-statistic meta:object-count="2913"/>
  </office:meta>
</office:document-meta>
</file>